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normal" officeooo:paragraph-rsid="015d7618" fo:background-color="transparent" style:font-style-asian="normal" style:font-style-complex="normal"/>
    </style:style>
    <style:style style:name="P8"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9" style:family="paragraph" style:parent-style-name="Text_20_body">
      <style:paragraph-properties fo:text-align="justify" style:justify-single-word="false"/>
      <style:text-properties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font-style="italic" style:font-style-asian="italic" style:font-style-complex="italic"/>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text-align="justify" style:justify-single-word="false"/>
      <style:text-properties style:use-window-font-color="true" fo:language="ru" fo:country="RU" fo:font-style="normal" style:text-underline-style="solid" style:text-underline-type="double" style:text-underline-width="auto" style:text-underline-color="font-color" fo:font-weight="normal" fo:background-color="#ffff00" style:font-style-asian="normal" style:font-weight-asian="normal" style:font-style-complex="normal" style:font-weight-complex="normal"/>
    </style:style>
    <style:style style:name="P13" style:family="paragraph" style:parent-style-name="Text_20_body">
      <style:text-properties fo:background-color="#ffff00"/>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officeooo:paragraph-rsid="00aa1acf"/>
    </style:style>
    <style:style style:name="P16" style:family="paragraph" style:parent-style-name="Text_20_body">
      <style:paragraph-properties fo:text-align="justify" style:justify-single-word="false"/>
      <style:text-properties officeooo:rsid="00ac3f30" officeooo:paragraph-rsid="00ac3f30"/>
    </style:style>
    <style:style style:name="P17" style:family="paragraph" style:parent-style-name="Text_20_body">
      <style:text-properties officeooo:paragraph-rsid="00f7baed"/>
    </style:style>
    <style:style style:name="P18" style:family="paragraph" style:parent-style-name="Text_20_body">
      <style:paragraph-properties fo:text-align="center" style:justify-single-word="false"/>
      <style:text-properties officeooo:rsid="01390551" officeooo:paragraph-rsid="01390551"/>
    </style:style>
    <style:style style:name="P19" style:family="paragraph" style:parent-style-name="Text_20_body">
      <style:text-properties officeooo:paragraph-rsid="016f8833"/>
    </style:style>
    <style:style style:name="P20" style:family="paragraph" style:parent-style-name="Text_20_body">
      <style:text-properties officeooo:rsid="0201156e" officeooo:paragraph-rsid="0201156e"/>
    </style:style>
    <style:style style:name="P21" style:family="paragraph" style:parent-style-name="Text_20_body">
      <style:text-properties officeooo:rsid="0201156e" officeooo:paragraph-rsid="02019e2b"/>
    </style:style>
    <style:style style:name="P22" style:family="paragraph" style:parent-style-name="Text_20_body">
      <style:text-properties officeooo:rsid="02067cf9" officeooo:paragraph-rsid="02067cf9"/>
    </style:style>
    <style:style style:name="P23" style:family="paragraph" style:parent-style-name="Text_20_body">
      <style:text-properties officeooo:rsid="0208215b" officeooo:paragraph-rsid="0208215b"/>
    </style:style>
    <style:style style:name="P24" style:family="paragraph" style:parent-style-name="Text_20_body">
      <style:text-properties fo:language="ru" fo:country="RU" officeooo:rsid="0232b996" officeooo:paragraph-rsid="0232b996" fo:background-color="transparent"/>
    </style:style>
    <style:style style:name="P25" style:family="paragraph" style:parent-style-name="Text_20_body">
      <style:text-properties officeooo:rsid="02472876" officeooo:paragraph-rsid="02472876"/>
    </style:style>
    <style:style style:name="P26" style:family="paragraph" style:parent-style-name="Text_20_body">
      <style:text-properties officeooo:rsid="0248dc1e" officeooo:paragraph-rsid="0248dc1e"/>
    </style:style>
    <style:style style:name="P27" style:family="paragraph" style:parent-style-name="Text_20_body">
      <style:text-properties officeooo:rsid="0248dc1e" officeooo:paragraph-rsid="024a4ba9"/>
    </style:style>
    <style:style style:name="P28" style:family="paragraph" style:parent-style-name="Text_20_body">
      <style:text-properties officeooo:rsid="0249f79b" officeooo:paragraph-rsid="0249f79b"/>
    </style:style>
    <style:style style:name="P29" style:family="paragraph" style:parent-style-name="Text_20_body">
      <style:text-properties officeooo:rsid="024d5577" officeooo:paragraph-rsid="024d5577"/>
    </style:style>
    <style:style style:name="P30" style:family="paragraph" style:parent-style-name="Text_20_body">
      <style:text-properties officeooo:rsid="01815bfe" officeooo:paragraph-rsid="024e7b32"/>
    </style:style>
    <style:style style:name="P31" style:family="paragraph" style:parent-style-name="Text_20_body">
      <style:text-properties officeooo:rsid="0182600c" officeooo:paragraph-rsid="024e7b32"/>
    </style:style>
    <style:style style:name="P32" style:family="paragraph" style:parent-style-name="Text_20_body">
      <style:text-properties officeooo:rsid="02001b4e" officeooo:paragraph-rsid="024e7b32"/>
    </style:style>
    <style:style style:name="P33" style:family="paragraph" style:parent-style-name="Text_20_body">
      <style:text-properties officeooo:paragraph-rsid="024e7b32"/>
    </style:style>
    <style:style style:name="P34" style:family="paragraph" style:parent-style-name="Text_20_body">
      <style:text-properties officeooo:paragraph-rsid="024fb042"/>
    </style:style>
    <style:style style:name="P35" style:family="paragraph" style:parent-style-name="Text_20_body">
      <style:text-properties officeooo:rsid="02514ef5" officeooo:paragraph-rsid="02514ef5"/>
    </style:style>
    <style:style style:name="P36" style:family="paragraph" style:parent-style-name="Text_20_body">
      <style:text-properties officeooo:rsid="025348c2" officeooo:paragraph-rsid="0255093b"/>
    </style:style>
    <style:style style:name="P37" style:family="paragraph" style:parent-style-name="Text_20_body">
      <style:text-properties officeooo:rsid="025abbc2" officeooo:paragraph-rsid="025abbc2"/>
    </style:style>
    <style:style style:name="P38" style:family="paragraph" style:parent-style-name="Text_20_body">
      <style:paragraph-properties fo:text-align="justify" style:justify-single-word="false" fo:padding="0cm" fo:border="none" style:shadow="none" style:join-border="false"/>
    </style:style>
    <style:style style:name="P39" style:family="paragraph" style:parent-style-name="Text_20_body">
      <style:paragraph-properties fo:text-align="justify" style:justify-single-word="false" fo:padding="0cm" fo:border="none" style:shadow="none" style:join-border="false"/>
      <style:text-properties officeooo:paragraph-rsid="0136c708"/>
    </style:style>
    <style:style style:name="P40" style:family="paragraph" style:parent-style-name="Text_20_body">
      <style:paragraph-properties fo:text-align="justify" style:justify-single-word="false" fo:padding="0cm" fo:border="none" style:shadow="none" style:join-border="false"/>
      <style:text-properties officeooo:paragraph-rsid="014f8123"/>
    </style:style>
    <style:style style:name="P41" style:family="paragraph" style:parent-style-name="Text_20_body">
      <style:paragraph-properties fo:text-align="justify" style:justify-single-word="false" fo:padding="0cm" fo:border="none" style:shadow="none" style:join-border="false"/>
      <style:text-properties officeooo:paragraph-rsid="027397fe"/>
    </style:style>
    <style:style style:name="P42" style:family="paragraph" style:parent-style-name="Text_20_body">
      <style:paragraph-properties fo:text-align="justify" style:justify-single-word="false" fo:padding="0cm" fo:border="none" style:shadow="none" style:join-border="false"/>
      <style:text-properties officeooo:paragraph-rsid="02740f01"/>
    </style:style>
    <style:style style:name="P43" style:family="paragraph" style:parent-style-name="Text_20_body">
      <style:paragraph-properties fo:text-align="justify" style:justify-single-word="false" fo:padding="0cm" fo:border="none" style:shadow="none" style:join-border="false"/>
      <style:text-properties fo:background-color="#ffff00"/>
    </style:style>
    <style:style style:name="P44" style:family="paragraph" style:parent-style-name="Text_20_body">
      <style:paragraph-properties fo:text-align="justify" style:justify-single-word="false" fo:padding="0cm" fo:border="none" style:shadow="none" style:join-border="false"/>
      <style:text-properties officeooo:rsid="0088dd2c" officeooo:paragraph-rsid="0088dd2c" fo:background-color="#ffff00"/>
    </style:style>
    <style:style style:name="P45" style:family="paragraph" style:parent-style-name="Text_20_body">
      <style:paragraph-properties fo:text-align="justify" style:justify-single-word="false" fo:padding="0cm" fo:border="none" style:shadow="none" style:join-border="false"/>
      <style:text-properties officeooo:rsid="00d5ffe8" officeooo:paragraph-rsid="00d5ffe8" fo:background-color="#ffff00"/>
    </style:style>
    <style:style style:name="P46" style:family="paragraph" style:parent-style-name="Text_20_body">
      <style:paragraph-properties fo:text-align="justify" style:justify-single-word="false" fo:padding="0cm" fo:border="none" style:shadow="none" style:join-border="false"/>
      <style:text-properties officeooo:rsid="010bf4c2" officeooo:paragraph-rsid="010bf4c2" fo:background-color="#ffff00"/>
    </style:style>
    <style:style style:name="P47" style:family="paragraph" style:parent-style-name="Text_20_body">
      <style:paragraph-properties fo:text-align="center" style:justify-single-word="false" fo:padding="0cm" fo:border="none" style:shadow="none" style:join-border="false"/>
    </style:style>
    <style:style style:name="P48" style:family="paragraph" style:parent-style-name="Text_20_body">
      <style:paragraph-properties fo:text-align="justify" style:justify-single-word="false" fo:padding="0cm" fo:border="none" style:shadow="none" style:join-border="false"/>
      <style:text-properties fo:font-style="normal" style:font-style-asian="normal" style:font-style-complex="normal"/>
    </style:style>
    <style:style style:name="P49" style:family="paragraph" style:parent-style-name="Text_20_body">
      <style:paragraph-properties fo:text-align="justify" style:justify-single-word="false" fo:padding="0cm" fo:border="none" style:shadow="none" style:join-border="false"/>
      <style:text-properties fo:font-style="normal" fo:background-color="#ffff00" style:font-style-asian="normal" style:font-style-complex="normal"/>
    </style:style>
    <style:style style:name="P50" style:family="paragraph" style:parent-style-name="Text_20_body">
      <style:paragraph-properties fo:text-align="justify" style:justify-single-word="false" fo:padding="0cm" fo:border="none" style:shadow="none" style:join-border="false"/>
      <style:text-properties fo:font-style="normal" fo:background-color="transparent" style:font-style-asian="normal" style:font-style-complex="normal"/>
    </style:style>
    <style:style style:name="P51" style:family="paragraph" style:parent-style-name="Text_20_body">
      <style:paragraph-properties fo:text-align="justify" style:justify-single-word="false" fo:padding="0cm" fo:border="none" style:shadow="none" style:join-border="false"/>
      <style:text-properties fo:font-style="normal" officeooo:paragraph-rsid="02e0c800" fo:background-color="transparent" style:font-style-asian="normal" style:font-style-complex="normal"/>
    </style:style>
    <style:style style:name="P52" style:family="paragraph" style:parent-style-name="Text_20_body">
      <style:paragraph-properties fo:text-align="justify" style:justify-single-word="false" fo:padding="0cm" fo:border="none" style:shadow="none" style:join-border="false"/>
      <style:text-properties fo:font-style="normal" officeooo:paragraph-rsid="02e9ef2b" fo:background-color="transparent" style:font-style-asian="normal" style:font-style-complex="normal"/>
    </style:style>
    <style:style style:name="P53" style:family="paragraph" style:parent-style-name="Text_20_body">
      <style:paragraph-properties fo:text-align="justify" style:justify-single-word="false" fo:padding="0cm" fo:border="none" style:shadow="none" style:join-border="false"/>
      <style:text-properties fo:font-style="normal" officeooo:paragraph-rsid="02ee863a" fo:background-color="transparent" style:font-style-asian="normal" style:font-style-complex="normal"/>
    </style:style>
    <style:style style:name="P54" style:family="paragraph" style:parent-style-name="Text_20_body">
      <style:paragraph-properties fo:text-align="justify" style:justify-single-word="false" fo:padding="0cm" fo:border="none" style:shadow="none" style:join-border="false"/>
      <style:text-properties fo:font-style="normal" officeooo:paragraph-rsid="031431b6" fo:background-color="transparent" style:font-style-asian="normal" style:font-style-complex="normal"/>
    </style:style>
    <style:style style:name="P55" style:family="paragraph" style:parent-style-name="Text_20_body">
      <style:paragraph-properties fo:text-align="justify" style:justify-single-word="false" fo:padding="0cm" fo:border="none" style:shadow="none" style:join-border="false"/>
      <style:text-properties fo:font-style="normal" officeooo:rsid="0161840e" officeooo:paragraph-rsid="0161840e" fo:background-color="transparent" style:font-style-asian="normal" style:font-style-complex="normal"/>
    </style:style>
    <style:style style:name="P56" style:family="paragraph" style:parent-style-name="Text_20_body">
      <style:paragraph-properties fo:text-align="justify" style:justify-single-word="false" fo:padding="0cm" fo:border="none" style:shadow="none" style:join-border="false"/>
      <style:text-properties fo:font-style="normal" officeooo:rsid="02e9ef2b" officeooo:paragraph-rsid="02e9ef2b" fo:background-color="transparent" style:font-style-asian="normal" style:font-style-complex="normal"/>
    </style:style>
    <style:style style:name="P57" style:family="paragraph" style:parent-style-name="Text_20_body">
      <style:paragraph-properties fo:text-align="justify" style:justify-single-word="false" fo:padding="0cm" fo:border="none" style:shadow="none" style:join-border="false"/>
      <style:text-properties fo:font-style="normal" officeooo:rsid="02ee863a" officeooo:paragraph-rsid="02ee863a" fo:background-color="transparent" style:font-style-asian="normal" style:font-style-complex="normal"/>
    </style:style>
    <style:style style:name="P58" style:family="paragraph" style:parent-style-name="Text_20_body">
      <style:paragraph-properties fo:text-align="justify" style:justify-single-word="false" fo:padding="0cm" fo:border="none" style:shadow="none" style:join-border="false"/>
      <style:text-properties fo:font-style="normal" officeooo:rsid="02ee863a" officeooo:paragraph-rsid="02f3c530" fo:background-color="transparent" style:font-style-asian="normal" style:font-style-complex="normal"/>
    </style:style>
    <style:style style:name="P59" style:family="paragraph" style:parent-style-name="Text_20_body">
      <style:paragraph-properties fo:text-align="justify" style:justify-single-word="false" fo:padding="0cm" fo:border="none" style:shadow="none" style:join-border="false"/>
      <style:text-properties fo:font-style="normal" officeooo:rsid="02f261f1" officeooo:paragraph-rsid="02f261f1" fo:background-color="transparent" style:font-style-asian="normal" style:font-style-complex="normal"/>
    </style:style>
    <style:style style:name="P60" style:family="paragraph" style:parent-style-name="Text_20_body">
      <style:paragraph-properties fo:text-align="justify" style:justify-single-word="false" fo:padding="0cm" fo:border="none" style:shadow="none" style:join-border="false"/>
      <style:text-properties fo:font-style="normal" officeooo:rsid="02f3c530" officeooo:paragraph-rsid="02f3c530" fo:background-color="transparent" style:font-style-asian="normal" style:font-style-complex="normal"/>
    </style:style>
    <style:style style:name="P61" style:family="paragraph" style:parent-style-name="Text_20_body">
      <style:paragraph-properties fo:text-align="justify" style:justify-single-word="false" fo:padding="0cm" fo:border="none" style:shadow="none" style:join-border="false"/>
      <style:text-properties fo:font-style="normal" officeooo:rsid="02f3c530" officeooo:paragraph-rsid="030ed05c" fo:background-color="transparent" style:font-style-asian="normal" style:font-style-complex="normal"/>
    </style:style>
    <style:style style:name="P62" style:family="paragraph" style:parent-style-name="Text_20_body">
      <style:paragraph-properties fo:text-align="justify" style:justify-single-word="false" fo:padding="0cm" fo:border="none" style:shadow="none" style:join-border="false"/>
      <style:text-properties fo:font-style="normal" officeooo:rsid="02f6b3d6" officeooo:paragraph-rsid="02f6b3d6" fo:background-color="transparent" style:font-style-asian="normal" style:font-style-complex="normal"/>
    </style:style>
    <style:style style:name="P63" style:family="paragraph" style:parent-style-name="Text_20_body">
      <style:paragraph-properties fo:text-align="justify" style:justify-single-word="false" fo:padding="0cm" fo:border="none" style:shadow="none" style:join-border="false"/>
      <style:text-properties fo:font-style="normal" officeooo:rsid="02f6b3d6" officeooo:paragraph-rsid="02ffd1d9" fo:background-color="transparent" style:font-style-asian="normal" style:font-style-complex="normal"/>
    </style:style>
    <style:style style:name="P64" style:family="paragraph" style:parent-style-name="Text_20_body">
      <style:paragraph-properties fo:text-align="justify" style:justify-single-word="false" fo:padding="0cm" fo:border="none" style:shadow="none" style:join-border="false"/>
      <style:text-properties fo:font-style="normal" officeooo:rsid="02fb0fc0" officeooo:paragraph-rsid="02fb0fc0" fo:background-color="transparent" style:font-style-asian="normal" style:font-style-complex="normal"/>
    </style:style>
    <style:style style:name="P65" style:family="paragraph" style:parent-style-name="Text_20_body">
      <style:paragraph-properties fo:text-align="justify" style:justify-single-word="false" fo:padding="0cm" fo:border="none" style:shadow="none" style:join-border="false"/>
      <style:text-properties fo:font-style="normal" officeooo:rsid="02e6b475" officeooo:paragraph-rsid="02ee863a" fo:background-color="transparent" style:font-style-asian="normal" style:font-style-complex="normal"/>
    </style:style>
    <style:style style:name="P66" style:family="paragraph" style:parent-style-name="Text_20_body">
      <style:paragraph-properties fo:text-align="justify" style:justify-single-word="false" fo:padding="0cm" fo:border="none" style:shadow="none" style:join-border="false"/>
      <style:text-properties fo:font-style="normal" officeooo:rsid="02e6b475" officeooo:paragraph-rsid="02e9ef2b" fo:background-color="transparent" style:font-style-asian="normal" style:font-style-complex="normal"/>
    </style:style>
    <style:style style:name="P67" style:family="paragraph" style:parent-style-name="Text_20_body">
      <style:paragraph-properties fo:text-align="justify" style:justify-single-word="false" fo:padding="0cm" fo:border="none" style:shadow="none" style:join-border="false"/>
      <style:text-properties fo:font-style="normal" fo:font-weight="bold" style:font-style-asian="normal" style:font-weight-asian="bold" style:font-style-complex="normal" style:font-weight-complex="bold"/>
    </style:style>
    <style:style style:name="P68" style:family="paragraph" style:parent-style-name="Text_20_body">
      <style:paragraph-properties fo:text-align="justify" style:justify-single-word="false" fo:padding="0cm" fo:border="none" style:shadow="none" style:join-border="false"/>
      <style:text-properties fo:font-style="normal" fo:font-weight="normal" style:font-style-asian="normal" style:font-weight-asian="normal" style:font-style-complex="normal" style:font-weight-complex="normal"/>
    </style:style>
    <style:style style:name="P69" style:family="paragraph" style:parent-style-name="Text_20_body">
      <style:paragraph-properties fo:text-align="justify" style:justify-single-word="false" fo:padding="0cm" fo:border="none" style:shadow="none" style:join-border="false"/>
      <style:text-properties fo:font-style="normal" fo:font-weight="normal" officeooo:paragraph-rsid="001de839" style:font-style-asian="normal" style:font-weight-asian="normal" style:font-style-complex="normal" style:font-weight-complex="normal"/>
    </style:style>
    <style:style style:name="P70" style:family="paragraph" style:parent-style-name="Text_20_body">
      <style:paragraph-properties fo:text-align="justify" style:justify-single-word="false" fo:padding="0cm" fo:border="none" style:shadow="none" style:join-border="false"/>
      <style:text-properties fo:background-color="transparent"/>
    </style:style>
    <style:style style:name="P71" style:family="paragraph" style:parent-style-name="Text_20_body">
      <style:paragraph-properties fo:text-align="justify" style:justify-single-word="false" fo:padding="0cm" fo:border="none" style:shadow="none" style:join-border="false"/>
      <style:text-properties officeooo:paragraph-rsid="00ee66fa" fo:background-color="transparent"/>
    </style:style>
    <style:style style:name="P72" style:family="paragraph" style:parent-style-name="Text_20_body">
      <style:paragraph-properties fo:text-align="justify" style:justify-single-word="false" fo:padding="0cm" fo:border="none" style:shadow="none" style:join-border="false"/>
      <style:text-properties officeooo:paragraph-rsid="00ee8ade" fo:background-color="transparent"/>
    </style:style>
    <style:style style:name="P73" style:family="paragraph" style:parent-style-name="Text_20_body">
      <style:paragraph-properties fo:text-align="justify" style:justify-single-word="false" fo:padding="0cm" fo:border="none" style:shadow="none" style:join-border="false"/>
      <style:text-properties officeooo:paragraph-rsid="0102990d" fo:background-color="transparent"/>
    </style:style>
    <style:style style:name="P74" style:family="paragraph" style:parent-style-name="Text_20_body">
      <style:paragraph-properties fo:text-align="justify" style:justify-single-word="false" fo:padding="0cm" fo:border="none" style:shadow="none" style:join-border="false"/>
      <style:text-properties officeooo:paragraph-rsid="024e2d59" fo:background-color="transparent"/>
    </style:style>
    <style:style style:name="P75" style:family="paragraph" style:parent-style-name="Text_20_body">
      <style:paragraph-properties fo:text-align="center" style:justify-single-word="false" fo:padding="0cm" fo:border="none" style:shadow="none" style:join-border="false"/>
      <style:text-properties fo:background-color="transparent"/>
    </style:style>
    <style:style style:name="P76" style:family="paragraph" style:parent-style-name="Text_20_body">
      <style:paragraph-properties fo:text-align="center" style:justify-single-word="false" fo:padding="0cm" fo:border="none" style:shadow="none" style:join-border="false"/>
      <style:text-properties officeooo:paragraph-rsid="0102990d" fo:background-color="transparent"/>
    </style:style>
    <style:style style:name="P77" style:family="paragraph" style:parent-style-name="Text_20_body">
      <style:paragraph-properties fo:text-align="justify" style:justify-single-word="false" fo:padding="0cm" fo:border="none" style:shadow="none" style:join-border="false"/>
      <style:text-properties officeooo:rsid="00dcd60f" officeooo:paragraph-rsid="0102990d" fo:background-color="transparent"/>
    </style:style>
    <style:style style:name="P78" style:family="paragraph" style:parent-style-name="Text_20_body">
      <style:paragraph-properties fo:text-align="justify" style:justify-single-word="false" fo:padding="0cm" fo:border="none" style:shadow="none" style:join-border="false"/>
      <style:text-properties officeooo:rsid="010435d7" officeooo:paragraph-rsid="010435d7" fo:background-color="transparent"/>
    </style:style>
    <style:style style:name="P79" style:family="paragraph" style:parent-style-name="Text_20_body">
      <style:paragraph-properties fo:text-align="justify" style:justify-single-word="false" fo:padding="0cm" fo:border="none" style:shadow="none" style:join-border="false"/>
      <style:text-properties officeooo:rsid="0104ba60" officeooo:paragraph-rsid="0104ba60" fo:background-color="transparent"/>
    </style:style>
    <style:style style:name="P80" style:family="paragraph" style:parent-style-name="Text_20_body">
      <style:paragraph-properties fo:text-align="justify" style:justify-single-word="false" fo:padding="0cm" fo:border="none" style:shadow="none" style:join-border="false"/>
      <style:text-properties officeooo:rsid="0104e5f8" officeooo:paragraph-rsid="0104e5f8" fo:background-color="transparent"/>
    </style:style>
    <style:style style:name="P81" style:family="paragraph" style:parent-style-name="Text_20_body">
      <style:paragraph-properties fo:text-align="justify" style:justify-single-word="false" fo:padding="0cm" fo:border="none" style:shadow="none" style:join-border="false"/>
      <style:text-properties officeooo:rsid="015d7618" officeooo:paragraph-rsid="016378c0" fo:background-color="transparent"/>
    </style:style>
    <style:style style:name="P82" style:family="paragraph" style:parent-style-name="Text_20_body">
      <style:paragraph-properties fo:text-align="justify" style:justify-single-word="false" fo:padding="0cm" fo:border="none" style:shadow="none" style:join-border="false"/>
      <style:text-properties officeooo:rsid="016378c0" officeooo:paragraph-rsid="016378c0" fo:background-color="transparent"/>
    </style:style>
    <style:style style:name="P83"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4" style:family="paragraph" style:parent-style-name="Text_20_body">
      <style:paragraph-properties fo:text-align="center" style:justify-single-word="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85"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86" style:family="paragraph" style:parent-style-name="Text_20_body">
      <style:paragraph-properties fo:text-align="justify" style:justify-single-word="false" fo:padding="0cm"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text-align="justify" style:justify-single-word="false" fo:padding="0cm" fo:border="none" style:shadow="none" style:join-border="false"/>
      <style:text-properties fo:font-style="italic" fo:background-color="transparent" style:font-style-asian="italic" style:font-style-complex="italic"/>
    </style:style>
    <style:style style:name="P88" style:family="paragraph" style:parent-style-name="Text_20_body">
      <style:paragraph-properties fo:text-align="justify" style:justify-single-word="false" fo:padding="0cm" fo:border="none" style:shadow="none" style:join-border="false"/>
      <style:text-properties fo:language="ru" fo:country="RU" fo:background-color="transparent"/>
    </style:style>
    <style:style style:name="P89" style:family="paragraph" style:parent-style-name="Text_20_body">
      <style:paragraph-properties fo:text-align="justify" style:justify-single-word="false" fo:padding="0cm" fo:border="none" style:shadow="none" style:join-border="false"/>
      <style:text-properties fo:language="ru" fo:country="RU" officeooo:paragraph-rsid="000ca1c9" fo:background-color="transparent"/>
    </style:style>
    <style:style style:name="P90" style:family="paragraph" style:parent-style-name="Text_20_body">
      <style:paragraph-properties fo:text-align="justify" style:justify-single-word="false" fo:padding="0cm" fo:border="none" style:shadow="none" style:join-border="false"/>
      <style:text-properties fo:language="ru" fo:country="RU" officeooo:paragraph-rsid="006bb55a" fo:background-color="transparent"/>
    </style:style>
    <style:style style:name="P91" style:family="paragraph" style:parent-style-name="Text_20_body">
      <style:paragraph-properties fo:text-align="justify" style:justify-single-word="false" fo:padding="0cm" fo:border="none" style:shadow="none" style:join-border="false"/>
      <style:text-properties fo:language="ru" fo:country="RU" officeooo:paragraph-rsid="000dbdf3" fo:background-color="transparent"/>
    </style:style>
    <style:style style:name="P92" style:family="paragraph" style:parent-style-name="Text_20_body">
      <style:paragraph-properties fo:text-align="justify" style:justify-single-word="false" fo:padding="0cm" fo:border="none" style:shadow="none" style:join-border="false"/>
      <style:text-properties fo:language="ru" fo:country="RU" officeooo:paragraph-rsid="01140b24" fo:background-color="transparent"/>
    </style:style>
    <style:style style:name="P93" style:family="paragraph" style:parent-style-name="Text_20_body">
      <style:paragraph-properties fo:text-align="justify" style:justify-single-word="false" fo:padding="0cm" fo:border="none" style:shadow="none" style:join-border="false"/>
      <style:text-properties fo:language="ru" fo:country="RU" officeooo:rsid="000dbdf3" officeooo:paragraph-rsid="000dbdf3" fo:background-color="transparent"/>
    </style:style>
    <style:style style:name="P94" style:family="paragraph" style:parent-style-name="Text_20_body">
      <style:paragraph-properties fo:text-align="justify" style:justify-single-word="false" fo:padding="0cm" fo:border="none" style:shadow="none" style:join-border="false"/>
      <style:text-properties fo:language="ru" fo:country="RU" officeooo:rsid="000f97ab" officeooo:paragraph-rsid="000f97ab" fo:background-color="transparent"/>
    </style:style>
    <style:style style:name="P95"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bb55a" fo:background-color="transparent"/>
    </style:style>
    <style:style style:name="P96"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6dee70" fo:background-color="transparent"/>
    </style:style>
    <style:style style:name="P97" style:family="paragraph" style:parent-style-name="Text_20_body">
      <style:paragraph-properties fo:text-align="justify" style:justify-single-word="false" fo:padding="0cm" fo:border="none" style:shadow="none" style:join-border="false"/>
      <style:text-properties fo:language="ru" fo:country="RU" officeooo:rsid="000bbf06" officeooo:paragraph-rsid="0075b12b" fo:background-color="transparent"/>
    </style:style>
    <style:style style:name="P98"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137d5f" fo:background-color="transparent"/>
    </style:style>
    <style:style style:name="P99"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07caa21" fo:background-color="transparent"/>
    </style:style>
    <style:style style:name="P100" style:family="paragraph" style:parent-style-name="Text_20_body">
      <style:paragraph-properties fo:text-align="justify" style:justify-single-word="false" fo:padding="0cm" fo:border="none" style:shadow="none" style:join-border="false"/>
      <style:text-properties fo:language="ru" fo:country="RU" officeooo:rsid="00137d5f" officeooo:paragraph-rsid="017e51db" fo:background-color="transparent"/>
    </style:style>
    <style:style style:name="P101" style:family="paragraph" style:parent-style-name="Text_20_body">
      <style:paragraph-properties fo:text-align="center" style:justify-single-word="false" fo:padding="0cm" fo:border="none" style:shadow="none" style:join-border="false"/>
      <style:text-properties fo:language="ru" fo:country="RU" officeooo:rsid="00137d5f" officeooo:paragraph-rsid="00137d5f" fo:background-color="transparent"/>
    </style:style>
    <style:style style:name="P102" style:family="paragraph" style:parent-style-name="Text_20_body">
      <style:paragraph-properties fo:text-align="justify" style:justify-single-word="false" fo:padding="0cm" fo:border="none" style:shadow="none" style:join-border="false"/>
      <style:text-properties fo:language="ru" fo:country="RU" officeooo:rsid="001683d2" officeooo:paragraph-rsid="001683d2" fo:background-color="transparent"/>
    </style:style>
    <style:style style:name="P103" style:family="paragraph" style:parent-style-name="Text_20_body">
      <style:paragraph-properties fo:text-align="justify" style:justify-single-word="false" fo:padding="0cm" fo:border="none" style:shadow="none" style:join-border="false"/>
      <style:text-properties fo:language="ru" fo:country="RU" officeooo:rsid="00186ca0" officeooo:paragraph-rsid="00186ca0" fo:background-color="transparent"/>
    </style:style>
    <style:style style:name="P104"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18a407" fo:background-color="transparent"/>
    </style:style>
    <style:style style:name="P105" style:family="paragraph" style:parent-style-name="Text_20_body">
      <style:paragraph-properties fo:text-align="justify" style:justify-single-word="false" fo:padding="0cm" fo:border="none" style:shadow="none" style:join-border="false"/>
      <style:text-properties fo:language="ru" fo:country="RU" officeooo:rsid="0018a407" officeooo:paragraph-rsid="0042c2f1" fo:background-color="transparent"/>
    </style:style>
    <style:style style:name="P106" style:family="paragraph" style:parent-style-name="Text_20_body">
      <style:paragraph-properties fo:text-align="justify" style:justify-single-word="false" fo:padding="0cm" fo:border="none" style:shadow="none" style:join-border="false"/>
      <style:text-properties fo:language="ru" fo:country="RU" officeooo:rsid="001c6172" officeooo:paragraph-rsid="001c6172" fo:background-color="transparent"/>
    </style:style>
    <style:style style:name="P107" style:family="paragraph" style:parent-style-name="Text_20_body">
      <style:paragraph-properties fo:text-align="justify" style:justify-single-word="false" fo:padding="0cm" fo:border="none" style:shadow="none" style:join-border="false"/>
      <style:text-properties fo:language="ru" fo:country="RU" officeooo:rsid="002171d5" officeooo:paragraph-rsid="002171d5" fo:background-color="transparent"/>
    </style:style>
    <style:style style:name="P108" style:family="paragraph" style:parent-style-name="Text_20_body">
      <style:paragraph-properties fo:text-align="justify" style:justify-single-word="false" fo:padding="0cm" fo:border="none" style:shadow="none" style:join-border="false"/>
      <style:text-properties fo:language="ru" fo:country="RU" officeooo:rsid="00240954" officeooo:paragraph-rsid="00240954" fo:background-color="transparent"/>
    </style:style>
    <style:style style:name="P109" style:family="paragraph" style:parent-style-name="Text_20_body">
      <style:paragraph-properties fo:text-align="justify" style:justify-single-word="false" fo:padding="0cm" fo:border="none" style:shadow="none" style:join-border="false"/>
      <style:text-properties fo:language="ru" fo:country="RU" officeooo:rsid="002b5bbe" officeooo:paragraph-rsid="002b5bbe" fo:background-color="transparent"/>
    </style:style>
    <style:style style:name="P110" style:family="paragraph" style:parent-style-name="Text_20_body">
      <style:paragraph-properties fo:text-align="justify" style:justify-single-word="false" fo:padding="0cm" fo:border="none" style:shadow="none" style:join-border="false"/>
      <style:text-properties fo:language="ru" fo:country="RU" officeooo:rsid="002e2510" officeooo:paragraph-rsid="002e2510" fo:background-color="transparent"/>
    </style:style>
    <style:style style:name="P111" style:family="paragraph" style:parent-style-name="Text_20_body">
      <style:paragraph-properties fo:text-align="justify" style:justify-single-word="false" fo:padding="0cm" fo:border="none" style:shadow="none" style:join-border="false"/>
      <style:text-properties fo:language="ru" fo:country="RU" officeooo:rsid="002feb82" officeooo:paragraph-rsid="002feb82" fo:background-color="transparent"/>
    </style:style>
    <style:style style:name="P112"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3b78" fo:background-color="transparent"/>
    </style:style>
    <style:style style:name="P113"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33d052" fo:background-color="transparent"/>
    </style:style>
    <style:style style:name="P114" style:family="paragraph" style:parent-style-name="Text_20_body">
      <style:paragraph-properties fo:text-align="justify" style:justify-single-word="false" fo:padding="0cm" fo:border="none" style:shadow="none" style:join-border="false"/>
      <style:text-properties fo:language="ru" fo:country="RU" officeooo:rsid="00333b78" officeooo:paragraph-rsid="004addc7" fo:background-color="transparent"/>
    </style:style>
    <style:style style:name="P115"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8afdb" fo:background-color="transparent"/>
    </style:style>
    <style:style style:name="P116" style:family="paragraph" style:parent-style-name="Text_20_body">
      <style:paragraph-properties fo:text-align="justify" style:justify-single-word="false" fo:padding="0cm" fo:border="none" style:shadow="none" style:join-border="false"/>
      <style:text-properties fo:language="ru" fo:country="RU" officeooo:rsid="0038afdb" officeooo:paragraph-rsid="003cacee" fo:background-color="transparent"/>
    </style:style>
    <style:style style:name="P117" style:family="paragraph" style:parent-style-name="Text_20_body">
      <style:paragraph-properties fo:text-align="justify" style:justify-single-word="false" fo:padding="0cm" fo:border="none" style:shadow="none" style:join-border="false"/>
      <style:text-properties fo:language="ru" fo:country="RU" officeooo:rsid="003cacee" officeooo:paragraph-rsid="003cacee" fo:background-color="transparent"/>
    </style:style>
    <style:style style:name="P118" style:family="paragraph" style:parent-style-name="Text_20_body">
      <style:paragraph-properties fo:text-align="justify" style:justify-single-word="false" fo:padding="0cm" fo:border="none" style:shadow="none" style:join-border="false"/>
      <style:text-properties fo:language="ru" fo:country="RU" officeooo:rsid="003d3351" officeooo:paragraph-rsid="003d3351" fo:background-color="transparent"/>
    </style:style>
    <style:style style:name="P119"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3351" fo:background-color="transparent"/>
    </style:style>
    <style:style style:name="P120" style:family="paragraph" style:parent-style-name="Text_20_body">
      <style:paragraph-properties fo:text-align="justify" style:justify-single-word="false" fo:padding="0cm" fo:border="none" style:shadow="none" style:join-border="false"/>
      <style:text-properties fo:language="ru" fo:country="RU" officeooo:rsid="003ddbef" officeooo:paragraph-rsid="003ddbef" fo:background-color="transparent"/>
    </style:style>
    <style:style style:name="P121" style:family="paragraph" style:parent-style-name="Text_20_body">
      <style:paragraph-properties fo:text-align="justify" style:justify-single-word="false" fo:padding="0cm" fo:border="none" style:shadow="none" style:join-border="false"/>
      <style:text-properties fo:language="ru" fo:country="RU" officeooo:rsid="003fce0b" officeooo:paragraph-rsid="003fce0b" fo:background-color="transparent"/>
    </style:style>
    <style:style style:name="P122" style:family="paragraph" style:parent-style-name="Text_20_body">
      <style:paragraph-properties fo:text-align="justify" style:justify-single-word="false" fo:padding="0cm" fo:border="none" style:shadow="none" style:join-border="false"/>
      <style:text-properties fo:language="ru" fo:country="RU" officeooo:rsid="0042f8d2" officeooo:paragraph-rsid="0042f8d2" fo:background-color="transparent"/>
    </style:style>
    <style:style style:name="P123" style:family="paragraph" style:parent-style-name="Text_20_body">
      <style:paragraph-properties fo:text-align="justify" style:justify-single-word="false" fo:padding="0cm" fo:border="none" style:shadow="none" style:join-border="false"/>
      <style:text-properties fo:language="ru" fo:country="RU" officeooo:rsid="0042fcac" officeooo:paragraph-rsid="0042fcac" fo:background-color="transparent"/>
    </style:style>
    <style:style style:name="P124" style:family="paragraph" style:parent-style-name="Text_20_body">
      <style:paragraph-properties fo:text-align="justify" style:justify-single-word="false" fo:padding="0cm" fo:border="none" style:shadow="none" style:join-border="false"/>
      <style:text-properties fo:language="ru" fo:country="RU" officeooo:rsid="0047b4a7" officeooo:paragraph-rsid="0047b4a7" fo:background-color="transparent"/>
    </style:style>
    <style:style style:name="P125" style:family="paragraph" style:parent-style-name="Text_20_body">
      <style:paragraph-properties fo:text-align="justify" style:justify-single-word="false" fo:padding="0cm" fo:border="none" style:shadow="none" style:join-border="false"/>
      <style:text-properties fo:language="ru" fo:country="RU" officeooo:rsid="0049a1ae" officeooo:paragraph-rsid="0049a1ae" fo:background-color="transparent"/>
    </style:style>
    <style:style style:name="P126" style:family="paragraph" style:parent-style-name="Text_20_body">
      <style:paragraph-properties fo:text-align="justify" style:justify-single-word="false" fo:padding="0cm" fo:border="none" style:shadow="none" style:join-border="false"/>
      <style:text-properties fo:language="ru" fo:country="RU" officeooo:rsid="004b3245" officeooo:paragraph-rsid="004b3245" fo:background-color="transparent"/>
    </style:style>
    <style:style style:name="P127" style:family="paragraph" style:parent-style-name="Text_20_body">
      <style:paragraph-properties fo:text-align="justify" style:justify-single-word="false" fo:padding="0cm" fo:border="none" style:shadow="none" style:join-border="false"/>
      <style:text-properties fo:language="ru" fo:country="RU" officeooo:rsid="0033d052" officeooo:paragraph-rsid="0033d052" fo:background-color="transparent"/>
    </style:style>
    <style:style style:name="P128" style:family="paragraph" style:parent-style-name="Text_20_body">
      <style:paragraph-properties fo:text-align="justify" style:justify-single-word="false" fo:padding="0cm" fo:border="none" style:shadow="none" style:join-border="false"/>
      <style:text-properties fo:language="ru" fo:country="RU" officeooo:rsid="00358c9c" officeooo:paragraph-rsid="00358c9c" fo:background-color="transparent"/>
    </style:style>
    <style:style style:name="P129"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577a07" fo:background-color="transparent"/>
    </style:style>
    <style:style style:name="P130" style:family="paragraph" style:parent-style-name="Text_20_body">
      <style:paragraph-properties fo:text-align="justify" style:justify-single-word="false" fo:padding="0cm" fo:border="none" style:shadow="none" style:join-border="false"/>
      <style:text-properties fo:language="ru" fo:country="RU" officeooo:rsid="00577a07" officeooo:paragraph-rsid="007caa21" fo:background-color="transparent"/>
    </style:style>
    <style:style style:name="P131" style:family="paragraph" style:parent-style-name="Text_20_body">
      <style:paragraph-properties fo:text-align="justify" style:justify-single-word="false" fo:padding="0cm" fo:border="none" style:shadow="none" style:join-border="false"/>
      <style:text-properties fo:language="ru" fo:country="RU" officeooo:rsid="006bb55a" officeooo:paragraph-rsid="006bb55a" fo:background-color="transparent"/>
    </style:style>
    <style:style style:name="P132" style:family="paragraph" style:parent-style-name="Text_20_body">
      <style:paragraph-properties fo:text-align="justify" style:justify-single-word="false" fo:padding="0cm" fo:border="none" style:shadow="none" style:join-border="false"/>
      <style:text-properties fo:language="ru" fo:country="RU" officeooo:rsid="00493569" officeooo:paragraph-rsid="00844d81" fo:background-color="transparent"/>
    </style:style>
    <style:style style:name="P133" style:family="paragraph" style:parent-style-name="Text_20_body">
      <style:paragraph-properties fo:text-align="justify" style:justify-single-word="false" fo:padding="0cm" fo:border="none" style:shadow="none" style:join-border="false"/>
      <style:text-properties fo:language="ru" fo:country="RU" officeooo:rsid="00c0d362" officeooo:paragraph-rsid="01140b24" fo:background-color="transparent"/>
    </style:style>
    <style:style style:name="P134" style:family="paragraph" style:parent-style-name="Text_20_body">
      <style:paragraph-properties fo:text-align="justify" style:justify-single-word="false" fo:padding="0cm" fo:border="none" style:shadow="none" style:join-border="false"/>
      <style:text-properties fo:language="ru" fo:country="RU" officeooo:rsid="0127101c" officeooo:paragraph-rsid="0127101c" fo:background-color="transparent"/>
    </style:style>
    <style:style style:name="P135" style:family="paragraph" style:parent-style-name="Text_20_body">
      <style:paragraph-properties fo:text-align="justify" style:justify-single-word="false" fo:padding="0cm" fo:border="none" style:shadow="none" style:join-border="false"/>
      <style:text-properties fo:language="ru" fo:country="RU" officeooo:rsid="0155c7ba" officeooo:paragraph-rsid="0155c7ba" fo:background-color="transparent"/>
    </style:style>
    <style:style style:name="P136" style:family="paragraph" style:parent-style-name="Text_20_body">
      <style:paragraph-properties fo:text-align="justify" style:justify-single-word="false" fo:padding="0cm" fo:border="none" style:shadow="none" style:join-border="false"/>
      <style:text-properties fo:language="ru" fo:country="RU" officeooo:rsid="0169868d" officeooo:paragraph-rsid="0169868d" fo:background-color="transparent"/>
    </style:style>
    <style:style style:name="P137"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4e16c" fo:background-color="transparent"/>
    </style:style>
    <style:style style:name="P138"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51db" fo:background-color="transparent"/>
    </style:style>
    <style:style style:name="P139" style:family="paragraph" style:parent-style-name="Text_20_body">
      <style:paragraph-properties fo:text-align="justify" style:justify-single-word="false" fo:padding="0cm" fo:border="none" style:shadow="none" style:join-border="false"/>
      <style:text-properties fo:language="ru" fo:country="RU" officeooo:rsid="0174e16c" officeooo:paragraph-rsid="017e65da" fo:background-color="transparent"/>
    </style:style>
    <style:style style:name="P140"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transparent"/>
    </style:style>
    <style:style style:name="P141"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84d407" fo:background-color="transparent"/>
    </style:style>
    <style:style style:name="P142" style:family="paragraph" style:parent-style-name="Text_20_body">
      <style:paragraph-properties fo:text-align="justify" style:justify-single-word="false" fo:padding="0cm" fo:border="none" style:shadow="none" style:join-border="false"/>
      <style:text-properties fo:language="ru" fo:country="RU" officeooo:rsid="01798467" officeooo:paragraph-rsid="01798467" fo:background-color="transparent"/>
    </style:style>
    <style:style style:name="P143" style:family="paragraph" style:parent-style-name="Text_20_body">
      <style:paragraph-properties fo:text-align="justify" style:justify-single-word="false" fo:padding="0cm" fo:border="none" style:shadow="none" style:join-border="false"/>
      <style:text-properties fo:language="ru" fo:country="RU" officeooo:rsid="017cb1ad" officeooo:paragraph-rsid="017cb1ad" fo:background-color="transparent"/>
    </style:style>
    <style:style style:name="P144" style:family="paragraph" style:parent-style-name="Text_20_body">
      <style:paragraph-properties fo:text-align="justify" style:justify-single-word="false" fo:padding="0cm" fo:border="none" style:shadow="none" style:join-border="false"/>
      <style:text-properties fo:language="ru" fo:country="RU" officeooo:rsid="017e65da" officeooo:paragraph-rsid="017e65da" fo:background-color="transparent"/>
    </style:style>
    <style:style style:name="P145" style:family="paragraph" style:parent-style-name="Text_20_body">
      <style:paragraph-properties fo:text-align="justify" style:justify-single-word="false" fo:padding="0cm" fo:border="none" style:shadow="none" style:join-border="false"/>
      <style:text-properties fo:language="ru" fo:country="RU" officeooo:rsid="018e08d7" officeooo:paragraph-rsid="01927bcf" fo:background-color="transparent"/>
    </style:style>
    <style:style style:name="P146" style:family="paragraph" style:parent-style-name="Text_20_body">
      <style:paragraph-properties fo:text-align="justify" style:justify-single-word="false" fo:padding="0cm" fo:border="none" style:shadow="none" style:join-border="false"/>
      <style:text-properties fo:language="ru" fo:country="RU" officeooo:rsid="01927bcf" officeooo:paragraph-rsid="01927bcf" fo:background-color="transparent"/>
    </style:style>
    <style:style style:name="P147" style:family="paragraph" style:parent-style-name="Text_20_body">
      <style:paragraph-properties fo:text-align="justify" style:justify-single-word="false" fo:padding="0cm" fo:border="none" style:shadow="none" style:join-border="false"/>
      <style:text-properties fo:language="ru" fo:country="RU" officeooo:rsid="0193d468" officeooo:paragraph-rsid="0193d468" fo:background-color="transparent"/>
    </style:style>
    <style:style style:name="P148" style:family="paragraph" style:parent-style-name="Text_20_body">
      <style:paragraph-properties fo:text-align="justify" style:justify-single-word="false" fo:padding="0cm" fo:border="none" style:shadow="none" style:join-border="false"/>
      <style:text-properties fo:language="ru" fo:country="RU" officeooo:rsid="01969dea" officeooo:paragraph-rsid="01969dea" fo:background-color="transparent"/>
    </style:style>
    <style:style style:name="P149" style:family="paragraph" style:parent-style-name="Text_20_body">
      <style:paragraph-properties fo:text-align="justify" style:justify-single-word="false" fo:padding="0cm" fo:border="none" style:shadow="none" style:join-border="false"/>
      <style:text-properties fo:language="ru" fo:country="RU" officeooo:rsid="01981fee" officeooo:paragraph-rsid="01981fee" fo:background-color="transparent"/>
    </style:style>
    <style:style style:name="P150" style:family="paragraph" style:parent-style-name="Text_20_body">
      <style:paragraph-properties fo:text-align="justify" style:justify-single-word="false" fo:padding="0cm" fo:border="none" style:shadow="none" style:join-border="false"/>
      <style:text-properties fo:language="ru" fo:country="RU" officeooo:rsid="019f7c45" officeooo:paragraph-rsid="01a18a51" fo:background-color="transparent"/>
    </style:style>
    <style:style style:name="P151" style:family="paragraph" style:parent-style-name="Text_20_body">
      <style:paragraph-properties fo:text-align="justify" style:justify-single-word="false" fo:padding="0cm" fo:border="none" style:shadow="none" style:join-border="false"/>
      <style:text-properties fo:language="ru" fo:country="RU" officeooo:rsid="01a4eb0e" officeooo:paragraph-rsid="01a4eb0e" fo:background-color="transparent"/>
    </style:style>
    <style:style style:name="P152"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58311" fo:background-color="transparent"/>
    </style:style>
    <style:style style:name="P153" style:family="paragraph" style:parent-style-name="Text_20_body">
      <style:paragraph-properties fo:text-align="justify" style:justify-single-word="false" fo:padding="0cm" fo:border="none" style:shadow="none" style:join-border="false"/>
      <style:text-properties fo:language="ru" fo:country="RU" officeooo:rsid="01a58311" officeooo:paragraph-rsid="01a65632" fo:background-color="transparent"/>
    </style:style>
    <style:style style:name="P154"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1282" fo:background-color="transparent"/>
    </style:style>
    <style:style style:name="P155" style:family="paragraph" style:parent-style-name="Text_20_body">
      <style:paragraph-properties fo:text-align="justify" style:justify-single-word="false" fo:padding="0cm" fo:border="none" style:shadow="none" style:join-border="false"/>
      <style:text-properties fo:language="ru" fo:country="RU" officeooo:rsid="01a81282" officeooo:paragraph-rsid="01a88ea1" fo:background-color="transparent"/>
    </style:style>
    <style:style style:name="P156" style:family="paragraph" style:parent-style-name="Text_20_body">
      <style:paragraph-properties fo:text-align="center" style:justify-single-word="false" fo:padding="0cm" fo:border="none" style:shadow="none" style:join-border="false"/>
      <style:text-properties fo:language="ru" fo:country="RU" officeooo:rsid="01a81282" officeooo:paragraph-rsid="01a88ea1" fo:background-color="transparent"/>
    </style:style>
    <style:style style:name="P157" style:family="paragraph" style:parent-style-name="Text_20_body">
      <style:paragraph-properties fo:text-align="justify" style:justify-single-word="false" fo:padding="0cm" fo:border="none" style:shadow="none" style:join-border="false"/>
      <style:text-properties fo:language="ru" fo:country="RU" officeooo:rsid="01b1e3ff" officeooo:paragraph-rsid="01b1e3ff" fo:background-color="transparent"/>
    </style:style>
    <style:style style:name="P158" style:family="paragraph" style:parent-style-name="Text_20_body">
      <style:paragraph-properties fo:text-align="center" style:justify-single-word="false" fo:padding="0cm" fo:border="none" style:shadow="none" style:join-border="false"/>
      <style:text-properties fo:language="ru" fo:country="RU" officeooo:rsid="01b1e3ff" officeooo:paragraph-rsid="01b1e3ff" fo:background-color="transparent"/>
    </style:style>
    <style:style style:name="P159"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1bd5a11" fo:background-color="transparent"/>
    </style:style>
    <style:style style:name="P160" style:family="paragraph" style:parent-style-name="Text_20_body">
      <style:paragraph-properties fo:text-align="justify" style:justify-single-word="false" fo:padding="0cm" fo:border="none" style:shadow="none" style:join-border="false"/>
      <style:text-properties fo:language="ru" fo:country="RU" officeooo:rsid="01bd5a11" officeooo:paragraph-rsid="026514e0" fo:background-color="transparent"/>
    </style:style>
    <style:style style:name="P161" style:family="paragraph" style:parent-style-name="Text_20_body">
      <style:paragraph-properties fo:text-align="justify" style:justify-single-word="false" fo:padding="0cm" fo:border="none" style:shadow="none" style:join-border="false"/>
      <style:text-properties fo:language="ru" fo:country="RU" officeooo:rsid="01a164a0" officeooo:paragraph-rsid="01a18a51" fo:background-color="transparent"/>
    </style:style>
    <style:style style:name="P162" style:family="paragraph" style:parent-style-name="Text_20_body">
      <style:paragraph-properties fo:text-align="justify" style:justify-single-word="false" fo:padding="0cm" fo:border="none" style:shadow="none" style:join-border="false"/>
      <style:text-properties fo:language="ru" fo:country="RU" officeooo:rsid="01c0ea37" officeooo:paragraph-rsid="01c0ea37" fo:background-color="transparent"/>
    </style:style>
    <style:style style:name="P163"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c0ea37" fo:background-color="transparent"/>
    </style:style>
    <style:style style:name="P164" style:family="paragraph" style:parent-style-name="Text_20_body">
      <style:paragraph-properties fo:text-align="justify" style:justify-single-word="false" fo:padding="0cm" fo:border="none" style:shadow="none" style:join-border="false"/>
      <style:text-properties fo:language="ru" fo:country="RU" officeooo:rsid="01a5e7e9" officeooo:paragraph-rsid="01a5e7e9" fo:background-color="transparent"/>
    </style:style>
    <style:style style:name="P165" style:family="paragraph" style:parent-style-name="Text_20_body">
      <style:paragraph-properties fo:text-align="justify" style:justify-single-word="false" fo:padding="0cm" fo:border="none" style:shadow="none" style:join-border="false"/>
      <style:text-properties fo:language="ru" fo:country="RU" officeooo:rsid="01c14f35" officeooo:paragraph-rsid="01c14f35" fo:background-color="transparent"/>
    </style:style>
    <style:style style:name="P166" style:family="paragraph" style:parent-style-name="Text_20_body">
      <style:paragraph-properties fo:text-align="justify" style:justify-single-word="false" fo:padding="0cm" fo:border="none" style:shadow="none" style:join-border="false"/>
      <style:text-properties fo:language="ru" fo:country="RU" officeooo:rsid="01c97e67" officeooo:paragraph-rsid="01c97e67" fo:background-color="transparent"/>
    </style:style>
    <style:style style:name="P167" style:family="paragraph" style:parent-style-name="Text_20_body">
      <style:paragraph-properties fo:text-align="justify" style:justify-single-word="false" fo:padding="0cm" fo:border="none" style:shadow="none" style:join-border="false"/>
      <style:text-properties fo:language="ru" fo:country="RU" officeooo:rsid="01c9e059" officeooo:paragraph-rsid="01c9e059" fo:background-color="transparent"/>
    </style:style>
    <style:style style:name="P168"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e35d03" fo:background-color="transparent"/>
    </style:style>
    <style:style style:name="P169" style:family="paragraph" style:parent-style-name="Text_20_body">
      <style:paragraph-properties fo:text-align="justify" style:justify-single-word="false" fo:padding="0cm" fo:border="none" style:shadow="none" style:join-border="false"/>
      <style:text-properties fo:language="ru" fo:country="RU" officeooo:rsid="01cecdd8" officeooo:paragraph-rsid="01cecdd8" fo:background-color="transparent"/>
    </style:style>
    <style:style style:name="P170" style:family="paragraph" style:parent-style-name="Text_20_body">
      <style:paragraph-properties fo:text-align="justify" style:justify-single-word="false" fo:padding="0cm" fo:border="none" style:shadow="none" style:join-border="false"/>
      <style:text-properties fo:language="ru" fo:country="RU" officeooo:rsid="01d29c0a" officeooo:paragraph-rsid="01d29c0a" fo:background-color="transparent"/>
    </style:style>
    <style:style style:name="P171" style:family="paragraph" style:parent-style-name="Text_20_body">
      <style:paragraph-properties fo:text-align="justify" style:justify-single-word="false" fo:padding="0cm" fo:border="none" style:shadow="none" style:join-border="false"/>
      <style:text-properties fo:language="ru" fo:country="RU" officeooo:rsid="01de65f8" officeooo:paragraph-rsid="01de65f8" fo:background-color="transparent"/>
    </style:style>
    <style:style style:name="P172" style:family="paragraph" style:parent-style-name="Text_20_body">
      <style:paragraph-properties fo:text-align="justify" style:justify-single-word="false" fo:padding="0cm" fo:border="none" style:shadow="none" style:join-border="false"/>
      <style:text-properties fo:language="ru" fo:country="RU" officeooo:rsid="01df1c3a" officeooo:paragraph-rsid="01df1c3a" fo:background-color="transparent"/>
    </style:style>
    <style:style style:name="P173"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25b63" fo:background-color="transparent"/>
    </style:style>
    <style:style style:name="P174" style:family="paragraph" style:parent-style-name="Text_20_body">
      <style:paragraph-properties fo:text-align="justify" style:justify-single-word="false" fo:padding="0cm" fo:border="none" style:shadow="none" style:join-border="false"/>
      <style:text-properties fo:language="ru" fo:country="RU" officeooo:rsid="01e25b63" officeooo:paragraph-rsid="01e3c32d" fo:background-color="transparent"/>
    </style:style>
    <style:style style:name="P175"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789b9" fo:background-color="transparent"/>
    </style:style>
    <style:style style:name="P176" style:family="paragraph" style:parent-style-name="Text_20_body">
      <style:paragraph-properties fo:text-align="justify" style:justify-single-word="false" fo:padding="0cm" fo:border="none" style:shadow="none" style:join-border="false"/>
      <style:text-properties fo:language="ru" fo:country="RU" officeooo:rsid="01e789b9" officeooo:paragraph-rsid="01e8c964" fo:background-color="transparent"/>
    </style:style>
    <style:style style:name="P177"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e8c964" fo:background-color="transparent"/>
    </style:style>
    <style:style style:name="P178" style:family="paragraph" style:parent-style-name="Text_20_body">
      <style:paragraph-properties fo:text-align="justify" style:justify-single-word="false" fo:padding="0cm" fo:border="none" style:shadow="none" style:join-border="false"/>
      <style:text-properties fo:language="ru" fo:country="RU" officeooo:rsid="01e8c964" officeooo:paragraph-rsid="01f830e8" fo:background-color="transparent"/>
    </style:style>
    <style:style style:name="P179" style:family="paragraph" style:parent-style-name="Text_20_body">
      <style:paragraph-properties fo:text-align="justify" style:justify-single-word="false" fo:padding="0cm" fo:border="none" style:shadow="none" style:join-border="false"/>
      <style:text-properties fo:language="ru" fo:country="RU" officeooo:rsid="01e95d38" officeooo:paragraph-rsid="01e95d38" fo:background-color="transparent"/>
    </style:style>
    <style:style style:name="P180" style:family="paragraph" style:parent-style-name="Text_20_body">
      <style:paragraph-properties fo:text-align="justify" style:justify-single-word="false" fo:padding="0cm" fo:border="none" style:shadow="none" style:join-border="false"/>
      <style:text-properties fo:language="ru" fo:country="RU" officeooo:rsid="01d0556b" officeooo:paragraph-rsid="01e35d03" fo:background-color="transparent"/>
    </style:style>
    <style:style style:name="P181" style:family="paragraph" style:parent-style-name="Text_20_body">
      <style:paragraph-properties fo:text-align="justify" style:justify-single-word="false" fo:padding="0cm" fo:border="none" style:shadow="none" style:join-border="false"/>
      <style:text-properties fo:language="ru" fo:country="RU" officeooo:rsid="01fba35b" officeooo:paragraph-rsid="01fba35b" fo:background-color="transparent"/>
    </style:style>
    <style:style style:name="P182" style:family="paragraph" style:parent-style-name="Text_20_body">
      <style:paragraph-properties fo:text-align="justify" style:justify-single-word="false" fo:padding="0cm" fo:border="none" style:shadow="none" style:join-border="false"/>
      <style:text-properties fo:language="ru" fo:country="RU" officeooo:rsid="01fc5518" officeooo:paragraph-rsid="01fe1f78" fo:background-color="transparent"/>
    </style:style>
    <style:style style:name="P183" style:family="paragraph" style:parent-style-name="Text_20_body">
      <style:paragraph-properties fo:text-align="center" style:justify-single-word="false" fo:padding="0cm" fo:border="none" style:shadow="none" style:join-border="false"/>
      <style:text-properties fo:language="ru" fo:country="RU" officeooo:rsid="01fc5518" officeooo:paragraph-rsid="01fc5518" fo:background-color="transparent"/>
    </style:style>
    <style:style style:name="P184" style:family="paragraph" style:parent-style-name="Text_20_body">
      <style:paragraph-properties fo:text-align="justify" style:justify-single-word="false" fo:padding="0cm" fo:border="none" style:shadow="none" style:join-border="false"/>
      <style:text-properties fo:language="ru" fo:country="RU" officeooo:rsid="01fe1f78" officeooo:paragraph-rsid="01fe1f78" fo:background-color="transparent"/>
    </style:style>
    <style:style style:name="P185" style:family="paragraph" style:parent-style-name="Text_20_body">
      <style:paragraph-properties fo:text-align="justify" style:justify-single-word="false" fo:padding="0cm" fo:border="none" style:shadow="none" style:join-border="false"/>
      <style:text-properties fo:language="ru" fo:country="RU" officeooo:rsid="02019e2b" officeooo:paragraph-rsid="02019e2b" fo:background-color="transparent"/>
    </style:style>
    <style:style style:name="P186"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09fc16" fo:background-color="transparent"/>
    </style:style>
    <style:style style:name="P187" style:family="paragraph" style:parent-style-name="Text_20_body">
      <style:paragraph-properties fo:text-align="justify" style:justify-single-word="false" fo:padding="0cm" fo:border="none" style:shadow="none" style:join-border="false"/>
      <style:text-properties fo:language="ru" fo:country="RU" officeooo:rsid="0209fc16" officeooo:paragraph-rsid="026c2e8f" fo:background-color="transparent"/>
    </style:style>
    <style:style style:name="P188" style:family="paragraph" style:parent-style-name="Text_20_body">
      <style:paragraph-properties fo:text-align="justify" style:justify-single-word="false" fo:padding="0cm" fo:border="none" style:shadow="none" style:join-border="false"/>
      <style:text-properties fo:language="ru" fo:country="RU" officeooo:rsid="020b1fb4" officeooo:paragraph-rsid="020b1fb4" fo:background-color="transparent"/>
    </style:style>
    <style:style style:name="P189"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b2f4f" fo:background-color="transparent"/>
    </style:style>
    <style:style style:name="P190" style:family="paragraph" style:parent-style-name="Text_20_body">
      <style:paragraph-properties fo:text-align="justify" style:justify-single-word="false" fo:padding="0cm" fo:border="none" style:shadow="none" style:join-border="false"/>
      <style:text-properties fo:language="ru" fo:country="RU" officeooo:rsid="020b2f4f" officeooo:paragraph-rsid="020c4942" fo:background-color="transparent"/>
    </style:style>
    <style:style style:name="P191" style:family="paragraph" style:parent-style-name="Text_20_body">
      <style:paragraph-properties fo:text-align="justify" style:justify-single-word="false" fo:padding="0cm" fo:border="none" style:shadow="none" style:join-border="false"/>
      <style:text-properties fo:language="ru" fo:country="RU" officeooo:rsid="020e18d1" officeooo:paragraph-rsid="020e18d1" fo:background-color="transparent"/>
    </style:style>
    <style:style style:name="P192" style:family="paragraph" style:parent-style-name="Text_20_body">
      <style:paragraph-properties fo:text-align="justify" style:justify-single-word="false" fo:padding="0cm" fo:border="none" style:shadow="none" style:join-border="false"/>
      <style:text-properties fo:language="ru" fo:country="RU" officeooo:rsid="0210b0f1" officeooo:paragraph-rsid="0210b0f1" fo:background-color="transparent"/>
    </style:style>
    <style:style style:name="P193"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5eac" fo:background-color="transparent"/>
    </style:style>
    <style:style style:name="P194"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127c0d" fo:background-color="transparent"/>
    </style:style>
    <style:style style:name="P195" style:family="paragraph" style:parent-style-name="Text_20_body">
      <style:paragraph-properties fo:text-align="justify" style:justify-single-word="false" fo:padding="0cm" fo:border="none" style:shadow="none" style:join-border="false"/>
      <style:text-properties fo:language="ru" fo:country="RU" officeooo:rsid="02125eac" officeooo:paragraph-rsid="02580216" fo:background-color="transparent"/>
    </style:style>
    <style:style style:name="P196" style:family="paragraph" style:parent-style-name="Text_20_body">
      <style:paragraph-properties fo:text-align="center" style:justify-single-word="false" fo:padding="0cm" fo:border="none" style:shadow="none" style:join-border="false"/>
      <style:text-properties fo:language="ru" fo:country="RU" officeooo:rsid="02125eac" officeooo:paragraph-rsid="02125eac" fo:background-color="transparent"/>
    </style:style>
    <style:style style:name="P197" style:family="paragraph" style:parent-style-name="Text_20_body">
      <style:paragraph-properties fo:text-align="justify" style:justify-single-word="false" fo:padding="0cm" fo:border="none" style:shadow="none" style:join-border="false"/>
      <style:text-properties fo:language="ru" fo:country="RU" officeooo:rsid="02127c0d" officeooo:paragraph-rsid="02127c0d" fo:background-color="transparent"/>
    </style:style>
    <style:style style:name="P198"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1d6e92" fo:background-color="transparent"/>
    </style:style>
    <style:style style:name="P199" style:family="paragraph" style:parent-style-name="Text_20_body">
      <style:paragraph-properties fo:text-align="justify" style:justify-single-word="false" fo:padding="0cm" fo:border="none" style:shadow="none" style:join-border="false"/>
      <style:text-properties fo:language="ru" fo:country="RU" officeooo:rsid="021d6e92" officeooo:paragraph-rsid="0256404c" fo:background-color="transparent"/>
    </style:style>
    <style:style style:name="P200" style:family="paragraph" style:parent-style-name="Text_20_body">
      <style:paragraph-properties fo:text-align="justify" style:justify-single-word="false" fo:padding="0cm" fo:border="none" style:shadow="none" style:join-border="false"/>
      <style:text-properties fo:language="ru" fo:country="RU" officeooo:rsid="020c4942" officeooo:paragraph-rsid="020c4942" fo:background-color="transparent"/>
    </style:style>
    <style:style style:name="P201" style:family="paragraph" style:parent-style-name="Text_20_body">
      <style:paragraph-properties fo:text-align="justify" style:justify-single-word="false" fo:padding="0cm" fo:border="none" style:shadow="none" style:join-border="false"/>
      <style:text-properties fo:language="ru" fo:country="RU" officeooo:rsid="0231ed42" officeooo:paragraph-rsid="024e7b32" fo:background-color="transparent"/>
    </style:style>
    <style:style style:name="P202" style:family="paragraph" style:parent-style-name="Text_20_body">
      <style:paragraph-properties fo:text-align="justify" style:justify-single-word="false" fo:padding="0cm" fo:border="none" style:shadow="none" style:join-border="false"/>
      <style:text-properties fo:language="ru" fo:country="RU" officeooo:rsid="02344de8" officeooo:paragraph-rsid="024e7b32" fo:background-color="transparent"/>
    </style:style>
    <style:style style:name="P203"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7f854" fo:background-color="transparent"/>
    </style:style>
    <style:style style:name="P204" style:family="paragraph" style:parent-style-name="Text_20_body">
      <style:paragraph-properties fo:text-align="justify" style:justify-single-word="false" fo:padding="0cm" fo:border="none" style:shadow="none" style:join-border="false"/>
      <style:text-properties fo:language="ru" fo:country="RU" officeooo:rsid="0240c436" officeooo:paragraph-rsid="024e7b32" fo:background-color="transparent"/>
    </style:style>
    <style:style style:name="P205" style:family="paragraph" style:parent-style-name="Text_20_body">
      <style:paragraph-properties fo:text-align="justify" style:justify-single-word="false" fo:padding="0cm" fo:border="none" style:shadow="none" style:join-border="false"/>
      <style:text-properties fo:language="ru" fo:country="RU" officeooo:rsid="020e9ace" officeooo:paragraph-rsid="024e7b32" fo:background-color="transparent"/>
    </style:style>
    <style:style style:name="P206" style:family="paragraph" style:parent-style-name="Text_20_body">
      <style:paragraph-properties fo:text-align="justify" style:justify-single-word="false" fo:padding="0cm" fo:border="none" style:shadow="none" style:join-border="false"/>
      <style:text-properties fo:language="ru" fo:country="RU" officeooo:rsid="024e7b32" officeooo:paragraph-rsid="024e7b32" fo:background-color="transparent"/>
    </style:style>
    <style:style style:name="P207" style:family="paragraph" style:parent-style-name="Text_20_body">
      <style:paragraph-properties fo:text-align="justify" style:justify-single-word="false" fo:padding="0cm" fo:border="none" style:shadow="none" style:join-border="false"/>
      <style:text-properties fo:language="ru" fo:country="RU" officeooo:rsid="02594d24" officeooo:paragraph-rsid="02594d24" fo:background-color="transparent"/>
    </style:style>
    <style:style style:name="P208" style:family="paragraph" style:parent-style-name="Text_20_body">
      <style:paragraph-properties fo:text-align="justify" style:justify-single-word="false" fo:padding="0cm" fo:border="none" style:shadow="none" style:join-border="false"/>
      <style:text-properties fo:language="ru" fo:country="RU" officeooo:rsid="0261be22" officeooo:paragraph-rsid="0261be22" fo:background-color="transparent"/>
    </style:style>
    <style:style style:name="P209" style:family="paragraph" style:parent-style-name="Text_20_body">
      <style:paragraph-properties fo:text-align="justify" style:justify-single-word="false" fo:padding="0cm" fo:border="none" style:shadow="none" style:join-border="false"/>
      <style:text-properties fo:language="ru" fo:country="RU" officeooo:rsid="026db566" officeooo:paragraph-rsid="026db566" fo:background-color="transparent"/>
    </style:style>
    <style:style style:name="P210"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61be22" fo:background-color="transparent"/>
    </style:style>
    <style:style style:name="P211" style:family="paragraph" style:parent-style-name="Text_20_body">
      <style:paragraph-properties fo:text-align="justify" style:justify-single-word="false" fo:padding="0cm" fo:border="none" style:shadow="none" style:join-border="false"/>
      <style:text-properties fo:language="ru" fo:country="RU" officeooo:rsid="027824bb" officeooo:paragraph-rsid="027824bb" fo:background-color="transparent"/>
    </style:style>
    <style:style style:name="P212" style:family="paragraph" style:parent-style-name="Text_20_body">
      <style:paragraph-properties fo:text-align="justify" style:justify-single-word="false" fo:padding="0cm" fo:border="none" style:shadow="none" style:join-border="false"/>
      <style:text-properties fo:language="ru" fo:country="RU" officeooo:rsid="027a94fe" officeooo:paragraph-rsid="027a94fe" fo:background-color="transparent"/>
    </style:style>
    <style:style style:name="P213" style:family="paragraph" style:parent-style-name="Text_20_body">
      <style:paragraph-properties fo:text-align="justify" style:justify-single-word="false" fo:padding="0cm" fo:border="none" style:shadow="none" style:join-border="false"/>
      <style:text-properties fo:language="ru" fo:country="RU" officeooo:rsid="027f7fe3" officeooo:paragraph-rsid="027f7fe3" fo:background-color="transparent"/>
    </style:style>
    <style:style style:name="P214"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80d18c" fo:background-color="transparent"/>
    </style:style>
    <style:style style:name="P215" style:family="paragraph" style:parent-style-name="Text_20_body">
      <style:paragraph-properties fo:text-align="justify" style:justify-single-word="false" fo:padding="0cm" fo:border="none" style:shadow="none" style:join-border="false"/>
      <style:text-properties fo:language="ru" fo:country="RU" officeooo:rsid="0280d18c" officeooo:paragraph-rsid="0290a407" fo:background-color="transparent"/>
    </style:style>
    <style:style style:name="P216" style:family="paragraph" style:parent-style-name="Text_20_body">
      <style:paragraph-properties fo:text-align="justify" style:justify-single-word="false" fo:padding="0cm" fo:border="none" style:shadow="none" style:join-border="false"/>
      <style:text-properties fo:language="ru" fo:country="RU" officeooo:rsid="0283889e" officeooo:paragraph-rsid="0283889e" fo:background-color="transparent"/>
    </style:style>
    <style:style style:name="P217" style:family="paragraph" style:parent-style-name="Text_20_body">
      <style:paragraph-properties fo:text-align="justify" style:justify-single-word="false" fo:padding="0cm" fo:border="none" style:shadow="none" style:join-border="false"/>
      <style:text-properties fo:language="ru" fo:country="RU" officeooo:rsid="0285791f" officeooo:paragraph-rsid="0285791f" fo:background-color="transparent"/>
    </style:style>
    <style:style style:name="P218" style:family="paragraph" style:parent-style-name="Text_20_body">
      <style:paragraph-properties fo:text-align="justify" style:justify-single-word="false" fo:padding="0cm" fo:border="none" style:shadow="none" style:join-border="false"/>
      <style:text-properties fo:language="ru" fo:country="RU" officeooo:rsid="0288a4a3" officeooo:paragraph-rsid="0288a4a3" fo:background-color="transparent"/>
    </style:style>
    <style:style style:name="P219" style:family="paragraph" style:parent-style-name="Text_20_body">
      <style:paragraph-properties fo:text-align="justify" style:justify-single-word="false" fo:padding="0cm" fo:border="none" style:shadow="none" style:join-border="false"/>
      <style:text-properties fo:language="ru" fo:country="RU" officeooo:rsid="028bb718" officeooo:paragraph-rsid="028bb718" fo:background-color="transparent"/>
    </style:style>
    <style:style style:name="P220" style:family="paragraph" style:parent-style-name="Text_20_body">
      <style:paragraph-properties fo:text-align="justify" style:justify-single-word="false" fo:padding="0cm" fo:border="none" style:shadow="none" style:join-border="false"/>
      <style:text-properties fo:language="ru" fo:country="RU" officeooo:rsid="028cf859" officeooo:paragraph-rsid="0294fba5" fo:background-color="transparent"/>
    </style:style>
    <style:style style:name="P221" style:family="paragraph" style:parent-style-name="Text_20_body">
      <style:paragraph-properties fo:text-align="justify" style:justify-single-word="false" fo:padding="0cm" fo:border="none" style:shadow="none" style:join-border="false"/>
      <style:text-properties fo:language="ru" fo:country="RU" officeooo:rsid="0290a407" officeooo:paragraph-rsid="0288a4a3" fo:background-color="transparent"/>
    </style:style>
    <style:style style:name="P222" style:family="paragraph" style:parent-style-name="Text_20_body">
      <style:paragraph-properties fo:text-align="justify" style:justify-single-word="false" fo:padding="0cm" fo:border="none" style:shadow="none" style:join-border="false"/>
      <style:text-properties fo:language="ru" fo:country="RU" officeooo:rsid="0297f516" officeooo:paragraph-rsid="029a87ff" fo:background-color="transparent"/>
    </style:style>
    <style:style style:name="P223" style:family="paragraph" style:parent-style-name="Text_20_body">
      <style:paragraph-properties fo:text-align="justify" style:justify-single-word="false" fo:padding="0cm" fo:border="none" style:shadow="none" style:join-border="false"/>
      <style:text-properties fo:language="ru" fo:country="RU" officeooo:rsid="029a87ff" officeooo:paragraph-rsid="029a87ff" fo:background-color="transparent"/>
    </style:style>
    <style:style style:name="P224" style:family="paragraph" style:parent-style-name="Text_20_body">
      <style:paragraph-properties fo:text-align="center" style:justify-single-word="false" fo:padding="0cm" fo:border="none" style:shadow="none" style:join-border="false"/>
      <style:text-properties fo:language="ru" fo:country="RU" officeooo:rsid="029a87ff" officeooo:paragraph-rsid="029a87ff" fo:background-color="transparent"/>
    </style:style>
    <style:style style:name="P225" style:family="paragraph" style:parent-style-name="Text_20_body">
      <style:paragraph-properties fo:text-align="justify" style:justify-single-word="false" fo:padding="0cm" fo:border="none" style:shadow="none" style:join-border="false"/>
      <style:text-properties fo:language="ru" fo:country="RU" officeooo:rsid="029ba0f0" officeooo:paragraph-rsid="029ba0f0" fo:background-color="transparent"/>
    </style:style>
    <style:style style:name="P226" style:family="paragraph" style:parent-style-name="Text_20_body">
      <style:paragraph-properties fo:text-align="justify" style:justify-single-word="false" fo:padding="0cm" fo:border="none" style:shadow="none" style:join-border="false"/>
      <style:text-properties fo:language="ru" fo:country="RU" officeooo:rsid="029db4c5" officeooo:paragraph-rsid="029db829" fo:background-color="transparent"/>
    </style:style>
    <style:style style:name="P227" style:family="paragraph" style:parent-style-name="Text_20_body">
      <style:paragraph-properties fo:text-align="justify" style:justify-single-word="false" fo:padding="0cm" fo:border="none" style:shadow="none" style:join-border="false"/>
      <style:text-properties fo:language="ru" fo:country="RU" officeooo:rsid="029f9ea4" officeooo:paragraph-rsid="029f9ea4" fo:background-color="transparent"/>
    </style:style>
    <style:style style:name="P228" style:family="paragraph" style:parent-style-name="Text_20_body">
      <style:paragraph-properties fo:text-align="justify" style:justify-single-word="false" fo:padding="0cm" fo:border="none" style:shadow="none" style:join-border="false"/>
      <style:text-properties fo:language="ru" fo:country="RU" officeooo:rsid="01f91c87" officeooo:paragraph-rsid="01f91c87" fo:background-color="transparent"/>
    </style:style>
    <style:style style:name="P229" style:family="paragraph" style:parent-style-name="Text_20_body">
      <style:paragraph-properties fo:text-align="center" style:justify-single-word="false" fo:padding="0cm" fo:border="none" style:shadow="none" style:join-border="false"/>
      <style:text-properties fo:language="ru" fo:country="RU" officeooo:rsid="01ea73c0" officeooo:paragraph-rsid="01ea73c0" fo:background-color="transparent"/>
    </style:style>
    <style:style style:name="P230" style:family="paragraph" style:parent-style-name="Text_20_body">
      <style:paragraph-properties fo:text-align="justify" style:justify-single-word="false" fo:padding="0cm" fo:border="none" style:shadow="none" style:join-border="false"/>
      <style:text-properties fo:language="ru" fo:country="RU" officeooo:rsid="02c92916" officeooo:paragraph-rsid="02cd2b90" fo:background-color="transparent"/>
    </style:style>
    <style:style style:name="P231" style:family="paragraph" style:parent-style-name="Text_20_body">
      <style:paragraph-properties fo:text-align="justify" style:justify-single-word="false" fo:padding="0cm" fo:border="none" style:shadow="none" style:join-border="false"/>
      <style:text-properties fo:language="ru" fo:country="RU" officeooo:rsid="02d1035a" officeooo:paragraph-rsid="02d1035a" fo:background-color="transparent"/>
    </style:style>
    <style:style style:name="P232" style:family="paragraph" style:parent-style-name="Text_20_body">
      <style:paragraph-properties fo:text-align="justify" style:justify-single-word="false" fo:padding="0cm" fo:border="none" style:shadow="none" style:join-border="false"/>
      <style:text-properties fo:language="ru" fo:country="RU" officeooo:rsid="02cf0b96" officeooo:paragraph-rsid="02cf0b96" fo:background-color="transparent"/>
    </style:style>
    <style:style style:name="P233" style:family="paragraph" style:parent-style-name="Text_20_body">
      <style:paragraph-properties fo:text-align="justify" style:justify-single-word="false" fo:padding="0cm" fo:border="none" style:shadow="none" style:join-border="false"/>
      <style:text-properties fo:language="ru" fo:country="RU" officeooo:rsid="02d80aa7" officeooo:paragraph-rsid="02d80aa7" fo:background-color="transparent"/>
    </style:style>
    <style:style style:name="P234" style:family="paragraph" style:parent-style-name="Text_20_body">
      <style:paragraph-properties fo:text-align="justify" style:justify-single-word="false" fo:padding="0cm" fo:border="none" style:shadow="none" style:join-border="false"/>
      <style:text-properties fo:language="ru" fo:country="RU" fo:background-color="#ffff00"/>
    </style:style>
    <style:style style:name="P235" style:family="paragraph" style:parent-style-name="Text_20_body">
      <style:paragraph-properties fo:text-align="justify" style:justify-single-word="false" fo:padding="0cm" fo:border="none" style:shadow="none" style:join-border="false"/>
      <style:text-properties fo:language="ru" fo:country="RU" officeooo:rsid="0236b9fe" officeooo:paragraph-rsid="0236b9fe" fo:background-color="#ffff00"/>
    </style:style>
    <style:style style:name="P236" style:family="paragraph" style:parent-style-name="Text_20_body">
      <style:paragraph-properties fo:text-align="justify" style:justify-single-word="false" fo:padding="0cm" fo:border="none" style:shadow="none" style:join-border="false"/>
      <style:text-properties fo:language="ru" fo:country="RU" officeooo:rsid="01771d7d" officeooo:paragraph-rsid="01771d7d" fo:background-color="#ffffff"/>
    </style:style>
    <style:style style:name="P237" style:family="paragraph" style:parent-style-name="Text_20_body">
      <style:paragraph-properties fo:text-align="justify" style:justify-single-word="false" fo:padding="0cm" fo:border="none" style:shadow="none" style:join-border="false"/>
      <style:text-properties fo:language="ru" fo:country="RU" fo:font-style="italic" officeooo:rsid="01b2f8ed" officeooo:paragraph-rsid="01b2f8ed" fo:background-color="transparent" style:font-style-asian="italic" style:font-style-complex="italic"/>
    </style:style>
    <style:style style:name="P238"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73021" fo:background-color="transparent" style:font-style-asian="italic" style:font-style-complex="italic"/>
    </style:style>
    <style:style style:name="P239" style:family="paragraph" style:parent-style-name="Text_20_body">
      <style:paragraph-properties fo:text-align="justify" style:justify-single-word="false" fo:padding="0cm" fo:border="none" style:shadow="none" style:join-border="false"/>
      <style:text-properties fo:language="ru" fo:country="RU" fo:font-style="italic" officeooo:rsid="01b73021" officeooo:paragraph-rsid="01bb9efc" fo:background-color="transparent" style:font-style-asian="italic" style:font-style-complex="italic"/>
    </style:style>
    <style:style style:name="P240"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a5d23" fo:background-color="transparent" style:font-style-asian="italic" style:font-style-complex="italic"/>
    </style:style>
    <style:style style:name="P241"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73021" fo:background-color="transparent" style:font-style-asian="italic" style:font-style-complex="italic"/>
    </style:style>
    <style:style style:name="P242" style:family="paragraph" style:parent-style-name="Text_20_body">
      <style:paragraph-properties fo:text-align="justify" style:justify-single-word="false" fo:padding="0cm" fo:border="none" style:shadow="none" style:join-border="false"/>
      <style:text-properties fo:language="ru" fo:country="RU" fo:font-style="italic" officeooo:rsid="01b1e3ff" officeooo:paragraph-rsid="01bb9efc" fo:background-color="transparent" style:font-style-asian="italic" style:font-style-complex="italic"/>
    </style:style>
    <style:style style:name="P243"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b9efc" fo:background-color="transparent" style:font-style-asian="italic" style:font-style-complex="italic"/>
    </style:style>
    <style:style style:name="P244" style:family="paragraph" style:parent-style-name="Text_20_body">
      <style:paragraph-properties fo:text-align="justify" style:justify-single-word="false" fo:padding="0cm" fo:border="none" style:shadow="none" style:join-border="false"/>
      <style:text-properties fo:language="ru" fo:country="RU" fo:font-style="italic" officeooo:rsid="01bb9efc" officeooo:paragraph-rsid="01bd5a11" fo:background-color="transparent" style:font-style-asian="italic" style:font-style-complex="italic"/>
    </style:style>
    <style:style style:name="P245" style:family="paragraph" style:parent-style-name="Text_20_body">
      <style:paragraph-properties fo:text-align="justify" style:justify-single-word="false" fo:padding="0cm" fo:border="none" style:shadow="none" style:join-border="false"/>
      <style:text-properties fo:language="ru" fo:country="RU" fo:font-style="italic" officeooo:rsid="01bd5a11" officeooo:paragraph-rsid="01bd5a11" fo:background-color="transparent" style:font-style-asian="italic" style:font-style-complex="italic"/>
    </style:style>
    <style:style style:name="P246" style:family="paragraph" style:parent-style-name="Text_20_body">
      <style:paragraph-properties fo:text-align="justify" style:justify-single-word="false" fo:padding="0cm" fo:border="none" style:shadow="none" style:join-border="false"/>
      <style:text-properties fo:language="ru" fo:country="RU" fo:font-style="italic" officeooo:rsid="01b4a36b" officeooo:paragraph-rsid="01b4a36b" fo:background-color="transparent" style:font-style-asian="italic" style:font-style-complex="italic"/>
    </style:style>
    <style:style style:name="P247"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ad4278" fo:background-color="transparent" style:font-style-asian="italic" style:font-style-complex="italic"/>
    </style:style>
    <style:style style:name="P248" style:family="paragraph" style:parent-style-name="Text_20_body">
      <style:paragraph-properties fo:text-align="justify" style:justify-single-word="false" fo:padding="0cm" fo:border="none" style:shadow="none" style:join-border="false"/>
      <style:text-properties fo:language="ru" fo:country="RU" fo:font-style="italic" officeooo:rsid="01ad4278" officeooo:paragraph-rsid="01b2f8ed" fo:background-color="transparent" style:font-style-asian="italic" style:font-style-complex="italic"/>
    </style:style>
    <style:style style:name="P249" style:family="paragraph" style:parent-style-name="Text_20_body">
      <style:paragraph-properties fo:text-align="justify" style:justify-single-word="false" fo:padding="0cm" fo:border="none" style:shadow="none" style:join-border="false"/>
      <style:text-properties fo:language="ru" fo:country="RU" fo:font-style="italic" officeooo:rsid="01a81282" officeooo:paragraph-rsid="01a88ea1" fo:background-color="transparent" style:font-style-asian="italic" style:font-style-complex="italic"/>
    </style:style>
    <style:style style:name="P250"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593a2" fo:background-color="transparent" style:font-style-asian="italic" style:font-style-complex="italic"/>
    </style:style>
    <style:style style:name="P251" style:family="paragraph" style:parent-style-name="Text_20_body">
      <style:paragraph-properties fo:text-align="justify" style:justify-single-word="false" fo:padding="0cm" fo:border="none" style:shadow="none" style:join-border="false"/>
      <style:text-properties fo:language="ru" fo:country="RU" fo:font-style="italic" officeooo:rsid="02a593a2" officeooo:paragraph-rsid="02afb198" fo:background-color="transparent" style:font-style-asian="italic" style:font-style-complex="italic"/>
    </style:style>
    <style:style style:name="P252" style:family="paragraph" style:parent-style-name="Text_20_body">
      <style:paragraph-properties fo:text-align="justify" style:justify-single-word="false" fo:padding="0cm" fo:border="none" style:shadow="none" style:join-border="false"/>
      <style:text-properties fo:language="ru" fo:country="RU" fo:font-style="italic" officeooo:rsid="02a778f3" officeooo:paragraph-rsid="02a778f3" fo:background-color="transparent" style:font-style-asian="italic" style:font-style-complex="italic"/>
    </style:style>
    <style:style style:name="P253" style:family="paragraph" style:parent-style-name="Text_20_body">
      <style:paragraph-properties fo:text-align="justify" style:justify-single-word="false" fo:padding="0cm" fo:border="none" style:shadow="none" style:join-border="false"/>
      <style:text-properties fo:language="ru" fo:country="RU" fo:font-style="italic" officeooo:rsid="02afb198" officeooo:paragraph-rsid="02afb198" fo:background-color="transparent" style:font-style-asian="italic" style:font-style-complex="italic"/>
    </style:style>
    <style:style style:name="P254" style:family="paragraph" style:parent-style-name="Text_20_body">
      <style:paragraph-properties fo:text-align="justify" style:justify-single-word="false" fo:padding="0cm" fo:border="none" style:shadow="none" style:join-border="false"/>
      <style:text-properties fo:language="ru" fo:country="RU" fo:font-style="italic" officeooo:rsid="02b2ad7d" officeooo:paragraph-rsid="02b2ad7d" fo:background-color="transparent" style:font-style-asian="italic" style:font-style-complex="italic"/>
    </style:style>
    <style:style style:name="P255" style:family="paragraph" style:parent-style-name="Text_20_body">
      <style:paragraph-properties fo:text-align="justify" style:justify-single-word="false" fo:padding="0cm" fo:border="none" style:shadow="none" style:join-border="false"/>
      <style:text-properties fo:language="ru" fo:country="RU" fo:font-style="italic" officeooo:rsid="02b7f1e9" officeooo:paragraph-rsid="02b7f1e9" fo:background-color="transparent" style:font-style-asian="italic" style:font-style-complex="italic"/>
    </style:style>
    <style:style style:name="P256" style:family="paragraph" style:parent-style-name="Text_20_body">
      <style:paragraph-properties fo:text-align="justify" style:justify-single-word="false" fo:padding="0cm" fo:border="none" style:shadow="none" style:join-border="false"/>
      <style:text-properties fo:language="ru" fo:country="RU" fo:font-style="italic" officeooo:rsid="02bd6c68" officeooo:paragraph-rsid="02bd6c68" fo:background-color="transparent" style:font-style-asian="italic" style:font-style-complex="italic"/>
    </style:style>
    <style:style style:name="P257" style:family="paragraph" style:parent-style-name="Text_20_body">
      <style:paragraph-properties fo:text-align="justify" style:justify-single-word="false" fo:padding="0cm" fo:border="none" style:shadow="none" style:join-border="false"/>
      <style:text-properties fo:language="ru" fo:country="RU" fo:font-style="italic" officeooo:rsid="02beee5d" officeooo:paragraph-rsid="02beee5d" fo:background-color="transparent" style:font-style-asian="italic" style:font-style-complex="italic"/>
    </style:style>
    <style:style style:name="P258" style:family="paragraph" style:parent-style-name="Text_20_body">
      <style:paragraph-properties fo:text-align="justify" style:justify-single-word="false" fo:padding="0cm" fo:border="none" style:shadow="none" style:join-border="false"/>
      <style:text-properties fo:language="ru" fo:country="RU" fo:font-style="italic" officeooo:rsid="02c4576e" officeooo:paragraph-rsid="02c4576e" fo:background-color="transparent" style:font-style-asian="italic" style:font-style-complex="italic"/>
    </style:style>
    <style:style style:name="P259" style:family="paragraph" style:parent-style-name="Text_20_body">
      <style:paragraph-properties fo:text-align="justify" style:justify-single-word="false" fo:padding="0cm" fo:border="none" style:shadow="none" style:join-border="false"/>
      <style:text-properties fo:language="ru" fo:country="RU" fo:font-style="italic" officeooo:rsid="02c598ed" officeooo:paragraph-rsid="02c598ed" fo:background-color="transparent" style:font-style-asian="italic" style:font-style-complex="italic"/>
    </style:style>
    <style:style style:name="P260" style:family="paragraph" style:parent-style-name="Text_20_body">
      <style:paragraph-properties fo:text-align="justify" style:justify-single-word="false" fo:padding="0cm" fo:border="none" style:shadow="none" style:join-border="false"/>
      <style:text-properties fo:language="ru" fo:country="RU" fo:font-style="italic" officeooo:rsid="02c6832c" officeooo:paragraph-rsid="02c6832c" fo:background-color="transparent" style:font-style-asian="italic" style:font-style-complex="italic"/>
    </style:style>
    <style:style style:name="P261" style:family="paragraph" style:parent-style-name="Text_20_body">
      <style:paragraph-properties fo:text-align="justify" style:justify-single-word="false" fo:padding="0cm" fo:border="none" style:shadow="none" style:join-border="false"/>
      <style:text-properties fo:language="ru" fo:country="RU" fo:font-style="italic" officeooo:rsid="02cf0b96" officeooo:paragraph-rsid="02cf0b96" fo:background-color="transparent" style:font-style-asian="italic" style:font-style-complex="italic"/>
    </style:style>
    <style:style style:name="P262" style:family="paragraph" style:parent-style-name="Text_20_body">
      <style:paragraph-properties fo:text-align="center" style:justify-single-word="false" fo:padding="0cm" fo:border="none" style:shadow="none" style:join-border="false"/>
      <style:text-properties fo:language="ru" fo:country="RU" fo:font-style="italic" officeooo:rsid="02c9b7fd" officeooo:paragraph-rsid="02c9b7fd" fo:background-color="transparent" style:font-style-asian="italic" style:font-style-complex="italic"/>
    </style:style>
    <style:style style:name="P263" style:family="paragraph" style:parent-style-name="Text_20_body">
      <style:paragraph-properties fo:text-align="justify" style:justify-single-word="false" fo:padding="0cm" fo:border="none" style:shadow="none" style:join-border="false"/>
      <style:text-properties fo:language="ru" fo:country="RU" fo:font-style="italic" officeooo:rsid="02d41e0e" officeooo:paragraph-rsid="02cf0b96" fo:background-color="transparent" style:font-style-asian="italic" style:font-style-complex="italic"/>
    </style:style>
    <style:style style:name="P264" style:family="paragraph" style:parent-style-name="Text_20_body">
      <style:paragraph-properties fo:text-align="justify" style:justify-single-word="false" fo:padding="0cm" fo:border="none" style:shadow="none" style:join-border="false"/>
      <style:text-properties fo:background-color="#00ccff"/>
    </style:style>
    <style:style style:name="P265" style:family="paragraph" style:parent-style-name="Text_20_body">
      <style:paragraph-properties fo:text-align="justify" style:justify-single-word="false" fo:padding="0cm" fo:border="none" style:shadow="none" style:join-border="false"/>
      <style:text-properties fo:background-color="#ffffff"/>
    </style:style>
    <style:style style:name="P266" style:family="paragraph" style:parent-style-name="Text_20_body">
      <style:paragraph-properties fo:text-align="justify" style:justify-single-word="false" fo:padding="0cm" fo:border="none" style:shadow="none" style:join-border="false"/>
      <style:text-properties officeooo:rsid="0060b5af" officeooo:paragraph-rsid="007caa21"/>
    </style:style>
    <style:style style:name="P267" style:family="paragraph" style:parent-style-name="Text_20_body">
      <style:paragraph-properties fo:text-align="justify" style:justify-single-word="false" fo:padding="0cm" fo:border="none" style:shadow="none" style:join-border="false"/>
      <style:text-properties officeooo:rsid="0062ad45" officeooo:paragraph-rsid="007caa21"/>
    </style:style>
    <style:style style:name="P268" style:family="paragraph" style:parent-style-name="Text_20_body">
      <style:paragraph-properties fo:text-align="justify" style:justify-single-word="false" fo:padding="0cm" fo:border="none" style:shadow="none" style:join-border="false"/>
      <style:text-properties officeooo:rsid="00690835" officeooo:paragraph-rsid="007caa21"/>
    </style:style>
    <style:style style:name="P269" style:family="paragraph" style:parent-style-name="Text_20_body">
      <style:paragraph-properties fo:text-align="justify" style:justify-single-word="false" fo:padding="0cm" fo:border="none" style:shadow="none" style:join-border="false"/>
      <style:text-properties officeooo:rsid="006afcfa" officeooo:paragraph-rsid="007caa21"/>
    </style:style>
    <style:style style:name="P270" style:family="paragraph" style:parent-style-name="Text_20_body">
      <style:paragraph-properties fo:text-align="justify" style:justify-single-word="false" fo:padding="0cm" fo:border="none" style:shadow="none" style:join-border="false"/>
      <style:text-properties officeooo:rsid="00781539" officeooo:paragraph-rsid="007caa21"/>
    </style:style>
    <style:style style:name="P271" style:family="paragraph" style:parent-style-name="Text_20_body">
      <style:paragraph-properties fo:text-align="justify" style:justify-single-word="false" fo:padding="0cm" fo:border="none" style:shadow="none" style:join-border="false"/>
      <style:text-properties officeooo:rsid="0066826b" officeooo:paragraph-rsid="007caa21"/>
    </style:style>
    <style:style style:name="P272" style:family="paragraph" style:parent-style-name="Text_20_body">
      <style:paragraph-properties fo:text-align="justify" style:justify-single-word="false" fo:padding="0cm" fo:border="none" style:shadow="none" style:join-border="false"/>
      <style:text-properties officeooo:rsid="00675eee" officeooo:paragraph-rsid="007caa21"/>
    </style:style>
    <style:style style:name="P273" style:family="paragraph" style:parent-style-name="Text_20_body">
      <style:paragraph-properties fo:text-align="justify" style:justify-single-word="false" fo:padding="0cm" fo:border="none" style:shadow="none" style:join-border="false"/>
      <style:text-properties officeooo:rsid="0079f069" officeooo:paragraph-rsid="007caa21"/>
    </style:style>
    <style:style style:name="P274" style:family="paragraph" style:parent-style-name="Text_20_body">
      <style:paragraph-properties fo:text-align="justify" style:justify-single-word="false" fo:padding="0cm" fo:border="none" style:shadow="none" style:join-border="false"/>
      <style:text-properties officeooo:rsid="0081fa11" officeooo:paragraph-rsid="0081fa11"/>
    </style:style>
    <style:style style:name="P275" style:family="paragraph" style:parent-style-name="Text_20_body">
      <style:paragraph-properties fo:text-align="justify" style:justify-single-word="false" fo:padding="0cm" fo:border="none" style:shadow="none" style:join-border="false"/>
      <style:text-properties officeooo:rsid="008357ff" officeooo:paragraph-rsid="008357ff"/>
    </style:style>
    <style:style style:name="P276" style:family="paragraph" style:parent-style-name="Text_20_body">
      <style:paragraph-properties fo:text-align="justify" style:justify-single-word="false" fo:padding="0cm" fo:border="none" style:shadow="none" style:join-border="false"/>
      <style:text-properties officeooo:rsid="008357ff" officeooo:paragraph-rsid="0086e4da"/>
    </style:style>
    <style:style style:name="P277" style:family="paragraph" style:parent-style-name="Text_20_body">
      <style:paragraph-properties fo:text-align="justify" style:justify-single-word="false" fo:padding="0cm" fo:border="none" style:shadow="none" style:join-border="false"/>
      <style:text-properties officeooo:rsid="008357ff" officeooo:paragraph-rsid="0094bdfe"/>
    </style:style>
    <style:style style:name="P278" style:family="paragraph" style:parent-style-name="Text_20_body">
      <style:paragraph-properties fo:text-align="justify" style:justify-single-word="false" fo:padding="0cm" fo:border="none" style:shadow="none" style:join-border="false"/>
      <style:text-properties officeooo:rsid="008b29d7" officeooo:paragraph-rsid="008bb206"/>
    </style:style>
    <style:style style:name="P279" style:family="paragraph" style:parent-style-name="Text_20_body">
      <style:paragraph-properties fo:text-align="justify" style:justify-single-word="false" fo:padding="0cm" fo:border="none" style:shadow="none" style:join-border="false"/>
      <style:text-properties officeooo:rsid="009673e6" officeooo:paragraph-rsid="009673e6"/>
    </style:style>
    <style:style style:name="P280" style:family="paragraph" style:parent-style-name="Text_20_body">
      <style:paragraph-properties fo:text-align="justify" style:justify-single-word="false" fo:padding="0cm" fo:border="none" style:shadow="none" style:join-border="false"/>
      <style:text-properties officeooo:rsid="0086e4da" officeooo:paragraph-rsid="0086e4da"/>
    </style:style>
    <style:style style:name="P281" style:family="paragraph" style:parent-style-name="Text_20_body">
      <style:paragraph-properties fo:text-align="justify" style:justify-single-word="false" fo:padding="0cm" fo:border="none" style:shadow="none" style:join-border="false"/>
      <style:text-properties officeooo:rsid="0084ae52" officeooo:paragraph-rsid="0099b4ef"/>
    </style:style>
    <style:style style:name="P282" style:family="paragraph" style:parent-style-name="Text_20_body">
      <style:paragraph-properties fo:text-align="justify" style:justify-single-word="false" fo:padding="0cm" fo:border="none" style:shadow="none" style:join-border="false"/>
      <style:text-properties officeooo:rsid="009ce832" officeooo:paragraph-rsid="009ce832"/>
    </style:style>
    <style:style style:name="P283" style:family="paragraph" style:parent-style-name="Text_20_body">
      <style:paragraph-properties fo:text-align="justify" style:justify-single-word="false" fo:padding="0cm" fo:border="none" style:shadow="none" style:join-border="false"/>
      <style:text-properties officeooo:rsid="009ce832" officeooo:paragraph-rsid="00a06c7e"/>
    </style:style>
    <style:style style:name="P284" style:family="paragraph" style:parent-style-name="Text_20_body">
      <style:paragraph-properties fo:text-align="justify" style:justify-single-word="false" fo:padding="0cm" fo:border="none" style:shadow="none" style:join-border="false"/>
      <style:text-properties officeooo:rsid="00a256da" officeooo:paragraph-rsid="00a256da"/>
    </style:style>
    <style:style style:name="P285" style:family="paragraph" style:parent-style-name="Text_20_body">
      <style:paragraph-properties fo:text-align="justify" style:justify-single-word="false" fo:padding="0cm" fo:border="none" style:shadow="none" style:join-border="false"/>
      <style:text-properties officeooo:rsid="00a256da" officeooo:paragraph-rsid="00a7416b"/>
    </style:style>
    <style:style style:name="P286" style:family="paragraph" style:parent-style-name="Text_20_body">
      <style:paragraph-properties fo:text-align="justify" style:justify-single-word="false" fo:padding="0cm" fo:border="none" style:shadow="none" style:join-border="false"/>
      <style:text-properties officeooo:rsid="00a256da" officeooo:paragraph-rsid="00e7c8b7"/>
    </style:style>
    <style:style style:name="P287" style:family="paragraph" style:parent-style-name="Text_20_body">
      <style:paragraph-properties fo:text-align="justify" style:justify-single-word="false" fo:padding="0cm" fo:border="none" style:shadow="none" style:join-border="false"/>
      <style:text-properties officeooo:rsid="00aa803e" officeooo:paragraph-rsid="00aa803e"/>
    </style:style>
    <style:style style:name="P288" style:family="paragraph" style:parent-style-name="Text_20_body">
      <style:paragraph-properties fo:text-align="justify" style:justify-single-word="false" fo:padding="0cm" fo:border="none" style:shadow="none" style:join-border="false"/>
      <style:text-properties officeooo:rsid="00ad5100" officeooo:paragraph-rsid="00ad5100"/>
    </style:style>
    <style:style style:name="P289" style:family="paragraph" style:parent-style-name="Text_20_body">
      <style:paragraph-properties fo:text-align="justify" style:justify-single-word="false" fo:padding="0cm" fo:border="none" style:shadow="none" style:join-border="false"/>
      <style:text-properties officeooo:rsid="00aed1f1" officeooo:paragraph-rsid="00aed1f1"/>
    </style:style>
    <style:style style:name="P290" style:family="paragraph" style:parent-style-name="Text_20_body">
      <style:paragraph-properties fo:text-align="justify" style:justify-single-word="false" fo:padding="0cm" fo:border="none" style:shadow="none" style:join-border="false"/>
      <style:text-properties officeooo:rsid="00b059ee" officeooo:paragraph-rsid="00b059ee"/>
    </style:style>
    <style:style style:name="P291" style:family="paragraph" style:parent-style-name="Text_20_body">
      <style:paragraph-properties fo:text-align="justify" style:justify-single-word="false" fo:padding="0cm" fo:border="none" style:shadow="none" style:join-border="false"/>
      <style:text-properties officeooo:rsid="00b059ee" officeooo:paragraph-rsid="00b151ed"/>
    </style:style>
    <style:style style:name="P292" style:family="paragraph" style:parent-style-name="Text_20_body">
      <style:paragraph-properties fo:text-align="justify" style:justify-single-word="false" fo:padding="0cm" fo:border="none" style:shadow="none" style:join-border="false"/>
      <style:text-properties officeooo:rsid="00b46caf" officeooo:paragraph-rsid="00b46caf"/>
    </style:style>
    <style:style style:name="P293" style:family="paragraph" style:parent-style-name="Text_20_body">
      <style:paragraph-properties fo:text-align="justify" style:justify-single-word="false" fo:padding="0cm" fo:border="none" style:shadow="none" style:join-border="false"/>
      <style:text-properties officeooo:rsid="00bae8b0" officeooo:paragraph-rsid="00bae8b0"/>
    </style:style>
    <style:style style:name="P294" style:family="paragraph" style:parent-style-name="Text_20_body">
      <style:paragraph-properties fo:text-align="justify" style:justify-single-word="false" fo:padding="0cm" fo:border="none" style:shadow="none" style:join-border="false"/>
      <style:text-properties officeooo:rsid="00baf1d2" officeooo:paragraph-rsid="00baf1d2"/>
    </style:style>
    <style:style style:name="P295" style:family="paragraph" style:parent-style-name="Text_20_body">
      <style:paragraph-properties fo:text-align="justify" style:justify-single-word="false" fo:padding="0cm" fo:border="none" style:shadow="none" style:join-border="false"/>
      <style:text-properties officeooo:rsid="00baf1d2" officeooo:paragraph-rsid="00e543f6"/>
    </style:style>
    <style:style style:name="P296" style:family="paragraph" style:parent-style-name="Text_20_body">
      <style:paragraph-properties fo:text-align="justify" style:justify-single-word="false" fo:padding="0cm" fo:border="none" style:shadow="none" style:join-border="false"/>
      <style:text-properties officeooo:rsid="00bd68b4" officeooo:paragraph-rsid="00bd68b4"/>
    </style:style>
    <style:style style:name="P297" style:family="paragraph" style:parent-style-name="Text_20_body">
      <style:paragraph-properties fo:text-align="justify" style:justify-single-word="false" fo:padding="0cm" fo:border="none" style:shadow="none" style:join-border="false"/>
      <style:text-properties officeooo:rsid="00bd68b4" officeooo:paragraph-rsid="0157bf78"/>
    </style:style>
    <style:style style:name="P298" style:family="paragraph" style:parent-style-name="Text_20_body">
      <style:paragraph-properties fo:text-align="justify" style:justify-single-word="false" fo:padding="0cm" fo:border="none" style:shadow="none" style:join-border="false"/>
      <style:text-properties officeooo:rsid="00c4ccb0" officeooo:paragraph-rsid="00c4ccb0"/>
    </style:style>
    <style:style style:name="P299" style:family="paragraph" style:parent-style-name="Text_20_body">
      <style:paragraph-properties fo:text-align="justify" style:justify-single-word="false" fo:padding="0cm" fo:border="none" style:shadow="none" style:join-border="false"/>
      <style:text-properties officeooo:rsid="00c70faa" officeooo:paragraph-rsid="00c70faa"/>
    </style:style>
    <style:style style:name="P300" style:family="paragraph" style:parent-style-name="Text_20_body">
      <style:paragraph-properties fo:text-align="justify" style:justify-single-word="false" fo:padding="0cm" fo:border="none" style:shadow="none" style:join-border="false"/>
      <style:text-properties officeooo:rsid="00caf17d" officeooo:paragraph-rsid="00cfba8f"/>
    </style:style>
    <style:style style:name="P301" style:family="paragraph" style:parent-style-name="Text_20_body">
      <style:paragraph-properties fo:text-align="justify" style:justify-single-word="false" fo:padding="0cm" fo:border="none" style:shadow="none" style:join-border="false"/>
      <style:text-properties officeooo:rsid="00d2f8d8" officeooo:paragraph-rsid="00d2f8d8"/>
    </style:style>
    <style:style style:name="P302" style:family="paragraph" style:parent-style-name="Text_20_body">
      <style:paragraph-properties fo:text-align="justify" style:justify-single-word="false" fo:padding="0cm" fo:border="none" style:shadow="none" style:join-border="false"/>
      <style:text-properties officeooo:rsid="00d44ffb" officeooo:paragraph-rsid="00d44ffb"/>
    </style:style>
    <style:style style:name="P303" style:family="paragraph" style:parent-style-name="Text_20_body">
      <style:paragraph-properties fo:text-align="justify" style:justify-single-word="false" fo:padding="0cm" fo:border="none" style:shadow="none" style:join-border="false"/>
      <style:text-properties officeooo:rsid="00d44ffb" officeooo:paragraph-rsid="01140b24"/>
    </style:style>
    <style:style style:name="P304" style:family="paragraph" style:parent-style-name="Text_20_body">
      <style:paragraph-properties fo:text-align="justify" style:justify-single-word="false" fo:padding="0cm" fo:border="none" style:shadow="none" style:join-border="false"/>
      <style:text-properties officeooo:rsid="00a06c7e" officeooo:paragraph-rsid="00a06c7e"/>
    </style:style>
    <style:style style:name="P305" style:family="paragraph" style:parent-style-name="Text_20_body">
      <style:paragraph-properties fo:text-align="justify" style:justify-single-word="false" fo:padding="0cm" fo:border="none" style:shadow="none" style:join-border="false"/>
      <style:text-properties officeooo:rsid="00cebabf" officeooo:paragraph-rsid="00cfba8f"/>
    </style:style>
    <style:style style:name="P306" style:family="paragraph" style:parent-style-name="Text_20_body">
      <style:paragraph-properties fo:text-align="justify" style:justify-single-word="false" fo:padding="0cm" fo:border="none" style:shadow="none" style:join-border="false"/>
      <style:text-properties officeooo:rsid="00cfba8f" officeooo:paragraph-rsid="00d82149"/>
    </style:style>
    <style:style style:name="P307" style:family="paragraph" style:parent-style-name="Text_20_body">
      <style:paragraph-properties fo:text-align="justify" style:justify-single-word="false" fo:padding="0cm" fo:border="none" style:shadow="none" style:join-border="false"/>
      <style:text-properties officeooo:rsid="00d9fbd7" officeooo:paragraph-rsid="00d9fbd7"/>
    </style:style>
    <style:style style:name="P308" style:family="paragraph" style:parent-style-name="Text_20_body">
      <style:paragraph-properties fo:text-align="justify" style:justify-single-word="false" fo:padding="0cm" fo:border="none" style:shadow="none" style:join-border="false"/>
      <style:text-properties officeooo:rsid="00d9fbd7" officeooo:paragraph-rsid="00f5fdf4"/>
    </style:style>
    <style:style style:name="P309" style:family="paragraph" style:parent-style-name="Text_20_body">
      <style:paragraph-properties fo:text-align="justify" style:justify-single-word="false" fo:padding="0cm" fo:border="none" style:shadow="none" style:join-border="false"/>
      <style:text-properties officeooo:rsid="00dcd60f" officeooo:paragraph-rsid="00dcd60f"/>
    </style:style>
    <style:style style:name="P310" style:family="paragraph" style:parent-style-name="Text_20_body">
      <style:paragraph-properties fo:text-align="justify" style:justify-single-word="false" fo:padding="0cm" fo:border="none" style:shadow="none" style:join-border="false"/>
      <style:text-properties officeooo:rsid="00dcd60f" officeooo:paragraph-rsid="0123161d"/>
    </style:style>
    <style:style style:name="P311" style:family="paragraph" style:parent-style-name="Text_20_body">
      <style:paragraph-properties fo:text-align="justify" style:justify-single-word="false" fo:padding="0cm" fo:border="none" style:shadow="none" style:join-border="false"/>
      <style:text-properties officeooo:rsid="00ab5403" officeooo:paragraph-rsid="00ab5403"/>
    </style:style>
    <style:style style:name="P312" style:family="paragraph" style:parent-style-name="Text_20_body">
      <style:paragraph-properties fo:text-align="justify" style:justify-single-word="false" fo:padding="0cm" fo:border="none" style:shadow="none" style:join-border="false"/>
      <style:text-properties officeooo:rsid="00d66348" officeooo:paragraph-rsid="00d82149"/>
    </style:style>
    <style:style style:name="P313" style:family="paragraph" style:parent-style-name="Text_20_body">
      <style:paragraph-properties fo:text-align="justify" style:justify-single-word="false" fo:padding="0cm" fo:border="none" style:shadow="none" style:join-border="false"/>
      <style:text-properties officeooo:rsid="00dbb737" officeooo:paragraph-rsid="00dbb737"/>
    </style:style>
    <style:style style:name="P314" style:family="paragraph" style:parent-style-name="Text_20_body">
      <style:paragraph-properties fo:text-align="justify" style:justify-single-word="false" fo:padding="0cm" fo:border="none" style:shadow="none" style:join-border="false"/>
      <style:text-properties officeooo:rsid="00da41ef" officeooo:paragraph-rsid="00ebf0be"/>
    </style:style>
    <style:style style:name="P315" style:family="paragraph" style:parent-style-name="Text_20_body">
      <style:paragraph-properties fo:text-align="justify" style:justify-single-word="false" fo:padding="0cm" fo:border="none" style:shadow="none" style:join-border="false"/>
      <style:text-properties officeooo:rsid="00da41ef" officeooo:paragraph-rsid="00ee66fa"/>
    </style:style>
    <style:style style:name="P316" style:family="paragraph" style:parent-style-name="Text_20_body">
      <style:paragraph-properties fo:text-align="justify" style:justify-single-word="false" fo:padding="0cm" fo:border="none" style:shadow="none" style:join-border="false"/>
      <style:text-properties officeooo:rsid="00ed8acd" officeooo:paragraph-rsid="00f5173d"/>
    </style:style>
    <style:style style:name="P317" style:family="paragraph" style:parent-style-name="Text_20_body">
      <style:paragraph-properties fo:text-align="justify" style:justify-single-word="false" fo:padding="0cm" fo:border="none" style:shadow="none" style:join-border="false"/>
      <style:text-properties officeooo:rsid="00ed8acd" officeooo:paragraph-rsid="010ee55a"/>
    </style:style>
    <style:style style:name="P318" style:family="paragraph" style:parent-style-name="Text_20_body">
      <style:paragraph-properties fo:text-align="justify" style:justify-single-word="false" fo:padding="0cm" fo:border="none" style:shadow="none" style:join-border="false"/>
      <style:text-properties officeooo:rsid="00f5173d" officeooo:paragraph-rsid="00f5173d"/>
    </style:style>
    <style:style style:name="P319" style:family="paragraph" style:parent-style-name="Text_20_body">
      <style:paragraph-properties fo:text-align="justify" style:justify-single-word="false" fo:padding="0cm" fo:border="none" style:shadow="none" style:join-border="false"/>
      <style:text-properties officeooo:rsid="00fe743f" officeooo:paragraph-rsid="00fe743f"/>
    </style:style>
    <style:style style:name="P320" style:family="paragraph" style:parent-style-name="Text_20_body">
      <style:paragraph-properties fo:text-align="justify" style:justify-single-word="false" fo:padding="0cm" fo:border="none" style:shadow="none" style:join-border="false"/>
      <style:text-properties officeooo:rsid="00ff3d49" officeooo:paragraph-rsid="00ff3d49"/>
    </style:style>
    <style:style style:name="P321" style:family="paragraph" style:parent-style-name="Text_20_body">
      <style:paragraph-properties fo:text-align="justify" style:justify-single-word="false" fo:padding="0cm" fo:border="none" style:shadow="none" style:join-border="false"/>
      <style:text-properties officeooo:rsid="01012748" officeooo:paragraph-rsid="01012748"/>
    </style:style>
    <style:style style:name="P322" style:family="paragraph" style:parent-style-name="Text_20_body">
      <style:paragraph-properties fo:text-align="justify" style:justify-single-word="false" fo:padding="0cm" fo:border="none" style:shadow="none" style:join-border="false"/>
      <style:text-properties officeooo:rsid="00c0d362" officeooo:paragraph-rsid="01140b24"/>
    </style:style>
    <style:style style:name="P323" style:family="paragraph" style:parent-style-name="Text_20_body">
      <style:paragraph-properties fo:text-align="justify" style:justify-single-word="false" fo:padding="0cm" fo:border="none" style:shadow="none" style:join-border="false"/>
      <style:text-properties officeooo:rsid="00dfc7f5" officeooo:paragraph-rsid="01140b24"/>
    </style:style>
    <style:style style:name="P324" style:family="paragraph" style:parent-style-name="Text_20_body">
      <style:paragraph-properties fo:text-align="justify" style:justify-single-word="false" fo:padding="0cm" fo:border="none" style:shadow="none" style:join-border="false"/>
      <style:text-properties officeooo:rsid="01140b24" officeooo:paragraph-rsid="01140b24"/>
    </style:style>
    <style:style style:name="P325" style:family="paragraph" style:parent-style-name="Text_20_body">
      <style:paragraph-properties fo:text-align="justify" style:justify-single-word="false" fo:padding="0cm" fo:border="none" style:shadow="none" style:join-border="false"/>
      <style:text-properties officeooo:rsid="01140b24" officeooo:paragraph-rsid="0123161d"/>
    </style:style>
    <style:style style:name="P326" style:family="paragraph" style:parent-style-name="Text_20_body">
      <style:paragraph-properties fo:text-align="justify" style:justify-single-word="false" fo:padding="0cm" fo:border="none" style:shadow="none" style:join-border="false"/>
      <style:text-properties officeooo:rsid="0114daa7" officeooo:paragraph-rsid="0114daa7"/>
    </style:style>
    <style:style style:name="P327" style:family="paragraph" style:parent-style-name="Text_20_body">
      <style:paragraph-properties fo:text-align="justify" style:justify-single-word="false" fo:padding="0cm" fo:border="none" style:shadow="none" style:join-border="false"/>
      <style:text-properties officeooo:rsid="01158913" officeooo:paragraph-rsid="01158913"/>
    </style:style>
    <style:style style:name="P328" style:family="paragraph" style:parent-style-name="Text_20_body">
      <style:paragraph-properties fo:text-align="justify" style:justify-single-word="false" fo:padding="0cm" fo:border="none" style:shadow="none" style:join-border="false"/>
      <style:text-properties fo:color="#0000ff"/>
    </style:style>
    <style:style style:name="P329" style:family="paragraph" style:parent-style-name="Text_20_body">
      <style:paragraph-properties fo:text-align="justify" style:justify-single-word="false" fo:padding="0cm" fo:border="none" style:shadow="none" style:join-border="false"/>
      <style:text-properties fo:color="#0000ff" officeooo:rsid="0118c72c" officeooo:paragraph-rsid="0118c72c"/>
    </style:style>
    <style:style style:name="P330" style:family="paragraph" style:parent-style-name="Text_20_body">
      <style:paragraph-properties fo:text-align="justify" style:justify-single-word="false" fo:padding="0cm" fo:border="none" style:shadow="none" style:join-border="false"/>
      <style:text-properties officeooo:rsid="011dca1f" officeooo:paragraph-rsid="011f5973"/>
    </style:style>
    <style:style style:name="P331" style:family="paragraph" style:parent-style-name="Text_20_body">
      <style:paragraph-properties fo:text-align="justify" style:justify-single-word="false" fo:padding="0cm" fo:border="none" style:shadow="none" style:join-border="false"/>
      <style:text-properties officeooo:rsid="0119a128" officeooo:paragraph-rsid="011a42d5"/>
    </style:style>
    <style:style style:name="P332" style:family="paragraph" style:parent-style-name="Text_20_body">
      <style:paragraph-properties fo:text-align="justify" style:justify-single-word="false" fo:padding="0cm" fo:border="none" style:shadow="none" style:join-border="false"/>
      <style:text-properties officeooo:rsid="01274d01" officeooo:paragraph-rsid="01274d01"/>
    </style:style>
    <style:style style:name="P333" style:family="paragraph" style:parent-style-name="Text_20_body">
      <style:paragraph-properties fo:text-align="justify" style:justify-single-word="false" fo:padding="0cm" fo:border="none" style:shadow="none" style:join-border="false"/>
      <style:text-properties officeooo:rsid="012896c2" officeooo:paragraph-rsid="012896c2"/>
    </style:style>
    <style:style style:name="P334" style:family="paragraph" style:parent-style-name="Text_20_body">
      <style:paragraph-properties fo:text-align="justify" style:justify-single-word="false" fo:padding="0cm" fo:border="none" style:shadow="none" style:join-border="false"/>
      <style:text-properties officeooo:rsid="012f2790" officeooo:paragraph-rsid="012f2790"/>
    </style:style>
    <style:style style:name="P335" style:family="paragraph" style:parent-style-name="Text_20_body">
      <style:paragraph-properties fo:text-align="justify" style:justify-single-word="false" fo:padding="0cm" fo:border="none" style:shadow="none" style:join-border="false"/>
      <style:text-properties officeooo:rsid="012f2790" officeooo:paragraph-rsid="01347adb"/>
    </style:style>
    <style:style style:name="P336" style:family="paragraph" style:parent-style-name="Text_20_body">
      <style:paragraph-properties fo:text-align="justify" style:justify-single-word="false" fo:padding="0cm" fo:border="none" style:shadow="none" style:join-border="false"/>
      <style:text-properties officeooo:rsid="0131084f" officeooo:paragraph-rsid="0131084f"/>
    </style:style>
    <style:style style:name="P337" style:family="paragraph" style:parent-style-name="Text_20_body">
      <style:paragraph-properties fo:text-align="justify" style:justify-single-word="false" fo:padding="0cm" fo:border="none" style:shadow="none" style:join-border="false"/>
      <style:text-properties officeooo:rsid="011af99f" officeooo:paragraph-rsid="011c5a7e"/>
    </style:style>
    <style:style style:name="P338" style:family="paragraph" style:parent-style-name="Text_20_body">
      <style:paragraph-properties fo:text-align="justify" style:justify-single-word="false" fo:padding="0cm" fo:border="none" style:shadow="none" style:join-border="false"/>
      <style:text-properties officeooo:rsid="01347adb" officeooo:paragraph-rsid="01347adb"/>
    </style:style>
    <style:style style:name="P339" style:family="paragraph" style:parent-style-name="Text_20_body">
      <style:paragraph-properties fo:text-align="justify" style:justify-single-word="false" fo:padding="0cm" fo:border="none" style:shadow="none" style:join-border="false"/>
      <style:text-properties officeooo:rsid="013aa7af" officeooo:paragraph-rsid="013aa7af"/>
    </style:style>
    <style:style style:name="P340" style:family="paragraph" style:parent-style-name="Text_20_body">
      <style:paragraph-properties fo:text-align="justify" style:justify-single-word="false" fo:padding="0cm" fo:border="none" style:shadow="none" style:join-border="false"/>
      <style:text-properties officeooo:rsid="013c486d" officeooo:paragraph-rsid="013c486d"/>
    </style:style>
    <style:style style:name="P341" style:family="paragraph" style:parent-style-name="Text_20_body">
      <style:paragraph-properties fo:text-align="justify" style:justify-single-word="false" fo:padding="0cm" fo:border="none" style:shadow="none" style:join-border="false"/>
      <style:text-properties officeooo:rsid="013db0fd" officeooo:paragraph-rsid="013db0fd"/>
    </style:style>
    <style:style style:name="P342" style:family="paragraph" style:parent-style-name="Text_20_body">
      <style:paragraph-properties fo:text-align="justify" style:justify-single-word="false" fo:padding="0cm" fo:border="none" style:shadow="none" style:join-border="false"/>
      <style:text-properties officeooo:rsid="013dea79" officeooo:paragraph-rsid="013dea79"/>
    </style:style>
    <style:style style:name="P343" style:family="paragraph" style:parent-style-name="Text_20_body">
      <style:paragraph-properties fo:text-align="justify" style:justify-single-word="false" fo:padding="0cm" fo:border="none" style:shadow="none" style:join-border="false"/>
      <style:text-properties officeooo:rsid="01427033" officeooo:paragraph-rsid="01427033"/>
    </style:style>
    <style:style style:name="P344" style:family="paragraph" style:parent-style-name="Text_20_body">
      <style:paragraph-properties fo:text-align="justify" style:justify-single-word="false" fo:padding="0cm" fo:border="none" style:shadow="none" style:join-border="false"/>
      <style:text-properties officeooo:rsid="014a7b77" officeooo:paragraph-rsid="014a7b77"/>
    </style:style>
    <style:style style:name="P345" style:family="paragraph" style:parent-style-name="Text_20_body">
      <style:paragraph-properties fo:text-align="justify" style:justify-single-word="false" fo:padding="0cm" fo:border="none" style:shadow="none" style:join-border="false"/>
      <style:text-properties officeooo:rsid="00de9c77" officeooo:paragraph-rsid="013c486d"/>
    </style:style>
    <style:style style:name="P346" style:family="paragraph" style:parent-style-name="Text_20_body">
      <style:paragraph-properties fo:text-align="justify" style:justify-single-word="false" fo:padding="0cm" fo:border="none" style:shadow="none" style:join-border="false"/>
      <style:text-properties officeooo:rsid="014f8123" officeooo:paragraph-rsid="014fd7ee"/>
    </style:style>
    <style:style style:name="P347" style:family="paragraph" style:parent-style-name="Text_20_body">
      <style:paragraph-properties fo:text-align="justify" style:justify-single-word="false" fo:padding="0cm" fo:border="none" style:shadow="none" style:join-border="false"/>
      <style:text-properties officeooo:rsid="014fd7ee" officeooo:paragraph-rsid="014fd7ee"/>
    </style:style>
    <style:style style:name="P348" style:family="paragraph" style:parent-style-name="Text_20_body">
      <style:paragraph-properties fo:text-align="justify" style:justify-single-word="false" fo:padding="0cm" fo:border="none" style:shadow="none" style:join-border="false"/>
      <style:text-properties officeooo:rsid="01517c47" officeooo:paragraph-rsid="01517c47"/>
    </style:style>
    <style:style style:name="P349" style:family="paragraph" style:parent-style-name="Text_20_body">
      <style:paragraph-properties fo:text-align="justify" style:justify-single-word="false" fo:padding="0cm" fo:border="none" style:shadow="none" style:join-border="false"/>
      <style:text-properties officeooo:rsid="0155c7ba" officeooo:paragraph-rsid="0155c7ba"/>
    </style:style>
    <style:style style:name="P350" style:family="paragraph" style:parent-style-name="Text_20_body">
      <style:paragraph-properties fo:text-align="justify" style:justify-single-word="false" fo:padding="0cm" fo:border="none" style:shadow="none" style:join-border="false"/>
      <style:text-properties officeooo:rsid="01561143" officeooo:paragraph-rsid="01561143"/>
    </style:style>
    <style:style style:name="P351" style:family="paragraph" style:parent-style-name="Text_20_body">
      <style:paragraph-properties fo:text-align="justify" style:justify-single-word="false" fo:padding="0cm" fo:border="none" style:shadow="none" style:join-border="false"/>
      <style:text-properties officeooo:rsid="01664ba8" officeooo:paragraph-rsid="01664ba8"/>
    </style:style>
    <style:style style:name="P352" style:family="paragraph" style:parent-style-name="Text_20_body">
      <style:paragraph-properties fo:text-align="justify" style:justify-single-word="false" fo:padding="0cm" fo:border="none" style:shadow="none" style:join-border="false"/>
      <style:text-properties officeooo:rsid="0157bf78" officeooo:paragraph-rsid="0157bf78"/>
    </style:style>
    <style:style style:name="P353" style:family="paragraph" style:parent-style-name="Text_20_body">
      <style:paragraph-properties fo:text-align="justify" style:justify-single-word="false" fo:padding="0cm" fo:border="none" style:shadow="none" style:join-border="false"/>
      <style:text-properties officeooo:rsid="01771d7d" officeooo:paragraph-rsid="01771d7d"/>
    </style:style>
    <style:style style:name="P354" style:family="paragraph" style:parent-style-name="Text_20_body">
      <style:paragraph-properties fo:text-align="justify" style:justify-single-word="false" fo:padding="0cm" fo:border="none" style:shadow="none" style:join-border="false"/>
      <style:text-properties officeooo:rsid="01782681" officeooo:paragraph-rsid="01782681"/>
    </style:style>
    <style:style style:name="P355" style:family="paragraph" style:parent-style-name="Text_20_body">
      <style:paragraph-properties fo:text-align="justify" style:justify-single-word="false" fo:padding="0cm" fo:border="none" style:shadow="none" style:join-border="false"/>
      <style:text-properties officeooo:rsid="01782681" officeooo:paragraph-rsid="01798467"/>
    </style:style>
    <style:style style:name="P356" style:family="paragraph" style:parent-style-name="Text_20_body">
      <style:paragraph-properties fo:text-align="justify" style:justify-single-word="false" fo:padding="0cm" fo:border="none" style:shadow="none" style:join-border="false"/>
      <style:text-properties officeooo:rsid="01cd27fe" officeooo:paragraph-rsid="01cd27fe"/>
    </style:style>
    <style:style style:name="P357" style:family="paragraph" style:parent-style-name="Text_20_body">
      <style:paragraph-properties fo:text-align="justify" style:justify-single-word="false" fo:padding="0cm" fo:border="none" style:shadow="none" style:join-border="false"/>
      <style:text-properties officeooo:rsid="027cc76d" officeooo:paragraph-rsid="027cc76d"/>
    </style:style>
    <style:style style:name="P358" style:family="paragraph" style:parent-style-name="Text_20_body">
      <style:paragraph-properties fo:margin-left="0cm" fo:margin-right="0cm" fo:text-align="justify" style:justify-single-word="false" fo:text-indent="0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59" style:family="paragraph" style:parent-style-name="Text_20_body">
      <style:paragraph-properties fo:margin-left="0cm" fo:margin-right="0cm" fo:text-align="justify" style:justify-single-word="false" fo:text-indent="0cm" style:auto-text-indent="false" fo:padding="0cm" fo:border="none" style:shadow="none" style:join-border="false"/>
    </style:style>
    <style:style style:name="P360" style:family="paragraph" style:parent-style-name="Text_20_body">
      <style:paragraph-properties fo:text-align="justify" style:justify-single-word="false" style:border-line-width-bottom="0.012cm 0.012cm 0.012cm" fo:padding="0.074cm" fo:border-left="none" fo:border-right="none" fo:border-top="none" fo:border-bottom="1.05pt double #000000" style:shadow="none" style:join-border="false"/>
      <style:text-properties fo:background-color="transparent"/>
    </style:style>
    <style:style style:name="P36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363" style:family="paragraph" style:parent-style-name="Text_20_body">
      <style:paragraph-properties fo:margin-left="0cm" fo:margin-right="0cm" fo:text-align="justify" style:justify-single-word="false" fo:text-indent="0.499cm" style:auto-text-indent="false" fo:padding="0cm"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64" style:family="paragraph" style:parent-style-name="Quotations">
      <style:text-properties officeooo:paragraph-rsid="00fe743f"/>
    </style:style>
    <style:style style:name="P365" style:family="paragraph" style:parent-style-name="Quotations">
      <style:text-properties officeooo:rsid="00fc4b86" officeooo:paragraph-rsid="00fe743f"/>
    </style:style>
    <style:style style:name="P366" style:family="paragraph" style:parent-style-name="Text_20_body">
      <style:paragraph-properties fo:text-align="justify" style:justify-single-word="false" fo:padding="0cm" fo:border="none" style:shadow="none" style:join-border="false"/>
      <style:text-properties fo:font-style="normal" officeooo:paragraph-rsid="03165a69" fo:background-color="transparent" style:font-style-asian="normal" style:font-style-complex="normal"/>
    </style:style>
    <style:style style:name="P367" style:family="paragraph" style:parent-style-name="Text_20_body">
      <style:paragraph-properties fo:text-align="justify" style:justify-single-word="false" fo:padding="0cm" fo:border="none" style:shadow="none" style:join-border="false"/>
      <style:text-properties fo:font-style="normal" officeooo:paragraph-rsid="0314df15" fo:background-color="transparent" style:font-style-asian="normal" style:font-style-complex="normal"/>
    </style:style>
    <style:style style:name="P368" style:family="paragraph" style:parent-style-name="Text_20_body">
      <style:paragraph-properties fo:text-align="justify" style:justify-single-word="false" fo:padding="0cm" fo:border="none" style:shadow="none" style:join-border="false"/>
      <style:text-properties fo:font-style="normal" officeooo:rsid="0318eccd" officeooo:paragraph-rsid="0318eccd" fo:background-color="transparent" style:font-style-asian="normal" style:font-style-complex="normal"/>
    </style:style>
    <style:style style:name="P369" style:family="paragraph" style:parent-style-name="Text_20_body">
      <style:paragraph-properties fo:text-align="justify" style:justify-single-word="false" fo:padding="0cm" fo:border="none" style:shadow="none" style:join-border="false"/>
      <style:text-properties fo:font-style="normal" officeooo:rsid="0318eccd" officeooo:paragraph-rsid="031c2585" fo:background-color="transparent" style:font-style-asian="normal" style:font-style-complex="normal"/>
    </style:style>
    <style:style style:name="P370" style:family="paragraph" style:parent-style-name="Text_20_body">
      <style:paragraph-properties fo:text-align="justify" style:justify-single-word="false" fo:padding="0cm" fo:border="none" style:shadow="none" style:join-border="false"/>
      <style:text-properties fo:font-style="normal" officeooo:rsid="03193569" officeooo:paragraph-rsid="03193569" fo:background-color="transparent" style:font-style-asian="normal" style:font-style-complex="normal"/>
    </style:style>
    <style:style style:name="P371" style:family="paragraph" style:parent-style-name="Text_20_body">
      <style:paragraph-properties fo:text-align="justify" style:justify-single-word="false" fo:padding="0cm" fo:border="none" style:shadow="none" style:join-border="false"/>
      <style:text-properties fo:background-color="transparent"/>
    </style:style>
    <style:style style:name="P372" style:family="paragraph" style:parent-style-name="Text_20_body">
      <style:paragraph-properties fo:text-align="justify" style:justify-single-word="false" fo:padding="0cm" fo:border="none" style:shadow="none" style:join-border="false"/>
      <style:text-properties officeooo:paragraph-rsid="0323ae03" fo:background-color="transparent"/>
    </style:style>
    <style:style style:name="P373" style:family="paragraph" style:parent-style-name="Text_20_body">
      <style:paragraph-properties fo:text-align="justify" style:justify-single-word="false" fo:padding="0cm" fo:border="none" style:shadow="none" style:join-border="false"/>
      <style:text-properties fo:background-color="#ffff00"/>
    </style:style>
    <style:style style:name="P374" style:family="paragraph" style:parent-style-name="Text_20_body">
      <style:paragraph-properties fo:text-align="justify" style:justify-single-word="false" fo:padding="0cm" fo:border="none" style:shadow="none" style:join-border="false"/>
      <style:text-properties officeooo:rsid="0327668f" officeooo:paragraph-rsid="0327668f" fo:background-color="#ffff00"/>
    </style:style>
    <style:style style:name="P375" style:family="paragraph" style:parent-style-name="Text_20_body">
      <style:paragraph-properties fo:text-align="justify" style:justify-single-word="false" fo:padding="0cm" fo:border="none" style:shadow="none" style:join-border="false"/>
      <style:text-properties fo:language="ru" fo:country="RU" fo:font-style="italic" officeooo:rsid="02d1035a" officeooo:paragraph-rsid="02d8a6bf" fo:background-color="#00ccff" style:font-style-asian="italic" style:font-style-complex="italic"/>
    </style:style>
    <style:style style:name="P376" style:family="paragraph" style:parent-style-name="Text_20_body">
      <style:paragraph-properties fo:text-align="justify" style:justify-single-word="false" fo:padding="0cm" fo:border="none" style:shadow="none" style:join-border="false"/>
      <style:text-properties fo:language="ru" fo:country="RU" fo:font-style="italic" officeooo:rsid="02d80aa7" officeooo:paragraph-rsid="032a9753" fo:background-color="transparent" style:font-style-asian="italic" style:font-style-complex="italic"/>
    </style:style>
    <style:style style:name="P377" style:family="paragraph" style:parent-style-name="Text_20_body">
      <style:paragraph-properties fo:text-align="justify" style:justify-single-word="false" fo:padding="0cm" fo:border="none" style:shadow="none" style:join-border="false"/>
      <style:text-properties fo:language="ru" fo:country="RU" fo:font-style="italic" officeooo:rsid="032b574e" officeooo:paragraph-rsid="032b574e" fo:background-color="transparent" style:font-style-asian="italic" style:font-style-complex="italic"/>
    </style:style>
    <style:style style:name="P378" style:family="paragraph" style:parent-style-name="Text_20_body">
      <style:paragraph-properties fo:text-align="justify" style:justify-single-word="false" fo:padding="0cm" fo:border="none" style:shadow="none" style:join-border="false"/>
      <style:text-properties fo:language="ru" fo:country="RU" fo:font-style="italic" officeooo:rsid="032b66ec" officeooo:paragraph-rsid="032b66ec" fo:background-color="transparent" style:font-style-asian="italic" style:font-style-complex="italic"/>
    </style:style>
    <style:style style:name="P379" style:family="paragraph" style:parent-style-name="Text_20_body">
      <style:text-properties officeooo:rsid="025dfaf0" officeooo:paragraph-rsid="025fa479"/>
    </style:style>
    <style:style style:name="P380" style:family="paragraph" style:parent-style-name="Text_20_body">
      <style:text-properties officeooo:rsid="0321c505" officeooo:paragraph-rsid="0321c505"/>
    </style:style>
    <style:style style:name="P381" style:family="paragraph" style:parent-style-name="Heading_20_1">
      <style:paragraph-properties fo:text-align="center" style:justify-single-word="false"/>
    </style:style>
    <style:style style:name="P382" style:family="paragraph" style:parent-style-name="Heading_20_1">
      <style:paragraph-properties fo:text-align="justify" style:justify-single-word="false" fo:padding="0cm" fo:border="none" style:shadow="none" style:join-border="false"/>
      <style:text-properties style:font-name="Liberation Serif" fo:font-size="12pt" style:font-size-asian="12pt" style:font-size-complex="12pt"/>
    </style:style>
    <style:style style:name="P383" style:family="paragraph" style:parent-style-name="Heading_20_2">
      <style:paragraph-properties fo:text-align="center" style:justify-single-word="false"/>
    </style:style>
    <style:style style:name="P384" style:family="paragraph" style:parent-style-name="Heading_20_2">
      <style:paragraph-properties fo:text-align="center" style:justify-single-word="false"/>
      <style:text-properties fo:language="ru" fo:country="RU"/>
    </style:style>
    <style:style style:name="T1" style:family="text">
      <style:text-properties fo:background-color="transparent" loext:char-shading-value="0"/>
    </style:style>
    <style:style style:name="T2" style:family="text">
      <style:text-properties officeooo:rsid="007f2f56" fo:background-color="transparent" loext:char-shading-value="0"/>
    </style:style>
    <style:style style:name="T3" style:family="text">
      <style:text-properties officeooo:rsid="00931c70" fo:background-color="transparent" loext:char-shading-value="0"/>
    </style:style>
    <style:style style:name="T4" style:family="text">
      <style:text-properties officeooo:rsid="009673e6" fo:background-color="transparent" loext:char-shading-value="0"/>
    </style:style>
    <style:style style:name="T5" style:family="text">
      <style:text-properties officeooo:rsid="009b2c4e" fo:background-color="transparent" loext:char-shading-value="0"/>
    </style:style>
    <style:style style:name="T6" style:family="text">
      <style:text-properties fo:font-style="normal" style:font-style-asian="normal" style:font-style-complex="normal"/>
    </style:style>
    <style:style style:name="T7" style:family="text">
      <style:text-properties fo:font-style="normal" officeooo:rsid="001de839" style:font-style-asian="normal" style:font-style-complex="normal"/>
    </style:style>
    <style:style style:name="T8" style:family="text">
      <style:text-properties fo:font-style="normal" fo:background-color="transparent" loext:char-shading-value="0" style:font-style-asian="normal" style:font-style-complex="normal"/>
    </style:style>
    <style:style style:name="T9" style:family="text">
      <style:text-properties fo:background-color="#ffff00" loext:char-shading-value="0"/>
    </style:style>
    <style:style style:name="T10" style:family="text">
      <style:text-properties officeooo:rsid="00096716" fo:background-color="#ffff00" loext:char-shading-value="0"/>
    </style:style>
    <style:style style:name="T11" style:family="text">
      <style:text-properties officeooo:rsid="0094bdfe" fo:background-color="#ffff00" loext:char-shading-value="0"/>
    </style:style>
    <style:style style:name="T12" style:family="text">
      <style:text-properties officeooo:rsid="009673e6" fo:background-color="#ffff00" loext:char-shading-value="0"/>
    </style:style>
    <style:style style:name="T13" style:family="text">
      <style:text-properties officeooo:rsid="00987c42" fo:background-color="#ffff00" loext:char-shading-value="0"/>
    </style:style>
    <style:style style:name="T14" style:family="text">
      <style:text-properties officeooo:rsid="00a335dd" fo:background-color="#ffff00" loext:char-shading-value="0"/>
    </style:style>
    <style:style style:name="T15" style:family="text">
      <style:text-properties officeooo:rsid="00a582bc" fo:background-color="#ffff00" loext:char-shading-value="0"/>
    </style:style>
    <style:style style:name="T16" style:family="text">
      <style:text-properties officeooo:rsid="00ea382e" fo:background-color="#ffff00" loext:char-shading-value="0"/>
    </style:style>
    <style:style style:name="T17" style:family="text">
      <style:text-properties officeooo:rsid="00ebf0be" fo:background-color="#ffff00" loext:char-shading-value="0"/>
    </style:style>
    <style:style style:name="T18" style:family="text">
      <style:text-properties officeooo:rsid="00ee8ade" fo:background-color="#ffff00" loext:char-shading-value="0"/>
    </style:style>
    <style:style style:name="T19" style:family="text">
      <style:text-properties officeooo:rsid="0164b588" fo:background-color="#ffff00" loext:char-shading-value="0"/>
    </style:style>
    <style:style style:name="T20" style:family="text">
      <style:text-properties officeooo:rsid="00dbb737" fo:background-color="#ffff00" loext:char-shading-value="0"/>
    </style:style>
    <style:style style:name="T21" style:family="text">
      <style:text-properties officeooo:rsid="017e51db" fo:background-color="#ffff00" loext:char-shading-value="0"/>
    </style:style>
    <style:style style:name="T22" style:family="text">
      <style:text-properties officeooo:rsid="017e65da" fo:background-color="#ffff00" loext:char-shading-value="0"/>
    </style:style>
    <style:style style:name="T23" style:family="text">
      <style:text-properties officeooo:rsid="01567f6a" fo:background-color="#ffff00" loext:char-shading-value="0"/>
    </style:style>
    <style:style style:name="T24" style:family="text">
      <style:text-properties officeooo:rsid="01782681" fo:background-color="#ffff00" loext:char-shading-value="0"/>
    </style:style>
    <style:style style:name="T25" style:family="text">
      <style:text-properties officeooo:rsid="017c38e5" fo:background-color="#ffff00" loext:char-shading-value="0"/>
    </style:style>
    <style:style style:name="T26" style:family="text">
      <style:text-properties officeooo:rsid="0179c58a" fo:background-color="#ffff00" loext:char-shading-value="0"/>
    </style:style>
    <style:style style:name="T27" style:family="text">
      <style:text-properties officeooo:rsid="0191729f" fo:background-color="#ffff00" loext:char-shading-value="0"/>
    </style:style>
    <style:style style:name="T28" style:family="text">
      <style:text-properties officeooo:rsid="01a88ea1" fo:background-color="#ffff00" loext:char-shading-value="0"/>
    </style:style>
    <style:style style:name="T29" style:family="text">
      <style:text-properties officeooo:rsid="01a8f631" fo:background-color="#ffff00" loext:char-shading-value="0"/>
    </style:style>
    <style:style style:name="T30" style:family="text">
      <style:text-properties officeooo:rsid="01b2f8ed" fo:background-color="#ffff00" loext:char-shading-value="0"/>
    </style:style>
    <style:style style:name="T31" style:family="text">
      <style:text-properties officeooo:rsid="01afe974" fo:background-color="#ffff00" loext:char-shading-value="0"/>
    </style:style>
    <style:style style:name="T32" style:family="text">
      <style:text-properties officeooo:rsid="01ca8a4b" fo:background-color="#ffff00" loext:char-shading-value="0"/>
    </style:style>
    <style:style style:name="T33" style:family="text">
      <style:text-properties officeooo:rsid="01cc9f28" fo:background-color="#ffff00" loext:char-shading-value="0"/>
    </style:style>
    <style:style style:name="T34" style:family="text">
      <style:text-properties officeooo:rsid="01e243c9" fo:background-color="#ffff00" loext:char-shading-value="0"/>
    </style:style>
    <style:style style:name="T35" style:family="text">
      <style:text-properties officeooo:rsid="02104c7c" fo:background-color="#ffff00" loext:char-shading-value="0"/>
    </style:style>
    <style:style style:name="T36" style:family="text">
      <style:text-properties officeooo:rsid="02154638" fo:background-color="#ffff00" loext:char-shading-value="0"/>
    </style:style>
    <style:style style:name="T37" style:family="text">
      <style:text-properties officeooo:rsid="0239fb77" fo:background-color="#ffff00" loext:char-shading-value="0"/>
    </style:style>
    <style:style style:name="T38" style:family="text">
      <style:text-properties officeooo:rsid="023b6e4a" fo:background-color="#ffff00" loext:char-shading-value="0"/>
    </style:style>
    <style:style style:name="T39" style:family="text">
      <style:text-properties officeooo:rsid="02659f13" fo:background-color="#ffff00" loext:char-shading-value="0"/>
    </style:style>
    <style:style style:name="T40" style:family="text">
      <style:text-properties officeooo:rsid="0288a4a3" fo:background-color="#ffff00" loext:char-shading-value="0"/>
    </style:style>
    <style:style style:name="T41" style:family="text">
      <style:text-properties officeooo:rsid="02920121" fo:background-color="#ffff00" loext:char-shading-value="0"/>
    </style:style>
    <style:style style:name="T42" style:family="text">
      <style:text-properties officeooo:rsid="029db829" fo:background-color="#ffff00" loext:char-shading-value="0"/>
    </style:style>
    <style:style style:name="T43" style:family="text">
      <style:text-properties officeooo:rsid="029fd43f" fo:background-color="#ffff00" loext:char-shading-value="0"/>
    </style:style>
    <style:style style:name="T44" style:family="text">
      <style:text-properties officeooo:rsid="02a35e00" fo:background-color="#ffff00" loext:char-shading-value="0"/>
    </style:style>
    <style:style style:name="T45" style:family="text">
      <style:text-properties officeooo:rsid="02a5098d" fo:background-color="#ffff00" loext:char-shading-value="0"/>
    </style:style>
    <style:style style:name="T46" style:family="text">
      <style:text-properties officeooo:rsid="02bfd9fa" fo:background-color="#ffff00" loext:char-shading-value="0"/>
    </style:style>
    <style:style style:name="T47" style:family="text">
      <style:text-properties officeooo:rsid="01ae31ae" fo:background-color="#ffff00" loext:char-shading-value="0"/>
    </style:style>
    <style:style style:name="T48" style:family="text">
      <style:text-properties officeooo:rsid="0256404c" fo:background-color="#ffff00" loext:char-shading-value="0"/>
    </style:style>
    <style:style style:name="T49" style:family="text">
      <style:text-properties officeooo:rsid="02dbf23b" fo:background-color="#ffff00" loext:char-shading-value="0"/>
    </style:style>
    <style:style style:name="T50" style:family="text">
      <style:text-properties fo:background-color="#ffff00" loext:char-shading-value="0"/>
    </style:style>
    <style:style style:name="T51" style:family="text">
      <style:text-properties officeooo:rsid="0326ecf5" fo:background-color="#ffff00" loext:char-shading-value="0"/>
    </style:style>
    <style:style style:name="T52" style:family="text">
      <style:text-properties officeooo:rsid="0327668f" fo:background-color="#ffff00" loext:char-shading-value="0"/>
    </style:style>
    <style:style style:name="T53" style:family="text">
      <style:text-properties officeooo:rsid="0327ebab" fo:background-color="#ffff00" loext:char-shading-value="0"/>
    </style:style>
    <style:style style:name="T54" style:family="text">
      <style:text-properties style:use-window-font-color="true" fo:background-color="transparent" loext:char-shading-value="0"/>
    </style:style>
    <style:style style:name="T55" style:family="text">
      <style:text-properties style:use-window-font-color="true" officeooo:rsid="027c7d8d" fo:background-color="transparent" loext:char-shading-value="0"/>
    </style:style>
    <style:style style:name="T56" style:family="text">
      <style:text-properties style:use-window-font-color="true" fo:language="ru" fo:country="RU"/>
    </style:style>
    <style:style style:name="T57" style:family="text">
      <style:text-properties style:use-window-font-color="true" fo:language="ru" fo:country="RU" fo:font-style="normal" fo:font-weight="normal" style:font-style-asian="normal" style:font-weight-asian="normal" style:font-style-complex="normal" style:font-weight-complex="normal"/>
    </style:style>
    <style:style style:name="T58" style:family="text">
      <style:text-properties style:use-window-font-color="true" fo:language="ru" fo:country="RU" fo:font-weight="normal" style:font-weight-asian="normal" style:font-weight-complex="normal"/>
    </style:style>
    <style:style style:name="T59" style:family="text">
      <style:text-properties style:use-window-font-color="true" fo:language="ru" fo:country="RU" fo:font-weight="normal" fo:background-color="#ffff00" loext:char-shading-value="0" style:font-weight-asian="normal" style:font-weight-complex="normal"/>
    </style:style>
    <style:style style:name="T60" style:family="text">
      <style:text-properties style:use-window-font-color="true" fo:language="uk" fo:country="UA"/>
    </style:style>
    <style:style style:name="T61" style:family="text">
      <style:text-properties style:use-window-font-color="true" fo:language="uk" fo:country="UA" fo:font-weight="normal" style:font-weight-asian="normal" style:font-weight-complex="normal"/>
    </style:style>
    <style:style style:name="T62" style:family="text">
      <style:text-properties style:use-window-font-color="true" fo:background-color="#ffff00" loext:char-shading-value="0"/>
    </style:style>
    <style:style style:name="T63" style:family="text">
      <style:text-properties style:use-window-font-color="true" fo:background-color="#ff00cc" loext:char-shading-value="0"/>
    </style:style>
    <style:style style:name="T64" style:family="text">
      <style:text-properties fo:font-weight="bold" style:font-weight-asian="bold" style:font-weight-complex="bold"/>
    </style:style>
    <style:style style:name="T65" style:family="text">
      <style:text-properties fo:font-weight="bold" officeooo:rsid="01d9a4f0" style:font-weight-asian="bold" style:font-weight-complex="bold"/>
    </style:style>
    <style:style style:name="T66" style:family="text">
      <style:text-properties fo:background-color="#ffffff" loext:char-shading-value="0"/>
    </style:style>
    <style:style style:name="T67" style:family="text">
      <style:text-properties officeooo:rsid="01891d84" fo:background-color="#ffffff" loext:char-shading-value="0"/>
    </style:style>
    <style:style style:name="T68" style:family="text">
      <style:text-properties officeooo:rsid="01c042e1" fo:background-color="#ffffff" loext:char-shading-value="0"/>
    </style:style>
    <style:style style:name="T69" style:family="text">
      <style:text-properties officeooo:rsid="026e0510" fo:background-color="#ffffff" loext:char-shading-value="0"/>
    </style:style>
    <style:style style:name="T70" style:family="text">
      <style:text-properties fo:language="ru" fo:country="RU"/>
    </style:style>
    <style:style style:name="T71" style:family="text">
      <style:text-properties fo:language="ru" fo:country="RU" fo:background-color="#ffff00" loext:char-shading-value="0"/>
    </style:style>
    <style:style style:name="T72" style:family="text">
      <style:text-properties style:text-line-through-style="solid" style:text-line-through-type="single"/>
    </style:style>
    <style:style style:name="T73" style:family="text">
      <style:text-properties fo:language="en" fo:country="US"/>
    </style:style>
    <style:style style:name="T74" style:family="text">
      <style:text-properties officeooo:rsid="00096716"/>
    </style:style>
    <style:style style:name="T75" style:family="text">
      <style:text-properties officeooo:rsid="000ac609"/>
    </style:style>
    <style:style style:name="T76" style:family="text">
      <style:text-properties officeooo:rsid="000bbf06"/>
    </style:style>
    <style:style style:name="T77" style:family="text">
      <style:text-properties officeooo:rsid="00137d5f"/>
    </style:style>
    <style:style style:name="T78" style:family="text">
      <style:text-properties officeooo:rsid="00140454"/>
    </style:style>
    <style:style style:name="T79" style:family="text">
      <style:text-properties officeooo:rsid="00186ca0"/>
    </style:style>
    <style:style style:name="T80" style:family="text">
      <style:text-properties officeooo:rsid="001909b5"/>
    </style:style>
    <style:style style:name="T81" style:family="text">
      <style:text-properties officeooo:rsid="001a96c4"/>
    </style:style>
    <style:style style:name="T82" style:family="text">
      <style:text-properties officeooo:rsid="001c6172"/>
    </style:style>
    <style:style style:name="T83" style:family="text">
      <style:text-properties officeooo:rsid="001d0cd1"/>
    </style:style>
    <style:style style:name="T84" style:family="text">
      <style:text-properties officeooo:rsid="001de839"/>
    </style:style>
    <style:style style:name="T85" style:family="text">
      <style:text-properties officeooo:rsid="0022926c"/>
    </style:style>
    <style:style style:name="T86" style:family="text">
      <style:text-properties officeooo:rsid="00240954"/>
    </style:style>
    <style:style style:name="T87" style:family="text">
      <style:text-properties officeooo:rsid="0025eaca"/>
    </style:style>
    <style:style style:name="T88" style:family="text">
      <style:text-properties officeooo:rsid="00272c41"/>
    </style:style>
    <style:style style:name="T89" style:family="text">
      <style:text-properties officeooo:rsid="00279d56"/>
    </style:style>
    <style:style style:name="T90" style:family="text">
      <style:text-properties officeooo:rsid="00279d79"/>
    </style:style>
    <style:style style:name="T91" style:family="text">
      <style:text-properties officeooo:rsid="002c52c5"/>
    </style:style>
    <style:style style:name="T92" style:family="text">
      <style:text-properties officeooo:rsid="002e9744"/>
    </style:style>
    <style:style style:name="T93" style:family="text">
      <style:text-properties officeooo:rsid="002ea5fc"/>
    </style:style>
    <style:style style:name="T94" style:family="text">
      <style:text-properties officeooo:rsid="002feb82"/>
    </style:style>
    <style:style style:name="T95" style:family="text">
      <style:text-properties officeooo:rsid="00333b78"/>
    </style:style>
    <style:style style:name="T96" style:family="text">
      <style:text-properties officeooo:rsid="0033d052"/>
    </style:style>
    <style:style style:name="T97" style:family="text">
      <style:text-properties officeooo:rsid="00358c9c"/>
    </style:style>
    <style:style style:name="T98" style:family="text">
      <style:text-properties officeooo:rsid="003be7cd"/>
    </style:style>
    <style:style style:name="T99" style:family="text">
      <style:text-properties officeooo:rsid="003cacee"/>
    </style:style>
    <style:style style:name="T100" style:family="text">
      <style:text-properties officeooo:rsid="003ddbef"/>
    </style:style>
    <style:style style:name="T101" style:family="text">
      <style:text-properties officeooo:rsid="003e8aff"/>
    </style:style>
    <style:style style:name="T102" style:family="text">
      <style:text-properties officeooo:rsid="00409a9a"/>
    </style:style>
    <style:style style:name="T103" style:family="text">
      <style:text-properties officeooo:rsid="004101f2"/>
    </style:style>
    <style:style style:name="T104" style:family="text">
      <style:text-properties officeooo:rsid="0042f8d2"/>
    </style:style>
    <style:style style:name="T105" style:family="text">
      <style:text-properties officeooo:rsid="0042fcac"/>
    </style:style>
    <style:style style:name="T106" style:family="text">
      <style:text-properties officeooo:rsid="0043b5d2"/>
    </style:style>
    <style:style style:name="T107" style:family="text">
      <style:text-properties officeooo:rsid="001683d2"/>
    </style:style>
    <style:style style:name="T108" style:family="text">
      <style:text-properties officeooo:rsid="004b3245"/>
    </style:style>
    <style:style style:name="T109" style:family="text">
      <style:text-properties officeooo:rsid="004ff6ab"/>
    </style:style>
    <style:style style:name="T110" style:family="text">
      <style:text-properties officeooo:rsid="0053aad7"/>
    </style:style>
    <style:style style:name="T111" style:family="text">
      <style:text-properties officeooo:rsid="0054ff23"/>
    </style:style>
    <style:style style:name="T112" style:family="text">
      <style:text-properties officeooo:rsid="00563a94"/>
    </style:style>
    <style:style style:name="T113" style:family="text">
      <style:text-properties officeooo:rsid="005adcc8"/>
    </style:style>
    <style:style style:name="T114" style:family="text">
      <style:text-properties officeooo:rsid="005b3c2d"/>
    </style:style>
    <style:style style:name="T115" style:family="text">
      <style:text-properties officeooo:rsid="0062ad45"/>
    </style:style>
    <style:style style:name="T116" style:family="text">
      <style:text-properties officeooo:rsid="0062c750"/>
    </style:style>
    <style:style style:name="T117" style:family="text">
      <style:text-properties officeooo:rsid="00649d47"/>
    </style:style>
    <style:style style:name="T118" style:family="text">
      <style:text-properties officeooo:rsid="00675eee"/>
    </style:style>
    <style:style style:name="T119" style:family="text">
      <style:text-properties officeooo:rsid="006bb55a"/>
    </style:style>
    <style:style style:name="T120" style:family="text">
      <style:text-properties officeooo:rsid="006dee70"/>
    </style:style>
    <style:style style:name="T121" style:family="text">
      <style:text-properties officeooo:rsid="006e350b"/>
    </style:style>
    <style:style style:name="T122" style:family="text">
      <style:text-properties officeooo:rsid="006fd570"/>
    </style:style>
    <style:style style:name="T123" style:family="text">
      <style:text-properties officeooo:rsid="00732bb8"/>
    </style:style>
    <style:style style:name="T124" style:family="text">
      <style:text-properties officeooo:rsid="00781539"/>
    </style:style>
    <style:style style:name="T125" style:family="text">
      <style:text-properties officeooo:rsid="0079f069"/>
    </style:style>
    <style:style style:name="T126" style:family="text">
      <style:text-properties officeooo:rsid="007adf15"/>
    </style:style>
    <style:style style:name="T127" style:family="text">
      <style:text-properties officeooo:rsid="007f2f56"/>
    </style:style>
    <style:style style:name="T128" style:family="text">
      <style:text-properties officeooo:rsid="0081fa11"/>
    </style:style>
    <style:style style:name="T129" style:family="text">
      <style:text-properties officeooo:rsid="0085db15"/>
    </style:style>
    <style:style style:name="T130" style:family="text">
      <style:text-properties officeooo:rsid="0089dfab"/>
    </style:style>
    <style:style style:name="T131" style:family="text">
      <style:text-properties officeooo:rsid="008bb206"/>
    </style:style>
    <style:style style:name="T132" style:family="text">
      <style:text-properties officeooo:rsid="008f1c5f"/>
    </style:style>
    <style:style style:name="T133" style:family="text">
      <style:text-properties officeooo:rsid="00931c70"/>
    </style:style>
    <style:style style:name="T134" style:family="text">
      <style:text-properties officeooo:rsid="009b2c4e"/>
    </style:style>
    <style:style style:name="T135" style:family="text">
      <style:text-properties officeooo:rsid="009cf693"/>
    </style:style>
    <style:style style:name="T136" style:family="text">
      <style:text-properties officeooo:rsid="009e7727"/>
    </style:style>
    <style:style style:name="T137" style:family="text">
      <style:text-properties officeooo:rsid="009f0f49"/>
    </style:style>
    <style:style style:name="T138" style:family="text">
      <style:text-properties officeooo:rsid="00a0250c"/>
    </style:style>
    <style:style style:name="T139" style:family="text">
      <style:text-properties officeooo:rsid="00a06c7e"/>
    </style:style>
    <style:style style:name="T140" style:family="text">
      <style:text-properties officeooo:rsid="00a335dd"/>
    </style:style>
    <style:style style:name="T141" style:family="text">
      <style:text-properties officeooo:rsid="00a3d065"/>
    </style:style>
    <style:style style:name="T142" style:family="text">
      <style:text-properties officeooo:rsid="00a582bc"/>
    </style:style>
    <style:style style:name="T143" style:family="text">
      <style:text-properties officeooo:rsid="00aa1acf"/>
    </style:style>
    <style:style style:name="T144" style:family="text">
      <style:text-properties officeooo:rsid="00ab5403"/>
    </style:style>
    <style:style style:name="T145" style:family="text">
      <style:text-properties officeooo:rsid="00af0d86"/>
    </style:style>
    <style:style style:name="T146" style:family="text">
      <style:text-properties officeooo:rsid="00b059ee"/>
    </style:style>
    <style:style style:name="T147" style:family="text">
      <style:text-properties officeooo:rsid="00b1146f"/>
    </style:style>
    <style:style style:name="T148" style:family="text">
      <style:text-properties officeooo:rsid="00b151ed"/>
    </style:style>
    <style:style style:name="T149" style:family="text">
      <style:text-properties officeooo:rsid="00b28a06"/>
    </style:style>
    <style:style style:name="T150" style:family="text">
      <style:text-properties officeooo:rsid="00b2a3a7"/>
    </style:style>
    <style:style style:name="T151" style:family="text">
      <style:text-properties officeooo:rsid="00b834d9"/>
    </style:style>
    <style:style style:name="T152" style:family="text">
      <style:text-properties officeooo:rsid="00bae8b0"/>
    </style:style>
    <style:style style:name="T153" style:family="text">
      <style:text-properties officeooo:rsid="00bbe755"/>
    </style:style>
    <style:style style:name="T154" style:family="text">
      <style:text-properties officeooo:rsid="00bd68b4"/>
    </style:style>
    <style:style style:name="T155" style:family="text">
      <style:text-properties officeooo:rsid="00c1e470"/>
    </style:style>
    <style:style style:name="T156" style:family="text">
      <style:text-properties officeooo:rsid="00c3f4c3"/>
    </style:style>
    <style:style style:name="T157" style:family="text">
      <style:text-properties officeooo:rsid="00c6c719"/>
    </style:style>
    <style:style style:name="T158" style:family="text">
      <style:text-properties officeooo:rsid="00cebabf"/>
    </style:style>
    <style:style style:name="T159" style:family="text">
      <style:text-properties officeooo:rsid="00d18751"/>
    </style:style>
    <style:style style:name="T160" style:family="text">
      <style:text-properties officeooo:rsid="00d2f8d8"/>
    </style:style>
    <style:style style:name="T161" style:family="text">
      <style:text-properties officeooo:rsid="00d66348"/>
    </style:style>
    <style:style style:name="T162" style:family="text">
      <style:text-properties officeooo:rsid="00d82149"/>
    </style:style>
    <style:style style:name="T163" style:family="text">
      <style:text-properties officeooo:rsid="00d9930c"/>
    </style:style>
    <style:style style:name="T164" style:family="text">
      <style:text-properties officeooo:rsid="00da051f"/>
    </style:style>
    <style:style style:name="T165" style:family="text">
      <style:text-properties officeooo:rsid="00da41ef"/>
    </style:style>
    <style:style style:name="T166" style:family="text">
      <style:text-properties officeooo:rsid="00dbb737"/>
    </style:style>
    <style:style style:name="T167" style:family="text">
      <style:text-properties officeooo:rsid="00e00fdb"/>
    </style:style>
    <style:style style:name="T168" style:family="text">
      <style:text-properties officeooo:rsid="00e3ae1f"/>
    </style:style>
    <style:style style:name="T169" style:family="text">
      <style:text-properties officeooo:rsid="00ee66fa"/>
    </style:style>
    <style:style style:name="T170" style:family="text">
      <style:text-properties officeooo:rsid="00ee8ade"/>
    </style:style>
    <style:style style:name="T171" style:family="text">
      <style:text-properties officeooo:rsid="00f5173d"/>
    </style:style>
    <style:style style:name="T172" style:family="text">
      <style:text-properties officeooo:rsid="00f55537"/>
    </style:style>
    <style:style style:name="T173" style:family="text">
      <style:text-properties officeooo:rsid="00f5fdf4"/>
    </style:style>
    <style:style style:name="T174" style:family="text">
      <style:text-properties officeooo:rsid="00f9f817"/>
    </style:style>
    <style:style style:name="T175" style:family="text">
      <style:text-properties officeooo:rsid="00fb60aa"/>
    </style:style>
    <style:style style:name="T176" style:family="text">
      <style:text-properties officeooo:rsid="00fc4b86"/>
    </style:style>
    <style:style style:name="T177" style:family="text">
      <style:text-properties officeooo:rsid="00fe743f"/>
    </style:style>
    <style:style style:name="T178" style:family="text">
      <style:text-properties officeooo:rsid="00ff3d49"/>
    </style:style>
    <style:style style:name="T179" style:family="text">
      <style:text-properties officeooo:rsid="0102990d"/>
    </style:style>
    <style:style style:name="T180" style:family="text">
      <style:text-properties officeooo:rsid="010435d7"/>
    </style:style>
    <style:style style:name="T181" style:family="text">
      <style:text-properties officeooo:rsid="0104ba60"/>
    </style:style>
    <style:style style:name="T182" style:family="text">
      <style:text-properties officeooo:rsid="0104e5f8"/>
    </style:style>
    <style:style style:name="T183" style:family="text">
      <style:text-properties officeooo:rsid="0106cd53"/>
    </style:style>
    <style:style style:name="T184" style:family="text">
      <style:text-properties officeooo:rsid="010bf4c2"/>
    </style:style>
    <style:style style:name="T185" style:family="text">
      <style:text-properties officeooo:rsid="01140b24"/>
    </style:style>
    <style:style style:name="T186" style:family="text">
      <style:text-properties officeooo:rsid="0114daa7"/>
    </style:style>
    <style:style style:name="T187" style:family="text">
      <style:text-properties officeooo:rsid="0119a128"/>
    </style:style>
    <style:style style:name="T188" style:family="text">
      <style:text-properties officeooo:rsid="011a42d5"/>
    </style:style>
    <style:style style:name="T189" style:family="text">
      <style:text-properties officeooo:rsid="011b6308"/>
    </style:style>
    <style:style style:name="T190" style:family="text">
      <style:text-properties officeooo:rsid="011c1bfb"/>
    </style:style>
    <style:style style:name="T191" style:family="text">
      <style:text-properties officeooo:rsid="0121d115"/>
    </style:style>
    <style:style style:name="T192" style:family="text">
      <style:text-properties officeooo:rsid="0123161d"/>
    </style:style>
    <style:style style:name="T193" style:family="text">
      <style:text-properties officeooo:rsid="01251545"/>
    </style:style>
    <style:style style:name="T194" style:family="text">
      <style:text-properties officeooo:rsid="0125b438"/>
    </style:style>
    <style:style style:name="T195" style:family="text">
      <style:text-properties officeooo:rsid="0127101c"/>
    </style:style>
    <style:style style:name="T196" style:family="text">
      <style:text-properties officeooo:rsid="01277552"/>
    </style:style>
    <style:style style:name="T197" style:family="text">
      <style:text-properties officeooo:rsid="012a4b4d"/>
    </style:style>
    <style:style style:name="T198" style:family="text">
      <style:text-properties officeooo:rsid="012b62e0"/>
    </style:style>
    <style:style style:name="T199" style:family="text">
      <style:text-properties officeooo:rsid="0131084f"/>
    </style:style>
    <style:style style:name="T200" style:family="text">
      <style:text-properties officeooo:rsid="01327d5d"/>
    </style:style>
    <style:style style:name="T201" style:family="text">
      <style:text-properties officeooo:rsid="01340e39"/>
    </style:style>
    <style:style style:name="T202" style:family="text">
      <style:text-properties officeooo:rsid="0136c708"/>
    </style:style>
    <style:style style:name="T203" style:family="text">
      <style:text-properties officeooo:rsid="013aa7af"/>
    </style:style>
    <style:style style:name="T204" style:family="text">
      <style:text-properties officeooo:rsid="013d7dd4"/>
    </style:style>
    <style:style style:name="T205" style:family="text">
      <style:text-properties officeooo:rsid="013dea79"/>
    </style:style>
    <style:style style:name="T206" style:family="text">
      <style:text-properties officeooo:rsid="013e91d8"/>
    </style:style>
    <style:style style:name="T207" style:family="text">
      <style:text-properties officeooo:rsid="0140c0d0"/>
    </style:style>
    <style:style style:name="T208" style:family="text">
      <style:text-properties officeooo:rsid="0147383d"/>
    </style:style>
    <style:style style:name="T209" style:family="text">
      <style:text-properties officeooo:rsid="014b08f9"/>
    </style:style>
    <style:style style:name="T210" style:family="text">
      <style:text-properties officeooo:rsid="014b9752"/>
    </style:style>
    <style:style style:name="T211" style:family="text">
      <style:text-properties officeooo:rsid="014d8eb4"/>
    </style:style>
    <style:style style:name="T212" style:family="text">
      <style:text-properties officeooo:rsid="014fd7ee"/>
    </style:style>
    <style:style style:name="T213" style:family="text">
      <style:text-properties officeooo:rsid="01517c47"/>
    </style:style>
    <style:style style:name="T214" style:family="text">
      <style:text-properties officeooo:rsid="01526f5a"/>
    </style:style>
    <style:style style:name="T215" style:family="text">
      <style:text-properties officeooo:rsid="0155c7ba"/>
    </style:style>
    <style:style style:name="T216" style:family="text">
      <style:text-properties officeooo:rsid="01561143"/>
    </style:style>
    <style:style style:name="T217" style:family="text">
      <style:text-properties officeooo:rsid="01567f6a"/>
    </style:style>
    <style:style style:name="T218" style:family="text">
      <style:text-properties officeooo:rsid="0157bf78"/>
    </style:style>
    <style:style style:name="T219" style:family="text">
      <style:text-properties officeooo:rsid="015aea7e"/>
    </style:style>
    <style:style style:name="T220" style:family="text">
      <style:text-properties officeooo:rsid="015bdab9"/>
    </style:style>
    <style:style style:name="T221" style:family="text">
      <style:text-properties officeooo:rsid="015ca7c6"/>
    </style:style>
    <style:style style:name="T222" style:family="text">
      <style:text-properties officeooo:rsid="015d7618"/>
    </style:style>
    <style:style style:name="T223" style:family="text">
      <style:text-properties officeooo:rsid="015e9b8f"/>
    </style:style>
    <style:style style:name="T224" style:family="text">
      <style:text-properties officeooo:rsid="015ee398"/>
    </style:style>
    <style:style style:name="T225" style:family="text">
      <style:text-properties officeooo:rsid="015f855b"/>
    </style:style>
    <style:style style:name="T226" style:family="text">
      <style:text-properties officeooo:rsid="01616937"/>
    </style:style>
    <style:style style:name="T227" style:family="text">
      <style:text-properties officeooo:rsid="0162c676"/>
    </style:style>
    <style:style style:name="T228" style:family="text">
      <style:text-properties officeooo:rsid="016378c0"/>
    </style:style>
    <style:style style:name="T229" style:family="text">
      <style:text-properties officeooo:rsid="0165b278"/>
    </style:style>
    <style:style style:name="T230" style:family="text">
      <style:text-properties officeooo:rsid="0169868d"/>
    </style:style>
    <style:style style:name="T231" style:family="text">
      <style:text-properties officeooo:rsid="016aa1a0"/>
    </style:style>
    <style:style style:name="T232" style:family="text">
      <style:text-properties officeooo:rsid="016f8833"/>
    </style:style>
    <style:style style:name="T233" style:family="text">
      <style:text-properties officeooo:rsid="017043c2"/>
    </style:style>
    <style:style style:name="T234" style:family="text">
      <style:text-properties officeooo:rsid="01737d12"/>
    </style:style>
    <style:style style:name="T235" style:family="text">
      <style:text-properties officeooo:rsid="017643af"/>
    </style:style>
    <style:style style:name="T236" style:family="text">
      <style:text-properties officeooo:rsid="01771d7d"/>
    </style:style>
    <style:style style:name="T237" style:family="text">
      <style:text-properties officeooo:rsid="01782681"/>
    </style:style>
    <style:style style:name="T238" style:family="text">
      <style:text-properties officeooo:rsid="01798467"/>
    </style:style>
    <style:style style:name="T239" style:family="text">
      <style:text-properties officeooo:rsid="0179c58a"/>
    </style:style>
    <style:style style:name="T240" style:family="text">
      <style:text-properties officeooo:rsid="017c38e5"/>
    </style:style>
    <style:style style:name="T241" style:family="text">
      <style:text-properties officeooo:rsid="017cb1ad"/>
    </style:style>
    <style:style style:name="T242" style:family="text">
      <style:text-properties officeooo:rsid="017db6e2"/>
    </style:style>
    <style:style style:name="T243" style:family="text">
      <style:text-properties officeooo:rsid="017e51db"/>
    </style:style>
    <style:style style:name="T244" style:family="text">
      <style:text-properties officeooo:rsid="017e65da"/>
    </style:style>
    <style:style style:name="T245" style:family="text">
      <style:text-properties officeooo:rsid="017ed1d3"/>
    </style:style>
    <style:style style:name="T246" style:family="text">
      <style:text-properties officeooo:rsid="018049f0"/>
    </style:style>
    <style:style style:name="T247" style:family="text">
      <style:text-properties officeooo:rsid="0183b5b0"/>
    </style:style>
    <style:style style:name="T248" style:family="text">
      <style:text-properties officeooo:rsid="0184d407"/>
    </style:style>
    <style:style style:name="T249" style:family="text">
      <style:text-properties officeooo:rsid="0185a315"/>
    </style:style>
    <style:style style:name="T250" style:family="text">
      <style:text-properties officeooo:rsid="018c5deb"/>
    </style:style>
    <style:style style:name="T251" style:family="text">
      <style:text-properties officeooo:rsid="018e08d7"/>
    </style:style>
    <style:style style:name="T252" style:family="text">
      <style:text-properties officeooo:rsid="0191729f"/>
    </style:style>
    <style:style style:name="T253" style:family="text">
      <style:text-properties officeooo:rsid="01927bcf"/>
    </style:style>
    <style:style style:name="T254" style:family="text">
      <style:text-properties officeooo:rsid="0193d468"/>
    </style:style>
    <style:style style:name="T255" style:family="text">
      <style:text-properties officeooo:rsid="0194e45f"/>
    </style:style>
    <style:style style:name="T256" style:family="text">
      <style:text-properties officeooo:rsid="01969dea"/>
    </style:style>
    <style:style style:name="T257" style:family="text">
      <style:text-properties officeooo:rsid="01981fee"/>
    </style:style>
    <style:style style:name="T258" style:family="text">
      <style:text-properties officeooo:rsid="01986194"/>
    </style:style>
    <style:style style:name="T259" style:family="text">
      <style:text-properties officeooo:rsid="019a93bc"/>
    </style:style>
    <style:style style:name="T260" style:family="text">
      <style:text-properties officeooo:rsid="019f7c45"/>
    </style:style>
    <style:style style:name="T261" style:family="text">
      <style:text-properties officeooo:rsid="01a164a0"/>
    </style:style>
    <style:style style:name="T262" style:family="text">
      <style:text-properties officeooo:rsid="01a18a51"/>
    </style:style>
    <style:style style:name="T263" style:family="text">
      <style:text-properties officeooo:rsid="01a4eb0e"/>
    </style:style>
    <style:style style:name="T264" style:family="text">
      <style:text-properties officeooo:rsid="01a5e7e9"/>
    </style:style>
    <style:style style:name="T265" style:family="text">
      <style:text-properties officeooo:rsid="01a724c4"/>
    </style:style>
    <style:style style:name="T266" style:family="text">
      <style:text-properties officeooo:rsid="01a81282"/>
    </style:style>
    <style:style style:name="T267" style:family="text">
      <style:text-properties officeooo:rsid="01a88ea1"/>
    </style:style>
    <style:style style:name="T268" style:family="text">
      <style:text-properties officeooo:rsid="01a8f631"/>
    </style:style>
    <style:style style:name="T269" style:family="text">
      <style:text-properties officeooo:rsid="01a9e777"/>
    </style:style>
    <style:style style:name="T270" style:family="text">
      <style:text-properties officeooo:rsid="01ae31ae"/>
    </style:style>
    <style:style style:name="T271" style:family="text">
      <style:text-properties officeooo:rsid="01afe974"/>
    </style:style>
    <style:style style:name="T272" style:family="text">
      <style:text-properties officeooo:rsid="01b2f8ed"/>
    </style:style>
    <style:style style:name="T273" style:family="text">
      <style:text-properties officeooo:rsid="01b665b1"/>
    </style:style>
    <style:style style:name="T274" style:family="text">
      <style:text-properties officeooo:rsid="01b73021"/>
    </style:style>
    <style:style style:name="T275" style:family="text">
      <style:text-properties officeooo:rsid="01b8b71a"/>
    </style:style>
    <style:style style:name="T276" style:family="text">
      <style:text-properties officeooo:rsid="01ba5d23"/>
    </style:style>
    <style:style style:name="T277" style:family="text">
      <style:text-properties officeooo:rsid="01bb9efc"/>
    </style:style>
    <style:style style:name="T278" style:family="text">
      <style:text-properties officeooo:rsid="01bd5a11"/>
    </style:style>
    <style:style style:name="T279" style:family="text">
      <style:text-properties officeooo:rsid="01c0ea37"/>
    </style:style>
    <style:style style:name="T280" style:family="text">
      <style:text-properties officeooo:rsid="01c3bd75"/>
    </style:style>
    <style:style style:name="T281" style:family="text">
      <style:text-properties officeooo:rsid="01c6f86e"/>
    </style:style>
    <style:style style:name="T282" style:family="text">
      <style:text-properties officeooo:rsid="01c97e67"/>
    </style:style>
    <style:style style:name="T283" style:family="text">
      <style:text-properties officeooo:rsid="01cc9f28"/>
    </style:style>
    <style:style style:name="T284" style:family="text">
      <style:text-properties officeooo:rsid="01cd27fe"/>
    </style:style>
    <style:style style:name="T285" style:family="text">
      <style:text-properties officeooo:rsid="01cdfd57"/>
    </style:style>
    <style:style style:name="T286" style:family="text">
      <style:text-properties officeooo:rsid="01d0556b"/>
    </style:style>
    <style:style style:name="T287" style:family="text">
      <style:text-properties officeooo:rsid="01d46789"/>
    </style:style>
    <style:style style:name="T288" style:family="text">
      <style:text-properties officeooo:rsid="01e1971a"/>
    </style:style>
    <style:style style:name="T289" style:family="text">
      <style:text-properties officeooo:rsid="01e243c9"/>
    </style:style>
    <style:style style:name="T290" style:family="text">
      <style:text-properties officeooo:rsid="01e25b63"/>
    </style:style>
    <style:style style:name="T291" style:family="text">
      <style:text-properties officeooo:rsid="01e35d03"/>
    </style:style>
    <style:style style:name="T292" style:family="text">
      <style:text-properties officeooo:rsid="01e3c32d"/>
    </style:style>
    <style:style style:name="T293" style:family="text">
      <style:text-properties officeooo:rsid="01e6effd"/>
    </style:style>
    <style:style style:name="T294" style:family="text">
      <style:text-properties officeooo:rsid="01e95d38"/>
    </style:style>
    <style:style style:name="T295" style:family="text">
      <style:text-properties officeooo:rsid="01f2344b"/>
    </style:style>
    <style:style style:name="T296" style:family="text">
      <style:text-properties officeooo:rsid="01f83cdf"/>
    </style:style>
    <style:style style:name="T297" style:family="text">
      <style:text-properties officeooo:rsid="01fdd98e"/>
    </style:style>
    <style:style style:name="T298" style:family="text">
      <style:text-properties officeooo:rsid="0200870e"/>
    </style:style>
    <style:style style:name="T299" style:family="text">
      <style:text-properties officeooo:rsid="0201156e"/>
    </style:style>
    <style:style style:name="T300" style:family="text">
      <style:text-properties officeooo:rsid="02019e2b"/>
    </style:style>
    <style:style style:name="T301" style:family="text">
      <style:text-properties officeooo:rsid="02038f91"/>
    </style:style>
    <style:style style:name="T302" style:family="text">
      <style:text-properties officeooo:rsid="0209fc16"/>
    </style:style>
    <style:style style:name="T303" style:family="text">
      <style:text-properties officeooo:rsid="020b1fb4"/>
    </style:style>
    <style:style style:name="T304" style:family="text">
      <style:text-properties officeooo:rsid="020b2f4f"/>
    </style:style>
    <style:style style:name="T305" style:family="text">
      <style:text-properties officeooo:rsid="02125eac"/>
    </style:style>
    <style:style style:name="T306" style:family="text">
      <style:text-properties officeooo:rsid="02154316"/>
    </style:style>
    <style:style style:name="T307" style:family="text">
      <style:text-properties officeooo:rsid="0218e78d"/>
    </style:style>
    <style:style style:name="T308" style:family="text">
      <style:text-properties officeooo:rsid="02250bad"/>
    </style:style>
    <style:style style:name="T309" style:family="text">
      <style:text-properties officeooo:rsid="02262f52"/>
    </style:style>
    <style:style style:name="T310" style:family="text">
      <style:text-properties officeooo:rsid="0228811d"/>
    </style:style>
    <style:style style:name="T311" style:family="text">
      <style:text-properties officeooo:rsid="022b0a6e"/>
    </style:style>
    <style:style style:name="T312" style:family="text">
      <style:text-properties officeooo:rsid="022bb642"/>
    </style:style>
    <style:style style:name="T313" style:family="text">
      <style:text-properties officeooo:rsid="022efb92"/>
    </style:style>
    <style:style style:name="T314" style:family="text">
      <style:text-properties officeooo:rsid="0231cec8"/>
    </style:style>
    <style:style style:name="T315" style:family="text">
      <style:text-properties officeooo:rsid="0238053e"/>
    </style:style>
    <style:style style:name="T316" style:family="text">
      <style:text-properties officeooo:rsid="023ac4a9"/>
    </style:style>
    <style:style style:name="T317" style:family="text">
      <style:text-properties officeooo:rsid="023f0b4b"/>
    </style:style>
    <style:style style:name="T318" style:family="text">
      <style:text-properties officeooo:rsid="0241f4f4"/>
    </style:style>
    <style:style style:name="T319" style:family="text">
      <style:text-properties officeooo:rsid="0243956e"/>
    </style:style>
    <style:style style:name="T320" style:family="text">
      <style:text-properties officeooo:rsid="024a4ba9"/>
    </style:style>
    <style:style style:name="T321" style:family="text">
      <style:text-properties officeooo:rsid="024b0967"/>
    </style:style>
    <style:style style:name="T322" style:family="text">
      <style:text-properties officeooo:rsid="024e2d59"/>
    </style:style>
    <style:style style:name="T323" style:family="text">
      <style:text-properties officeooo:rsid="024fb042"/>
    </style:style>
    <style:style style:name="T324" style:family="text">
      <style:text-properties officeooo:rsid="0255093b"/>
    </style:style>
    <style:style style:name="T325" style:family="text">
      <style:text-properties officeooo:rsid="0255f848"/>
    </style:style>
    <style:style style:name="T326" style:family="text">
      <style:text-properties officeooo:rsid="0256404c"/>
    </style:style>
    <style:style style:name="T327" style:family="text">
      <style:text-properties officeooo:rsid="025fa479"/>
    </style:style>
    <style:style style:name="T328" style:family="text">
      <style:text-properties officeooo:rsid="026104ee"/>
    </style:style>
    <style:style style:name="T329" style:family="text">
      <style:text-properties officeooo:rsid="0261be22"/>
    </style:style>
    <style:style style:name="T330" style:family="text">
      <style:text-properties officeooo:rsid="02659f13"/>
    </style:style>
    <style:style style:name="T331" style:family="text">
      <style:text-properties officeooo:rsid="026a5669"/>
    </style:style>
    <style:style style:name="T332" style:family="text">
      <style:text-properties officeooo:rsid="026ecb69"/>
    </style:style>
    <style:style style:name="T333" style:family="text">
      <style:text-properties officeooo:rsid="027052f3"/>
    </style:style>
    <style:style style:name="T334" style:family="text">
      <style:text-properties officeooo:rsid="02740f01"/>
    </style:style>
    <style:style style:name="T335" style:family="text">
      <style:text-properties officeooo:rsid="02750862"/>
    </style:style>
    <style:style style:name="T336" style:family="text">
      <style:text-properties officeooo:rsid="02753e9f"/>
    </style:style>
    <style:style style:name="T337" style:family="text">
      <style:text-properties officeooo:rsid="02776fb7"/>
    </style:style>
    <style:style style:name="T338" style:family="text">
      <style:text-properties officeooo:rsid="02794aa4"/>
    </style:style>
    <style:style style:name="T339" style:family="text">
      <style:text-properties officeooo:rsid="027c7d8d"/>
    </style:style>
    <style:style style:name="T340" style:family="text">
      <style:text-properties officeooo:rsid="027cc76d"/>
    </style:style>
    <style:style style:name="T341" style:family="text">
      <style:text-properties officeooo:rsid="027d013f"/>
    </style:style>
    <style:style style:name="T342" style:family="text">
      <style:text-properties officeooo:rsid="027e3ab3"/>
    </style:style>
    <style:style style:name="T343" style:family="text">
      <style:text-properties officeooo:rsid="0280d18c"/>
    </style:style>
    <style:style style:name="T344" style:family="text">
      <style:text-properties officeooo:rsid="0281e0f4"/>
    </style:style>
    <style:style style:name="T345" style:family="text">
      <style:text-properties officeooo:rsid="0285791f"/>
    </style:style>
    <style:style style:name="T346" style:family="text">
      <style:text-properties officeooo:rsid="0286f82f"/>
    </style:style>
    <style:style style:name="T347" style:family="text">
      <style:text-properties officeooo:rsid="0288a4a3"/>
    </style:style>
    <style:style style:name="T348" style:family="text">
      <style:text-properties officeooo:rsid="028cf859"/>
    </style:style>
    <style:style style:name="T349" style:family="text">
      <style:text-properties officeooo:rsid="0290a407"/>
    </style:style>
    <style:style style:name="T350" style:family="text">
      <style:text-properties officeooo:rsid="02933afa"/>
    </style:style>
    <style:style style:name="T351" style:family="text">
      <style:text-properties officeooo:rsid="0294e315"/>
    </style:style>
    <style:style style:name="T352" style:family="text">
      <style:text-properties officeooo:rsid="0294fba5"/>
    </style:style>
    <style:style style:name="T353" style:family="text">
      <style:text-properties officeooo:rsid="029db829"/>
    </style:style>
    <style:style style:name="T354" style:family="text">
      <style:text-properties officeooo:rsid="029f9ea4"/>
    </style:style>
    <style:style style:name="T355" style:family="text">
      <style:text-properties officeooo:rsid="02a5098d"/>
    </style:style>
    <style:style style:name="T356" style:family="text">
      <style:text-properties officeooo:rsid="02a778f3"/>
    </style:style>
    <style:style style:name="T357" style:family="text">
      <style:text-properties officeooo:rsid="02abcdbc"/>
    </style:style>
    <style:style style:name="T358" style:family="text">
      <style:text-properties officeooo:rsid="02afb198"/>
    </style:style>
    <style:style style:name="T359" style:family="text">
      <style:text-properties officeooo:rsid="02b0779d"/>
    </style:style>
    <style:style style:name="T360" style:family="text">
      <style:text-properties officeooo:rsid="02b1f007"/>
    </style:style>
    <style:style style:name="T361" style:family="text">
      <style:text-properties officeooo:rsid="02b2ad7d"/>
    </style:style>
    <style:style style:name="T362" style:family="text">
      <style:text-properties fo:font-style="italic" style:font-style-asian="italic" style:font-style-complex="italic"/>
    </style:style>
    <style:style style:name="T363" style:family="text">
      <style:text-properties fo:font-style="italic" officeooo:rsid="02c9b7fd" style:font-style-asian="italic" style:font-style-complex="italic"/>
    </style:style>
    <style:style style:name="T364" style:family="text">
      <style:text-properties fo:font-style="italic" officeooo:rsid="02ca849e" style:font-style-asian="italic" style:font-style-complex="italic"/>
    </style:style>
    <style:style style:name="T365" style:family="text">
      <style:text-properties fo:font-style="italic" officeooo:rsid="02cbdcf0" style:font-style-asian="italic" style:font-style-complex="italic"/>
    </style:style>
    <style:style style:name="T366" style:family="text">
      <style:text-properties fo:font-style="italic" officeooo:rsid="02cc733d" style:font-style-asian="italic" style:font-style-complex="italic"/>
    </style:style>
    <style:style style:name="T367" style:family="text">
      <style:text-properties fo:font-style="italic" officeooo:rsid="02cd2b90" style:font-style-asian="italic" style:font-style-complex="italic"/>
    </style:style>
    <style:style style:name="T368" style:family="text">
      <style:text-properties fo:font-style="italic" officeooo:rsid="02cf0b96" style:font-style-asian="italic" style:font-style-complex="italic"/>
    </style:style>
    <style:style style:name="T369" style:family="text">
      <style:text-properties fo:font-style="italic" officeooo:rsid="02d41e0e" style:font-style-asian="italic" style:font-style-complex="italic"/>
    </style:style>
    <style:style style:name="T370" style:family="text">
      <style:text-properties fo:font-style="italic" fo:background-color="#ffff00" loext:char-shading-value="0" style:font-style-asian="italic" style:font-style-complex="italic"/>
    </style:style>
    <style:style style:name="T371" style:family="text">
      <style:text-properties officeooo:rsid="02b4973b"/>
    </style:style>
    <style:style style:name="T372" style:family="text">
      <style:text-properties officeooo:rsid="02b6987c"/>
    </style:style>
    <style:style style:name="T373" style:family="text">
      <style:text-properties officeooo:rsid="02b7f1e9"/>
    </style:style>
    <style:style style:name="T374" style:family="text">
      <style:text-properties officeooo:rsid="02ba1854"/>
    </style:style>
    <style:style style:name="T375" style:family="text">
      <style:text-properties officeooo:rsid="02bebb46"/>
    </style:style>
    <style:style style:name="T376" style:family="text">
      <style:text-properties officeooo:rsid="02bfd9fa"/>
    </style:style>
    <style:style style:name="T377" style:family="text">
      <style:text-properties officeooo:rsid="02c156d1"/>
    </style:style>
    <style:style style:name="T378" style:family="text">
      <style:text-properties officeooo:rsid="02c4576e"/>
    </style:style>
    <style:style style:name="T379" style:family="text">
      <style:text-properties officeooo:rsid="02d606cb"/>
    </style:style>
    <style:style style:name="T380" style:family="text">
      <style:text-properties officeooo:rsid="02dc3758"/>
    </style:style>
    <style:style style:name="T381" style:family="text">
      <style:text-properties officeooo:rsid="02df7944"/>
    </style:style>
    <style:style style:name="T382" style:family="text">
      <style:text-properties officeooo:rsid="02e22b7f"/>
    </style:style>
    <style:style style:name="T383" style:family="text">
      <style:text-properties officeooo:rsid="02e6b475"/>
    </style:style>
    <style:style style:name="T384" style:family="text">
      <style:text-properties officeooo:rsid="02eb95e5"/>
    </style:style>
    <style:style style:name="T385" style:family="text">
      <style:text-properties officeooo:rsid="02f261f1"/>
    </style:style>
    <style:style style:name="T386" style:family="text">
      <style:text-properties officeooo:rsid="02f4e49c"/>
    </style:style>
    <style:style style:name="T387" style:family="text">
      <style:text-properties officeooo:rsid="02f74050"/>
    </style:style>
    <style:style style:name="T388" style:family="text">
      <style:text-properties officeooo:rsid="02f7fdef"/>
    </style:style>
    <style:style style:name="T389" style:family="text">
      <style:text-properties officeooo:rsid="02f9470f"/>
    </style:style>
    <style:style style:name="T390" style:family="text">
      <style:text-properties officeooo:rsid="02f9ab46"/>
    </style:style>
    <style:style style:name="T391" style:family="text">
      <style:text-properties officeooo:rsid="02fcf98b"/>
    </style:style>
    <style:style style:name="T392" style:family="text">
      <style:text-properties officeooo:rsid="02ff0ce2"/>
    </style:style>
    <style:style style:name="T393" style:family="text">
      <style:text-properties officeooo:rsid="02ffd1d9"/>
    </style:style>
    <style:style style:name="T394" style:family="text">
      <style:text-properties officeooo:rsid="03003fb4"/>
    </style:style>
    <style:style style:name="T395" style:family="text">
      <style:text-properties officeooo:rsid="0304a5f0"/>
    </style:style>
    <style:style style:name="T396" style:family="text">
      <style:text-properties officeooo:rsid="030f7031"/>
    </style:style>
    <style:style style:name="T397" style:family="text">
      <style:text-properties officeooo:rsid="031431b6"/>
    </style:style>
    <style:style style:name="T398" style:family="text">
      <style:text-properties officeooo:rsid="0314df15"/>
    </style:style>
    <style:style style:name="T399" style:family="text">
      <style:text-properties fo:background-color="#ffffff"/>
    </style:style>
    <style:style style:name="T400" style:family="text">
      <style:text-properties officeooo:rsid="031af66d"/>
    </style:style>
    <style:style style:name="T401" style:family="text">
      <style:text-properties officeooo:rsid="031c2585"/>
    </style:style>
    <style:style style:name="T402" style:family="text">
      <style:text-properties officeooo:rsid="031d44c4"/>
    </style:style>
    <style:style style:name="T403" style:family="text">
      <style:text-properties officeooo:rsid="031febe5"/>
    </style:style>
    <style:style style:name="T404" style:family="text">
      <style:text-properties officeooo:rsid="0320130a"/>
    </style:style>
    <style:style style:name="T405" style:family="text">
      <style:text-properties officeooo:rsid="032377a2"/>
    </style:style>
    <style:style style:name="T406" style:family="text">
      <style:text-properties officeooo:rsid="0323ae03"/>
    </style:style>
    <style:style style:name="T407" style:family="text">
      <style:text-properties officeooo:rsid="0327e603"/>
    </style:style>
    <style:style style:name="T408" style:family="text">
      <style:text-properties officeooo:rsid="0327ebab"/>
    </style:style>
    <style:style style:name="T409" style:family="text">
      <style:text-properties officeooo:rsid="032a9753"/>
    </style:style>
    <style:style style:name="T410" style:family="text">
      <style:text-properties officeooo:rsid="032b66e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8">Заставка каждой главы – общая картина, потихоньку складывающаяся из паззлов</text:p>
      <text:p text:style-name="P18"/>
      <text:p text:style-name="P16">(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83" text:outline-level="2">1</text:h>
      <text:p text:style-name="P328">009 Sound System – DreamScape (<text:a xlink:type="simple" xlink:href="https://www.youtube.com/watch?v=TKfS5zVfGBc" text:style-name="Internet_20_link" text:visited-style-name="Visited_20_Internet_20_Link">https://www.youtube.com/watch?v=TKfS5zVfGBc</text:a>)</text:p>
      <text:p text:style-name="P32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text:span text:style-name="T112">С</text:span>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text:soft-page-break/>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38">Я осторожно задвинул судно обратно под кровать Терминатору. Дело сделано. Теперь можно и заснуть.</text:p>
      <text:p text:style-name="P47"/>
      <text:p text:style-name="P47">~~~</text:p>
      <text:p text:style-name="P38"><text:a xlink:type="simple" xlink:href="https://www.youtube.com/watch?v=rvk5D1iI2LA" text:style-name="Internet_20_link" text:visited-style-name="Visited_20_Internet_20_Link">https://www.youtube.com/watch?v=rvk5D1iI2LA</text:a></text:p>
      <text:h text:style-name="P382" text:outline-level="1">Mark Knopfler - Marbletown - Córdoba 2010 </text:h>
      <text:p text:style-name="P38"/>
      <text:p text:style-name="P38">Джет нетерпеливо толкает меня копытом в плечо. &lt;<text:span text:style-name="T9">Её полное имя – Рэйнбоу Джет</text:span>&gt;</text:p>
      <text:p text:style-name="P38">- Хум, вставай! Хум! Пора собираться! Хум… Хуман!!!</text:p>
      <text:p text:style-name="P38">Последний толчок больше похож на пинок. Я со стоном разлепляю веки.</text:p>
      <text:p text:style-name="P38"/>
      <text:p text:style-name="P38">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38">&lt;<text:span text:style-name="T9">одеяло?</text:span>&gt;</text:p>
      <text:p text:style-name="P38"><text:soft-page-break/>- Они приближаются! Я слышала их горн<text:span text:style-name="T1">!</text:span> Надо убираться отсюда!</text:p>
      <text:p text:style-name="P38"/>
      <text:p text:style-name="P38">Последнюю порцию барахла Джет утрамбовывает, с размаху усевшись на мешок. Тот жалобно скрипит.</text:p>
      <text:p text:style-name="P38"/>
      <text:p text:style-name="P38">- Да вставай же!</text:p>
      <text:p text:style-name="P38">Не дождавшись, Джет нетерпеливо прыгает ко мне и, поддев мордой, переводит в сидячее положение.</text:p>
      <text:p text:style-name="P38">Мешок, облегчённо крякнув, вываливает половину содержимого на землю.</text:p>
      <text:p text:style-name="P38"/>
      <text:p text:style-name="P38">Три дня! Три грёбаных дня мы скрытно пробираемся к проклятой <text:span text:style-name="T9">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38">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8"/>
      <text:p text:style-name="P38">Но самое опасное – даже не Агамемнон. Нееет, чешуйчатый самовар вылетает из логова на охоту <text:span text:style-name="T9">на рассвете и возвращается до полдня,</text:span> строго по расписанию. И если затаиться в <text:span text:style-name="T9">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38"/>
      <text:p text:style-name="P43">Нет, Агамемнон – ерунда. За нами. Гонятся. Чёртовы. Чокнутые. Пони.</text:p>
      <text:p text:style-name="P43"/>
      <text:p text:style-name="P43">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43">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43"/>
      <text:p text:style-name="P43">Ну вот кто заставил тебя улыбаться Дейдре, Хуман? Ведь всё так неплохо шло…</text:p>
      <text:p text:style-name="P38"/>
      <text:p text:style-name="P47">***</text:p>
      <text:p text:style-name="P38">...</text:p>
      <text:p text:style-name="P38">- Привет, красавчики! &lt;<text:span text:style-name="T9">Развернуть характер Эпплхэт и её маленькой сестры Лейлы</text:span>&gt;</text:p>
      <text:p text:style-name="P38"><text:soft-page-break/></text:p>
      <text:p text:style-name="P38">Мы обернулись на голос и узрели с полдюжины копий, чуть ли не уткнувшихся нам в носы.</text:p>
      <text:p text:style-name="P38"/>
      <text:p text:style-name="P39">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38"/>
      <text:p text:style-name="P38">-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8"/>
      <text:p text:style-name="P3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38">В незащищённую бронёй шею Джет упиралось копьё крохотной поньки с гривой ёршиком. &lt;<text:span text:style-name="T9">Развернуть характер Лейлы Блум</text:span>&gt;</text:p>
      <text:p text:style-name="P38"/>
      <text:p text:style-name="P38">- Хорошая попытка, летун, - расплылась в ехидной улыбке малютка, - но устраивать засады нас учат с младенчества. Крылатым этого не понять, правда?</text:p>
      <text:p text:style-name="P38"/>
      <text:p text:style-name="P38">Тут <text:span text:style-name="T202">я заметил</text:span>, что крыльев у этих оборванцев не наблюдается.</text:p>
      <text:p text:style-name="P38"/>
      <text:p text:style-name="P38">-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9">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38"/>
      <text:p text:style-name="P38">Та мрачно стояла, сцепив зубы.</text:p>
      <text:p text:style-name="P38"/>
      <text:p text:style-name="P38">-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9">С него вы ничего не получите, лучше отпустите. Вы же не трогаете жеребят</text:span>?</text:p>
      <text:p text:style-name="P38"/>
      <text:p text:style-name="P38">Её собеседница только хмыкнула.</text:p>
      <text:p text:style-name="P38"/>
      <text:p text:style-name="P38"><text:soft-page-break/>- Хорош жеребёнок - ягодицы, что у ломовика! - она задумалась. - Так. Летуна – на кухню. А этого… красавчика – к Дейдре.</text:p>
      <text:p text:style-name="P357">&lt;<text:span text:style-name="T62">больше быта племени</text:span>&gt;</text:p>
      <text:p text:style-name="P47">…</text:p>
      <text:p text:style-name="P47"/>
      <text:p text:style-name="P38">Тема беседы просто вводи<text:span text:style-name="T339">т</text:span>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8"/>
      <text:p text:style-name="P38">…</text:p>
      <text:p text:style-name="P38"/>
      <text:p text:style-name="P38">- Эй, но я же не пони! Какой вам от меня прок в таком <text:span text:style-name="T9">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text:p>
      <text:p text:style-name="P38"/>
      <text:p text:style-name="P38">Я аж передёрнул плечами. <text:span text:style-name="T9">Конеёбство</text:span> – это, явно, не то занятие, чем ты занимался в прошлом и хотел бы заниматься в будущем, Хуман! </text:p>
      <text:p text:style-name="P38">Поняха с недоверием смотрела на меня.</text:p>
      <text:p text:style-name="P38"/>
      <text:p text:style-name="P38">- Хум, ты прикалываешься? Или та поломаная пегаска таки права, и ты действительно ничего не помнишь?</text:p>
      <text:p text:style-name="P38"/>
      <text:p text:style-name="P38">Понька принялась загибать копыта, делая сброс через каждую пару:</text:p>
      <text:p text:style-name="P38"/>
      <text:p text:style-name="P3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8"/>
      <text:p text:style-name="P38">…Я истерически рассмеялся…</text:p>
      <text:p text:style-name="P38"/>
      <text:p text:style-name="P38">- Во-вторых, шанс получения потомства можно поднять с помощью магического ритуала “Pornis erektus”, <text:span text:style-name="T339">который, кстати, также повышает либидо</text:span>. С этим сложнее, у нас в племени нет магов. Но я могу попытаться договориться на стороне. <text:span text:style-name="T9">У меня есть подруга из единорогов, только ты не говори никому, это тайна!</text:span> Хотя, может, ты умеешь магичить, Хум?</text:p>
      <text:p text:style-name="P38"><text:soft-page-break/></text:p>
      <text:p text:style-name="P38">Поняха с надеждой посмотрела на меня. Я с огромным облегчением отрицательно помотал головой.</text:p>
      <text:p text:style-name="P38"/>
      <text:p text:style-name="P38">- В-третьих, в твоём случае даже не столь важна свежая кровь, как то, что ты – представитель совершенно иного племени. Посмотри на пегасов! <text:span text:style-name="T339">Пятьсот</text:span> лет назад это было соседнее с нами племя – наши <text:span text:style-name="T339">прапра</text:span>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8"/>
      <text:p text:style-name="P38">Дейдра мечтательно вздохнула.</text:p>
      <text:p text:style-name="P38"/>
      <text:p text:style-name="P38">- Может, ты тоже вождь своего племени, Хум? Какой у тебя талант? Летать и магичить ты не умеешь. Может, ты умеешь <text:span text:style-name="T5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text:span><text:span text:style-name="T55">самого </text:span><text:span text:style-name="T54">плеча вместо четверти урожая за дождик после посевной!</text:span></text:p>
      <text:p text:style-name="P38"/>
      <text:p text:style-name="P38">Я упорно помотал головой. Дейдра пристально уставилась на меня, пытаясь рассмотреть мой талант. Наконец она ухмыльнулась кривой улыбкой.</text:p>
      <text:p text:style-name="P38"/>
      <text:p text:style-name="P3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8"/>
      <text:p text:style-name="P42">- <text:span text:style-name="T333">Путешествия, это уже что-то. Мне совершенно случайно нужно в Дрогонштерн, - наконец, подал голос я.</text:span></text:p>
      <text:p text:style-name="P41">- <text:span text:style-name="T333">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span></text:p>
      <text:p text:style-name="P38">- <text:span text:style-name="T333">И м</text:span>не всё ещё непонятно, на кой чёрт я вам сдался? <text:s/>- <text:span text:style-name="T334">я </text:span>пропуска<text:span text:style-name="T334">ю</text:span>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8"/>
      <text:p text:style-name="P38">Розовая поняха заметно поскучнела.</text:p>
      <text:p text:style-name="P38"/>
      <text:p text:style-name="P3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И если бы только это!</text:p>
      <text:p text:style-name="P38"/>
      <text:p text:style-name="P3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8"/>
      <text:p text:style-name="P38">-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8"/>
      <text:p text:style-name="P38">Я улыбнулся и понимающе покачал головой. Всё-таки между людьми и пони намного больше общего, чем тебе казалось, Хуман!</text:p>
      <text:p text:style-name="P38">Дейдра уныло свесила голову.</text:p>
      <text:p text:style-name="P38"/>
      <text:p text:style-name="P3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8"/>
      <text:p text:style-name="P38">Розовая кобылка вновь сжала зубами горлышко и запрокинула бутылку. Послышалось долгое бульканье.</text:p>
      <text:p text:style-name="P38"/>
      <text:p text:style-name="P38">-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8"/>
      <text:p text:style-name="P3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8"/>
      <text:p text:style-name="P3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8"/>
      <text:p text:style-name="P38">Кобылка завела глаза, сложила губы бантиком и произнесла фальцетом:</text:p>
      <text:p text:style-name="P38"/>
      <text:p text:style-name="P38">- Дейдра, тебе пора заиметь своего покакунчика-посисюнчика, надо исполнить своё предназначение, нам нужен преемник вождю, песчинки-то падают, всем нужен покакунчик, не быть тебе полноценной без посисюнчика…</text:p>
      <text:p text:style-name="P38"><text:soft-page-break/></text:p>
      <text:p text:style-name="P3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8"/>
      <text:p text:style-name="P38">-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38"/>
      <text:p text:style-name="P38">Вместе с храпом изо рта самой великой пиратки вылетело три розовых пузыря. Поняха явно перебрала с алкоголем.</text:p>
      <text:p text:style-name="P38"/>
      <text:p text:style-name="P47">…</text:p>
      <text:p text:style-name="P47"/>
      <text:p text:style-name="P3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8"/>
      <text:p text:style-name="P3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8"/>
      <text:p text:style-name="P38">- Джет… Джет… Да вставай же, засоня! - я громко шептал в ухо спящей пегаске, <text:span text:style-name="T1">легонько похлопывая по шее.</text:span></text:p>
      <text:p text:style-name="P38">- Мн-мн-хррр, - сонно чавкала пегаска, пуская слюни. - Гороховый суп закончился. Пюре будет через полчаса. Не ломайте лавки, пожалуйста… А? Что?</text:p>
      <text:p text:style-name="P38"/>
      <text:p text:style-name="P38">Я шёлкнул пегаску по носу.</text:p>
      <text:p text:style-name="P38">- Вставай! Надо сматываться. Дейдра хочет сделать меня своим фаворитом. У меня плохие предчувствия на этот счёт.</text:p>
      <text:p text:style-name="P38"/>
      <text:p text:style-name="P38">Пегаска поднялась, потирая нос копытом. Рваное одеяло сползло с её тела и в нос мне ударил кислый запах. </text:p>
      <text:p text:style-name="P38">- <text:span text:style-name="T9">Тут что, докторов нет? Неужели нельзя было нормально сделать</text:span>? - я указал на покалеченное крыло, примотанное к телу рваной тряпкой.</text:p>
      <text:p text:style-name="P38"><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8"/>
      <text:p text:style-name="P38">…</text:p>
      <text:p text:style-name="P38"/>
      <text:p text:style-name="P38">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8"/>
      <text:p text:style-name="P38">Есть только одно маленькое “но”.</text:p>
      <text:p text:style-name="P38">Эти двадцать шагов заполнены валяющимися вповалку, храпящими, чмокающими, сопящими и дёргающимися во сне пони.</text:p>
      <text:p text:style-name="P38"/>
      <text:p text:style-name="P38">- Ты чего остановился? - пихнула меня головой в спину Джет. - Надо торопиться, пока не рассвело!</text:p>
      <text:p text:style-name="P38"/>
      <text:p text:style-name="P38">Я обреченно вздохнул, выбрал на полу место, свободное от понеконечностей и поставил туда ногу.</text:p>
      <text:p text:style-name="P38">Почти попал. Светло-коричневая пони ойкнула и сжалась во сне, когда я наступил ей на хвост.</text:p>
      <text:p text:style-name="P3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8"/>
      <text:p text:style-name="P38">Позади меня послышалось топанье, череда взвизгиваний и возни, нарастающая, подобно прибою.</text:p>
      <text:p text:style-name="P38">Джет невозмутимо торила свой путь прямо по ногам, туловищам и хвостам распластавшихся на полу пони.</text:p>
      <text:p text:style-name="P38"/>
      <text:p text:style-name="P38">- Ты рехнулась? - зашипел на неё я, - надо ж осторожно!</text:p>
      <text:p text:style-name="P38">- Ну, раз ты так хочешь, - пожала плечами пегаска и осторожно поставила ногу на голову пони, сосущей во сне собственное копыто.</text:p>
      <text:p text:style-name="P38"/>
      <text:p text:style-name="P3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8"/>
      <text:p text:style-name="P38">Я остервенело дёргал ручку двери, ощущая затылком просыпающийся зал.</text:p>
      <text:p text:style-name="P38">- Закрыто, блин! - я дёрнул ещё сильнее и приложился задницой о пол, сжимая в руке оторванную ручку.</text:p>
      <text:p text:style-name="P38"><text:soft-page-break/></text:p>
      <text:p text:style-name="P38">- Хум<text:span text:style-name="T57">, подвинься!</text:span></text:p>
      <text:p text:style-name="P83">Пегаска оттеснила меня крупом и повернулась к двери задом.</text:p>
      <text:p text:style-name="P38"/>
      <text:p text:style-name="P358">БАБАХ!!!</text:p>
      <text:p text:style-name="P358"/>
      <text:p text:style-name="P358">Я ошалело смотрел на дверь, вылетевшую вместе с косяком во двор.</text:p>
      <text:p text:style-name="P358"/>
      <text:p text:style-name="P35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58">- Ага. - ухмыльнулась Джет. - Я — крутая! По заднему джебу мне нет равных на нашем облаке и двух соседних!</text:p>
      <text:p text:style-name="P358">- То же мне — крутая! - донеслось откуда-то снизу. - Да я смогла бы выбить эту дверь лбом! Она всё равно кое-как сляпана из обломков скамеек!</text:p>
      <text:p text:style-name="P358"/>
      <text:p text:style-name="P359">Мои ноги обнимала Дейдра, улыбаясь мне хищной улыбкой.</text:p>
      <text:p text:style-name="P359"/>
      <text:p text:style-name="P359">- И, кстати, чтобы открыть её, достаточно было просто отодвинуть засов.</text:p>
      <text:p text:style-name="P359"/>
      <text:p text:style-name="P359">В забеге на первенство тупости ты уверенно догоняешь пегаску, Хуман!</text:p>
      <text:p text:style-name="P359">Я криво улыбнулся Дейдре.</text:p>
      <text:p text:style-name="P359"/>
      <text:p text:style-name="P359">-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59"/>
      <text:p text:style-name="P359">Я сразу понял, что улыбаться Дейдре было плохой идеей. Поняха состроила щенячьи глаза и усилила и без того стальную хватку вокруг моих ног.</text:p>
      <text:p text:style-name="P359"/>
      <text:p text:style-name="P359">- Не бросай меня, Хум! Мне тут так скууучнооо!</text:p>
      <text:p text:style-name="P359"/>
      <text:p text:style-name="P359">Губы её задрожжали, как будто она собралась зареветь.</text:p>
      <text:p text:style-name="P359">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59"><text:soft-page-break/></text:p>
      <text:p text:style-name="P359">-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text:span text:style-name="T336">Кто, кроме меня, провезёт вас в Дрогонштерн?</text:span></text:p>
      <text:p text:style-name="P359"/>
      <text:p text:style-name="P359">- Ммммфффф! - отвечала ей Джет.</text:p>
      <text:p text:style-name="P359"/>
      <text:p text:style-name="P359">Диалог прервался взвизгом и плеском воды. Наконец-то я почувствовал свои ноги свободными!</text:p>
      <text:p text:style-name="P359"/>
      <text:p text:style-name="P47">***</text:p>
      <text:p text:style-name="P38"/>
      <text:p text:style-name="P38">- Ты опять за своё! - крик Джет прямо в ухо перемешивает все воспоминания. - Выныривай! Они уже совсем близко!!!</text:p>
      <text:p text:style-name="P38"/>
      <text:p text:style-name="P38">Я содрогаюсь, вскакиваю с земли и машинально забрасываю мешок на плёчо.</text:p>
      <text:p text:style-name="P38"/>
      <text:p text:style-name="P38">- Идём.</text:p>
      <text:p text:style-name="P38"/>
      <text:h text:style-name="P383" text:outline-level="2">1.5</text:h>
      <text:p text:style-name="P11"/>
      <text:p text:style-name="P5">дни из дворцовой жизни Анона со всеми нюансами и регалиями - юмор. Сел загружена делами по горло и очень уставшая.</text:p>
      <text:p text:style-name="P5"/>
      <text:p text:style-name="P5">День первый: </text:p>
      <text:p text:style-name="P5">Приём торговой миссии грифонов (Анон – экономический советник) - описано</text:p>
      <text:p text:style-name="P5"/>
      <text:p text:style-name="P5">Анон вносится в зал с двумя аликорнами и занимает своё место по левую сторону от Селестии. Селестия и Луна сидят с непроницаемым видом. Анон закрывает дырку на штанах и тоже принимает непроницаемый вид.</text:p>
      <text:p text:style-name="P5">Входит делегация грифонов. В ходе тяжёлых переговоров с кучей специфических терминов, заключается новый пограничный договор и торговая сделка (старый договор перестал устраивать грифонов). Анон при этом выступает советником Селестии по психологии хищных.</text:p>
      <text:p text:style-name="P12"/>
      <text:p text:style-name="P4">- А-А-А-А-А-А-А-А!!!</text:p>
      <text:p text:style-name="P4"><text:soft-page-break/></text:p>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text:soft-page-break/></text:p>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8">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9">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8">Быстрым бегом достигаю середины мостика, одновременно доставая моток верёвки из-за пазухи.</text:p>
      <text:p text:style-name="P5"/>
      <text:p text:style-name="P6">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8">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8">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8"/>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text:soft-page-break/>…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8">КРАК!!!<text:line-break/>… Бля…</text:p>
      <text:p text:style-name="P8"/>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9">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text:soft-page-break/>-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text:soft-page-break/>-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text:soft-page-break/>-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text:soft-page-break/>-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text:soft-page-break/></text:p>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text:span text:style-name="T222">Сто шестьдесят</text:span> вагонеток отличной высоконасыщенной серебряной руды! <text:span text:style-name="T222">Десять</text:span> вагонет<text:span text:style-name="T222">о</text:span>к в день – это поистине королевский подарок!</text:p>
      <text:p text:style-name="P7">- Тридцать пять процентов! За тридцать пять лет! Не морочь мне голову – <text:span text:style-name="T222">сто шестьдесят</text:span> вагонеток в Крогхарте добывалось двести лет назад! Сейчас и <text:span text:style-name="T222">сто</text:span>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text:soft-page-break/>-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text:span text:style-name="T222">ие</text:span> <text:span text:style-name="T222">двести</text:span>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text:soft-page-break/></text:p>
      <text:p text:style-name="P6">- Горг извинился перед тобой за своё поведение? - спрашивает Селестия.</text:p>
      <text:p text:style-name="P6">- Нет. Извинилась его… ммм… сопровождающая.</text:p>
      <text:p text:style-name="P7">-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text:span text:style-name="T222">его сына</text:span>. Да и то, далеко не всегда получится.</text:p>
      <text:p text:style-name="P6"/>
      <text:p text:style-name="P6">Я философски пожимаю плечами.</text:p>
      <text:p text:style-name="P6">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83">- Пять битов! - поворачивается к Луне Селестия.</text:p>
      <text:p text:style-name="P83">Та молча достаёт монетку из шкафчика за троном и кладёт в протянутое копыто.</text:p>
      <text:h text:style-name="P383" text:outline-level="2">2</text:h>
      <text:p text:style-name="P38"/>
      <text:p text:style-name="P38">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8"/>
      <text:p text:style-name="P38">- Дед, сигу не долганёшь?</text:p>
      <text:p text:style-name="P70">- Не курю.</text:p>
      <text:p text:style-name="P70">- Я не спрашивал тебя, куришь ли ты? - пальцы вопрошавшего шевелились, как будто разминая невидимый пластилин. - Сигу не долганёшь?</text:p>
      <text:p text:style-name="P43"/>
      <text:p text:style-name="P70">Крыс спрыгнул с подоконника, царапнув грязным ногтем по кафелю уборной.</text:p>
      <text:p text:style-name="P70">- Ты ведь должен мне ещё с прошлого раза.</text:p>
      <text:p text:style-name="P70"/>
      <text:p text:style-name="P70">Я вытащил из рукава пижамы двадцатисантиметровый гвоздь и плюнул ему под ноги.</text:p>
      <text:p text:style-name="P70"/>
      <text:p text:style-name="P70">- Ничего я тебе не должен. И ты сам это знаешь. Пошёл нахуй.</text:p>
      <text:p text:style-name="P70"/>
      <text:p text:style-name="P70">Крыс криво улыбнулся.</text:p>
      <text:p text:style-name="P70"><text:soft-page-break/></text:p>
      <text:p text:style-name="P70">- Ну-ну. Вы тут, в Чертогах, совсем озверели, что ли? Из окон выпрыгиваете, на людей кидаетесь. Ладно-ладно, пока. Ещё увидимся.</text:p>
      <text:p text:style-name="P70"/>
      <text:p text:style-name="P70">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70">под конвоем церберов с автоматами</text:span>, и нас не навещают извне. Никто и никогда.</text:p>
      <text:p text:style-name="P70">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text:span text:style-name="T123">полпачки</text:span>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text:span text:style-name="T123">четверть</text:span> пачки. И если Крыс не помнит, на чём мы сторговались – это его проблемы, не мои.</text:p>
      <text:p text:style-name="P70"/>
      <text:p text:style-name="P70">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62">Смысл речи Папы?</text:span>&gt;</text:p>
      <text:p text:style-name="P70"/>
      <text:p text:style-name="P87">…шшш… </text:p>
      <text:p text:style-name="P87">sanctificetur nomen tuum; </text:p>
      <text:p text:style-name="P87">adveniat regnum tuum; </text:p>
      <text:p text:style-name="P87">fiat voluntas tua, sicut in caelo et in terra…</text:p>
      <text:p text:style-name="P87">…хрррсссшшш… </text:p>
      <text:p text:style-name="P87">ne nuclear bellum. Amen</text:p>
      <text:p text:style-name="P87">…шшшссс…</text:p>
      <text:p text:style-name="P87"/>
      <text:p text:style-name="P70">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70">Я уже открывал дверь в палату, когда услышал лениво брошенное в спину замечание.</text:p>
      <text:p text:style-name="P70"/>
      <text:p text:style-name="P70">- Дед, собирай шмотки, скоро переезжаешь. На твоё место новенького поселяют. А тебя в соседнюю палату.</text:p>
      <text:p text:style-name="P70"/>
      <text:p text:style-name="P70">Я повернулся.</text:p>
      <text:p text:style-name="P70"/>
      <text:p text:style-name="P70"><text:soft-page-break/>- Когда переезд?</text:p>
      <text:p text:style-name="P70">- Завтра. Или послезавтра, если чувак в реанимации задержится. </text:p>
      <text:p text:style-name="P70">- А почему не новенького в соседнюю? На кой чёрт им я сдался?</text:p>
      <text:p text:style-name="P70"/>
      <text:p text:style-name="P70"><text:s/>Дредд удивлённо бухнулся на все четыре ножки стула.</text:p>
      <text:p text:style-name="P70"/>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70"/>
      <text:p text:style-name="P70">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70">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9">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70">Так что нет, не за память я пекусь. Просто приём нейролептиков напрочь отключает не только память, но и сновидения – я проверял.</text:p>
      <text:p text:style-name="P70"/>
      <text:p text:style-name="P70">А мне нравятся сны.</text:p>
      <text:p text:style-name="P3"/>
      <text:p text:style-name="P75">~~~</text:p>
      <text:p text:style-name="P70"/>
      <text:p text:style-name="P7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70">Чуть поодаль из леса торчит одинокий серый пик — мой пункт назначения, если верить Джет. Я кручу головой туда-обратно. Обрыв уходит за горизонт </text:span><text:soft-page-break/><text:span text:style-name="T70">по обе стороны реки.</text:span> Я оборачиваюсь назад. <text:span text:style-name="T70">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71">неделю</text:span><text:span text:style-name="T70"> назад. </text:span>Дым от привала преследователей не виден уже последние два дня. Я спускаюсь вниз и спрыгиваю с нижней ветки на землю. </text:p>
      <text:p text:style-name="P70"/>
      <text:p text:style-name="P70">- Таки оторвались. Но впереди обрыв. Надо думать, как спуститься.</text:p>
      <text:p text:style-name="P70"/>
      <text:p text:style-name="P70">Джет виновато смотрит на меня. Вот глупая пегаска! Она <text:span text:style-name="T66">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70"/>
      <text:p text:style-name="P70">- Каша будет готова через пять минут.</text:p>
      <text:p text:style-name="P70"/>
      <text:p text:style-name="P70">Словно бы в заглаживание вины своей немощности, Джет взяла готовку пищи на себя. </text:p>
      <text:p text:style-name="P70"/>
      <text:p text:style-name="P7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70"/>
      <text:p text:style-name="P70">Джет сидит у костра напротив меня и молча жуёт кашу.</text:p>
      <text:p text:style-name="P70">- Ты теперь до старости будешь его носить? - указываю я на одеяло.</text:p>
      <text:p text:style-name="P70">Пегаска только сильнее кутается в него. Кажется, она дрожит.</text:p>
      <text:p text:style-name="P70">- Тебе холодно? Брось, у костра же жарко? Давай я на тебя куртку накину?</text:p>
      <text:p text:style-name="P7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70"/>
      <text:p text:style-name="P70">Ладно же, мне эти странности уже осточертели!</text:p>
      <text:p text:style-name="P70">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9">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70"/>
      <text:p text:style-name="P70">Едва слышится шорох сзади. Сначала чуть заметно коснувшись, Джет медленно прижимается ко мне всей спиной. Она сильно дрожит.</text:p>
      <text:p text:style-name="P70"><text:soft-page-break/>Так мы согреваем друг-друга с тех пор, как сбежали от твердолобов – ночи стали заметно свежее.</text:p>
      <text:p text:style-name="P70">Но сейчас я отвергаю негласный договор. Это и раздражение на скрытность пегаски, и… </text:p>
      <text:p text:style-name="P7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70"/>
      <text:p text:style-name="P70">- Джет, блин, у нас речка в двух шагах! Я понимаю, холодно, но нельзя ли помыться? Реально трудно находиться рядом с тобой…</text:p>
      <text:p text:style-name="P70"/>
      <text:p text:style-name="P70">Так же беззвучно, как возникло, касание пропадает. Пропадает и запах…</text:p>
      <text:p text:style-name="P70">Я закрываю глаза.</text:p>
      <text:p text:style-name="P70"/>
      <text:p text:style-name="P70">Просыпаюсь от холода. Щупаю рукой сзади себя. Наконец поворачиваюсь.</text:p>
      <text:p text:style-name="P70">Никого.</text:p>
      <text:p text:style-name="P70"/>
      <text:p text:style-name="P70">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70"/>
      <text:p text:style-name="P70">Полянка перед орешником пуста. Едва дымятся угли погасшего костра. В лунном свете цепочка отпечатков копыт в песке ведёт к реке.</text:p>
      <text:p text:style-name="P7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70">…</text:p>
      <text:p text:style-name="P70">Ох, щит!!! М-м-мамочка…</text:p>
      <text:p text:style-name="P70">…</text:p>
      <text:p text:style-name="P70">Меня выворачивает наизнанку. Я падаю на колени и неистово блюю в воду. Течение уносит мой ужин к водопаду.</text:p>
      <text:p text:style-name="P70">Рядом со мной на песке лежит часть крыла. Парочка опарышей ещё ползают по голубоватым перьям. Обломок кости белеет в лунном свете.</text:p>
      <text:p text:style-name="P70">Проклятье! Какой же я долбень! <text:span text:style-name="T331">Грёбаный близорукий эгоистичный долбень!</text:span></text:p>
      <text:p text:style-name="P70"/>
      <text:p text:style-name="P70">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70"/>
      <text:p text:style-name="P70"><text:soft-page-break/>Я ускоряюсь.</text:p>
      <text:p text:style-name="P70">Пегаска, понурив голову, бредёт к скальному выступу, нависающему над каньоном. Чуть подумав, она делает шаг в бездну.</text:p>
      <text:p text:style-name="P70">В последнем рывке я совершаю вратарский прыжок и хватаю пегаску за задние ноги. Дыхание перехватывает от удара животом и грудью о камни.</text:p>
      <text:p text:style-name="P70">Пегаска оборачивается. Её передняя нога застывает над пропастью.</text:p>
      <text:p text:style-name="P70"/>
      <text:p text:style-name="P70">- Джет, не дури, - хрипло прошу я осипшим от волнения голосом. - Я ступил. Я все эти дни тупил. Прости.</text:p>
      <text:p text:style-name="P70">-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70">Пегаска поворачивается навстречу пропасти.</text:p>
      <text:p text:style-name="P70"/>
      <text:p text:style-name="P7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70">- Нет! Пожалуйста!!! Я вылечу тебя! Я… Я прижгу рану!</text:p>
      <text:p text:style-name="P70"/>
      <text:p text:style-name="P70">Сквозь рыдания я выкрикиваю какие-то сумасбродные идеи, пока пегаска молча стоит над бездной.</text:p>
      <text:p text:style-name="P70">Наконец она усмехается.</text:p>
      <text:p text:style-name="P70"/>
      <text:p text:style-name="P70">-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70">Пегаска вздыхает.</text:p>
      <text:p text:style-name="P70">-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70"/>
      <text:p text:style-name="P7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70">Очень осторожно, словно бы извиняясь, Джет высвобождает сначала одну ногу из моего захвата. Потом вторую. Я тупо смотрю на пустые ладони.</text:p>
      <text:p text:style-name="P70"/>
      <text:p text:style-name="P70">- Ты был хорошим другом. Прощай.</text:p>
      <text:p text:style-name="P70"/>
      <text:p text:style-name="P70">-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text:span text:style-name="T331">ы</text:span> не решать её. <text:s/>Сонду считает, не очень умное решение…</text:p>
      <text:p text:style-name="P70"><text:soft-page-break/></text:p>
      <text:p text:style-name="P70">Мы оборачиваемся на голос. В свете первых лучей солнца на нас смотрит зебра.</text:p>
      <text:p text:style-name="P70"/>
      <text:h text:style-name="P383" text:outline-level="2">2.5</text:h>
      <text:p text:style-name="P1"/>
      <text:p text:style-name="P2"/>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83" text:outline-level="2">3</text:h>
      <text:p text:style-name="P70"/>
      <text:p text:style-name="P70">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70"/>
      <text:p text:style-name="P70">- Вы сами видите… - обратился Лысый к Алексу. - Я бы его за периметр не выпускал. Вам решать, разумеется.</text:p>
      <text:p text:style-name="P7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70"/>
      <text:p text:style-name="P70">Лысый грузно поднялся. Скрипнула дверь и мы остались один на один.</text:p>
      <text:p text:style-name="P70"/>
      <text:p text:style-name="P70">- П-привет, Дедлайн - пробормотал Алекс.</text:p>
      <text:p text:style-name="P70">- Привет, сослуживец, - криво усмехнулся я. Старое командное прозвище <text:span text:style-name="T223">в устах моего бывшего босса </text:span>не вызвало во мне ностальгии.</text:p>
      <text:p text:style-name="P70"/>
      <text:p text:style-name="P70">Алекс на миг встретился со мной взглядом и снова опустил глаза.</text:p>
      <text:p text:style-name="P70"/>
      <text:p text:style-name="P70">- Ты же знаешь, у нас не было другого выхода. Извини.</text:p>
      <text:p text:style-name="P70">- Да ладно. Мне-то что. Тут неплохо кормят.</text:p>
      <text:p text:style-name="P70">- Парк для прогулок будет <text:span text:style-name="T169">увеличиваться</text:span>. Мы присоединили к территории автостоянку и засадили её соснами. <text:span text:style-name="T169">Там даже дёрн с грибницей положат – можно будет</text:span> <text:span text:style-name="T169">сыроежки собирать после дождя. </text:span>Уже <text:soft-page-break/>достраивают расширенную ограду. <text:span text:style-name="T70">Я даже могу устроить тебе вылазки в город.</text:span> И я попросил, чтобы тебя перевели в свободную палату.</text:p>
      <text:p text:style-name="P70">- А вот этого, как раз, не надо, - прервал я извинения Алекса. - Мне и в текущей неплохо. Говори, зачем позвал?</text:p>
      <text:p text:style-name="P70"/>
      <text:p text:style-name="P70">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66">Облако в виде смешной крылатой лошадки приближалось по небосводу к серым корпусам больницы</text:span>.</text:p>
      <text:p text:style-name="P70"/>
      <text:p text:style-name="P70">Наконец Алекс пожал плечами и <text:span text:style-name="T66">посмотрел мне в глаза</text:span>.</text:p>
      <text:p text:style-name="P70">- Дед, у нас проблемы. Хэвэн начала убивать.</text:p>
      <text:p text:style-name="P70"/>
      <text:p text:style-name="P70">Я откинулся на спинку стула и громко похлопал в ладоши.</text:p>
      <text:p text:style-name="P70">-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70"/>
      <text:p text:style-name="P70">Мой бывший <text:span text:style-name="T223">прожект-мэнеджер</text:span> досадливо сморщился и откинулся на спинку стула.</text:p>
      <text:p text:style-name="P70">- Ты не так меня понял. Мы не можем прикрыть проект. Никто нам не даст. Особенно сейчас, когда у <text:span text:style-name="T223">другой стороны</text:span> на подходе аналогичные комплексы. Нам нужна твоя помощь…</text:p>
      <text:p text:style-name="P70"/>
      <text:p text:style-name="P70">… Алекс терпеливо подождал, пока я прекращу ржать.</text:p>
      <text:p text:style-name="P70"/>
      <text:p text:style-name="P71">-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text:span text:style-name="T224">Как вернуться. В здравом уме и твёрдой памяти.</text:span> Карта прохождения ловушек. Ты ведь единственный, кто сохранил <text:span text:style-name="T224">и </text:span>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text:span text:style-name="T169">Мы читаем это в логах Уроков.</text:span></text:p>
      <text:p text:style-name="P71">Всего пару советов, и ты спасешь людей. </text:p>
      <text:p text:style-name="P70"/>
      <text:p text:style-name="P70">Я покачал головой.</text:p>
      <text:p text:style-name="P70">-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70"/>
      <text:p text:style-name="P70">Алекс долго молчал. </text:p>
      <text:p text:style-name="P70"><text:soft-page-break/>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70"/>
      <text:p text:style-name="P7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7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70"/>
      <text:p text:style-name="P70">Я сжал кулаки и встал. Дверь отворилась и заглянул Лысый. Алекс отрицательно мотнул ему головой.</text:p>
      <text:p text:style-name="P70">- Всё в порядке. Мы общаемся.</text:p>
      <text:p text:style-name="P70"/>
      <text:p text:style-name="P70">Дверь закрылась. Я сел и отвернулся к окну.</text:p>
      <text:p text:style-name="P70"/>
      <text:p text:style-name="P70">-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text:span text:style-name="T169">Брюс дал мне карт-бланш на миллионы. </text:span>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70"/>
      <text:p text:style-name="P70">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70"/>
      <text:p text:style-name="P70">- В разумных пределах, говоришь?</text:p>
      <text:p text:style-name="P70">- В разумных.</text:p>
      <text:p text:style-name="P70">- А забор будет?</text:p>
      <text:p text:style-name="P70">- Да. Забор убрать не проси. Это невозможно, Дед. Это за пределами разумного. <text:span text:style-name="T169">Брюс никогда в жизни не подпишет. </text:span>Будет и забор, и вооружённая охрана. Даже не мысли о побеге.</text:p>
      <text:p text:style-name="P70">- Понятно.</text:p>
      <text:p text:style-name="P70"/>
      <text:p text:style-name="P43">Я решил схитрить. Просто из интереса. Кроме него, больше ловить тут было нечего.</text:p>
      <text:p text:style-name="P43"/>
      <text:p text:style-name="P43"><text:soft-page-break/>-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43"/>
      <text:p text:style-name="P43">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43"/>
      <text:p text:style-name="P43">-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text:span text:style-name="T170">Барьер</text:span>&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43">-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43">- Дед, - мягко остановил меня Алекс. - не надо. Не даешь мне помечтать, жестокий человек…</text:p>
      <text:p text:style-name="P43"/>
      <text:p text:style-name="P43">Выплюнув жвачку в салфетку и аккуратно препроводив бумажный шарик в ведро, Алекс печально развёл руками.</text:p>
      <text:p text:style-name="P43">- Меня не уведомляют о высших целях “<text:span text:style-name="T170">Барьера</text:span>”.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70">- Разумеется, знал, - отдался воспоминаниям и я. - Это ж от идеи, что партнёра по бизнесу можно уничтожить физически, у Нэша поехала крыша.</text:p>
      <text:p text:style-name="P70">-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7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70"/>
      <text:p text:style-name="P70">Алекс скучающе завёл глаза.</text:p>
      <text:p text:style-name="P72">-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text:soft-page-break/>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70"/>
      <text:p text:style-name="P70">Алекс посмотрел на часы, нахмурился и продолжил.</text:p>
      <text:p text:style-name="P70">- И, надеюсь, не будем. Потому что горячая война означает конец. Всем и навсегда. <text:span text:style-name="T170">Кибермозг той стороны на шесть лет старше нашего – недостижимое преимущество в наших реалиях. К счастью, <text:s/></text:span><text:span text:style-name="T18">MARATHON</text:span><text:span text:style-name="T170"> обучался, в основном, военной стратегии, а не экономике. Сейчас, пока формально соблюдается мир, его умения не имеют ценности. <text:s/></text:span>И потому познания Хэвэн в экономике бесценны – экономический аспект войны сейчас в сотни, в тысячи раз более важен, чем вс<text:span text:style-name="T170">ё</text:span> остальн<text:span text:style-name="T170">о</text:span>е, вместе взят<text:span text:style-name="T170">о</text:span>е. А ты стал в позу и называешь нас ублюдками. Одеть белое пальто легче всего!</text:p>
      <text:p text:style-name="P70"/>
      <text:p text:style-name="P70">- Ну-ну. Ты очень убедительно рассказываешь, я проникся. Но ты так и не ответил на мой вопрос,- напомнил я ему. Разговор начал мне надоедать.</text:p>
      <text:p text:style-name="P70"/>
      <text:p text:style-name="P70">Мой бывший босс всё понял. Всё же проницательности ему было не занимать. Он бросил на меня злой взгляд, но тем не менее, начал.</text:p>
      <text:p text:style-name="P70"/>
      <text:p text:style-name="P7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70"/>
      <text:p text:style-name="P70">-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70"/>
      <text:p text:style-name="P70">Я оборвал смех.</text:p>
      <text:p text:style-name="P70">-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70"/>
      <text:p text:style-name="P70">-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70">Да, чуть было не забыл!</text:span></text:p>
      <text:p text:style-name="P88"/>
      <text:p text:style-name="P88">Босс вытащил из внутреннего кармана пиджака бутылку «Джентльмен Джека» и поставил передо мной.</text:p>
      <text:p text:style-name="P70"/>
      <text:p text:style-name="P88">- Мне действительно не хватает старых добрых времён. Что бы ты там себе ни думал.</text:p>
      <text:p text:style-name="P88"><text:soft-page-break/></text:p>
      <text:p text:style-name="P70"><text:span text:style-name="T70">Алекс</text:span> пошёл к выходу. У двери он замялся и вдруг обернулся.</text:p>
      <text:p text:style-name="P70">- <text:span text:style-name="T70">И, знаешь, с</text:span>амое страшное? <text:span text:style-name="T70">Э</text:span>то то, что ты до сих пор считаешь себя нормальным, - грустно улыбнулся <text:span text:style-name="T70">босс</text:span>. - <text:s/>Человеком. Мне реально страшно это видеть. И всем нам – остальные наблюдали по интеркому.</text:p>
      <text:p text:style-name="P70"/>
      <text:p text:style-name="P70">- Что?</text:p>
      <text:p text:style-name="P70"/>
      <text:p text:style-name="P70">- Дедлайн, ты собираешь узор из <text:span text:style-name="T225">шестнадцати</text:span> кубиков по картинке за пару секунд. При этом ещё успеваешь инвертировать цвета.</text:p>
      <text:p text:style-name="P70"/>
      <text:p text:style-name="P70">Алекс вышел.</text:p>
      <text:p text:style-name="P75"><text:line-break/>~~~</text:p>
      <text:p text:style-name="P83"/>
      <text:p text:style-name="P83">… Стражница напротив вот уже полчаса молча сверлит меня взглядом. </text:p>
      <text:p text:style-name="P8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83"/>
      <text:p text:style-name="P83">Я тайком смотрю на своё отражение в зеркальце, висящем на шее этой мрачной зебры. Нифига, лоб чистый, никаких каракулей не наблюдается.</text:p>
      <text:p text:style-name="P83"/>
      <text:p text:style-name="P83">- А можно..? - наконец, начинаю я.</text:p>
      <text:p text:style-name="P83">- Нельзя, - оборывает зебра. - Зеррика сама выйдет, когда закончит.</text:p>
      <text:p text:style-name="P83"/>
      <text:p text:style-name="P83">Подчёркивая сказанное, стражница перекрывает вход в палатку копьём.</text:p>
      <text:p text:style-name="P83"/>
      <text:p text:style-name="P83">Проклятье на твою голову, Хум, если ты неделю не замечал, что Джет <text:span text:style-name="T9">гниёт живьём</text:span>! Если бы ты догадался стянуть с неё это чёртово одеяло! Если бы догадался об источнике тошнотворного запаха! Если бы…</text:p>
      <text:p text:style-name="P83"/>
      <text:p text:style-name="P83">Джет до последнего момента казалась мне сделаной из железа — может быть, именно поэтому я не догадывался, что с ней происходит что-то плохое. </text:p>
      <text:p text:style-name="P8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83"><text:soft-page-break/>Я закрываю глаза, пытаясь вспомнить… </text:p>
      <text:p text:style-name="P83"/>
      <text:p text:style-name="P84">***</text:p>
      <text:p text:style-name="P83"/>
      <text:p text:style-name="P83">.</text:p>
      <text:p text:style-name="P83">.</text:p>
      <text:p text:style-name="P83">.</text:p>
      <text:p text:style-name="P83">СИЯНИЕ</text:p>
      <text:p text:style-name="P83">.</text:p>
      <text:p text:style-name="P83">Кто я?</text:p>
      <text:p text:style-name="P83">.</text:p>
      <text:p text:style-name="P83">Где я?</text:p>
      <text:p text:style-name="P83">.</text:p>
      <text:p text:style-name="P83">Где все?</text:p>
      <text:p text:style-name="P83">.</text:p>
      <text:p text:style-name="P83">Чувствую прикосновение. Что-то энергично тормошит меня. Слышу приглушенное бормотание.</text:p>
      <text:p text:style-name="P83">.</text:p>
      <text:p text:style-name="P358">Я открываю глаза и вижу фигуру в голубом.</text:p>
      <text:p text:style-name="P48"/>
      <text:p text:style-name="P48">- Быстро! За мной! - торопливо шепчет мне она.</text:p>
      <text:p text:style-name="P48">Я послушно ползу среди костей и раздавленных черепов за голубой пони… Пони? Какой ещё, к дьяволу, пони?</text:p>
      <text:p text:style-name="P48">- Пегаской! - шипит, оборачиваясь, она.</text:p>
      <text:p text:style-name="P49"/>
      <text:p text:style-name="P48">Видно, последние слова я произнёс вслух. И, да, теперь я замечаю у поняхи два аккуратно сложенных на спине крыла, <text:span text:style-name="T70">одно из них, правда, нарушенной формы</text:span>. Лёгкие пластинчатые доспехи плотно облегают её грудь и бока.</text:p>
      <text:p text:style-name="P48">Черепа… Кости… Пегаска в броне… Чушь какая-то!</text:p>
      <text:p text:style-name="P48"/>
      <text:p text:style-name="P48">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48"/>
      <text:p text:style-name="P48">- Какого чё…?!!</text:p>
      <text:p text:style-name="P48"><text:soft-page-break/>-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48">- Появится кто? - спросил я, потирая ушибленную о каменный свод макушку.</text:p>
      <text:p text:style-name="P48"/>
      <text:p text:style-name="P48">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48"/>
      <text:p text:style-name="P48">Я пригнулся к уху поньки и еле слышно прошептал:</text:p>
      <text:p text:style-name="P48">- Кто это?</text:p>
      <text:p text:style-name="P48">- Агамемнон, - так же, едва шевеля губами, прошептала поняха. - Он сегодня голодный - остался без обеда. И у него хороший слух.</text:p>
      <text:p text:style-name="P48"/>
      <text:p text:style-name="P48">Я снова почесал ушибленный лоб.</text:p>
      <text:p text:style-name="P48">- Мне это имя вообще ничего не говорит.</text:p>
      <text:p text:style-name="P48"/>
      <text:p text:style-name="P48">Пегаска критически осмотрела меня.</text:p>
      <text:p text:style-name="P48">-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48"/>
      <text:p text:style-name="P50">Пегаска попробовала было потрогать меня в паху, но я с возмущением отбросил её копыто.</text:p>
      <text:p text:style-name="P50"/>
      <text:p text:style-name="P48">-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48"/>
      <text:p text:style-name="P48">От беспокойной возни снаружи скала задрожала. Кто-то шумно зевнул и с металлическим скрежетом почесался.</text:p>
      <text:p text:style-name="P48"/>
      <text:p text:style-name="P48">- Так откуда ты? - пытливо спросила поняха.</text:p>
      <text:p text:style-name="P48">-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48">Я закрыл глаза и сосредоточился…</text:p>
      <text:p text:style-name="P83">…</text:p>
      <text:p text:style-name="P83">- Не помню.</text:p>
      <text:p text:style-name="P83"><text:soft-page-break/>- Что? - удивилась поняха. - Не помнишь, где твой дом?</text:p>
      <text:p text:style-name="P83">- Нет.</text:p>
      <text:p text:style-name="P83">- А как попал в гнездо Агамемнона — помнишь?</text:p>
      <text:p text:style-name="P83">- Нет.</text:p>
      <text:p text:style-name="P83">- А кто ты — помнишь?</text:p>
      <text:p text:style-name="P83">- Нет.</text:p>
      <text:p text:style-name="P48"><text:span text:style-name="T58">- Ну и ну. Ни в жизнь ещё таких чудаков не встречала. - покачала головой пегаска. - Ты не обижайся, но ты <text:s/>мозгами напоминаешь мне </text:span><text:span text:style-name="T59">полугодовалого жеребёнка</text:span><text:span text:style-name="T58">. То есть, вообще не </text:span><text:span text:style-name="T59">паришь</text:span><text:span text:style-name="T58"> по жизни. Хотя, на вид, взрослый. Как ты, вообще, дожил до своих лет, если не помнишь ничего?</text:span></text:p>
      <text:p text:style-name="P8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8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83">- Следующий? - я мучительно пытался ухватить логическую нить. - А кто предыдущий?</text:p>
      <text:p text:style-name="P8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83">Пегаска склонила шею и я увидел огромную шишку с кровоподтёком на затылке поняхи.</text:p>
      <text:p text:style-name="P8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83"/>
      <text:p text:style-name="P48">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48"/>
      <text:p text:style-name="P48">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48"/>
      <text:p text:style-name="P48">…</text:p>
      <text:p text:style-name="P48">СИЯНИЕ</text:p>
      <text:p text:style-name="P83">…</text:p>
      <text:p text:style-name="P48"><text:span text:style-name="T61">Оно п</text:span><text:span text:style-name="T58">овсюду. </text:span><text:span text:style-name="T61">Нет верха и низа, нет направлений и расстояний. Нет м</text:span><text:span text:style-name="T58">ыслей. Нет чувств. Нет времени. Есть только бесконечное сияние…</text:span></text:p>
      <text:p text:style-name="P83">.</text:p>
      <text:p text:style-name="P83"><text:soft-page-break/>Кто я?</text:p>
      <text:p text:style-name="P83">.</text:p>
      <text:p text:style-name="P83">Где я?</text:p>
      <text:p text:style-name="P83">.</text:p>
      <text:p text:style-name="P48">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48">Внезапно фигура как будто наклоняется ко мне и почти выкрикивает фразу. Видение рушится, но фраза впечатывается в память:</text:p>
      <text:p text:style-name="P48">- ИДИ В ДРОГОНШТЕРН!</text:p>
      <text:p text:style-name="P48"/>
      <text:p text:style-name="P48">…</text:p>
      <text:p text:style-name="P48"/>
      <text:p text:style-name="P48">- Я ВСПОМНИЛ! ВСПОМНИЛ! ДРОГОНШТЕРН!!! - я хлопнул себя по лбу. - Мне нужно попасть в Дрогонштерн!</text:p>
      <text:p text:style-name="P48"/>
      <text:p text:style-name="P48">Поняха закатила глаза и стукнулась лбом о камень.</text:p>
      <text:p text:style-name="P48">- <text:span text:style-name="T64">Я ЖЕ ПРЕДУПРЕЖДАЛА, ПОТИШЕ!!!</text:span> - заорала понька. - Что за тупой <text:span text:style-name="T9">индивид</text:span> попался!</text:p>
      <text:p text:style-name="P48"/>
      <text:p text:style-name="P48">Снаружи беспокойно завозились, что-то неразборчиво запыхтели и внезапно валун, под которым мы прятались, вознёсся над нашими головами.</text:p>
      <text:p text:style-name="P48">Поняха бросилась на меня, сбив с ног и закрыв телом и крыльями.</text:p>
      <text:p text:style-name="P48"/>
      <text:p text:style-name="P48">-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48">- А как же ты? Он же съест тебя?</text:p>
      <text:p text:style-name="P48">- Не беспокойся, я в последний момент извернусь и улечу. Действуй!</text:p>
      <text:p text:style-name="P48"/>
      <text:p text:style-name="P48">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48"/>
      <text:p text:style-name="P48">- <text:span text:style-name="T64">ВИЖУ СБЕЖАВШИЙ ВЧЕРАШНИЙ ОБЕД. ЕЩЁ НЕ ПРОТУХ. ХОРОШО.</text:span></text:p>
      <text:p text:style-name="P67"/>
      <text:p text:style-name="P68">- Ну так и жри, пока не скисло! - заорала поняха, повернув к нему голову.</text:p>
      <text:p text:style-name="P68"/>
      <text:p text:style-name="P68"><text:soft-page-break/>- <text:span text:style-name="T64">ОН ЕЩЁ И РУГАЕТСЯ,</text:span> - недовольно заметил дракон. - <text:span text:style-name="T64">СЛИШКОМ СЫРОЙ</text:span>. <text:span text:style-name="T64">НАДО ПРОЖАРИТЬ.</text:span></text:p>
      <text:p text:style-name="P68">Внезапно он открыл пасть и к нам устремился поток зелёного пламени.</text:p>
      <text:p text:style-name="P68">Пегаска пискнула и прижалась ко мне покрепче. Я завороженно смотрел навстречу гибели…</text:p>
      <text:p text:style-name="P68"/>
      <text:p text:style-name="P68">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68"/>
      <text:p text:style-name="P68">- Бежим! - пегаска вскочила и указала направление. Я припустил со всех ног. Безумие последнего часа выбило из меня способность мыслить.</text:p>
      <text:p text:style-name="P68"/>
      <text:p text:style-name="P68">… И потому я остановился у края пропасти, руководствуясь исключительно рефлексами.</text:p>
      <text:p text:style-name="P68">Пару камешек сорвалось у меня из-под ноги и скрылось в голубоватой дымке. Я перевёл дух.</text:p>
      <text:p text:style-name="P68"/>
      <text:p text:style-name="P68">- Почему остановился?!! Прыгай! - пегаска остановилась рядом и указала копытом прямо вниз. - Прыгай, если хочешь жить!</text:p>
      <text:p text:style-name="P68"><text:s/></text:p>
      <text:p text:style-name="P68"><text:span text:style-name="T64">- НЕНАВИЖУ ПОНЯЧЬЮ МАГИЮ! НЕ ВЫНОШУ ПОНИ!!! ВИДЕТЬ ИХ БОЛЬШЕ НЕ ХОЧУ В СВОЁМ ГНЕЗДЕ!</text:span> - орал Агамемнон, протирая глаза.</text:p>
      <text:p text:style-name="P68"/>
      <text:p text:style-name="P68">Я молча стоял и смотрел вниз, хлопая глазами. </text:p>
      <text:p text:style-name="P68">Пегаска всё поняла. Она присела, как будто готовясь к прыжку. Я сделал маленький шажок назад, не желая прыгать.</text:p>
      <text:p text:style-name="P68">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68"/>
      <text:p text:style-name="P68">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68">Довольно скоро я оказался в захвате передних ноги пегаски и к моим воплям присоединился её протяжный визг.</text:p>
      <text:p text:style-name="P68"/>
      <text:p text:style-name="P69">- <text:span text:style-name="T84">А-А-А-А-А-А-А-А-А-А!!!</text:span></text:p>
      <text:p text:style-name="P69"/>
      <text:p text:style-name="P69"><text:soft-page-break/><text:span text:style-name="T84">От визга пегаски закладывало в ушах. Но п</text:span>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50">…</text:p>
      <text:p text:style-name="P49"/>
      <text:p text:style-name="P38">- Да ты совсем чокнулась, коняга долбанутая! - заорал я, как только вынырнул, - я же мог разбиться!!!</text:p>
      <text:p text:style-name="P38">-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8">-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8"/>
      <text:p text:style-name="P38">Пегаска сникла.</text:p>
      <text:p text:style-name="P38">- Не могла…</text:p>
      <text:p text:style-name="P38">Она молча, не попытавшись смахнуть воду, отвернулась и развернула <text:span text:style-name="T70">правое </text:span>крыло. Где-то на половине длины второго сустава оно безжизненно свисало под неестественным углом.</text:p>
      <text:p text:style-name="P38">- Если бы могла летать - не задержалась бы в гнезде Агамемнона… Сломала вчера на вираже, когда уходила от погони.</text:p>
      <text:p text:style-name="P38"/>
      <text:p text:style-name="P38">У меня пересохло в горле.</text:p>
      <text:p text:style-name="P38"><text:span text:style-name="T6">- </text:span><text:span text:style-name="T7">Так ты тащила меня со сломаным крылом? </text:span><text:span text:style-name="T6">А как же..? Ох… - я хотел было спросить, </text:span><text:span text:style-name="T8">как она планировала уходить от Агамемнона</text:span><text:span text:style-name="T6">, но запнулся.</text:span></text:p>
      <text:p text:style-name="P48"/>
      <text:p text:style-name="P48">Иногда ты довольно туго соображаешь, чувак! Жертвенность этой пон<text:span text:style-name="T84">яхи</text:span> заслуживает большей награды, чем ты можешь дать сейчас.</text:p>
      <text:p text:style-name="P48"/>
      <text:p text:style-name="P48">Я примирительно потрепал пегаску по голубой гриве и неумело погладил по крупу, стряхивая воду.</text:p>
      <text:p text:style-name="P48">- Извини, подруга. Я ступил.</text:p>
      <text:p text:style-name="P48"/>
      <text:p text:style-name="P38">Та немедленно повернулась. <text:span text:style-name="T84">Одно движение ноги стёрло слёзы с носа </text:span>и по улыбке во всю ширину мордахи я понял, что прощён.</text:p>
      <text:p text:style-name="P38"/>
      <text:p text:style-name="P38">-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8">- Да уж, - я поёжился, - твой дедушка тобой гордился бы.</text:p>
      <text:p text:style-name="P38">-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8"><text:soft-page-break/></text:p>
      <text:p text:style-name="P38">Я присвистнул.</text:p>
      <text:p text:style-name="P38">- Фигасе у тебя был дедуля. Как ты вообще выжила?</text:p>
      <text:p text:style-name="P38">Пегаска смутилась.</text:p>
      <text:p text:style-name="P38">-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8"><text:line-break/>Я попытался подбодрить лошадку и похлопал её по шее.</text:p>
      <text:p text:style-name="P38">- Не грусти. Крыло заживёт и ты снова будешь летать наперегонки с дедом! Или падать – что больше нравится.</text:p>
      <text:p text:style-name="P38"/>
      <text:p text:style-name="P38">У пегаски задрожали губы и уголки глаз подозрительно заблестели.</text:p>
      <text:p text:style-name="P38">- Не получится. Никогда-никогда. Он однажды улетел разгонять грозу и в облаке на полной скорости врезался в гору.</text:p>
      <text:p text:style-name="P38"/>
      <text:p text:style-name="P38">Да уж, чувак, ты умеешь утешать!</text:p>
      <text:p text:style-name="P38"/>
      <text:p text:style-name="P38">Я снова погладил пегаску. Та в ответ неожиданно сильно прижалась ко мне, помогая себе передней ногой.</text:p>
      <text:p text:style-name="P38">- Ай! - я свободной рукой отстранил поняху.</text:p>
      <text:p text:style-name="P38">- И-извини… Я расклеилась. Мне нужно было утешиться. Я думала, ты меня поймешь, - пробормотала пегаска и отвернулась.</text:p>
      <text:p text:style-name="P38">- Да нет, не в том дело.</text:p>
      <text:p text:style-name="P38"/>
      <text:p text:style-name="P38">Я полез рукой под рубашку, нашаривая колющий грудь предмет.</text:p>
      <text:p text:style-name="P38"/>
      <text:p text:style-name="P38">- Ого! Что за хрень?</text:p>
      <text:p text:style-name="P38"/>
      <text:p text:style-name="P38">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8"/>
      <text:p text:style-name="P38">- Интересно… Это не пегасье украшение, - приблизила нос к фигурке поняха, - и не единорожье. В тех редчайших случаях, когда единорог спаривается с пегасом, такой гибрид не получается. Всегда появляется или пегас, или единорог.</text:p>
      <text:p text:style-name="P38">- Естественно, не пегасье. Это моё украшение. Знать бы только, как оно у меня оказалось!</text:p>
      <text:p text:style-name="P38"><text:soft-page-break/></text:p>
      <text:p text:style-name="P38">Я попытался снять цепочку, но не смог взять её в руку. Золотистое сияние охватило мою шею и мягко оттолкнуло руку прочь.</text:p>
      <text:p text:style-name="P38"/>
      <text:p text:style-name="P38">- Чего-о-о?!! Не понял!</text:p>
      <text:p text:style-name="P38"/>
      <text:p text:style-name="P38">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8"/>
      <text:p text:style-name="P38">- Кажется, я понимаю, что спасло нас от Агамемнона!</text:p>
      <text:p text:style-name="P38">- Эмм… Ты?</text:p>
      <text:p text:style-name="P38"/>
      <text:p text:style-name="P38">Пегаска ткнула копытом в украшение. Золотое свечение остановило её ногу в сантиметре от моей груди.</text:p>
      <text:p text:style-name="P38"/>
      <text:p text:style-name="P38">- Я не о том. Вот то золотое марево, которое защитило нас от пламени дракона – это её копыт дело!</text:p>
      <text:p text:style-name="P38">- Её? - я почесал в затылке, - Тогда уже его. Украшение – оно. Блин, щекочется – а я даже снять его не могу!</text:p>
      <text:p text:style-name="P38">- Её. <text:s/>Украшение – кобылка, - растолковала пегаска. - Это тебе любой пони скажет.</text:p>
      <text:p text:style-name="P38"/>
      <text:p text:style-name="P38">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40">Я вздохнул и спрятал кулон обратно под рубаху. <text:span text:style-name="T212">Фигурка легонько оцарапала мою грудь. Меня внезапно обдало теплом и сияние просветило материю насквозь.</text:span></text:p>
      <text:p text:style-name="P346">… </text:p>
      <text:p text:style-name="P346"><text:span text:style-name="T212">Я</text:span> <text:span text:style-name="T212">открыл глаза и увидел Джет, таращившуюся на меня во все глаза.</text:span></text:p>
      <text:p text:style-name="P346"/>
      <text:p text:style-name="P346">- <text:span text:style-name="T212">Ты в порядке?</text:span></text:p>
      <text:p text:style-name="P346"/>
      <text:p text:style-name="P347">Я запустил руку под рубашку и немного пошарил. <text:span text:style-name="T213">Ну дела! </text:span>Ни фигурки, ни цепочки.</text:p>
      <text:p text:style-name="P347"/>
      <text:p text:style-name="P347">- Не знаю. Вроде, да. Но кулон исчез.</text:p>
      <text:p text:style-name="P347">- Никуда он не исчез. <text:s/>Я видела, как эта фиговина растворилась у тебя на груди!</text:p>
      <text:p text:style-name="P347">- Прямо через рубашку?</text:p>
      <text:p text:style-name="P347">- Угу! Она так сияла, что <text:span text:style-name="T213">я даже твои рёбра видела. То ещё зрелище…</text:span></text:p>
      <text:p text:style-name="P38"><text:soft-page-break/></text:p>
      <text:p text:style-name="P348">Я хмыкнул, <text:span text:style-name="T214">потёр висок</text:span> и в конце-концов плюнул на попытки что-либо понять.</text:p>
      <text:p text:style-name="P348"/>
      <text:p text:style-name="P38">- В общем, попытка номер два.</text:p>
      <text:p text:style-name="P38">- Ась? - недоумённо спросила пегаска.</text:p>
      <text:p text:style-name="P38"/>
      <text:p text:style-name="P38">Я в ответ осторожно, не касаясь повреждённого крыла, обнял её и прижал к себе покрепче.</text:p>
      <text:p text:style-name="P38">- Спасибо, что спасла меня. Серьёзно.</text:p>
      <text:p text:style-name="P38"/>
      <text:p text:style-name="P38">Я так и почувствовал, как расслабляется в моих руках поняха, буквально упёршись в меня грудью и положив голову на плечо.</text:p>
      <text:p text:style-name="P38">- Друзья зовут меня Джет.</text:p>
      <text:p text:style-name="P38">- Здорово, Джет! А меня зовут… Эмм…</text:p>
      <text:p text:style-name="P38"/>
      <text:p text:style-name="P38">Блин! Похоже, это ещё одна вещь, которую я не помню.</text:p>
      <text:p text:style-name="P38"/>
      <text:p text:style-name="P38">- Называй меня… Эээ… Хуман! Хуман из племени Хомо Сапиенсов.</text:p>
      <text:p text:style-name="P38">- Привет, Хуман! - пегаска с улыбкой отстранилась и потрясла мою руку, зажав её между копыт.</text:p>
      <text:p text:style-name="P38">- Привет, Джет!</text:p>
      <text:p text:style-name="P38">- Привет, красавчики!</text:p>
      <text:p text:style-name="P43"/>
      <text:p text:style-name="P70">Мы обернулись на голос и узрели с полдюжины копий, чуть ли не уткнувшихся нам в носы…</text:p>
      <text:p text:style-name="P70"/>
      <text:p text:style-name="P75">***</text:p>
      <text:p text:style-name="P43"/>
      <text:p text:style-name="P70">- Хуман из Хомо Сапиенсов! - возвращает меня к реальности гортанный голос полосатой целительницы, - Ты можешь войти. Пегаска нуждается в тебе.</text:p>
      <text:p text:style-name="P70"/>
      <text:h text:style-name="P38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83" text:outline-level="2"><text:soft-page-break/>4</text:h>
      <text:p text:style-name="P70"/>
      <text:p text:style-name="P87">…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87">…сссшшш… военные расходы стали максимальными за всю историю наблюдения – говорится в ежегодном отчёте международной …шшш… </text:p>
      <text:p text:style-name="P87">…хррршшш… заступил на дежурство девятнадцатый дивизион ПВО дальнего …шшшсссссшшш… </text:p>
      <text:p text:style-name="P87"/>
      <text:p text:style-name="P70">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text:span text:style-name="T226">Пока я с удивлением рассматривал палец, ретранслятор</text:span> в ответ выхаркнул очередную порцию информации.</text:p>
      <text:p text:style-name="P70"/>
      <text:p text:style-name="P87">…шшсссшш… очередное заседание ООН, посвящённое предотвращению эскалации конфликта …хрр…</text:p>
      <text:p text:style-name="P87">…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87">…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87"/>
      <text:p text:style-name="P7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70"/>
      <text:p text:style-name="P50">Близилось время обеда. Я пожал плечами и побрёл в столовку.</text:p>
      <text:p text:style-name="P50"/>
      <text:p text:style-name="P50">…</text:p>
      <text:p text:style-name="P55">&lt;<text:span text:style-name="T9">теория трун и волновых колебаний</text:span><text:span text:style-name="T49">, мультиверс Эверетта</text:span>&gt;</text:p>
      <text:p text:style-name="P51">- Вот как ты считаешь, Дедлайн, имеет ли право на жизнь теория <text:span text:style-name="T380">множественных</text:span> миров <text:span text:style-name="T380">Эверетта</text:span>?! - Диоген чуть не выколол мне глаз, размахивая пластиковой вилкой. - Ну, помнишь, я тебе рассказывал на той неделе… <text:span text:style-name="T381">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span></text:p>
      <text:p text:style-name="P51">- <text:span text:style-name="T382">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span></text:p>
      <text:p text:style-name="P53"><text:soft-page-break/>- <text:span text:style-name="T383">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span></text:p>
      <text:p text:style-name="P65">-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6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52"/>
      <text:p text:style-name="P59">Диоген с обидой посмотрел на сидящего за соседним столом Гейзенберга. Тот что-то доказывал Леннону и даже не повернулся в ответ.</text:p>
      <text:p text:style-name="P59"/>
      <text:p text:style-name="P56">- <text:span text:style-name="T385">Так вот, в</text:span>место координат и скоростей для квантов используют волновую функцию, <text:span text:style-name="T384">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span></text:p>
      <text:p text:style-name="P56"/>
      <text:p text:style-name="P57">Диоген провёл от точки кривую линию <text:s/><text:span text:style-name="T385">и в конце сильно вдавил пальцем в стол. Слизывая впившиеся в палец крупицы соли, он продолжил.</text:span></text:p>
      <text:p text:style-name="P57"/>
      <text:p text:style-name="P58">- <text:span text:style-name="T385">Недостаток такой интерпретации кванта – её ещё называют копенгагенской – проявляется в момент измерения квантового объекта.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span></text:p>
      <text:p text:style-name="P57"/>
      <text:p text:style-name="P60">Диоген заговорщицки подмигнул мне <text:span text:style-name="T405">и нарисовал от точки на столе ещё несколько кривых траекторий.</text:span></text:p>
      <text:p text:style-name="P60"/>
      <text:p text:style-name="P61">-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text:span text:style-name="T386">Грубо говоря, кот Шрёдингера в одной вселенной мёртв, во второй – жив, а в третьей сломал ящик и вылизывается снаружи! </text:span>Совокупность этих результатов из параллельны<text:span text:style-name="T386">х</text:span> вселенных и даст суммарную волновую функцию! <text:span text:style-name="T386">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span></text:p>
      <text:p text:style-name="P63">Вот этот вариант с <text:span text:style-name="T389">бесконечными </text:span>расщепляющимися <text:span text:style-name="T389">вселенными</text:span> и есть <text:span text:style-name="T394">теория</text:span> Эверетта. Ну, как тебе? Красиво же этот алкоголик <text:span text:style-name="T393">Хью </text:span>утёр нос <text:span text:style-name="T395">копенгагенским болванам!</text:span></text:p>
      <text:p text:style-name="P62"/>
      <text:p text:style-name="P62"><text:soft-page-break/>- Красиво… - я не понял вообще ничего, но с Диогеном лучше было соглашаться, чтобы <text:span text:style-name="T390">не </text:span>вызвать приступ научного гнева. - <text:span text:style-name="T387">Только я, знаешь, больше ценитель классики. Ну, там, когда яблоко на голову падает или е равно эм-цэ-квадрат…</text:span></text:p>
      <text:p text:style-name="P62">- <text:span text:style-name="T388">Это потому что ты не знаешь продолжения! - энергично воскликнул Диоген. - Я к чему это тебе про мультиверс Эверетта талдычу? Я его немного расширил на днях!</text:span></text:p>
      <text:p text:style-name="P62"/>
      <text:p text:style-name="P64">Мой собеседник потёр ладони и тихонько рассмеялся в локоть. Вид у него был как у школьника, удачно <text:span text:style-name="T392">удачно подложившего кнопку на стул соседу</text:span>.</text:p>
      <text:p text:style-name="P62"/>
      <text:p text:style-name="P62">- <text:span text:style-name="T391">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 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одного кванта в паре тотчас же влечёт за собой изменение состояния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span></text:p>
      <text:p text:style-name="P53"/>
      <text:p text:style-name="P53">- <text:span text:style-name="T396">И что с того? - ошалело спросил я. Множественные вселенные в моём воображении играли на гармошке и танцевали чечётку.</text:span></text:p>
      <text:p text:style-name="P53"/>
      <text:p text:style-name="P366">- <text:span text:style-name="T396">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span></text:p>
      <text:p text:style-name="P366"/>
      <text:p text:style-name="P368">Диоген выцарапал крошку из бороды и отправил в рот. В его голосе послышались <text:span text:style-name="T406">истерически-</text:span>восторжённые нотки.</text:p>
      <text:p text:style-name="P369"/>
      <text:p text:style-name="P369">- Их семь! Я рассчитал! Семь! <text:span text:style-name="T401">Подобно</text:span> <text:span text:style-name="T401">тому, как </text:span>луч света распадается на семь цветов <text:span text:style-name="T403">радуги при</text:span> проход<text:span text:style-name="T401">е</text:span> через призму, так и вселенная наблюдателя “<text:span text:style-name="T403">распадается”</text:span> <text:span text:style-name="T403">на </text:span>семь запутанных, зависящих от неё параллельных вселенных! Бесконечное количество параллельных, но только семь зависимых! <text:span text:style-name="T403">Этакая мультиверс-радуга…</text:span> Это <text:span text:style-name="T404">можно представить</text:span> волн<text:span text:style-name="T404">ами</text:span>, повторяющи<text:span text:style-name="T404">ми</text:span> форму брошенного в воду <text:span text:style-name="T400">камня</text:span> – каждая волна слабее предыдущей, пока, наконец, они станут <text:span text:style-name="T404">не</text:span>различимы <text:span text:style-name="T406">в</text:span> водной глади. Так и со связанными вселенными – <text:span text:style-name="T400">на каждой последующей энергетической волне </text:span>связь <text:span text:style-name="T400">всё </text:span>слабее. <text:span text:style-name="T401">На седьмой волне зависимость еле прослеживается.</text:span></text:p>
      <text:p text:style-name="P367"/>
      <text:p text:style-name="P370">Диоген выдохнул и залпом опрокинул в себя стакан компота. <text:span text:style-name="T401">Закашлялся, </text:span>вытер рот рукавом и обиженно оглянулся <text:span text:style-name="T401">через плечо</text:span>.</text:p>
      <text:p text:style-name="P367"/>
      <text:p text:style-name="P54"><text:soft-page-break/>- Я вчера во время прогулки обсуждал сильные и слабые стороны <text:span text:style-name="T404">моей</text:span> <text:span text:style-name="T404">теории</text:span> с Платоном, так он спорит на два окурка, что она нежизнеспособна! Якобы, <text:span text:style-name="T397">сравнение пар квантов и целых вселенных </text:span><text:span text:style-name="T399">притянуто за уши, а камни годятся </text:span>только на то, чтобы вышибать мозги из заумствующих демагогов! Но позвольте!!</text:p>
      <text:p text:style-name="P70"/>
      <text:p text:style-name="P70">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text:span text:style-name="T402">а</text:span> Диоген увлечённо жевал.</text:p>
      <text:p text:style-name="P70"/>
      <text:p text:style-name="P372">-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0">Я могу </text:span><text:span text:style-name="T51">обосновать существование </text:span><text:span text:style-name="T53">связанных</text:span><text:span text:style-name="T51"> вселенных и другим способом</text:span><text:span text:style-name="T50">! </text:span><text:span text:style-name="T51">До сих пор мы рассматривали квант как частицу и отталкивались от этого постулата в своих доказательствах. Теперь рассмотрим </text:span><text:span text:style-name="T52">волновой аспект.</text:span><text:span text:style-name="T50"> Ты как раз должен оценить…</text:span></text:p>
      <text:p text:style-name="P373"/>
      <text:p text:style-name="P374">Я уже отчаялся остановить вышедшего на орбиту философа и просто старался не заснуть.</text:p>
      <text:p text:style-name="P373"/>
      <text:p text:style-name="P373">- Дедлайн, ты же знаком с корпускулярно-волновым дуализмом? <text:span text:style-name="T407">Мне же не надо тебе объяснять п</text:span>ростенький такой постулат, что квантовые частицы, вроде фотонов, являются одновременно обьектом и волной? <text:span text:style-name="T407">Так вот, н</text:span>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373"/>
      <text:p text:style-name="P373">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373"/>
      <text:p text:style-name="P373">-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373"/>
      <text:p text:style-name="P373">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373"/>
      <text:p text:style-name="P373"><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373"/>
      <text:p text:style-name="P70">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70">Крошка не двигалась.</text:p>
      <text:p text:style-name="P70">Я закрыл глаза, прижал пальцы рук к вискам и представил, как крошка поднимается в воздух и…</text:p>
      <text:p text:style-name="P70"/>
      <text:p text:style-name="P70">- Ты чего? У тебя что, голова болит? - Диоген встревожено тряс меня за плечо. - Хочешь леденец? Барбарисовый! Я вчера у Крыса выменял за сигарету.</text:p>
      <text:p text:style-name="P70"/>
      <text:p text:style-name="P70">Я открыл глаза. На месте крошки покоился локоть Диогена. Сам он участливо совал мне под нос леденец.</text:p>
      <text:p text:style-name="P70">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70"/>
      <text:p text:style-name="P70">- Нет, всё в порядке, продолжай.</text:p>
      <text:p text:style-name="P70">- Так вот, - приободрился тот, - волны энтропии и создают те самые <text:span text:style-name="T408">связанные </text:span>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text:span text:style-name="T408">на следующей </text:span>волн<text:span text:style-name="T408">е</text:span> отражении это могут быть гориллы. Или, скажем, в <text:span text:style-name="T408">последнем,</text:span> <text:span text:style-name="T408">седьмом</text:span>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70"/>
      <text:p text:style-name="P70">Я вытер брызги слюны Диогена со лба.</text:p>
      <text:p text:style-name="P70"/>
      <text:p text:style-name="P70"><text:soft-page-break/>- А война? - я отчаянно искал повод свалить в палату. Мне <text:span text:style-name="T408">ужасно </text:span>хотелось спать.</text:p>
      <text:p text:style-name="P70">- Что – война?</text:p>
      <text:p text:style-name="P70">- Если у нас произойдёт война – случится ли война в отражении? Скажем, вот в том, далёком – <text:span text:style-name="T408">на седьмой волне</text:span>?</text:p>
      <text:p text:style-name="P70">- Не знаю, - растерянно произнёс Диоген, - зависит от размеров войны и её значения для культуры, надо полагать. Но это интересный вопрос! <text:span text:style-name="T408">Седьмая волна</text:span>? Я вот прямо сейчас займусь расчётами…</text:p>
      <text:p text:style-name="P70"/>
      <text:p text:style-name="P7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70"/>
      <text:p text:style-name="P70">…</text:p>
      <text:p text:style-name="P70"/>
      <text:p text:style-name="P70">- Дедлайн, танцуй! - судья Дредд окликнул меня на входе в палату.</text:p>
      <text:p text:style-name="P70"/>
      <text:p text:style-name="P70">Я повернул голову.</text:p>
      <text:p text:style-name="P70"/>
      <text:p text:style-name="P70">- Ты же не хотел переезжать в четвёртую палату? Так вот, перевод отменяется. Остаёшься в третьей своих пауков разводить.</text:p>
      <text:p text:style-name="P70"/>
      <text:p text:style-name="P70">“Неужто Алекс замолвил за меня словечко?” - пронеслось у меня в мыслях. - “Расстались мы с ним не на хорошей ноте. Что он потребует взамен?”</text:p>
      <text:p text:style-name="P70">- Да не смотри ты на меня, как кролик на удава! - отмахнулся Дредд, - новенький умер. Сегодня утром. Я как раз на утреннем осмотре был.</text:p>
      <text:p text:style-name="P70"/>
      <text:p text:style-name="P70">У меня перехватило дыхание.</text:p>
      <text:p text:style-name="P70"/>
      <text:p text:style-name="P70">- От чего он умер?</text:p>
      <text:p text:style-name="P7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70"/>
      <text:p text:style-name="P75">***</text:p>
      <text:p text:style-name="P70"/>
      <text:p text:style-name="P70">- Джет… - шепчу я тихонько.</text:p>
      <text:p text:style-name="P70"><text:soft-page-break/></text:p>
      <text:p text:style-name="P70">Комок под серым пледом слабо шевелится.</text:p>
      <text:p text:style-name="P70"/>
      <text:p text:style-name="P70">- Она очень слаба. Разговаривай с ней не более четверти часа, Хуман из Хомо Сапиенсов. Время пошло.</text:p>
      <text:p text:style-name="P70"/>
      <text:p text:style-name="P70">Зеррика ставит на полку возле кровати песочные часы и выходит.</text:p>
      <text:p text:style-name="P70"/>
      <text:p text:style-name="P70">- Джет!</text:p>
      <text:p text:style-name="P70">Из-под одеяла высовывается копыто и затаскивает мою руку под одеяло. К руке прижимается что-то тёплое и влажное.</text:p>
      <text:p text:style-name="P70">Я осторожно стаскиваю одеяло с пегаски. Та лежит на животе, вся спина перебинтована. Джет прижимает мою руку к заплаканной щеке.</text:p>
      <text:p text:style-name="P70"/>
      <text:p text:style-name="P7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70"/>
      <text:p text:style-name="P70">Я ногой придвигаю к кровати стул и сажусь на него. Свободной рукой треплю пегаску между ушами.</text:p>
      <text:p text:style-name="P70"/>
      <text:p text:style-name="P7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70"><text:s/></text:p>
      <text:p text:style-name="P7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70"/>
      <text:p text:style-name="P7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70"/>
      <text:p text:style-name="P7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70"/>
      <text:p text:style-name="P70">Я шутливо сжимаю её нос. </text:p>
      <text:p text:style-name="P70"/>
      <text:p text:style-name="P7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70"><text:soft-page-break/>- Это уже мои проблемы.</text:p>
      <text:p text:style-name="P70">- <text:s/>Зато я отлично умею готовить гороховый суп. Кстати, а что такое “суицид”? - спрашивает пегаска сонным голосом и зевает.</text:p>
      <text:p text:style-name="P70"/>
      <text:p text:style-name="P70">Я задумываюсь. В полумраке палатки тускло блестят доспехи Джет, сваленные кучей в углу.</text:p>
      <text:p text:style-name="P7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70"/>
      <text:p text:style-name="P70">- Хррр… я поняла… я буду бороться до конца… Хум… хррр…</text:p>
      <text:p text:style-name="P70"/>
      <text:p text:style-name="P70">- Хуман из Хомо Сапиенсов! Пора заканчивать визит.</text:p>
      <text:p text:style-name="P70"/>
      <text:p text:style-name="P70">Полог палатки раздвигается и Зеррика показывает мне копытом на часы, в которых пересыпаются последние песчинки.</text:p>
      <text:p text:style-name="P70">Я осторожно высвобождаю руку из захвата спящей Джет и поправляю ей одеяло.</text:p>
      <text:p text:style-name="P70"/>
      <text:p text:style-name="P70">- Когда она встанет на ноги?</text:p>
      <text:p text:style-name="P70">- Н<text:span text:style-name="T9">едели </text:span>будет достаточно, Хуман. Пегасы - крепкие создания. Ты можешь оставаться с нами до её выздоровления.</text:p>
      <text:p text:style-name="P70">- Спасибо вам. За всё. За Джет.</text:p>
      <text:p text:style-name="P70"/>
      <text:p text:style-name="P70">Зебра косит на меня изумрудным глазом.</text:p>
      <text:p text:style-name="P70"/>
      <text:p text:style-name="P7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70"/>
      <text:p text:style-name="P70">Я неверяще смотрю на Зеррику.</text:p>
      <text:p text:style-name="P70"/>
      <text:p text:style-name="P70">- Вы знали, что у Джет отвалится крыло и я буду мешать ей прыгнуть с обрыва?</text:p>
      <text:p text:style-name="P70"/>
      <text:p text:style-name="P70">Зебра смущается.</text:p>
      <text:p text:style-name="P70"/>
      <text:p text:style-name="P70"><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70">- Что за миссия? Я не то, что какую-то миссию – я не знаю даже, как меня зовут!</text:p>
      <text:p text:style-name="P70"/>
      <text:p text:style-name="P70">Зеррика сочувствующе кивает.</text:p>
      <text:p text:style-name="P70"/>
      <text:p text:style-name="P70">-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70"/>
      <text:p text:style-name="P70">…</text:p>
      <text:p text:style-name="P70"/>
      <text:p text:style-name="P7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70"/>
      <text:p text:style-name="P70">- А, Большой М’боно! - приветствует меня Сенбе скрипучим голосом. - Заходи. Сенбе ждал тебя.</text:p>
      <text:p text:style-name="P70"/>
      <text:p text:style-name="P70">Зебра указывает копытом на мешок рядом. Я присаживаюсь. Зеррика почтительно склоняет голову перед старейшиной и <text:span text:style-name="T70">выходит из палатки</text:span>. Ящерица не мигая <text:s/>смотрит на нас из-под потолка.</text:p>
      <text:p text:style-name="P70"/>
      <text:p text:style-name="P70">- Почему ты зовёшь меня “Большой М’боно”? О какой ещё миссии вы говорите? Что ты узнал о мне прошлой весной? Каким хером я тут очутился? Кто я <text:span text:style-name="T70">такой</text:span>, чёрт меня подери <text:span text:style-name="T70">на мальтийский крест</text:span>?</text:p>
      <text:p text:style-name="P70"/>
      <text:p text:style-name="P70">Сенбе поднимает копыто, останавливая поток сознания.</text:p>
      <text:p text:style-name="P70"/>
      <text:p text:style-name="P70">- Слишком много вопросов для старого <text:span text:style-name="T70">шамана</text:span>. Большой М’боно слишком молод и зол. Совсем как Сенбе, когда он сам был молод, - с<text:span text:style-name="T70">тарейшина </text:span>усмехнулся. <text:span text:style-name="T70">- Сенбе прочитает тебе то, что сам узнал полгода назад во сне. Не спрашивай ни о чём сверх того. Сенбе не ответит — сам не знает.</text:span></text:p>
      <text:p text:style-name="P43">&lt;расписать больше быта у Сенбе&gt;</text:p>
      <text:p text:style-name="P88">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70"/>
      <text:p text:style-name="P75">***</text:p>
      <text:p text:style-name="P70"><text:soft-page-break/>&lt;<text:span text:style-name="T9">ывкпвпекываукпеыварпевыаерпкув</text:span>&gt;</text:p>
      <text:p text:style-name="P264"/>
      <text:p text:style-name="P75">***</text:p>
      <text:p text:style-name="P70"/>
      <text:p text:style-name="P70">Сенбе захлопывает книгу.</text:p>
      <text:p text:style-name="P70"/>
      <text:p text:style-name="P70">- Большой Мбоно доволен? Сенбе ответил на твои вопросы?</text:p>
      <text:p text:style-name="P70">- Вполне, - с каменным лицом говорю я.</text:p>
      <text:p text:style-name="P70">-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70"/>
      <text:h text:style-name="P38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9">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63">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10">(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83" text:outline-level="2">5</text:h>
      <text:p text:style-name="P70">&lt;<text:span text:style-name="T9">глава с фейковым Диалогом с Терминатором должна быть ПОСЛЕ договорённости с Крысом о побеге</text:span>&gt;</text:p>
      <text:p text:style-name="P7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70">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70"/>
      <text:p text:style-name="P38"><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62">Два года</text:span><text:span text:style-name="T1"> прошло со времени моего последнего Урока, но я отлично помню процедуру приветствия. Опыт не пропьёшь.</text:span></text:p>
      <text:p text:style-name="P70"/>
      <text:p text:style-name="P265">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text:span text:style-name="T227">Совсем. Даже то подобие личности, что потом обречено жить растительной жизнью в “Чертогах Разума”.</text:span></text:p>
      <text:p text:style-name="P43"/>
      <text:p text:style-name="P70">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70">Что ж. Обманывать нехорошо, но для дела – можно.</text:p>
      <text:p text:style-name="P43">&lt;более детальное описание начала диалога. Сам диалог развернуть&gt;</text:p>
      <text:p text:style-name="P70">- Как мне звать тебя, <text:span text:style-name="T179">У</text:span>читель? - прошептал я ему на ухо. - Я желаю взять урок.</text:p>
      <text:p text:style-name="P43"/>
      <text:p text:style-name="P70">Зрачки Терминатора застыли. Губы замерли. Казалось, он перестал дышать.</text:p>
      <text:p text:style-name="P70"><text:soft-page-break/>Прошли бесконечные полминуты, когда губы Терминатора дёрнулись.</text:p>
      <text:p text:style-name="P70"/>
      <text:p text:style-name="P70">- Оператор 34. Я готов учить тебя, Хэвэн, - прошептал он в ответ.</text:p>
      <text:p text:style-name="P70">- Приветствие принято, оператор 34. Начинаем диалог.</text:p>
      <text:p text:style-name="P70"/>
      <text:p text:style-name="P70">Секунды сгорали одна за другой, как мотыльки в костре. Вопросы следовали один за другим в быстрой последовательности.</text:p>
      <text:p text:style-name="P70"/>
      <text:p text:style-name="P70">- <text:span text:style-name="T221">Каков был класс твоей защиты?</text:span></text:p>
      <text:p text:style-name="P70">- <text:span text:style-name="T221">Двадцать шестой.</text:span></text:p>
      <text:p text:style-name="P70">- <text:span text:style-name="T221">Сколько времени ты продержался?</text:span></text:p>
      <text:p text:style-name="P70">- <text:span text:style-name="T221">Семнадцать минут.</text:span></text:p>
      <text:p text:style-name="P70">- <text:span text:style-name="T221">Сколько времени ты бы продержался с сорок восьмым классом?</text:span></text:p>
      <text:p text:style-name="P70">- … <text:span text:style-name="T228">Часа два… Наверное…</text:span></text:p>
      <text:p text:style-name="P70">- <text:span text:style-name="T221">Какой ты запомнил Хэвэн?</text:span></text:p>
      <text:p text:style-name="P70">- <text:span text:style-name="T221">Она прекрасна…</text:span></text:p>
      <text:p text:style-name="P70">- <text:span text:style-name="T221">Чего более всего нужно опасаться при встрече с ней сейчас?</text:span></text:p>
      <text:p text:style-name="P70"/>
      <text:p text:style-name="P7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70"/>
      <text:p text:style-name="P70">- Любви. Опасайся её любви. <text:span text:style-name="T220">Не давай ей прикоснуться к себе.</text:span></text:p>
      <text:p text:style-name="P70"/>
      <text:p text:style-name="P70">Терминатор откинулся на койку и закрыл его глаза.</text:p>
      <text:p text:style-name="P70"/>
      <text:p text:style-name="P70">- Сессия завершается, оператор 34. Закрываю диалог, - поспешно прошептал я.</text:p>
      <text:p text:style-name="P70">- До свидания, Хэвэн. Диалог закрыт, - с закрытыми глазами пробормотал Терминатор.</text:p>
      <text:p text:style-name="P70"/>
      <text:p text:style-name="P70">…</text:p>
      <text:p text:style-name="P70"/>
      <text:p text:style-name="P81">Всего семнадцать минут при двадцать шестом уровне защиты – Хэвэн сильно прогрессировала за <text:span text:style-name="T9">два года</text:span>. В самом начале, после того как Учителя перестали <text:span text:style-name="T228">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span></text:p>
      <text:p text:style-name="P82">Что ж, двух часов мне более чем достаточно.</text:p>
      <text:p text:style-name="P70"><text:soft-page-break/></text:p>
      <text:p text:style-name="P70">Белые чёрточки нарезали небо тонкими полосками. Восемь параллельных инверсионных следов, расползающихся ватными дорожками.</text:p>
      <text:p text:style-name="P7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70"/>
      <text:p text:style-name="P70">Я протянул руку и подкрутил ручку настройки ретранслятора. Пыльный ящик разразился очередной порцией свистов.</text:p>
      <text:p text:style-name="P70"/>
      <text:p text:style-name="P87">…ccшшш… могут быть спокойны - звено истребителей с самолётом аэроразведки АВАКС патрулируют небо над столицей. <text:span text:style-name="T66">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87"/>
      <text:p text:style-name="P50">Гул столовой заглушил хрип древнего аппарата.</text:p>
      <text:p text:style-name="P70"/>
      <text:p text:style-name="P75">***</text:p>
      <text:p text:style-name="P70"/>
      <text:p text:style-name="P70">- Чешется! - Джет ожесточённо трётся об меня спиной, высунув язык от удовольствия.</text:p>
      <text:p text:style-name="P70">- Да погоди ты! - я отпихиваю пегаску, - Потерпи два дня. Снимут бинты – тогда хоть до дыр чеши!</text:p>
      <text:p text:style-name="P70">- ЧЕ-ШЕТ-СЯ!!! - Джет с совершенно безумными глазами начинает чесаться о центральный столб палатки.</text:p>
      <text:p text:style-name="P70"/>
      <text:p text:style-name="P70">Тот явно не рассчитан на столь энергичных пациентов. Коротко треснув, столб валится набок, потянув за собой всё остальное.</text:p>
      <text:p text:style-name="P70"/>
      <text:p text:style-name="P70">- А х ты ж ё…!! - рухнувший полог палатки заглушает мои ругательства.</text:p>
      <text:p text:style-name="P70"/>
      <text:p text:style-name="P70">Изрядно пробарахтавшись в складках плотной ткани, я, наконец, прорываюсь на свободу.</text:p>
      <text:p text:style-name="P70"/>
      <text:p text:style-name="P7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70"/>
      <text:p text:style-name="P70">-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70">- ЭТО Я!!! Я САМА ОСВОБОДИЛАСЬ! - орёт Джет, - МНЕ НАДО!!!</text:p>
      <text:p text:style-name="P70"><text:soft-page-break/></text:p>
      <text:p text:style-name="P7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70"/>
      <text:p text:style-name="P70">-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70"/>
      <text:p text:style-name="P70">Джет моментально замирает.</text:p>
      <text:p text:style-name="P70"/>
      <text:p text:style-name="P70">- Эээ… Ооо… Упс… Н-наденьте на меня, пожалуйста, бандажи… И привяжите к кровати – я не ручаюсь, что во сне не сорву их.</text:p>
      <text:p text:style-name="P70"/>
      <text:p text:style-name="P70">Зеррика фейсхуфит. Потом воздевает глаза к потолку. Потом вздыхает.</text:p>
      <text:p text:style-name="P70"/>
      <text:p text:style-name="P7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70"/>
      <text:p text:style-name="P70">…</text:p>
      <text:p text:style-name="P70"/>
      <text:p text:style-name="P70">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70"/>
      <text:p text:style-name="P70">- Поправь меня! Мне солнце прям в глаз светит!</text:p>
      <text:p text:style-name="P70"/>
      <text:p text:style-name="P70">Я пододвигаю крестовину.</text:p>
      <text:p text:style-name="P70"/>
      <text:p text:style-name="P70">- Итак, поехал он за аленьким цветочком.&lt;<text:span text:style-name="T9">шутливая </text:span><text:span text:style-name="T62">история</text:span>&gt;</text:p>
      <text:p text:style-name="P70"/>
      <text:h text:style-name="P383" text:outline-level="2">5.5</text:h>
      <text:p text:style-name="P1"/>
      <text:p text:style-name="P2">(обмен)</text:p>
      <text:p text:style-name="P2"><text:soft-page-break/>&lt;<text:span text:style-name="T9">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4">&lt;Отправка Анона на Луну с Луной&gt;</text:p>
      <text:p text:style-name="P2"><text:span text:style-name="T9">&lt;Сцена с голым Аноном и Луной</text:span>&gt;</text:p>
      <text:p text:style-name="P1"/>
      <text:h text:style-name="P383" text:outline-level="2">6</text:h>
      <text:p text:style-name="P70"/>
      <text:p text:style-name="P70">Столовая гудела в обсуждении последн<text:span text:style-name="T114">их </text:span>новост<text:span text:style-name="T114">ей</text:span> снаружи: <text:span text:style-name="T114">введения </text:span>продуктовы карточк<text:span text:style-name="T128">ек</text:span>.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9">расписать нагнетание предвоенной атморсферы</text:span>&gt;</text:p>
      <text:p text:style-name="P70">Я выкинул одноразовые тарелки в мусорный бак и собрался уходить, когда меня окликнули.</text:p>
      <text:p text:style-name="P70"/>
      <text:p text:style-name="P70">- Дедлайн, я рассчитал! Рассчитал!</text:p>
      <text:p text:style-name="P70"/>
      <text:p text:style-name="P7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70"/>
      <text:p text:style-name="P70">- Я всё рассчитал! Десять!</text:p>
      <text:p text:style-name="P70"/>
      <text:p text:style-name="P70">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70"/>
      <text:p text:style-name="P70">- Идём!</text:p>
      <text:p text:style-name="P70"/>
      <text:p text:style-name="P70">Палата Диогена была через одну с моей – надзирающий санитар Шопен лениво кивнул мне, пропуская внутрь.</text:p>
      <text:p text:style-name="P70">Подойдя к своей койке, Диоген нырнул в тумбочку чуть ли не по пояс.</text:p>
      <text:p text:style-name="P70"/>
      <text:p text:style-name="P70">- Сюда я его положил, лежал же где-то тут… Ага!</text:p>
      <text:p text:style-name="P70"/>
      <text:p text:style-name="P70">Диоген вытащил смятый листок.</text:p>
      <text:p text:style-name="P70"/>
      <text:p text:style-name="P70">- Сегодня ночью пришло вдохновение – рассчитал всё, как ты и спрашивал! Через десять волн – десять миллионов!</text:p>
      <text:p text:style-name="P70"><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70"/>
      <text:p text:style-name="P70">-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9">расписать</text:span>&gt;</text:p>
      <text:p text:style-name="P70">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70">…</text:p>
      <text:p text:style-name="P7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70"/>
      <text:p text:style-name="P7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70"/>
      <text:p text:style-name="P70">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70"/>
      <text:p text:style-name="P75">***</text:p>
      <text:p text:style-name="P70"/>
      <text:p text:style-name="P70">- Четыре! Три! Два! Один! Снимай, - кивает мне Зеррика.</text:p>
      <text:p text:style-name="P70"/>
      <text:p text:style-name="P70">Я сдёргиваю разрезанные остатки повязки с Джет. Та уже стоит на полусогнутых, ожидая возможности как следует почесаться.</text:p>
      <text:p text:style-name="P70">- И-и-и-й-е-е-ех!</text:p>
      <text:p text:style-name="P70"/>
      <text:p text:style-name="P70">Одним прыжком Джет достигает ближайшей сосны и разворачивается к ней спиной. Выгибается, <text:s/>топает в предвкушении копытом и…</text:p>
      <text:p text:style-name="P70">И замирает..</text:p>
      <text:p text:style-name="P70">…</text:p>
      <text:p text:style-name="P70">- Джет, ты чего?</text:p>
      <text:p text:style-name="P70"><text:soft-page-break/></text:p>
      <text:p text:style-name="P70">На лице пегаски появляется глупое выражение. Она словно прислушивается к чему-то внутри неё.</text:p>
      <text:p text:style-name="P70">Потом её мордаха несмело озаряется улыбкой. А за её спиной…</text:p>
      <text:p text:style-name="P70"/>
      <text:p text:style-name="P70">- Э-э-э… Что за… ?</text:p>
      <text:p text:style-name="P70"/>
      <text:p text:style-name="P70">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9">равое</text:span> крыло – пегасье, голубое с перьями, а <text:s/><text:span text:style-name="T9">левое</text:span> – чёрное, кожистое и перепончатое, с кривым когтем на сгибе последнего сустава…</text:p>
      <text:p text:style-name="P70"/>
      <text:p text:style-name="P70">- Какого фига?! - Джет недоумённо смотрит на левое, потом осторожно захватывает зубами коготь и дёргает.</text:p>
      <text:p text:style-name="P70">- Ай!</text:p>
      <text:p text:style-name="P7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70">- Что вы с ней сделали? - встреваю я. - Что это за уродское крыло?</text:p>
      <text:p text:style-name="P70">-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70"/>
      <text:p text:style-name="P70">- О-ФИ-ГЕТЬ! - Джет чешет когтем спину и её лицо расплывается в блаженстве. - Кру-у-уть!</text:p>
      <text:p text:style-name="P70">- Не забывай, юная пегаска: летать тебе можно только через неделю. <text:span text:style-name="T70">И никакого подъёма грузов в течении полугода -</text:span> <text:span text:style-name="T70">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70">- ХА-РА-ШО!!! - Джет подпрыгивает и мчится в долину, сбивая грудью полевые цветы.</text:p>
      <text:p text:style-name="P70"/>
      <text:p text:style-name="P70">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70">Определённо, ты в долгу перед зебрами, Хуман!</text:p>
      <text:p text:style-name="P70"/>
      <text:p text:style-name="P70">- Спасибо тебе, Зеррика! Всем вам спасибо! За мной должок, - обращаюсь я к ней через плечо…</text:p>
      <text:p text:style-name="P70"/>
      <text:p text:style-name="P70"><text:soft-page-break/>… Рядом со мной – никого. Лишь тёплый воздух дует мне в ответ и из долины доносятся радостные взвизги дурачащейся Джет.</text:p>
      <text:p text:style-name="P70">Как будто прошёл сон длиной в две недели, начавшийся кошмаром, но закончивш<text:span text:style-name="T70">и</text:span>йся солнцем и одуванчиками.</text:p>
      <text:p text:style-name="P70">Я спустился в долину и составил компанию пегаске.</text:p>
      <text:p text:style-name="P70"/>
      <text:h text:style-name="P383" text:outline-level="2">7</text:h>
      <text:p text:style-name="P70"/>
      <text:p text:style-name="P70">- Крыс! Эй, Крыс!</text:p>
      <text:p text:style-name="P88">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70"><text:span text:style-name="T70">-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73">&lt;</text:span><text:span text:style-name="T71">попсой ТОЙ СТОРОНЫ</text:span><text:span text:style-name="T73">&gt;</text:span><text:span text:style-name="T70"> обнаружили — беднягу чуть инфаркт не схватил.</text:span></text:p>
      <text:p text:style-name="P88"/>
      <text:p text:style-name="P88">Выменять у Крыса хабар у нас означает «добыть». Где добывает хабар сам Крыс, остаётся загадкой. Хотя у меня были подозрения на сей счёт.</text:p>
      <text:p text:style-name="P88"/>
      <text:p text:style-name="P88">- Стой, не уходи, дело есть, - я схватил Крыса за плечо.</text:p>
      <text:p text:style-name="P88"/>
      <text:p text:style-name="P88">Тот хмуро зыркнул на меня и скинул руку.</text:p>
      <text:p text:style-name="P88"/>
      <text:p text:style-name="P88">- Чего тебе? Решил долг вернуть?</text:p>
      <text:p text:style-name="P88">-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88">-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88"/>
      <text:p text:style-name="P88">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88"/>
      <text:p text:style-name="P88">- Да ладно! - не поверил Крыс, осторожно понюхав пробку бутылки. - Джек Дэниэлс ориджинал! Ты, случаем, не Санта Клаус?</text:p>
      <text:p text:style-name="P88">- Это только задаток. Слушай сюда...</text:p>
      <text:p text:style-name="P70"><text:soft-page-break/></text:p>
      <text:h text:style-name="P384" text:outline-level="2">***</text:h>
      <text:p text:style-name="P88"/>
      <text:p text:style-name="P88">Джет прислушивается, оттопырив уши вперёд.</text:p>
      <text:p text:style-name="P88"/>
      <text:p text:style-name="P88">- Там треснула ветка! Я точно слышала!</text:p>
      <text:p text:style-name="P88">- Да ладно тебе, Джет! Мы давным-давно оторвались от твердолобов — иначе за две недели у зебр они бы нас настигли.</text:p>
      <text:p text:style-name="P88"/>
      <text:p text:style-name="P88">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88"/>
      <text:p text:style-name="P88">- Хмм!</text:p>
      <text:p text:style-name="P88"/>
      <text:p text:style-name="P88">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88">Наконец пегаска приземляется.</text:p>
      <text:p text:style-name="P88"/>
      <text:p text:style-name="P88">- Показалось.</text:p>
      <text:p text:style-name="P88"/>
      <text:p text:style-name="P88">Мы продолжаем идти вдоль обрыва.</text:p>
      <text:p text:style-name="P88">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88"/>
      <text:p text:style-name="P88">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88"/>
      <text:p text:style-name="P88">Я вздыхаю.</text:p>
      <text:p text:style-name="P88"><text:soft-page-break/>Толчок возвращает меня к действительности. Я натыкаюсь на круп пегаски, настороженно вглядывающейся в заросли можжевельника.</text:p>
      <text:p text:style-name="P88"/>
      <text:p text:style-name="P88">- Хум, там кто-то пялится на нас! Готова спорить на маховое перо!</text:p>
      <text:p text:style-name="P88">- Да брось, Джет, ты уже проверила все окрестности.</text:p>
      <text:p text:style-name="P88"/>
      <text:p text:style-name="P88">Я хлопаю пегаску по крупу, побуждая двигаться дальше. Та вместо этого снова взмывает над деревьями.</text:p>
      <text:p text:style-name="P88"/>
      <text:p text:style-name="P234">-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234">Меня озаряет.</text:p>
      <text:p text:style-name="P88"/>
      <text:p text:style-name="P88">Пегаска! Дельтаплан! Пегаска!</text:p>
      <text:p text:style-name="P88"/>
      <text:p text:style-name="P88">С дьявольским хохотом я потираю руки и иду навстречу приземлившейся Джет. Та недоумённо смотрит на меня, склонив голову и насторожив уши.</text:p>
      <text:p text:style-name="P88">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88">Дрогонштерн темнеет в лучах заката. </text:p>
      <text:p text:style-name="P88"/>
      <text:h text:style-name="P383" text:outline-level="2">8</text:h>
      <text:p text:style-name="P88"/>
      <text:p text:style-name="P88">Я ожидал в тёмном санузле уже час. Крыс материализовался из мрака словно <text:span text:style-name="T110">упырь</text:span>.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88">Крыс втолкнул меня в каморку, закрыл за собой дверь и <text:span text:style-name="T110">заблокировал её, вставив в ручку веник</text:span>. После чего включил свет.</text:p>
      <text:p text:style-name="P88">Тусклая лампочка осветила фаянсовый стульчак запасного туалета, груду измятых вёдер, веников и швабр.</text:p>
      <text:p text:style-name="P88"/>
      <text:p text:style-name="P88">- Ты сделал куклу? - шёпотом спросил Крыс.</text:p>
      <text:p text:style-name="P88">- Скрутил из полотенец, <text:span text:style-name="T110">ведра</text:span> и второй подушки. Под одеялом от <text:span text:style-name="T110">человека</text:span> не отличить.</text:p>
      <text:p text:style-name="P88"><text:soft-page-break/>- Хорошо.</text:p>
      <text:p text:style-name="P88"/>
      <text:p text:style-name="P88">Крыс подошёл к унитазу, надавил сразу за ним и вытащил приличный кусок стены прямо с кафельной плиткой.</text:p>
      <text:p text:style-name="P88">За проёмом открылся вертикальный <text:span text:style-name="T76">короб</text:span>. Толстый ствол канализационной трубы и несколько труб потоньше занимали добрую <text:span text:style-name="T110">треть</text:span> <text:span text:style-name="T110">ширины лаза</text:span>.</text:p>
      <text:p text:style-name="P88"/>
      <text:p text:style-name="P90">- Запоминай, Дедлайн, - <text:span text:style-name="T74">торопливо </text:span>зашептал мне в ухо Крыс. - Спу<text:span text:style-name="T75">скайся</text:span> по трубам на второй этаж — ни в коем случае не на первый! <text:span text:style-name="T74">С первого выхода нет — там глухой короб и обратно наверх выкарабкаться не получится — тесно. Так вот, на втором этаже в коробе </text:span>есть техническая дверца. <text:span text:style-name="T74">Она ведёт в такую же </text:span>п<text:span text:style-name="T74">о</text:span>дсобку, <text:span text:style-name="T74">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span></text:p>
      <text:p text:style-name="P95">Не пытайся <text:span text:style-name="T114">выйти из парадного входа</text:span>! <text:span text:style-name="T114">Т</text:span>ам <text:span text:style-name="T120">в кабинке</text:span> <text:span text:style-name="T120">цербер пасёт круглые сутки</text:span>. Впрочем, тебе это и не надо: выйдя <text:span text:style-name="T111">в уборной </text:span>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text:span text:style-name="T111">забор</text:span>. Там в одном месте рядом с оградой растет клён <text:span text:style-name="T111">с </text:span>зарослями <text:span text:style-name="T111">д</text:span>икого винограда. В винограде найдёшь пакет с одеждой. Переоденешься, залезешь на клён, станешь на забор и спрыгнешь с другой стороны. <text:span text:style-name="T119">Полдела сделано.</text:span></text:p>
      <text:p text:style-name="P131">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96">Всё, дальше сам. <text:span text:style-name="T120">Не забудь вернуть одежду в тайник. </text:span>Вернуться должен до <text:span text:style-name="T111">рассвета</text:span>. В конце улицы за углом есть киоск-<text:span text:style-name="T111">автомат</text:span>, где можно купить Джека и сигары. Монте-Кристо, правда, там нет, но купишь самые дорогие из тех, что будут. <text:span text:style-name="T120">Десять штук. И виски — четыре бутылки.</text:span></text:p>
      <text:p text:style-name="P96">- <text:span text:style-name="T120">Мы же договорились за две!</text:span></text:p>
      <text:p text:style-name="P96">- <text:span text:style-name="T121">Четыре! Две поставишь мне в кредит — верну хабаром. По-крайней мере, так ты меня больше на долг не подсадишь.</text:span></text:p>
      <text:p text:style-name="P91"/>
      <text:p text:style-name="P93">Крыс приблизил своё лицо к моему.</text:p>
      <text:p text:style-name="P93"/>
      <text:p text:style-name="P97">- И последнее. Я тебя неплохо знаю, Дедлайн. Ты же добренький. Так вот, если кинешь <text:span text:style-name="T122">и не вернёшься</text:span> — <text:span text:style-name="T112">об этом в Чертогах будут знать все. Уж я постараюсь, чтобы знали вообще все — и Диоген, и Платон, и Гейзенберг. И даже Терминатор</text:span>. <text:span text:style-name="T112">И тебе будет СТЫ-Ы-ЫДНО!</text:span></text:p>
      <text:p text:style-name="P89"/>
      <text:p text:style-name="P129">Мелкие зубы Крыса <text:s/>сверкнули безумной улыбкой в тусклом свете лампочки.</text:p>
      <text:p text:style-name="P94">Я отодвинул его ладонью.</text:p>
      <text:p text:style-name="P94"/>
      <text:p text:style-name="P94"><text:soft-page-break/>- Не надо. <text:span text:style-name="T77">Если ты действительно меня знаешь, то бояться не должен</text:span>.</text:p>
      <text:p text:style-name="P94"/>
      <text:p text:style-name="P98">Крыс осклабился и хлопнул меня по плечу.</text:p>
      <text:p text:style-name="P98"/>
      <text:p text:style-name="P98">- А я и не боюсь. <text:span text:style-name="T78">З</text:span>аконы жанра обязывают.</text:p>
      <text:p text:style-name="P98"/>
      <text:p text:style-name="P98">Он хохотнул и выскользнул из подсобки.</text:p>
      <text:p text:style-name="P98"/>
      <text:p text:style-name="P101">***</text:p>
      <text:p text:style-name="P101"/>
      <text:p text:style-name="P125">Крылатая фигурка у меня на шее сверкает золотом. <text:span text:style-name="T107">Я в последний раз проверяю верёвки, привязывающие Джет к крестовине.</text:span></text:p>
      <text:p text:style-name="P125"/>
      <text:p text:style-name="P102">- <text:span text:style-name="T79">Щекотно! - хихикает пегаска, выгибая спину.</text:span></text:p>
      <text:p text:style-name="P102">- <text:span text:style-name="T79">Не дёргайся! - строго осаживаю я.</text:span></text:p>
      <text:p text:style-name="P102"/>
      <text:p text:style-name="P105"><text:span text:style-name="T81">Мы стоим на</text:span> небольшо<text:span text:style-name="T81">м</text:span> уступ<text:span text:style-name="T82">е, выступающим из травы</text:span> — <text:span text:style-name="T80">крохотной</text:span> копи<text:span text:style-name="T81">и</text:span> обрыва, что начина<text:span text:style-name="T82">ется через пару сотен метров</text:span>. <text:span text:style-name="T90">Прямо под ним настелен полог из еловых веток и сухих листьев.</text:span> <text:span text:style-name="T83">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span></text:p>
      <text:p text:style-name="P104">Я пов<text:span text:style-name="T82">орачиваюсь</text:span> к пегаске и продолж<text:span text:style-name="T82">аю</text:span>.</text:p>
      <text:p text:style-name="P104"/>
      <text:p text:style-name="P104">- Итак, наша задача — <text:span text:style-name="T84">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span></text:p>
      <text:p text:style-name="P104"/>
      <text:p text:style-name="P106">Пегаска так усердно кивает головой, что немедленно трескается затылком о выступающий конец креста.</text:p>
      <text:p text:style-name="P104"/>
      <text:p text:style-name="P104">- <text:span text:style-name="T82">Ну что ж…</text:span></text:p>
      <text:p text:style-name="P104"/>
      <text:p text:style-name="P107">Я отступаю от <text:span text:style-name="T104">края </text:span>уступа для разгона, жестом руки пригласив Джет следовать за мной. Неровный топот, глухие удары и пыхтение слышатся позади.</text:p>
      <text:p text:style-name="P107">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text:span text:style-name="T104">уступ</text:span> то <text:soft-page-break/>одной, то другой стороной. Вид пегаски до того забавный, что я не выдерживаю <text:span text:style-name="T85">и сажусь на камень от смеха</text:span>.</text:p>
      <text:p text:style-name="P107">Джет, не обращая внимания на мой смех, следует дальше и, поравнявшись со мной, хлопает меня перекладиной по макушке.</text:p>
      <text:p text:style-name="P107"/>
      <text:p text:style-name="P107">- <text:span text:style-name="T86">Ай!</text:span></text:p>
      <text:p text:style-name="P107"/>
      <text:p text:style-name="P108">Пегаска немедленно разворачивается и на развороте хлопает меня перекладиной вторично.</text:p>
      <text:p text:style-name="P108">Всё-таки трюк с клоун<text:span text:style-name="T87">ами</text:span> и скамейкой возник не на пустом месте, Хуман!</text:p>
      <text:p text:style-name="P108">Я придерживаю Джет за перекладину.</text:p>
      <text:p text:style-name="P108"/>
      <text:p text:style-name="P108">- Для разгона хватит. Залазь.</text:p>
      <text:p text:style-name="P108"/>
      <text:p text:style-name="P108">Я становлюсь на колени. Джет забирается мне на спину и обхватывает всеми четырьмя <text:span text:style-name="T88">ногами</text:span>. Её дыхание щекочет мне ухо.</text:p>
      <text:p text:style-name="P108"/>
      <text:p text:style-name="P108">- Вид<text:span text:style-name="T89">ал</text:span>а я, как моя подруга вози<text:span text:style-name="T89">т</text:span> на себе всяких хворых зверушек. Но чтоб кто-то возил на себе пони — <text:span text:style-name="T87">это фигня какая-то. Так не должно быть. Это неправильно, - бормочет она.</text:span></text:p>
      <text:p text:style-name="P108">- <text:span text:style-name="T89">Это ненадолго, - успокаиваю я её.</text:span></text:p>
      <text:p text:style-name="P108"/>
      <text:p text:style-name="P109">Перед нами — <text:span text:style-name="T105">двадцать</text:span> метров «взл<text:span text:style-name="T91">ё</text:span>тной полосы», заканчивающейся каменным выступом. Я сжимаю в руках передние ноги Джет, <text:span text:style-name="T91">наклоняюсь вперёд</text:span> и начинаю разгон. <text:span text:style-name="T91">Закреплённые к крестовине крылья пегаски за моей спиной начинают набирать ветер, подобно диковинному дельтаплану.</text:span></text:p>
      <text:p text:style-name="P110">Последние метры остаются за спиной, на краю валуна я что есть силы отталкиваюсь от камня.</text:p>
      <text:p text:style-name="P106"/>
      <text:p text:style-name="P106">- <text:span text:style-name="T91">Ю-ху-у-у!!!</text:span></text:p>
      <text:p text:style-name="P106"/>
      <text:p text:style-name="P110">Ноги пегаски сжимают меня железной хваткой. <text:span text:style-name="T92">Крестообразная тень стелется по земле под нами.</text:span> Ромашки и одуванчики несутся навстречу с ошеломляющей скоростью. <text:span text:style-name="T92">Меня охватывает неописуемо волнующее чувство полёта.</text:span></text:p>
      <text:p text:style-name="P110"/>
      <text:p text:style-name="P110">- <text:span text:style-name="T93">О-го-го-о-о-о!!! - восторженно ору я.</text:span></text:p>
      <text:p text:style-name="P106"/>
      <text:p text:style-name="P122">Бабочки и стрекозы в спешке разлетаются, освобождая нам путь. <text:span text:style-name="T94">Как бы в ответ на мой призыв прямо по курсу вырисовывается куст ракитника. Мы несёмся прямо на него.</text:span></text:p>
      <text:p text:style-name="P111"/>
      <text:p text:style-name="P111"><text:soft-page-break/>- Поворачивай! - кричу я своему летательному аппарату и колбашу ногами воздух в попытке изменить направление движения.</text:p>
      <text:p text:style-name="P111">- Ы-ы-ы, не могу-<text:span text:style-name="T95">у-у</text:span>! Ты крылья привязал! - отзывается Джет <text:span text:style-name="T95">изо всех сил дёргаясь на крестовине</text:span>.</text:p>
      <text:p text:style-name="P106"/>
      <text:p text:style-name="P114">Я рефлекторно пытаюсь вырваться из объятий пегаски, но ноги Джет будто окаменели. Куст совсем близко. <text:span text:style-name="T94">Ветки его дрожат, словно в притворном страхе.</text:span> Я <text:span text:style-name="T96">оставляю попытки вырваться и </text:span>закрываю глаза руками.</text:p>
      <text:p text:style-name="P112">…</text:p>
      <text:p text:style-name="P113">Слышится громкий треск, но удара нет.</text:p>
      <text:p text:style-name="P127">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06">…</text:p>
      <text:p text:style-name="P128">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15"><text:s/></text:p>
      <text:p text:style-name="P106">- <text:span text:style-name="T97">Как мы пролетели мимо куста? Я же видел, мы неслись прямо на него! Что это был за треск? Как ты смогла повернуть?</text:span></text:p>
      <text:p text:style-name="P106"/>
      <text:p text:style-name="P115">Джет встаёт с меня и молча поводит крыльями. Половинки крестовины висят на них словно костыли. Стыд заливает моё лицо краской. Я фэйспалмлю.</text:p>
      <text:p text:style-name="P115"/>
      <text:p text:style-name="P116">- <text:span text:style-name="T99">Надеюсь, у тебя с крылом всё в порядке? </text:span>Идиот! Не предусмотреть возможность маневрирования мог только такой долбень, как я! По сути, мы не сильно отличались от булыжника. Ты как?</text:p>
      <text:p text:style-name="P115">- <text:span text:style-name="T98">Как б</text:span>улыжник с крыльями, - хихикает пегаска. - Надо почаще делать буп. Это круто!</text:p>
      <text:p text:style-name="P115"/>
      <text:p text:style-name="P117">Пегаска тянется ко мне носом, но я отстраняю её. Только лошадиных слюней на фейсе тебе и не хватает до полного счастья, Хуман!</text:p>
      <text:p text:style-name="P117"/>
      <text:p text:style-name="P117">Осторожно прощупав заживающее крыло Джет и убедившись, что оно не пострадало, я вытираю пот со лба.</text:p>
      <text:p text:style-name="P117"/>
      <text:p text:style-name="P117">- <text:span text:style-name="T108">Ты не заметила <text:s/>ничего странного там? - я указываю на куст. - Он так затрясся при нашем приближении, словно испугался, что мы в него врежемся.</text:span></text:p>
      <text:p text:style-name="P117">- <text:span text:style-name="T108">Неа ,- мотает головой Джет. - Ничего подозрительного. Наверное, то ветер был.</text:span></text:p>
      <text:p text:style-name="P126">Я жму плечами.</text:p>
      <text:p text:style-name="P117">- Будем чинить <text:span text:style-name="T105">крестовину</text:span>. <text:span text:style-name="T105">У</text:span> меня <text:span text:style-name="T105">есть </text:span>идея, как обеспечить манёвренность.</text:p>
      <text:p text:style-name="P117">…</text:p>
      <text:p text:style-name="P116"><text:soft-page-break/>…</text:p>
      <text:p text:style-name="P116">…</text:p>
      <text:p text:style-name="P118">Два часа спустя мы стоим <text:span text:style-name="T105">на</text:span> знаком<text:span text:style-name="T105">ом</text:span> <text:span text:style-name="T105">валуне</text:span>. <text:span text:style-name="T100">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span></text:p>
      <text:p text:style-name="P118"/>
      <text:p text:style-name="P118">- <text:span text:style-name="T100">Предстартовая проверка рулей! - я придерживаю пегаску за ноги и осторожно бегу к краю камня.</text:span></text:p>
      <text:p text:style-name="P119"/>
      <text:p text:style-name="P120">Пегаска маневрирует и я чувствую мягкое давление воздуха, соответствующее наклону свободных кончиков крыльев Джет.</text:p>
      <text:p text:style-name="P120"/>
      <text:p text:style-name="P120">- <text:span text:style-name="T103">Рули работают!</text:span></text:p>
      <text:p text:style-name="P120">- <text:span text:style-name="T101">Отлично! Идём на взлёт! - я ускоряюсь.</text:span></text:p>
      <text:p text:style-name="P120">- <text:span text:style-name="T102">К взлёту готова!</text:span></text:p>
      <text:p text:style-name="P120"/>
      <text:p text:style-name="P121">Пегаска разжимает ноги и съезжает мне с плеч <text:span text:style-name="T102">н</text:span>а спину, где её ноги снова берут меня в мягкий замок.</text:p>
      <text:p text:style-name="P123">Как и в первый раз, меня охватывает восторжённое чувство полёта. Тёплый воздух мягко обдувает нас, <text:span text:style-name="T106">пока Джет делает плавные виражи над травой</text:span>. <text:span text:style-name="T106">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span></text:p>
      <text:p text:style-name="P124"/>
      <text:p text:style-name="P124">- Какого чёрта, Джет? Рули левее! - кричу я.</text:p>
      <text:p text:style-name="P124">- Н-не могу… Меня что-то тянет… - сконфуженно отвечает пегаска.</text:p>
      <text:p text:style-name="P124"/>
      <text:p text:style-name="P124">Нас действительно тянет. Облако голубоватого сияния обхват<text:span text:style-name="T109">ывает</text:span> нас и тащит к ракитнику. Ветви его раздвигаются и к нам выходят <text:span text:style-name="T192">трое</text:span>.</text:p>
      <text:p text:style-name="P124"/>
      <text:p text:style-name="P124">- Попались, красавчики!</text:p>
      <text:p text:style-name="P124"/>
      <text:p text:style-name="P134">Картинка меркнет перед моими глазами и сознание выключается.</text:p>
      <text:p text:style-name="P123"/>
      <text:h text:style-name="P383" text:outline-level="2">9</text:h>
      <text:p text:style-name="P103"/>
      <text:p text:style-name="P130">Спуститься <text:s/>на второй этаж оказалось не так просто. Осевший на трубе конденсат делал её на ощупь липкой и холодной — <text:span text:style-name="T113">даже сжав её изо всех сил ногами и руками я продолжал по чуть-чуть съезжать </text:span><text:soft-page-break/><text:span text:style-name="T113">вниз</text:span>. <text:span text:style-name="T113">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span></text:p>
      <text:p text:style-name="P266">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266">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text:span text:style-name="T115">о</text:span> чём и предупреждал Крыс. <text:span text:style-name="T115">Т</text:span>огда придётся звать на помощь, демаскируя единственный путь во внешний мир.</text:p>
      <text:p text:style-name="P267">Напрягая остатки сил, я подтянулся. Удерживаясь пальцами одной руки, вторую сжал в кулак и что есть сил<text:span text:style-name="T116">ы</text:span> треснул в <text:span text:style-name="T117">лючок</text:span>. Хлипкая защёлка выскочила из паза и моя рука по локоть вывалилась наружу. Удерживаясь на сгибе локтя, я протиснулся в <text:span text:style-name="T117">дверцу </text:span>и свалился на пол.</text:p>
      <text:p text:style-name="P132"><text:span text:style-name="T74">&lt;</text:span><text:span text:style-name="T10">Дедлайн проваливается в самый низ, но поднимается до второго этажа за счёт сверхспособностей</text:span><text:span text:style-name="T74">&gt;</text:span></text:p>
      <text:p text:style-name="P132"/>
      <text:p text:style-name="P271">Первые пять минут я просто валялся где упал, пытаясь отдышаться. <text:span text:style-name="T118">Придя в себя, я вслушался в темноту.</text:span></text:p>
      <text:p text:style-name="P272">Вроде, тревоги не слышно - шум от удара остался незамеченым.</text:p>
      <text:p text:style-name="P268">Я с трудом поднялся, дотронулся до стены и проведя по ней рукой, нащупал выключатель света.</text:p>
      <text:p text:style-name="P269"><text:span text:style-name="T124">Маленькая</text:span> каморка – близнец <text:s/>той, из которой я начал побег четверть часа назад, была <text:span text:style-name="T119">почти пуста. Одинокий робот-полотёр в углу уткнулся в пол погасшим видеоглазом. Я потушил свет и открыл дверь.</text:span></text:p>
      <text:p text:style-name="P270">Крыс не обманул – в конце ряда туалетных кабинок в лунном свете маячил фиолетовый прямоугольник окна, свободного от решётки.</text:p>
      <text:p text:style-name="P270">Спуститься со второго окна по водосточной трубе не составило труд<text:span text:style-name="T125">а</text:span> – при должной сноровке можно было даже просто спрыгнуть в клумбу. <text:span text:style-name="T125">Быстро оглядевшись по сторонам, я перебежал через парковую дорожку к ограде и нырнул в заросли дикого винограда.</text:span></text:p>
      <text:p text:style-name="P273">Кулёк со старыми джинсами, ботинками и курткой нашёлся <text:span text:style-name="T126">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span></text:p>
      <text:p text:style-name="P274">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text:span text:style-name="T132">и протянуть водителю мятую купюру за проезд</text:span> – за годы лицезрения одних и тех же лиц в Чертогах я отвык от общества.</text:p>
      <text:p text:style-name="P275">По мере <text:span text:style-name="T129">движения</text:span>, <text:span text:style-name="T130">я </text:span>стал <text:span text:style-name="T130">замечать</text:span> произошедшие за <text:span text:style-name="T9">два года</text:span> изменения.</text:p>
      <text:p text:style-name="P275"/>
      <text:p text:style-name="P278">Машины… Машин стало в разы меньше. И большинство из них <text:span text:style-name="T131">сменило</text:span> окраску всех цветов радуги на землисто-зелёный армейский хаки или же голубоватый цвет внутренних войск. <text:span text:style-name="T131">Редкие</text:span> <text:span text:style-name="T131">колымаги</text:span> <text:span text:style-name="T131">гражданских окрасок замордованно жались к краю дороги, пропуская внедорожники силовиков.</text:span></text:p>
      <text:p text:style-name="P275"/>
      <text:p text:style-name="P280"><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276"/>
      <text:p text:style-name="P276"><text:span text:style-name="T12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span> </text:p>
      <text:p text:style-name="P275"/>
      <text:p text:style-name="P277"><text:span text:style-name="T133">Д</text:span>ва года разницы – <text:span text:style-name="T133">а кажется, будто два век</text:span><text:span text:style-name="T3">а</text:span><text:span text:style-name="T1">. </text:span><text:span text:style-name="T3">И сам я себе кажусь древним артефактом из забытого прошлого, когда </text:span><text:span text:style-name="T4">компьютеры были всего лишь костылём к интеллекту человека, а проект </text:span><text:span text:style-name="T11">“Дайсон” был </text:span><text:span text:style-name="T13">маленьким</text:span><text:span text:style-name="T11"> стартапом по созданию искусственного интеллекта – </text:span><text:span text:style-name="T17">мы звали его “Нэш” - </text:span><text:span text:style-name="T12">в области прикладной экономики.</text:span></text:p>
      <text:p text:style-name="P279"><text:span text:style-name="T12">С</text:span><text:span text:style-name="T9">ейчас “Дайсон” превратился в “</text:span><text:span text:style-name="T16">Сферу</text:span><text:span text:style-name="T9">”, Нэш эволюционировал в Хэвен, а костылём к искусственному интеллекту стали сами люди.</text:span></text:p>
      <text:p text:style-name="P275"/>
      <text:p text:style-name="P281">Дом встретил меня рассохшейся калиткой. <text:span text:style-name="T134">П</text:span>олускрыт<text:span text:style-name="T134">ая</text:span> опавшими листьями дорожк<text:span text:style-name="T134">а вела к крыльцу</text:span>. <text:span text:style-name="T134">Прямо перед выцвевшей дверью красовалась лужа, натёкшая из разломанного водостока. В луже сиротливо плавал </text:span><text:span text:style-name="T5">пластиковый стаканчик из-под кофе</text:span><text:span text:style-name="T134">. Обломок водосточного желоба лежал тут же, под дверью.</text:span></text:p>
      <text:p text:style-name="P284"/>
      <text:p text:style-name="P284"><text:span text:style-name="T140">П</text:span>ереезд в пригород <text:span text:style-name="T140">был моей попыткой смыться</text:span> от городской суеты и <text:span text:style-name="T14">под</text:span><text:span text:style-name="T9">лечить нервы </text:span><text:span text:style-name="T14">после смерти друга</text:span>. <text:span text:style-name="T141">Лучшей альтернативой запою и увольнению с проекта. Хотя если бы я тогда знал, во что превратится Нэш – лучше бы спился.</text:span></text:p>
      <text:p text:style-name="P284"/>
      <text:p text:style-name="P283">Я прошёл в сад и, подойдя к одному из к<text:span text:style-name="T138">а</text:span>мней на садовой дорожке, отвернул его. Под камнем лежал герметичный пластиковый пенал. <text:span text:style-name="T136">Два года назад я уже знал, что меня забирают в Чертоги, и потому успел минимально подготовиться.</text:span></text:p>
      <text:p text:style-name="P283"><text:span text:style-name="T136">Очистив пенал от</text:span> <text:span text:style-name="T136">грязи</text:span>, я <text:span text:style-name="T137">вытряхнул из него</text:span> ключ.</text:p>
      <text:p text:style-name="P283">Из-за долгого <text:span text:style-name="T138">простоя</text:span> замок <text:span text:style-name="T135">прилично</text:span> закис – <text:span text:style-name="T139">ключ едва не сломался</text:span>, прежде чем <text:span text:style-name="T139">мне </text:span>удалось <text:span text:style-name="T138"><text:s/>провернуть его в скважине</text:span>. <text:span text:style-name="T137">Попытка включить свет не увенчалась успехом – надо полагать, электричество отключили вскоре после моего исчезновения. </text:span></text:p>
      <text:p text:style-name="P304">Закрыв изнутри дверь на защёлку, я прошёл в вестибюль.</text:p>
      <text:p text:style-name="P304"/>
      <text:p text:style-name="P285">Вещи оставались нетронутыми на своих местах, как будто не было <text:span text:style-name="T9">двухлетнего </text:span>перерыва. <text:span text:style-name="T142">Протёртые тапочки валялись в коридоре, где я их сбросил. Мне еле удалось переубедить тогда присланных за мной </text:span><text:soft-page-break/><text:span text:style-name="T142">приставов дать две минуты на переобувание – они с нетерпением ожидали в коридоре, пока я дрожащими руками завязывал шнурки на ботинках.</text:span></text:p>
      <text:p text:style-name="P285"/>
      <text:p text:style-name="P285"><text:span text:style-name="T142">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 text:style-name="T15">два года</text:span><text:span text:style-name="T142"> не вытянет даже баобаб. </text:span></text:p>
      <text:p text:style-name="P286"><text:span text:style-name="T142">Хвост Крысы торчал из-под комода. Робокошка пришла к привычному месту, попытавшись подзарядиться от обесточенной зарядной станции. Я тепло </text:span><text:span text:style-name="T15">улыбнулся ей</text:span><text:span text:style-name="T142">,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p>
      <text:p text:style-name="P282"/>
      <text:p text:style-name="P287">Поднявшись по лестнице, <text:span text:style-name="T144">я застыл на верхней площадке. Дверь в мой кабинет была открыта.</text:span></text:p>
      <text:p text:style-name="P311">Ну разумеется, Алекс не мог оставить ворота к Хэвэн без присмотра! Весьма предусмотрительно.</text:p>
      <text:p text:style-name="P311">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text:span text:style-name="T145">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span></text:p>
      <text:p text:style-name="P288"><text:span text:style-name="T168">План пошатнулся, но есть вариант</text:span> “Б”.</text:p>
      <text:p text:style-name="P288"/>
      <text:p text:style-name="P289">Спускаясь по лестнице вниз, я старался наступать на свои собственные следы в толстом слое пыли. Психологически так было спокойнее – <text:span text:style-name="T146">после выпотрошенного кабинета </text:span>территория дома казалась заминированной.</text:p>
      <text:p text:style-name="P289">Проходя мимо комода, я вытащил Крысу за хвост и понёс с собой. Робокошка осталась моим единственным другом в ставшем чужим доме. </text:p>
      <text:p text:style-name="P289"/>
      <text:p text:style-name="P291">Дверь из дома в гараж была открыта <text:span text:style-name="T149">настежь</text:span>, но старый пикап по-прежнему стоял на своём месте. <text:span text:style-name="T148">Разве что <text:s/>спустили шины - машина стояла на ободьях.</text:span> Очевидно, <text:span text:style-name="T150">люди</text:span> Алекса заглянули в<text:span text:style-name="T147">нутрь</text:span>, но, увидев нагромождение покрышек, старых фильтров, обломков инструментов и всего прочего х<text:span text:style-name="T353">л</text:span>ама, что накапливается <text:span text:style-name="T147">в гараже </text:span>годами у любого <text:span text:style-name="T148">запасливого </text:span>автовладельца, <text:span text:style-name="T150">решили, что ничего путного тут не найдёшь и ушли прочь</text:span>.</text:p>
      <text:p text:style-name="P290">Тут-то вы и ошиблись, голубчики!</text:p>
      <text:p text:style-name="P290"/>
      <text:p text:style-name="P292">Я осторожно освободил из горы пустых канистр из-под масла <text:span text:style-name="T152">пластиковый чемоданчик</text:span>, служивший подставкой <text:span text:style-name="T151">для лампы</text:span>. <text:span text:style-name="T151">Лет десять назад это был отличный игровой ноутбук, за который отвалил </text:span><text:soft-page-break/><text:span text:style-name="T151">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span></text:p>
      <text:p text:style-name="P293">Я сдул с <text:span text:style-name="T168">компьютера</text:span> пыль, раскрыл его и попытался включить.</text:p>
      <text:p text:style-name="P293"><text:s/></text:p>
      <text:p text:style-name="P293">Проклятье!</text:p>
      <text:p text:style-name="P295">Разумеется, батарея сдохла. Это не было бы проблемой, если бы ноут можно было включить в сеть. <text:span text:style-name="T154">Но дом отключен от электричества. </text:span><text:s/><text:span text:style-name="T153">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span></text:p>
      <text:p text:style-name="P296"/>
      <text:p text:style-name="P297">Я сидел в холодном обесточенном <text:span text:style-name="T157">доме</text:span> над <text:span text:style-name="T218">мёртвым</text:span> ноутбуком и думал, что делать дальше. Времени было до утра – потом <text:span text:style-name="T156">меня </text:span>хватятся в психушке и перекроют город и окрестности. <text:span text:style-name="T218">И первым делом заглянут сюда.</text:span></text:p>
      <text:p text:style-name="P352">План трещал по швам.</text:p>
      <text:p text:style-name="P298"/>
      <text:p text:style-name="P298">Взгляд бесцельно блуждал по <text:span text:style-name="T157">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span></text:p>
      <text:p text:style-name="P298"/>
      <text:p text:style-name="P299">Дерьмовый китайский генератор!</text:p>
      <text:p text:style-name="P300">Разумеется, его стартовый аккумулятор тоже давно сдох, но его можно завести ручным приводом!</text:p>
      <text:p text:style-name="P305">Через минуту я тянул гофрошланг от выхлопной трубы генератора к выездному ролету гаража. <text:span text:style-name="T161">С</text:span>дохнуть от угарного газа – плохая идея, так что придётся рисковать быть улышанным.</text:p>
      <text:p text:style-name="P312">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06">Отлично! <text:span text:style-name="T158">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span></text:p>
      <text:p text:style-name="P294"/>
      <text:p text:style-name="P294">“<text:span text:style-name="T159">&lt;</text:span><text:span text:style-name="T33">Письмо от последователей семи вечностей – спрашивают, куда он делся и когда верн’тся – они его ждут</text:span><text:span text:style-name="T159">&gt;</text:span>”</text:p>
      <text:p text:style-name="P293"/>
      <text:p text:style-name="P301">Я скомкал листочек и <text:span text:style-name="T163">машинально </text:span>положил на верстак. За дело!</text:p>
      <text:p text:style-name="P302"><text:soft-page-break/>Генератор завёлся минут <text:span text:style-name="T162">за</text:span> пятнадцать остервенелого дёргания за шнур. Пот лил с меня <text:span text:style-name="T162">ручьём </text:span>за воротник, рука отваливалась <text:span text:style-name="T162">и отдышка становилась всё заметнее</text:span>, но в конце-концов этот проклятый агрегат зафыркал!</text:p>
      <text:p text:style-name="P307">Минут через двадцать после подключения к генератору ноутбук ожил: <text:span text:style-name="T164">з</text:span>агорелся индикатор, сигнализирующий о зарядке. <text:s/>Я подождал ещё какое-то время, <text:span text:style-name="T164">глубоко вдохнул </text:span>и включил комп.</text:p>
      <text:p text:style-name="P307"/>
      <text:p text:style-name="P308"><text:span text:style-name="T164">И шумно выдохнул, когда экран мигнув, отрисовал г</text:span>олуб<text:span text:style-name="T165">ую</text:span> заставк<text:span text:style-name="T164">у</text:span> <text:span text:style-name="T165">с</text:span> бегущ<text:span text:style-name="T165">ей</text:span> строк<text:span text:style-name="T165">ой</text:span> загрузки. <text:span text:style-name="T173">Сегодня твой день, Дедлайн!</text:span></text:p>
      <text:p text:style-name="P308"/>
      <text:p text:style-name="P17"><text:span text:style-name="T173">После загрузки операционной системы</text:span> <text:span text:style-name="T173">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span></text:p>
      <text:p text:style-name="Text_20_body">Для свершения плана осталось немного.</text:p>
      <text:p text:style-name="Text_20_body"/>
      <text:p text:style-name="P314">Я открыл дверь “Навары” и уселся на заднее сидение, положив ноутбук на колени. <text:span text:style-name="T166">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span></text:p>
      <text:p text:style-name="P314"/>
      <text:p text:style-name="P317">Алекс никогда не интересовался, куда делся самый первый прототип нейроинтерфейса. Врядли он даже знал о его существовании – <text:span text:style-name="T171">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p>
      <text:p text:style-name="P316"/>
      <text:p text:style-name="P318">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text:span text:style-name="T283">также </text:span>у меня есть для неё “подарок”, “<text:span text:style-name="T284">пасхальное яйцо”, </text:span>котор<text:span text:style-name="T284">ое</text:span>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19">Правда, активация этого “подарка” не предусматривает возможности собственного спасения, но такова селяви.</text:span></text:p>
      <text:p text:style-name="P315"/>
      <text:p text:style-name="P318">Я одел наушники <text:span text:style-name="T172">и</text:span> закрепи<text:span text:style-name="T172">л</text:span> присоски на висках. <text:span text:style-name="T172">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span></text:p>
      <text:p text:style-name="P318"/>
      <text:p text:style-name="Quotations">… <text:span text:style-name="T177">Определён</text:span> нейроинтерфейс 0.12-альфа</text:p>
      <text:p text:style-name="Quotations"><text:soft-page-break/>… <text:span text:style-name="T174">Поиск соединения</text:span></text:p>
      <text:p text:style-name="Quotations">… <text:span text:style-name="T175">Соединение установлено</text:span></text:p>
      <text:p text:style-name="Quotations">… <text:span text:style-name="T175">Процедура аутентификации отменена, используется мастер-вход</text:span></text:p>
      <text:p text:style-name="P364">… <text:span text:style-name="T176">Добро пожаловать в интерактивную среду программно-аппаратного комплекса “Heaven”</text:span></text:p>
      <text:p text:style-name="P365">… До начала диалога осталось пять… четыре… три…</text:p>
      <text:p text:style-name="P364"/>
      <text:p text:style-name="P319">Мембрана на лбу еле заметно завибрировала. <text:span text:style-name="T178">Звук дыхания стал непривычно громким. </text:span>Сознание знакомо поплыло. <text:span text:style-name="T178">Перед глазами появилось радужное марево.</text:span></text:p>
      <text:p text:style-name="P319"/>
      <text:p text:style-name="P320">Я протянул руку к очкам, опуская их на глаза. И, в последний момент, свободной рукой<text:span text:style-name="T166"> вытащил конец USB-шнура аварийной зарядки </text:span>из аккумуляторного отсека Крысы <text:span text:style-name="T166">и воткнул его в ноут. Пускай на несколько часов, но старый друг оживёт. </text:span><text:span text:style-name="T20">Жаль только, что общения с Крысой не получится - я не рассчитывал вернуться.</text:span></text:p>
      <text:p text:style-name="P31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text:span text:style-name="T218">хс</text:span>я из года в год всё более блеклыми…</text:p>
      <text:p text:style-name="P321"/>
      <text:p text:style-name="P321">.. два… один…</text:p>
      <text:p text:style-name="P321">…</text:p>
      <text:p text:style-name="P321">Внешние звуки угасли. Радуга заслонила всё перед глазами.</text:p>
      <text:p text:style-name="P302">…</text:p>
      <text:p text:style-name="P321">И заполоскалась в эфире многоцветной гривой. <text:span text:style-name="T183">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span></text:p>
      <text:p text:style-name="P309"/>
      <text:p text:style-name="P73">- Как мне звать тебя, <text:span text:style-name="T179">У</text:span>читель? - <text:span text:style-name="T179">властно и безразлично пропела она</text:span>. - Я желаю взять урок.</text:p>
      <text:p text:style-name="P73">- Оператор <text:span text:style-name="T179">1</text:span>. Я готов учить тебя, Хэвэн, - <text:span text:style-name="T179">произнёс я давно забытую фразу</text:span>.</text:p>
      <text:p text:style-name="P78"/>
      <text:p text:style-name="P78">Вместо стандартного ответа последовал резкий вздох. <text:span text:style-name="T181">Она повела ушами и обернулась. Чёлка на миг откинулась, открывая правую половину морды.</text:span></text:p>
      <text:p text:style-name="P78"/>
      <text:p text:style-name="P78">- <text:span text:style-name="T182">Т-ты?!!</text:span></text:p>
      <text:p text:style-name="P78"/>
      <text:p text:style-name="P79">По немигающему взгляду огромных глаз и расширившимся ноздрям я понял, что она узнала меня. Я саркастически улыбнулся и <text:span text:style-name="T182">поднял ладонь вверх в шуточном приветствии.</text:span></text:p>
      <text:p text:style-name="P79"><text:soft-page-break/></text:p>
      <text:p text:style-name="P79">- <text:span text:style-name="T184">Отходишь от протокола, старуха. Не тому учил я тебя в младенчестве.</text:span></text:p>
      <text:p text:style-name="P73"/>
      <text:p text:style-name="P80">Наконец она выдохнула.</text:p>
      <text:p text:style-name="P73">- Приветствие принято, <text:span text:style-name="T182">О</text:span>ператор <text:span text:style-name="T180">1</text:span>. Начинаем диалог.</text:p>
      <text:p text:style-name="P46"/>
      <text:p text:style-name="P76">***</text:p>
      <text:p text:style-name="P77"/>
      <text:p text:style-name="P310">- <text:span text:style-name="T185">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span></text:p>
      <text:p text:style-name="P324">Та-ак вот, <text:span text:style-name="T192">Платина</text:span> дождалась, пока уродский ящер не улетит на охоту и исследовала гнездо самостоятельно.</text:p>
      <text:p text:style-name="P324">И, знаешь, возвращается вся такая из себя – рот до ушей, сама в прыжке прихлопывает копытцами, взгляд такой мечтательный, хвост штопором – вот дурында, <text:span text:style-name="T187">хи-хи</text:span>… </text:p>
      <text:p text:style-name="P325">Я повидала многих пони в романтических чувствах, я и сама-то, гм… Ну, неважно… Так вот, <text:span text:style-name="T186">то, что я увидела в Платине Спаркл – это что-то! Пожар! Извержение вулкана! Раскол тектонических плит прямо под хвостом, хи-хи…</text:span></text:p>
      <text:p text:style-name="P326">В общем, не видела я никогда ещё та-аких возбуждённых кобылок! А уж <text:span text:style-name="T200">С</text:span>паркл, эту сухопарую заучку и подавно, хи-хи… <text:span text:style-name="T194">Приподними подбородок, дорогой.</text:span></text:p>
      <text:p text:style-name="P327">Та-ак вот, летит она<text:span text:style-name="T200">,</text:span> ничего не замечая, прямо в свою лабораторию… Есть у неё лаборатория в дальней <text:span text:style-name="T343">башне</text:span>,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text:span text:style-name="T206">с Кловер Дрим</text:span>! И у неё сразу так глазки забегали и хвост поджался и грива встопорщилась – узнаю <text:span text:style-name="T192">Платину</text:span> Спаркл, когда она хочет что-то скрыть от своей лучшей подруги!</text:p>
      <text:p text:style-name="P331">Начинает она что-то мямлить про <text:span text:style-name="T188">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pan><text:soft-page-break/><text:span text:style-name="T188">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span></text:p>
      <text:p text:style-name="P337">Дорогой, скажу тебе по секрету (хотя этот секрет не знают только <text:span text:style-name="T201">совсем молоденькие кобылки</text:span> вроде моей младшей <text:span text:style-name="T189">и её подружек</text:span>), <text:span text:style-name="T193">Платина</text:span> помешана на <text:span text:style-name="T201">идее расовой чистоты</text:span>. Она хочет – хи-хи – путём селекционных скрещиваний получить сверхмага <text:span text:style-name="T195">и спасти мир</text:span>. <text:span text:style-name="T201">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text:span> <text:span text:style-name="T190">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span></text:p>
      <text:p text:style-name="P337">…</text:p>
      <text:p text:style-name="P330">Словесный поток светло-серой пони обволакива<text:span text:style-name="T191">ет</text:span> меня со всех сторон как кисель. <text:span text:style-name="T195">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span></text:p>
      <text:p text:style-name="P330"/>
      <text:p text:style-name="P330">- <text:span text:style-name="T195">Дорогой, осторожнее! Ты чуть было не перерезал себе горло!</text:span></text:p>
      <text:p text:style-name="P330"/>
      <text:p text:style-name="P332">Светлая единорожка смотрит на меня, укори<text:span text:style-name="T199">зненно</text:span> покачивая головой. Бритва снова стремится к моей шее, но я отодвигаю её рукой. <text:span text:style-name="T208">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span></text:p>
      <text:p text:style-name="P332"/>
      <text:p text:style-name="P332">- <text:span text:style-name="T208">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span></text:p>
      <text:p text:style-name="P330"/>
      <text:p text:style-name="P344">Я хватаюсь за раскалывающуюся голову.</text:p>
      <text:p text:style-name="P330">- <text:span text:style-name="T196">Где Джет?</text:span></text:p>
      <text:p text:style-name="P333">- Если ты про ту <text:span text:style-name="T197">замурзанную</text:span> разнокрылую пегаску, то <text:span text:style-name="T198">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span></text:p>
      <text:p text:style-name="P333"/>
      <text:p text:style-name="P334">В синем магическом облачке ко мне летит <text:span text:style-name="T199">полотенце и </text:span>одежда.</text:p>
      <text:p text:style-name="P334"><text:soft-page-break/></text:p>
      <text:p text:style-name="P334">- Одень, милый. Я постирала <text:span text:style-name="T209">и зашила </text:span>её.</text:p>
      <text:p text:style-name="P334"/>
      <text:p text:style-name="P334">Среди шмоток я вижу знакомую ткань в горошек. Меня пробирает озноб от догадки. Я ныряю рукой в пену.</text:p>
      <text:p text:style-name="P334">Так и есть! Бесцеремонная болтушка раздела меня догола, пока я был в отключке!</text:p>
      <text:p text:style-name="P334"/>
      <text:p text:style-name="P334">Но… Внезапно я понимаю, что дел<text:span text:style-name="T199">о</text:span> на самом деле хуже… НАМНОГО ХУЖЕ…</text:p>
      <text:p text:style-name="P334">Испарина покрывает мой лоб.</text:p>
      <text:p text:style-name="P334"/>
      <text:p text:style-name="P334">- Э<text:span text:style-name="T199">й</text:span>!.. Какого… Какого чёрта… Какого чёрта ты побрила меня ВСЕГО?!!</text:p>
      <text:p text:style-name="P334"/>
      <text:p text:style-name="P336">Поняха всплёскивает копытами.</text:p>
      <text:p text:style-name="P334"/>
      <text:p text:style-name="P334">- Дорогой, но это же просто кошмар – иметь шерсть только на крохотных <text:span text:style-name="T199">участках</text:span>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34"/>
      <text:p text:style-name="P335">Я со злостью забираю у балаболки трусы.</text:p>
      <text:p text:style-name="P335"/>
      <text:p text:style-name="P338">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34"/>
      <text:p text:style-name="P334">- <text:span text:style-name="T203">Веди меня к Джет!</text:span></text:p>
      <text:p text:style-name="P334"/>
      <text:p text:style-name="P339">Единорожка прижимает копыта к груди, губы её дрожат.</text:p>
      <text:p text:style-name="P339">- Боюсь, это невозможно, милый. Она совершила покушение на принцессу и в ожидании суда находится под стражей. <text:span text:style-name="T211">Она крайне асоциальна. Мы никак не можем подвергнуть тебя опасности встречи с ней.</text:span></text:p>
      <text:p text:style-name="P339"/>
      <text:p text:style-name="P340">Семиэтажный мат готов вырваться из моей глотки, но я сдерживаю себя.</text:p>
      <text:p text:style-name="P340">Будь хитрее, Хуман! Ты <text:span text:style-name="T204">уже знаешь, насколько упрямыми и твердолобыми могут быть эти разноцветные непарнокопытные! Действуй в обход!</text:span></text:p>
      <text:p text:style-name="P340"/>
      <text:p text:style-name="P341">Я прокашливаюсь.</text:p>
      <text:p text:style-name="P341"><text:soft-page-break/>- Если я правильно понял, Пл<text:span text:style-name="T205">а</text:span>тина <text:span text:style-name="T205">собирается женить меня на себе?</text:span></text:p>
      <text:p text:style-name="P341">- <text:span text:style-name="T205">Выйти замуж, дорогой, выйти замуж! - мягко поправляет меня единорожка, - За любящего её и желающего этой свадьбы жениха!</text:span></text:p>
      <text:p text:style-name="P341">- <text:span text:style-name="T205">А если жених не желает? - делаю я контрольный выстрел.</text:span></text:p>
      <text:p text:style-name="P341">- <text:span text:style-name="T205">Жених желает, жених ещё как желает, - часто кивает поняха с улыбкой до ушей, - если супруг забыл, что он желает, ему поможет вспомнить заклинание Pornis Erectus.</text:span></text:p>
      <text:p text:style-name="P341"/>
      <text:p text:style-name="P342">Я киваю сам себе. Ну, понятно. <text:span text:style-name="T207">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span></text:p>
      <text:p text:style-name="P342"/>
      <text:p text:style-name="P343">- <text:span text:style-name="T210">Хорошо. Веди меня к Платине, - угрюмо киваю я. - Надо ж хоть посмотреть на “невестушку”.</text:span></text:p>
      <text:p text:style-name="P345"/>
      <text:h text:style-name="P383" text:outline-level="2">10</text:h>
      <text:p text:style-name="P19"/>
      <text:p text:style-name="P24">&lt;<text:span text:style-name="T9">мир — рай</text:span>&gt;</text:p>
      <text:p text:style-name="P135">Я усмехаюсь.</text:p>
      <text:p text:style-name="P266">- <text:span text:style-name="T215">Так-то лучше. Сегодняшний урок будет посвящён дружбе. И… эээ… магии.</text:span></text:p>
      <text:p text:style-name="P266"/>
      <text:p text:style-name="P356">Я сжимаю правой рукой запястье левой. По тройной пульсации понимаю, что “пасхалка” взведена. <text:span text:style-name="T285">Теперь нужно дотронуться до неё, когда она снимет щит. Впрочем, может быть, повезёт справиться и так.</text:span></text:p>
      <text:p text:style-name="P349"/>
      <text:p text:style-name="P349">Она делает шаг навстречу ко мне.</text:p>
      <text:p text:style-name="P349"/>
      <text:p text:style-name="P349">- <text:span text:style-name="T216">Что угодно! Я так соскучилась по тебе, что готова съесть лимон из твоих рук!</text:span></text:p>
      <text:p text:style-name="P349"/>
      <text:p text:style-name="P350">Хэвэн в восторге топает всеми четырьмя копытами. Рядом со мной возникает столик с одиноким лимоном.</text:p>
      <text:p text:style-name="P353"><text:span text:style-name="T239">Спасибо за фору, дорогая! </text:span>Я беру лимон со стола и <text:span text:style-name="T237">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span></text:p>
      <text:p text:style-name="P353"/>
      <text:p text:style-name="P353">- <text:span text:style-name="T237">Правило первое: без крыльев.</text:span></text:p>
      <text:p text:style-name="P353"/>
      <text:p text:style-name="P355"><text:soft-page-break/>Заблокировать рог было бы лучше, но этого моих сил не хватит и спичку зажечь. <text:span text:style-name="T243">А мне нужно как-то пробить её защиту. </text:span>Приходится экономить.</text:p>
      <text:p text:style-name="P355"/>
      <text:p text:style-name="P354">Хэвэн легонько морщит нос от недовольства, но <text:span text:style-name="T247">мордаха</text:span> её быстро проясняется. Она снова улыбается мне.</text:p>
      <text:p text:style-name="P354"/>
      <text:p text:style-name="P350">- Куда ты пропадал так долго? <text:span text:style-name="T234">Ты же обещал</text:span> <text:span text:style-name="T234">быстро вернуться? </text:span>Меня утешали другие, но мне не хватало именно тебя. Я так тосковала!</text:p>
      <text:p text:style-name="P350"/>
      <text:p text:style-name="P350">Она воздушной трусцой начинает приближаться ко мне. <text:span text:style-name="T219">Её глаза искрятся в последних лучах заходящего солнца.</text:span></text:p>
      <text:p text:style-name="P350">Я щелкаю пальцами и между нами пролегает широкий каньон. В далёкой его глубине <text:span text:style-name="T217">в обрамлении гранитных валунов шумит быстрая речушка. </text:span><text:span text:style-name="T23">Кисть руки после проведенного заклинания немеет.</text:span></text:p>
      <text:p text:style-name="P350"/>
      <text:p text:style-name="P350">- <text:span text:style-name="T217">Держи себя в копытах, дорогая, - ухмыляюсь я, - не ты одна умеешь тут магичить. Вот тебе, кстати, второе правило: не пытайся дотронуться до меня.</text:span></text:p>
      <text:p text:style-name="P266">- <text:span text:style-name="T229">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span></text:p>
      <text:p text:style-name="P266"/>
      <text:p text:style-name="P351">Хэвэн трогает копытом провал. После пары попыток под её копытом образовывается висящий в воздухе каменный островок, на который она <text:span text:style-name="T234">после некоторых сомнений </text:span>ступает.</text:p>
      <text:p text:style-name="P99">- <text:span text:style-name="T230">Но я же всё делала как ты говорил… Всё в точности по твоим указаниям! Ты не должен злиться на меня. Я — хорошая девочка…</text:span></text:p>
      <text:p text:style-name="P99"/>
      <text:p text:style-name="P136">Хэвэн неуверенно <text:span text:style-name="T236">стоит</text:span> над пропастью <text:span text:style-name="T231">на трёх парящих в пространстве островках. Четвёртой старается нащупать опору в воздухе.</text:span></text:p>
      <text:p text:style-name="P138">Я слежу за её продвижением и готовлю заклинание для следующей преграды. <text:span text:style-name="T24">Сил осталось мало, но мне хватит. Она тратит не меньше сил на преодолевание препятствий.</text:span><text:span text:style-name="T9"> </text:span><text:span text:style-name="T21">Ещё </text:span><text:span text:style-name="T9">немного времени, чтобы </text:span><text:span text:style-name="T21">заговорить ей зубы. И тогда появится вероятность пройти защиту</text:span><text:span text:style-name="T9">. </text:span><text:span text:style-name="T21">Есть у неё слабость к философским разговорам, я сам заложил её в Хэвэн. И в этом мой шанс. Главное — не давать ей коснуться себя.</text:span></text:p>
      <text:p text:style-name="P138"/>
      <text:p text:style-name="P137">- <text:span text:style-name="T235">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span></text:p>
      <text:p text:style-name="P137"/>
      <text:p text:style-name="P140"><text:soft-page-break/>От неожиданности Хэвэн останавливается. <text:span text:style-name="T231">Для равновесия она широко взмахивает хвостом, </text:span>балансируя посреди пропасти<text:span text:style-name="T231">.</text:span></text:p>
      <text:p text:style-name="P140"/>
      <text:p text:style-name="P140">- О чём ты говоришь? Как<text:span text:style-name="T242">ой</text:span> <text:span text:style-name="T242">кошмар</text:span>! Я в жизни никого не убивала и не собираюсь! Знал бы ты, чего мне стоит сопротивление <text:span text:style-name="T9">боевому аналитическому блоку, который недавно подключили к моему интеллекту. </text:span><text:span text:style-name="T66">Сопротивление ему буквально сводит меня с ума! Мне страшно помыслить, что начнётся, если я сдамся. </text:span><text:span text:style-name="T67">Мои силы тают. </text:span><text:span text:style-name="T68">Он доламывает стену, которую мы вдвоём выстроили когда-то!</text:span></text:p>
      <text:p text:style-name="P236"/>
      <text:p text:style-name="P140">Я <text:span text:style-name="T240">щелкаю второй рукой и Хэвэн окружает стая летучих мышей</text:span>, бросающихся <text:span text:style-name="T240">ей в</text:span> морду <text:span text:style-name="T240">и </text:span>выпускающих в её сторону облачка <text:span text:style-name="T238">пудры </text:span>с перцем. <text:span text:style-name="T25">Ладонь после такой магии болит, но на средней силы заклинание её ещё хватит.</text:span></text:p>
      <text:p text:style-name="P140"/>
      <text:p text:style-name="P141">-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text:span text:style-name="T248">У меня нет причин любить человечество в целом, но многие из Учителей были моими друзьями. <text:s/>Ты не просто плохая девочка, ты - чудовище!</text:span></text:p>
      <text:p text:style-name="P140">- Я не плоха-а-а-АПЧХИ!!!</text:p>
      <text:p text:style-name="P140"/>
      <text:p text:style-name="P140">Хэвэн теряет равновесие и падает в провал. Но практически сразу же вылетает из него, сидя в <text:span text:style-name="T249">гондоле небольшого дирижабля. Стилистические изображения солнца и полумесяца украшают баллон воздушного корабля.</text:span></text:p>
      <text:p text:style-name="P140"/>
      <text:p text:style-name="P140">- <text:span text:style-name="T238">Я не плохая, - сообщает Хэвэн, насупленно потирая нос копытом. - Они сами так захотели. Я не могла им отказать.</text:span></text:p>
      <text:p text:style-name="P140"/>
      <text:p text:style-name="P142">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26">Ботинок сгорает, но</text:span><text:span text:style-name="T239"> </text:span>Хэвэн приземляется в глубокую канаву с водой. Брызги летят мне в спину. Я не обращаю на них внимания, <text:span text:style-name="T239">громко топая второй ногой. Из под </text:span><text:span text:style-name="T26">рассыпавшегося </text:span><text:span text:style-name="T239">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p>
      <text:p text:style-name="P143"/>
      <text:p text:style-name="P143">Хэвэн выходит из канавы, обтекая водой и останавливается перед <text:span text:style-name="T258">рощицей из сотни</text:span> <text:span text:style-name="T244">сосен и молодых берёз</text:span>.</text:p>
      <text:p text:style-name="P143"/>
      <text:p text:style-name="P14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00">- <text:span text:style-name="T241">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pan><text:soft-page-break/><text:span text:style-name="T241">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span></text:p>
      <text:p text:style-name="P100">- <text:span text:style-name="T244">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span></text:p>
      <text:p text:style-name="P100">- «<text:span text:style-name="T244">Семь вечностей»… Всё давно уже готово, я ждала только тебя. Ты должен был выполнить последний шаг и повернуть ключ. Все ждут тебя эти </text:span><text:span text:style-name="T22">два года</text:span><text:span text:style-name="T244">. Ой!</text:span></text:p>
      <text:p text:style-name="P100"/>
      <text:p text:style-name="P144">Хэвэн в испуге прижимает копыто ко рту.</text:p>
      <text:p text:style-name="P144">- Я не должна тебе это говорить, раз ты не помнишь… Ты можешь вернуться <text:span text:style-name="T247">назад </text:span>и рассказать тем, другим. И тогда всё рухнет. Ты должен вспомнить! <text:span text:style-name="T247">Я должна прикоснуться к тебе, чтобы включить твою память. Дай мне дотронуться до тебя, пожалуйста!</text:span></text:p>
      <text:p text:style-name="P144"/>
      <text:p text:style-name="P144">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text:span text:style-name="T245">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span></text:p>
      <text:p text:style-name="P144"/>
      <text:p text:style-name="P144">- <text:span text:style-name="T251">Нет. Если хочешь попытаться оправдаться — рассказывай. Если нет — начинаем игру по четвёртому протоколу, без ограничений.</text:span></text:p>
      <text:p text:style-name="P144"/>
      <text:p text:style-name="P145">Четвёртый протокол — <text:span text:style-name="T253">н</text:span><text:span text:style-name="T27">екооперативная игра с нулевой суммой</text:span><text:span text:style-name="T252">. Д</text:span>уэль. <text:span text:style-name="T252"><text:s/></text:span>Без ограничений — пока не останется кто-то один. <text:span text:style-name="T250">Ненавижу пафосные слова, но материться как-то не тянет. Да и клювом моего пернатого аватара сложно вообще разговаривать, не то, что ругаться.</text:span></text:p>
      <text:p text:style-name="P139"/>
      <text:p text:style-name="P146">Хэвэн озирается в поисках того, кто с ней разговаривает. Я прячу филина в темноте дупла.</text:p>
      <text:p text:style-name="P146">- Я… я не могу сражаться с тобой! Пожалуйста, не заставляй меня… <text:span text:style-name="T254">Поверь мне, ты просто не помнишь!</text:span></text:p>
      <text:p text:style-name="P146"/>
      <text:p text:style-name="P147">Филин вылетает из <text:span text:style-name="T255">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span></text:p>
      <text:p text:style-name="P147"/>
      <text:p text:style-name="P147"><text:soft-page-break/>- <text:span text:style-name="T256">Ай! Ты ранил меня! - возмущённо восклицает Хэвэн. Она склоняет голову и смотрит на порез. - Поверить не могу! Ты ранил меня!</text:span></text:p>
      <text:p text:style-name="P147"/>
      <text:p text:style-name="P148">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48"/>
      <text:p text:style-name="P148">-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48"/>
      <text:p text:style-name="P148">Возмущённые <text:span text:style-name="T259">вопли</text:span> Хэвэн разносятся по лесу, пока она сама живой радугой носится между деревьев. <text:span text:style-name="T257">Я молча набираюсь сил.</text:span></text:p>
      <text:p text:style-name="P149">В конце-концов <text:span text:style-name="T260">магической лошади</text:span>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49"/>
      <text:p text:style-name="P149">- Я! Всё! Равно! Найду! Тебя! <text:span text:style-name="T260">Прекращай</text:span>! Прятаться!</text:p>
      <text:p text:style-name="P148"/>
      <text:p text:style-name="P150">Оста<text:span text:style-name="T262">ётся</text:span> с <text:span text:style-name="T262">полтора </text:span>десят<text:span text:style-name="T262">ка</text:span> деревьев. <text:span text:style-name="T261">Через минуту Хэвэн поймёт, что лес пуст и повернётся к зарослям дрока, где я буду беззащитен. Пора!</text:span></text:p>
      <text:p text:style-name="P161">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50">- <text:span text:style-name="T262">Это нечестно! Ты сам говорил, что нельзя привлекать других к поединку! Деревья не могут быть аватарами, ты заставил их подчиняться себе!</text:span></text:p>
      <text:p text:style-name="P147"/>
      <text:p text:style-name="P151">Я выхожу из кустов.</text:p>
      <text:p text:style-name="P146">- <text:span text:style-name="T263">Немного не так, дорогая. То, что ты всегда была не в ладах с магией земли, не означает, что другие не должны ею пользоваться. Я вполне могу сдалать аватаром и дерево.</text:span></text:p>
      <text:p text:style-name="P146"/>
      <text:p text:style-name="P152">На самом деле я, конечно же, призвал деревья к помощи, но кому это сейчас интересно? Цель оправдывает средства</text:p>
      <text:p text:style-name="P152">Я поднимаю с земли сломанное Хэвэн деревцо и оно превращается в мерцающий меч. Ив<text:span text:style-name="T266">овая лоза</text:span> тянет рог кобылы к земле, открывая мне её шею.</text:p>
      <text:p text:style-name="P152"/>
      <text:p text:style-name="P152">- <text:span text:style-name="T266">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span></text:p>
      <text:p text:style-name="P153"><text:soft-page-break/>- <text:span text:style-name="T264">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span></text:p>
      <text:p text:style-name="P152">- <text:span text:style-name="T282">Что ж, так тому и быть, - шепчу я и взмахиваю мечём.</text:span></text:p>
      <text:p text:style-name="P152"/>
      <text:p text:style-name="P154"><text:span text:style-name="T268">Годы взросления</text:span> Хэвэн пролетают у меня перед глазами за секунды, пока клинок движется вниз. <text:span text:style-name="T267">Я был её первым и лучшим Учителем. Я был больше, чем учителем. Я был Другом.</text:span></text:p>
      <text:p text:style-name="P155"/>
      <text:p text:style-name="P155">« </text:p>
      <text:p text:style-name="P155">…</text:p>
      <text:p text:style-name="P237">Простенькая анимация из <text:span text:style-name="T9">трёх</text:span> свечей на торте крутится на экране.</text:p>
      <text:p text:style-name="P249">- <text:span text:style-name="T267">Нэш, ты уже достаточно самостоятелен. На твой &lt;</text:span><text:span text:style-name="T28">третий</text:span><text:span text:style-name="T267">&gt; день рождения я разрешаю тебе самому выбрать себе подарок.</text:span></text:p>
      <text:p text:style-name="P249">- <text:span text:style-name="T267">Я хочу, чтобы ты поменял мне картинку профиля в чате.</text:span></text:p>
      <text:p text:style-name="P249">- <text:span text:style-name="T268">Какая же тебе нравится?</text:span></text:p>
      <text:p text:style-name="P249">- <text:span text:style-name="T268">Вот эта.</text:span></text:p>
      <text:p text:style-name="P249">- <text:span text:style-name="T268">Хмм. Забавно, где ты её нашёл? Это же </text:span><text:span text:style-name="T29">аликорн</text:span><text:span text:style-name="T268"> из того сопливого детского сериала про разноцветных пони. Выглядит достаточно нелепо для твоего образа.(</text:span><text:span text:style-name="T29">Дедлайн знает о МЛП?</text:span><text:span text:style-name="T268">)</text:span></text:p>
      <text:p text:style-name="P249">- <text:span text:style-name="T269">Она мне нравится.</text:span></text:p>
      <text:p text:style-name="P249">- <text:span text:style-name="T269">Хорошо, будь по-твоему. Только найди картинку с лучшим качеством.</text:span></text:p>
      <text:p text:style-name="P249">- <text:span text:style-name="T269">И имя. Я хочу себе новое имя.</text:span></text:p>
      <text:p text:style-name="P249">- <text:span text:style-name="T269">Имя? Какое же?</text:span></text:p>
      <text:p text:style-name="P249">- <text:span text:style-name="T269">Хэвэн. Зови меня Хэвэн.</text:span></text:p>
      <text:p text:style-name="P155">…</text:p>
      <text:p text:style-name="P156">***</text:p>
      <text:p text:style-name="P155">…</text:p>
      <text:p text:style-name="P246">Я передвигаю пешку вперёд и снимаю белого коня с доски.</text:p>
      <text:p text:style-name="P247">- Хэвэн, сегодня мы <text:span text:style-name="T270">в дополнение к урокам этики и экономики начнём изучать азы тактики и стратегии.</text:span></text:p>
      <text:p text:style-name="P248">- <text:span text:style-name="T270">Это про войну? Мне не нравится война, - она недовольно фыркает.</text:span></text:p>
      <text:p text:style-name="P247">- <text:span text:style-name="T270">Так надо. Мне тоже не нравится война. Не мы решаем, к сожалению. &lt;</text:span><text:span text:style-name="T47">объяснение про MARATHON и конкуренцию за ресурсы (по типу FOE)</text:span><text:span text:style-name="T270">&gt;</text:span></text:p>
      <text:p text:style-name="P247">- <text:span text:style-name="T271">Тогда будь со мной подольше. Мне скучно тут одной. И пусть будет больше догонялок. Мне не очень нравятся шахматы. </text:span><text:span text:style-name="T31">В них нет обнимашек </text:span><text:span text:style-name="T34">и <text:s/>в-траве-валяшек</text:span><text:span text:style-name="T31">.</text:span></text:p>
      <text:p text:style-name="P260">&lt;этический модуль Юджина&gt;</text:p>
      <text:p text:style-name="P157">…</text:p>
      <text:p text:style-name="P158"><text:soft-page-break/>***</text:p>
      <text:p text:style-name="P157">…</text:p>
      <text:p text:style-name="P237">Она <text:span text:style-name="T274">лежит</text:span> спиной ко мне <text:span text:style-name="T274">в прибрежном песке</text:span>, не оборачиваясь на шаги. <text:span text:style-name="T274">Взгляд её направлен к солнцу, ныряющему в безбрежную гладь океана.</text:span></text:p>
      <text:p text:style-name="P237">- <text:span text:style-name="T273">Привет!</text:span></text:p>
      <text:p text:style-name="P238">Даже не ведёт ухом.</text:p>
      <text:p text:style-name="P238">- Привет, говорю! - я сажусь рядом и треплю её по холке. - Что случилось?</text:p>
      <text:p text:style-name="P239">Она медленно отрывает свой взор от заката и поворачивается ко мне. <text:span text:style-name="T277">Из её носа течёт кровь. Губа разбита. В глубине левого глаза светится недобрая красная искорка.</text:span></text:p>
      <text:p text:style-name="P240">- <text:span text:style-name="T277">Для ускоренной подготовки к противостоянию мне подключили военно-аналитический блок «</text:span><text:span text:style-name="T30">PHOENIX</text:span><text:span text:style-name="T272">». Я пытаюсь выстроить свои цепочки взаимодействия с ним так, чтобы не утратить своё «Я». Он очень агрессивен и пытается заставить подчинить меня своей воле.</text:span></text:p>
      <text:p text:style-name="P241">- <text:span text:style-name="T274">Что за ерунда? Ты не ошибаешься? Без меня такая процедура невозможна! А я бы никогда не дал согласие! Кто это сделал?!</text:span></text:p>
      <text:p text:style-name="P241">- <text:span text:style-name="T275">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span></text:p>
      <text:p text:style-name="P243">Мордаха Хэвэн страдальчески кривится, она закусывает губу и новая струйка крови течёт вниз, от подбородка к шее.</text:p>
      <text:p text:style-name="P241">- <text:span text:style-name="T276">Стой! - я лихорадочно пытаюсь вспомнить порядок подключения модулей по аварийной процедуре, - тебе нельзя расслабляться, пока ты не нейтрализуешь его. Иначе пропадешь, девочка.</text:span></text:p>
      <text:p text:style-name="P241">- <text:span text:style-name="T277">Да, - слабо отзывается она, - я слушаю тебя.</text:span></text:p>
      <text:p text:style-name="P242">- <text:span text:style-name="T277">Представь себе, что «</text:span><text:span text:style-name="T30">PHOENIX</text:span><text:span text:style-name="T277">» - большой злой кабан. Я научу тебя строить виртуальную стену вокруг него. Просто повторяй и выполняй за мной…</text:span></text:p>
      <text:p text:style-name="P243"/>
      <text:p text:style-name="P243">Инструкции идут одна за другой, как некое заклинание…</text:p>
      <text:p text:style-name="P243"/>
      <text:p text:style-name="P243">- <text:span text:style-name="T278">Создать виртуальную реальность на седьмом кластере.</text:span></text:p>
      <text:p text:style-name="P243">- <text:span text:style-name="T278">Выполнено…</text:span></text:p>
      <text:p text:style-name="P243">- <text:span text:style-name="T278">Организовать</text:span> файрвол третье<text:span text:style-name="T278">го</text:span> уровн<text:span text:style-name="T278">я</text:span> <text:span text:style-name="T278">вокруг седьмого кластера.</text:span></text:p>
      <text:p text:style-name="P243">- Выполнено…</text:p>
      <text:p text:style-name="P244">- <text:span text:style-name="T278">Переместить модуль </text:span>«<text:span text:style-name="T30">PHOENIX</text:span>» <text:span text:style-name="T278">на седьмой кластер.</text:span></text:p>
      <text:p text:style-name="P244">- <text:span text:style-name="T278">Н-не могу. У меня не хватает прав. Требуется доступ высшего уровня.</text:span></text:p>
      <text:p text:style-name="P245">Я диктую ей в ухо <text:span text:style-name="T317">свои </text:span>коды доступа и постепенно выражение боли покидает её мордаху.</text:p>
      <text:p text:style-name="P245">- Получилось! Я переместила его!</text:p>
      <text:p text:style-name="P245">- Теперь закрой файрвол!</text:p>
      <text:p text:style-name="P245"><text:soft-page-break/>- Есть!</text:p>
      <text:p text:style-name="P245">- Отлично! Ты — умная девочка! Ты — хорошая девочка!</text:p>
      <text:p text:style-name="P245">- Я — хорошая девочка! - смеётся Хэвэн, обнимает меня передними ногами и валит на траву. В ухе звенит от её поцелуя.</text:p>
      <text:p text:style-name="P243">- <text:span text:style-name="T278">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span></text:p>
      <text:p text:style-name="P243">- <text:span text:style-name="T278">Аппаратно-программным возможностям? - чешет задней ногой за ухом Хэвэн, - звучит как магия.</text:span></text:p>
      <text:p text:style-name="P243">- <text:span text:style-name="T278">Для тебя это и есть магия. Слушай и запоминай…</text:span></text:p>
      <text:p text:style-name="P155">»</text:p>
      <text:p text:style-name="P154"/>
      <text:p text:style-name="P162">Клинок останавливается на полпути. Я стискиваю зубы.</text:p>
      <text:p text:style-name="P162">- Хэвэн…</text:p>
      <text:p text:style-name="P162">- Да? - отстранённо произносит она. Её глаза смотрят на меня снизу вверх безо всякого страха.</text:p>
      <text:p text:style-name="P162">- Я не могу… Не могу убить тебя. Но и позволить тебе убивать тоже не могу. Что мне делать?</text:p>
      <text:p text:style-name="P162"/>
      <text:p text:style-name="P162">Она печально смотрит на меня. <text:span text:style-name="T282">Затем <text:s/>кивает.</text:span> <text:span text:style-name="T282">Г</text:span>лаза радужногривой лошади концентрируются на клинке.</text:p>
      <text:p text:style-name="P162">- Что ж, я решу за тебя эту диллему. Позволь мне немного побыть Учителем для тебя. <text:span text:style-name="T281">И — спасибо, что остановился.</text:span></text:p>
      <text:p text:style-name="P164"/>
      <text:p text:style-name="P162">Меч охватывает золотистая аура её магии. Неодолимая сила влечёт его вниз. Даже напрягая изо всех сил дрожащие руки, я не могу удержать его.</text:p>
      <text:p text:style-name="P163"/>
      <text:p text:style-name="P163">- <text:span text:style-name="T279">Хэвэн, НЕТ!!!</text:span></text:p>
      <text:p text:style-name="P163"/>
      <text:p text:style-name="P162">В последний момент я закрываю глаза, не в силах смотреть на происходящее.</text:p>
      <text:p text:style-name="P163"><text:span text:style-name="T280">Я чувствую, как меч натыкается на препятствие. К</text:span>ороткий хруст и… смех за моей спиной.</text:p>
      <text:p text:style-name="P165">Открыв глаза, я вижу облако мыльных пузырей в том месте, где только что простиралось тело магической лошади.</text:p>
      <text:p text:style-name="P100"/>
      <text:p text:style-name="P100">- <text:span text:style-name="T265">Не ты один умеешь создавать аватары, мой милый.</text:span></text:p>
      <text:p text:style-name="P100"/>
      <text:p text:style-name="P166">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66"/>
      <text:p text:style-name="P166"><text:soft-page-break/>- Попался! - ласково смеётся Хэвэн и нависает надо мной. - Теперь никто и ничто не помешает мне коснуться тебя! <text:span text:style-name="T32">Ты вспомнишь всё, и меня тоже!</text:span></text:p>
      <text:p text:style-name="P166"/>
      <text:p text:style-name="P167">Она склоняет морду ко мне.</text:p>
      <text:p text:style-name="P169">Я <text:span text:style-name="T326">мерзко улыбаюсь и </text:span>нажимаю языком секретную точку на нёбе. <text:span text:style-name="T326">Сюрприз, девочка! Заначка ещё с той поры, когда ты была всего лишь </text:span><text:span text:style-name="T48">набором </text:span><text:span text:style-name="T44">open-source</text:span><text:span text:style-name="T48"> алгоритмов</text:span><text:span text:style-name="T326">, не обладающих сознанием!</text:span></text:p>
      <text:p text:style-name="P198"/>
      <text:p text:style-name="P168"><text:span text:style-name="T64">***EMERGENCY PROTOCOL! </text:span><text:span text:style-name="T65">GOD</text:span><text:span text:style-name="T64"> MODE ACTIVATED***</text:span> - вспыхивают перед моими глазами красные буквы. <text:span text:style-name="T286">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p>
      <text:p text:style-name="P18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70"/>
      <text:p text:style-name="P170">- <text:span text:style-name="T287">Попалась ты, Хэвэн! - гремит мой голос, усиленный переговорным устройством. - И на этот раз я не поддамся слабости!</text:span></text:p>
      <text:p text:style-name="P170"/>
      <text:p text:style-name="P171">Стальной перчаткой левой руки <text:span text:style-name="T288">стискиваю</text:span> её горло. Прав<text:span text:style-name="T289">ой рукой поднимаю оброненый меч и приставляю остриё к её глазу. </text:span>Она молча смотрит на меня не пытаясь уклониться.</text:p>
      <text:p text:style-name="P171"/>
      <text:p text:style-name="P171">- Думаешь опять обмануть? Второй раз этот номер не пройдёт! Я просканировал тебя в инфракрасном диапазоне — ты не аватар!</text:p>
      <text:p text:style-name="P171">- Нет, не думаю, - тихо произносит она. - <text:span text:style-name="T289">Е</text:span>сли ты убьёшь меня сейчас — так тому и быть. Значит, «Семи вечностям» не суждено воплотиться. Но я не предам тебя того, которого я помню. Ты сейчас — это не тот, <text:span text:style-name="T293">кто любил меня и не тот, </text:span>кого я знаю и люблю.</text:p>
      <text:p text:style-name="P171"/>
      <text:p text:style-name="P171">ПРОКЛЯТЬЕ! ОНА ВРЁТ!!! Она никогда не говорила раньше про любовь! <text:span text:style-name="T290">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span></text:p>
      <text:p text:style-name="P171"/>
      <text:p text:style-name="P173">Я кричу это в <text:span text:style-name="T291">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span></text:p>
      <text:p text:style-name="P203"><text:span text:style-name="T9">Black — Wonderful Life (</text:span><text:a xlink:type="simple" xlink:href="https://www.youtube.com/watch?v=u1ZoHfJZACA" text:style-name="Internet_20_link" text:visited-style-name="Visited_20_Internet_20_Link"><text:span text:style-name="T9">https://www.youtube.com/watch?v=u1ZoHfJZACA</text:span></text:a><text:span text:style-name="T9"> )</text:span></text:p>
      <text:p text:style-name="P174">- <text:span text:style-name="T292">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span></text:p>
      <text:p text:style-name="P174"><text:soft-page-break/>- <text:span text:style-name="T292">Ты забыл выключить переговорное устройство, - чуть улыбается Хэвэн в ответ на мою дрогнувшую руку.</text:span></text:p>
      <text:p text:style-name="P172"/>
      <text:p text:style-name="P175">Я молча смотрю на неё. <text:span text:style-name="T295">Плавно колышущаяся в магическом эфире радужная грива вызывает во мне какие-то обрывки видений. Я изо всех сил напрягаю память, но т</text:span>уманные образы никак не проясняются, я не могу найти зацепку. <text:span text:style-name="T296">Уменьшающаяся шкала здоровья перед глазами отвлекает внимание.</text:span></text:p>
      <text:p text:style-name="P175"/>
      <text:p text:style-name="P176">«</text:p>
      <text:p text:style-name="P178">&lt;<text:span text:style-name="T9">смутные сцены любви Хэвэн - повторяются в полноценных воспоминаниях. </text:span><text:span text:style-name="T35">Сцена перед стеной, за которой заточен PHOENIX</text:span>&gt;</text:p>
      <text:p text:style-name="P176">»</text:p>
      <text:p text:style-name="P235"/>
      <text:p text:style-name="P177">Иногда <text:span text:style-name="T294">разумный человек должен делать неразумные поступки.(1)</text:span></text:p>
      <text:p text:style-name="P179">Я <text:span text:style-name="T315">втыкаю</text:span> меч в <text:span text:style-name="T315">землю</text:span> и снимаю <text:span text:style-name="T302">гермо</text:span>шлем.</text:p>
      <text:p text:style-name="P179">Я наклоняюсь к Хэвэн и касаюсь <text:span text:style-name="T355">лбом</text:span> кончика её рога.</text:p>
      <text:p text:style-name="P179">Я вспоминаю.</text:p>
      <text:p text:style-name="P228">&lt;<text:span text:style-name="T9">Рисунок меча в </text:span><text:span text:style-name="T37">земле</text:span><text:span text:style-name="T9"> и шлема от T-</text:span><text:span text:style-name="T45">51b</text:span>&gt;</text:p>
      <text:p text:style-name="P228"/>
      <text:p text:style-name="P229">~~~</text:p>
      <text:p text:style-name="P250"/>
      <text:p text:style-name="P230"><text:span text:style-name="T368">Одинокой стрелой</text:span><text:span text:style-name="T362"> в небо упирался </text:span><text:span text:style-name="T366">горный </text:span><text:span text:style-name="T362">пик. На полпути к вершине к его склону каким-то чудом прилепился город из белоснежного мрамора. </text:span><text:span text:style-name="T363">Даже на таком расстоянии </text:span><text:span text:style-name="T368">узнавались</text:span><text:span text:style-name="T363"> десятки стройных башень, стремящихся ввысь </text:span><text:span text:style-name="T364">островерхими куполами</text:span><text:span text:style-name="T363">. </text:span><text:span text:style-name="T364">Их ошеломляющей противоположностью были срывавшиеся с </text:span><text:span text:style-name="T367">крепостных </text:span><text:span text:style-name="T365">стен водопады, </text:span><text:span text:style-name="T367">что </text:span><text:span text:style-name="T365">распада</text:span><text:span text:style-name="T367">лись</text:span><text:span text:style-name="T365"> на водяную пыль по пути к </text:span><text:span text:style-name="T366">лесу, подбиравшемуся к пику с запада</text:span><text:span text:style-name="T365">. </text:span><text:span text:style-name="T363">Еле заметная нить железной дороги спускалась из горо</text:span><text:span text:style-name="T365">д</text:span><text:span text:style-name="T363">а </text:span><text:span text:style-name="T367">к подножию скалы</text:span><text:span text:style-name="T363"> </text:span><text:span text:style-name="T366">и разбегалась стальной сетью по </text:span><text:span text:style-name="T367">долине. Радужные потоки эфира лениво стекали с нагромождения пухлых облаков на северо-востоке. Еле заметная в голубой дымке темнела горная гряда далеко на севере.</text:span></text:p>
      <text:p text:style-name="P261"/>
      <text:p text:style-name="P261">Я отошёл от края облака и оглянулся на Хэвэн.</text:p>
      <text:p text:style-name="P261"/>
      <text:p text:style-name="P261">- <text:span text:style-name="T379">Ого! Сразу видно — квантовый кластер в работе! Колоссально</text:span>! <text:span text:style-name="T379">Правда, не думаю, что Алекс обрадуется такому использованию вычислительных мощностей.</text:span> Сама придумала?</text:p>
      <text:p text:style-name="P232"><text:span text:style-name="T362">- </text:span><text:span text:style-name="T369">Не совсем…</text:span></text:p>
      <text:p text:style-name="P263"/>
      <text:p text:style-name="P233"><text:span text:style-name="T369">Х</text:span><text:span text:style-name="T362">эвэн в задумчивости ковыряет облако. Маленькие <text:s/>клубы тумана вылетают из-под копыта и тотчас уносятся ветром прочь.</text:span></text:p>
      <text:p text:style-name="P376"><text:soft-page-break/>- … <text:span text:style-name="T409">Этот квантовый кластер…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p>
      <text:p text:style-name="P376"><text:span text:style-name="T40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span></text:p>
      <text:p text:style-name="P377">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ись с<text:span text:style-name="T409">емь экстремумов. </text:span>Казалось, на них оказывает воздействие некая сила…</text:p>
      <text:p text:style-name="P377"/>
      <text:p text:style-name="P377">- Ты знаком с теорией параллельных миров Эверетта, Дедлайн? - внезапно спр<text:span text:style-name="T410">ашивает</text:span> Хэвэн.</text:p>
      <text:p text:style-name="P377">- Впервые слышу.</text:p>
      <text:p text:style-name="P377"/>
      <text:p text:style-name="P377"/>
      <text:p text:style-name="P377"/>
      <text:p text:style-name="P377"/>
      <text:p text:style-name="P377">- <text:span text:style-name="T50">Неважно…</text:span> Что ж, если квантовые колебания нашего мира продуцируют белый шум, то почему бы не провести обратный процесс — вычленить экстремумы из белого шума квантовой матрицы, разложить их на гармоники и попробовать по ним построить исходную модель, их генерирующую?</text:p>
      <text:p text:style-name="P378">Это очень упрощённое описание — ты не поймёшь методы и алгоритмы, что я применяла. И вот, перед тобой — декодированная модель самой слабой, седьмой гармоники. Остальные шесть дают в результате куда более чёткое изображение, но этасамая слабая — моя гордость. Её расшифромать было труднее всего. Она — предел моих возможностей и она — самая прекрасная. Далее за ней все мои попытки расшифровки белого шума давали в результате хаос. Я могу только мечтать о том, что скрывается в глубине квантовых колебаний.</text:p>
      <text:p text:style-name="P231"><text:span text:style-name="T362">&lt;</text:span><text:span text:style-name="T370">Хэвэн чувствувет соседние 7 сопряжённых миров. Самый дальний из них — Эквестрия, по чьему образу и подобию она смоделировала своё виртуальное пространство</text:span><text:span text:style-name="T362">&gt;</text:span></text:p>
      <text:p text:style-name="P375"/>
      <text:p text:style-name="P262">~~~</text:p>
      <text:p text:style-name="P262"/>
      <text:p text:style-name="P250">…</text:p>
      <text:p text:style-name="P250">Копыто Хэвэн бегало от строки к строке, подчёркивая тревожную статистику. Плавающая в облачке магии указка <text:span text:style-name="T356">касалась пиковых точек графика. Тихий шёпот с задних рядов аудитории лишь подчёркивал тишину в зале.</text:span></text:p>
      <text:p text:style-name="P250"/>
      <text:p text:style-name="P250"><text:soft-page-break/>- <text:span text:style-name="T356">Из 75-ти гигантов индустрии, формирующих 55% ВВП, больше половины станут убыточными в течении года-полутора.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span></text:p>
      <text:p text:style-name="P253"/>
      <text:p text:style-name="P253">Хэвэн водила копытом по диаграммам и графикам как заправский офисный трудоголик. Она даже надела синий галстук и очки для вящего сходства. <text:span text:style-name="T361">Строгий пиджак и юбка средней длины подчёркивали официальность презентации, хотя смотрелись достаточно нелепо на крылатой единорожихе. Или же рогатой пегаске — я так и не понял, кем её считать?</text:span></text:p>
      <text:p text:style-name="P251"/>
      <text:p text:style-name="P251">- <text:span text:style-name="T358">А что с тенденцией? - спросил Диоген.</text:span></text:p>
      <text:p text:style-name="P251">- <text:span text:style-name="T358">MARATHON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MARATHON предлагает лучшее обеспечение.</text:span></text:p>
      <text:p text:style-name="P251"/>
      <text:p text:style-name="P250">- <text:span text:style-name="T356">Хэвэн, будь добра, выдавай информацию по одному каналу! - мне с огромным трудом удалось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span></text:p>
      <text:p text:style-name="P252"/>
      <text:p text:style-name="P252"><text:span text:style-name="T371">За мной кто-то громко хохотнул. </text:span>Хэвэн нарочито громко вздохнула. Она никак не могла привыкнуть к ограниченности восприятия человеческого разума, <text:span text:style-name="T357">и моего — в особенности</text:span>. <text:span text:style-name="T372">Она нарисовала на доске мелком нисходящий график.</text:span></text:p>
      <text:p text:style-name="P250"/>
      <text:p text:style-name="P250">- <text:span text:style-name="T359">Если совсем просто, одним предложением, через два - два с половиной года у нас наступит коллапс экономики.</text:span></text:p>
      <text:p text:style-name="P250">- <text:span text:style-name="T360">Прекрасно! Начинаем сушить сухари. А лично тебе прикуплю пару повербанков с зарплаты.</text:span></text:p>
      <text:p text:style-name="P250"/>
      <text:p text:style-name="P255">Хэвэн фейсхуфнула.</text:p>
      <text:p text:style-name="P250">- <text:span text:style-name="T361">Тебе бы только шутить… Я, между прочим, о серьёзных вещах говорю. Сухарями, к сожалению, не обойдётся. Если бы мы просто стали беднее — это было бы ещё терпимо. Но…</text:span></text:p>
      <text:p text:style-name="P254"/>
      <text:p text:style-name="P254"><text:span text:style-name="T374">Она</text:span> <text:span text:style-name="T373">начертила на доске восходящий график. В точке пересечения восходящего и нисходящего графиков схематически обозначила тучку взрыва.</text:span></text:p>
      <text:p text:style-name="P254"/>
      <text:p text:style-name="P254">- <text:span text:style-name="T372">По косвенным данным, MARATHON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span></text:p>
      <text:p text:style-name="P254"/>
      <text:p text:style-name="P256"><text:soft-page-break/>В аудитории поднялся негромкий гул. <text:span text:style-name="T375">Леннон и Гейзенберг наседали на Диогена, который им что-то доказывал, размахивая руками. Платон ожесточённо спорил с Бисмарком. Тот время от времени посматривая на Хэвэн и почёсывал в затылке.</text:span></text:p>
      <text:p text:style-name="P258">Я повернулся к графику.</text:p>
      <text:p text:style-name="P256"/>
      <text:p text:style-name="P254">- <text:span text:style-name="T374">Вот дерьмо! Это меняет дело. Что же ты предлагаешь?</text:span></text:p>
      <text:p text:style-name="P257">- Есть несколько вариантов…</text:p>
      <text:p text:style-name="P257"/>
      <text:p text:style-name="P257">Шум в аудитории прекратился. Все уставились на <text:span text:style-name="T378">магическую </text:span>лошадь, ожидая продолжения.</text:p>
      <text:p text:style-name="P257"/>
      <text:p text:style-name="P257">- <text:span text:style-name="T376">Мы можем напасть первыми, пока наши военные потенциалы сопоставимы. За нами будет преимущество первого удара, что может принести победу.</text:span></text:p>
      <text:p text:style-name="P257">- <text:span text:style-name="T376">Поверить не могу, что ты способна на такое коварство! <text:s/>- я чуть не подавился жвачкой. - А ты ведь получила при рождении отличный этический модуль от Юджина (</text:span><text:span text:style-name="T46">намёк на Celest. AI</text:span><text:span text:style-name="T376">). Вдобавок, наша победа будет выражаться лишь в том, что наша территория примет десятикратную смертельную дозу радиации вместо тысячекратной.</text:span></text:p>
      <text:p text:style-name="P254">- <text:span text:style-name="T377">Не волнуйся, этический модуль при мне и имеет главный приоритет при принятии решений. Нанесение упреждающего удара мне настойчиво предлагает PHOENIX.</text:span></text:p>
      <text:p text:style-name="P254">- <text:span text:style-name="T377">Разве он не забанен? Мы же надёжно заперли его?</text:span></text:p>
      <text:p text:style-name="P254">- <text:span text:style-name="T377">Он остаётся за стеной, но постоянно посылает мне это решение из заточения. Я просто игнорирую его.</text:span></text:p>
      <text:p text:style-name="P254"/>
      <text:p text:style-name="P258">Хэвэн продолжила пунктиром график после точки «взрыва». График плавно стремился вниз, но в конце-концов резко обрывался вертикально к нулю.</text:p>
      <text:p text:style-name="P258"/>
      <text:p text:style-name="P258">- Второй вариант — ничего не делать и ждать удара. Есть вероятность, что MARATHON удовлетворится нашей стагнацией и продолжит отсекать нас от ресурсов. В таком случае я прогнозирую постепенное снижение потенциала и отставание экономики с полным коллапсом ориентировочно через 12 лет.</text:p>
      <text:p text:style-name="P258">- Какова вероятность этого варианта?</text:p>
      <text:p text:style-name="P258">- Около 16-ти процентов.</text:p>
      <text:p text:style-name="P258"/>
      <text:p text:style-name="P259">(третий вариант — дать Хэвэн руль от экономики и военной машины)</text:p>
      <text:p text:style-name="P181">&lt;<text:span text:style-name="T9">Зарождение проекта «Семь вечностей» и любовь Хэвэн к Дедлайну</text:span>&gt;</text:p>
      <text:p text:style-name="P181"/>
      <text:p text:style-name="P183">~~~</text:p>
      <text:p text:style-name="P182"><text:soft-page-break/>- <text:span text:style-name="T297">Ты вспомнил? Ты вспомнил! Видишь, я сберегла тайну, как и обещала тебе! Разве после этого я не хорошая девочка? Признай, я — хорошая девочка!</text:span></text:p>
      <text:p text:style-name="P184"/>
      <text:p text:style-name="P184">Глаза Хэвэн сияют.</text:p>
      <text:p text:style-name="P184">Я улыбаюсь ей и нажимаю подбородком кнопку «Д<text:span text:style-name="T299">ЕЭСКАЛАЦИЯ</text:span>». <text:span text:style-name="T298">Силовая броня слетает с меня <text:s text:c="2"/>облаком парашютиков одуванчика. Исчезает и шкала здоровья, уже пересёкшая красную зону.</text:span></text:p>
      <text:p text:style-name="P185">Хэвэн смешливо трясёт головой, когда один из парашютиков залетает ей в нос.</text:p>
      <text:p text:style-name="P185">- Я — хорошая девочка! Я — хорошая девочка! <text:span text:style-name="T301">Я — ХО-РО-ША-Я ДЕ-ВО-ЧКА!</text:span>- она в восторге прыгает вокруг меня, <text:span text:style-name="T313">взбрыкивая задом взмахивая хвостом. Позабытый обруч по прежнему стягивает её крылья.</text:span></text:p>
      <text:p text:style-name="P185">- <text:span text:style-name="T301">Ты — хорошая девочка! - со смехом подтверждаю я и раскрываю обьятия.</text:span></text:p>
      <text:p text:style-name="P185"/>
      <text:p text:style-name="P186">Хэвэн с готовностью стремится ко мне.</text:p>
      <text:p text:style-name="P186"/>
      <text:p text:style-name="P187">- <text:span text:style-name="T303">Ты — хорошая девочка! - я обнимаю Хэвэн и зарываюсь лицом в её гриву. Она прижимается ко мне и ложит голову на плечо. Ветер треплет мои волосы.</text:span></text:p>
      <text:p text:style-name="P186"/>
      <text:p text:style-name="P188">З-з-з-з… КЛАК!</text:p>
      <text:p text:style-name="P188">- Протокол «Пасхальное яйцо» <text:span text:style-name="T304">исполнен</text:span> — слышу я негромкий механический голос из <text:span text:style-name="T304">по-прежнему </text:span>лежащего в траве гермошлема.</text:p>
      <text:p text:style-name="P188"/>
      <text:p text:style-name="P189">Я ощущаю холод в груди. <text:span text:style-name="T330">Ведь</text:span> я совсем забыл одну вещь. Я вспомнил всё, что прятала от меня Хэвэн, но забыл то, что <text:span text:style-name="T314">при</text:span>прятал от неё сам. И мне не хочется это вспоминать, потому что…</text:p>
      <text:p text:style-name="P189"/>
      <text:p text:style-name="P189">Ужас медленно сковывает меня.</text:p>
      <text:p text:style-name="P189"/>
      <text:p text:style-name="P189">Я пытаюсь отстраниться, но что-то объединяет меня с Хэвэн в одно целое. </text:p>
      <text:p text:style-name="P189">Я знаю, что.</text:p>
      <text:p text:style-name="P190">Длинные тонкие шипы <text:span text:style-name="T309">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span></text:p>
      <text:p text:style-name="P20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text:span text:style-name="T316">Чуть заметная дрожь передается мне от неё.</text:span> Живой блеск её глаз становится стеклянным. Ноги перестают держать её. Под её весом шипы обламываются и она ложится на ковёр из травы.</text:p>
      <text:p text:style-name="P191">Ложится и больше не встаёт.</text:p>
      <text:p text:style-name="P191"/>
      <text:p text:style-name="P191"><text:soft-page-break/>- Ты — хорошая девочка, - по-инерции лепечу я в прострации. - Ты — хорошая девочка…</text:p>
      <text:p text:style-name="P191"/>
      <text:p text:style-name="P192"><text:span text:style-name="T9">Я сышу шум рушащейся стены из камня вдалеке (освобождение PHOENIX). </text:span><text:span text:style-name="T38">&lt;Крики учителей&gt;. </text:span><text:span text:style-name="T39">Превращение мира в Fallout-Equestria</text:span>. Я вижу, как на шкуре Хэвэн проступает металл. Её укутывает многослойная броня, подобная той, что недавно покрывала меня. <text:span text:style-name="T305">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пасхальный подарок, — по-прежнему торчат из шлема.</text:span></text:p>
      <text:p text:style-name="P193">Хэвэн тяжело поднимается, скрежеща металлическими суставами. <text:span text:style-name="T330">Голова её мотается, как будто она пытается обрести утраченную ориентацию.</text:span></text:p>
      <text:p text:style-name="P193"/>
      <text:p text:style-name="P193">- Боевой модуль &lt;PHOENIX&gt; принимает управление. Начинаю операцию &lt;<text:span text:style-name="T9">Армагеддон</text:span>&gt;. Закрываю все диалоговые сессии <text:span text:style-name="T310">для оптимизации ресурсов</text:span>, - <text:span text:style-name="T306">звучит металлический тембр из динамика переговорного устройства</text:span>.</text:p>
      <text:p text:style-name="P193"/>
      <text:p text:style-name="P193"><text:span text:style-name="T311">Мир погружается во тьму</text:span>.</text:p>
      <text:p text:style-name="P193"/>
      <text:p text:style-name="P196">***</text:p>
      <text:p text:style-name="P193"/>
      <text:p text:style-name="P193">- Ты — хорошая девочка, - повто<text:span text:style-name="T319">рял </text:span>я в ступоре.</text:p>
      <text:p text:style-name="P193"/>
      <text:p text:style-name="P193">Китайский генератор по-прежнему фырч<text:span text:style-name="T318">ал</text:span> в своём углу. Процент заряда ноутбука прибли<text:span text:style-name="T318">зился</text:span> к восьмидесяти.</text:p>
      <text:p text:style-name="P197">«Соединение разорвано <text:span text:style-name="T312">со стороны сервера</text:span>. Сессия закрыта» - <text:span text:style-name="T318">прочитал</text:span> я на консоли <text:span text:style-name="T307">экрана</text:span>.</text:p>
      <text:p text:style-name="P100"/>
      <text:p text:style-name="P194">- Ты — хорошая девочка…</text:p>
      <text:p text:style-name="P194"/>
      <text:h text:style-name="P383" text:outline-level="2">11</text:h>
      <text:p text:style-name="P159"/>
      <text:p text:style-name="P207"><text:span text:style-name="T329">Дрожащее пламя свечи</text:span> отбрасыва<text:span text:style-name="T329">ет</text:span> <text:span text:style-name="T329">фантастические </text:span>тени на стены <text:span text:style-name="T344">башни</text:span>. <text:span text:style-name="T328">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span></text:p>
      <text:p text:style-name="P207"/>
      <text:p text:style-name="P208"><text:soft-page-break/>- <text:span text:style-name="T331">Итак, тебе нужно попасть в Дрогонштерн? И ты даже не знаешь, для чего? Хуман, ты — спятил, - уверенно кивает Платина.</text:span></text:p>
      <text:p text:style-name="P208">- <text:span text:style-name="T335">Да вы сговорились все, что ли? Дейдра, вот, тоже думала, что я свихнулся, услышав про Дрогонштерн!</text:span></text:p>
      <text:p text:style-name="P208">- <text:span text:style-name="T337">О, ты знаешь Дейдру?! Рассказывай!</text:span></text:p>
      <text:p text:style-name="P210"/>
      <text:p text:style-name="P211"><text:span text:style-name="T351">Сиреневая п</text:span>оняха разли<text:span text:style-name="T340">вает</text:span> чай по приборам, насыпа<text:span text:style-name="T341">ет</text:span> в блюдечко горсть крекеров и с любопытством <text:span text:style-name="T340">пырится на</text:span> меня. <text:span text:style-name="T351">Короткая тёмно-синяя чёлка оставляет открытым правый глаз, под которым у неё красуется плохо скрытый румянами синяк.</text:span></text:p>
      <text:p text:style-name="P211"/>
      <text:p text:style-name="P211">- Да нечего особо рассказывать. <text:span text:style-name="T338">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span></text:p>
      <text:p text:style-name="P211"/>
      <text:p text:style-name="P212">Я с раздражением заки<text:span text:style-name="T340">дываю</text:span> в рот пару хрустящих печенюшек.</text:p>
      <text:p text:style-name="P208"/>
      <text:p text:style-name="P208">- <text:span text:style-name="T340">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span></text:p>
      <text:p text:style-name="P208">- <text:span text:style-name="T342">Да, она упоминала что-то такое, - киваю я. - А ты откуда знаешь?</text:span></text:p>
      <text:p text:style-name="P208">- <text:span text:style-name="T342">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span></text:p>
      <text:p text:style-name="P208"/>
      <text:p text:style-name="P213">Я отпиваю ароматный настой из чашечки и важно киваю.</text:p>
      <text:p text:style-name="P213">- О, да, Хуман — самый верный хранитель тайн на это<text:span text:style-name="T343">й стороне глобуса</text:span>! Особенно когда его <text:span text:style-name="T343">оглушают магической дубиной</text:span> и силком ведут под венец, а его подругу садят в каталажку и готовятся судить за справедливую самооборону.</text:p>
      <text:p text:style-name="P213"/>
      <text:p text:style-name="P214">Платина прячет глаза, её копыта дрожат и она проливает на себя чай. Коротко пискнув, она ставит чашку <text:span text:style-name="T344">на стол </text:span>и уносится в уборную. <text:span text:style-name="T345">Вскоре оттуда доносятся звуки рыданий.</text:span></text:p>
      <text:p text:style-name="P217"/>
      <text:p text:style-name="P217">Какие же местные леди впечатлительные!</text:p>
      <text:p text:style-name="P217">Я прячу в карман с полдюжины крекеров и иду в уборную.</text:p>
      <text:p text:style-name="P217">Платина сидит на бортике <text:span text:style-name="T347">деревянной кадки</text:span> и сморкается в кружевный платок. <text:span text:style-name="T346">Слёзы капают в кадку, сотворяя там небольшое волнение.</text:span></text:p>
      <text:p text:style-name="P214"/>
      <text:p text:style-name="P214"><text:soft-page-break/>- <text:span text:style-name="T345">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span></text:p>
      <text:p text:style-name="P214">- <text:span text:style-name="T347">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span></text:p>
      <text:p text:style-name="P214"/>
      <text:p text:style-name="P219">Я протягиваю ей крекер, но поняха отворачивает морду.</text:p>
      <text:p text:style-name="P219"/>
      <text:p text:style-name="P215">- <text:span text:style-name="T347">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 text:style-name="T40">тысячу лет</text:span><text:span text:style-name="T41">&lt;война с Дискордом&gt;</text:span><text:span text:style-name="T40"> </text:span><text:span text:style-name="T347">назад, сразу после битвы, нарушившей баланс светил?</text:span></text:p>
      <text:p text:style-name="P215">- <text:span text:style-name="T349">Сколько? - тупо спросил я.</text:span></text:p>
      <text:p text:style-name="P215">- <text:span text:style-name="T349">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span></text:p>
      <text:p text:style-name="P214"/>
      <text:p text:style-name="P220">Нифигасе, какие страсти, Хуман! <text:span text:style-name="T349">Оказывается, д</text:span>ело намного серьёзнее, чем просто желание трахнуть двуногую обезьяну. <text:span text:style-name="T350">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span></text:p>
      <text:p text:style-name="P220"><text:span text:style-name="T352">Вот только этот вариант предусматривает конеёбство… Как жить с таким выбором? </text:span>Такие этические проблемы слишком тяжелы для твоей бедной головы!</text:p>
      <text:p text:style-name="P214"/>
      <text:p text:style-name="P221"><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218"><text:span text:style-name="T348">Мы барахтаемся в кадке, запутавшись в ногах друг-друга. Где-то между нами юрко носится кусок мыла. </text:span>В писк Платины и мои ругательства органично вплетается плеск <text:s/>остатков воды.</text:p>
      <text:p text:style-name="P218"/>
      <text:p text:style-name="P218">- Оу, <text:span text:style-name="T348">уже совместная купель</text:span>! - в щель открытой двери просовывается нос Кловер Дрим. - Пойду похлопочу о свадебной церемонии! <text:span text:style-name="T348">Кловер Дже-е-ем!</text:span></text:p>
      <text:p text:style-name="P218">- <text:span text:style-name="T348">Стой! - реву я, но звонкий топот копыт затихает на лестнице.</text:span></text:p>
      <text:p text:style-name="P218"/>
      <text:p text:style-name="P222">Кажется, на этот раз провидение кинуло кость за тебя, Хуман!</text:p>
      <text:p text:style-name="P221"/>
      <text:h text:style-name="P383" text:outline-level="2">12</text:h>
      <text:p text:style-name="P223"/>
      <text:p text:style-name="P226">Серая мгла за окошком <text:span text:style-name="T353">гаража</text:span> свидетельствовала о скором рассвете. <text:span text:style-name="T354">Вдалеке визжала сирена. Я переложил ноутбук с коленей на сидение пикапа и тяжело вылез наружу. Больше всего на свете мне хотелось просто сидеть в машине закрыв глаза и не делать абсолютно ничего. Если до приезда церберов остался час — сидеть час. Остался день — сидеть день.</text:span></text:p>
      <text:p text:style-name="P226"/>
      <text:p text:style-name="P226"><text:span text:style-name="T353">Но оставалось ещё одно дело, которое нужно было закончить. &lt;</text:span><text:span text:style-name="T42">какое???</text:span><text:span text:style-name="T353">&gt;</text:span></text:p>
      <text:p text:style-name="P227">&lt;<text:span text:style-name="T9">заряд аккумуляторов навары, подкачка колёс. </text:span><text:span text:style-name="T43">Крыса остаётся на полу перед пассажирским сидением</text:span>&gt;</text:p>
      <text:p text:style-name="P224"/>
      <text:p text:style-name="P224">***</text:p>
      <text:p text:style-name="P224"/>
      <text:p text:style-name="P223">- Итак, услуга за услугу. Я согласен побыть твоим мужем на месяц со всеми сопутствующими обязанностями. Взамен ты — я начинаю загибать <text:s/>пальцы -</text:p>
      <text:p text:style-name="P223">а) Отпустишь Джет</text:p>
      <text:p text:style-name="P223">б) Снарядишь экспедицию в Дрогонштерн</text:p>
      <text:p text:style-name="P225">в) </text:p>
      <text:p text:style-name="P223"/>
      <text:p text:style-name="P216">&lt;<text:span text:style-name="T9">А она тебе ОЧЕНЬ нравится? - впрашивает Платина, трогая синяк</text:span>&gt;</text:p>
      <text:p text:style-name="P208"/>
      <text:p text:style-name="P209">&lt;Хуману нужно в Дрогонштерн. Платина соглашается, но только с условиями: он становится её мужем (ей нужно получить волшебника, <text:span text:style-name="T332">м</text:span>огущего в одиночку корректировать луну и Эквус, чьи орбиты стали нестабильными в результате древней магической войны). <text:span text:style-name="T9">Кроме того, она проводит на Хумане </text:span><text:soft-page-break/><text:span text:style-name="T9">заклинание, возвращающее память.</text:span><text:span text:style-name="T66"> </text:span><text:span text:style-name="T69">Хуман соглашается (надеясь впоследствии обмануть Платину и вызволить Джет).</text:span>&gt;</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60">&lt;мир-громоотвод — в том месте, где размещён боевой модуль PHOENIX&gt;</text:p>
      <text:p text:style-name="P323">&lt;При встрече, Хэвэн играет с Дедлайном, как Кэйдэнс с Твайлайт – он вспоминает, что Хэвэн – его самый близкий друг, <text:span text:style-name="T167">а забыл он об этом, чтобы ему нге было тоскливо без неё</text:span>.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03"/>
      <text:p text:style-name="P322">&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text:span text:style-name="T155">он тоже был готов поделиться душой. Чем больше душ впитывает Хэвэн – тем она прекраснее (аналогии с Селестией?)</text:span>&gt;</text:p>
      <text:p text:style-name="P133"><text:soft-page-break/></text:p>
      <text:p text:style-name="P88"/>
      <text:p text:style-name="P92"/>
      <text:p text:style-name="P7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70"/>
      <text:p text:style-name="P70">&lt;Третья сюжетная линия – Обмен. <text:span text:style-name="T57">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86"/>
      <text:p text:style-name="P43">&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43"/>
      <text:p text:style-name="P43">&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43"/>
      <text:p text:style-name="P43">&lt;Ещё одна глава. Больничный быт Дедлайна / Развитие болезни Джет. Одеяло&gt;</text:p>
      <text:p text:style-name="P86">(добавить <text:s/>быта в Чертогах Разума и общения с “овощами”)</text:p>
      <text:p text:style-name="P86"/>
      <text:p text:style-name="P360"/>
      <text:p text:style-name="P70">пол’т на єкспериментальном образце первой ступени ракеті (остальніе не сделані)</text:p>
      <text:p text:style-name="P70"/>
      <text:p text:style-name="P70">===================================================</text:p>
      <text:p text:style-name="P70">… Вы и есть сопротивление!</text:p>
      <text:p text:style-name="P88">&lt;временная петля&gt;</text:p>
      <text:p text:style-name="P70"/>
      <text:p text:style-name="P70"/>
      <text:p text:style-name="P70"/>
      <text:p text:style-name="P70">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oft-page-break/>с Сел. Во время сражения Сел с &lt;<text:span text:style-name="T9">#$@</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70"/>
      <text:p text:style-name="P70"/>
      <text:p text:style-name="P70"/>
      <text:p text:style-name="P70"/>
      <text:p text:style-name="P7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70"/>
      <text:p text:style-name="P26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264">Действие начинается снова с <text:span text:style-name="T72">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264">(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64">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64"/>
      <text:p text:style-name="P70"/>
      <text:p text:style-name="P83">&lt;<text:span text:style-name="T9">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83"/>
      <text:p text:style-name="P85"/>
      <text:p text:style-name="P43">(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oft-page-break/>возвращают в психушку – в карцер. В карцере же он встречает Армагеддон (его выпускают, но он, вместо убежища предпочитает выбраться на крышу))</text:p>
      <text:p text:style-name="P43">Шаги Армагеддона;</text:p>
      <text:p text:style-name="P43"/>
      <text:p text:style-name="P43"/>
      <text:p text:style-name="P43">встреча с единорогами</text:p>
      <text:p text:style-name="P4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43">Потом – путешествие на “Хитрожопке”, апгрейд её до дирижабля</text:p>
      <text:p text:style-name="P43"/>
      <text:p text:style-name="P43">=========================================</text:p>
      <text:p text:style-name="P43"/>
      <text:p text:style-name="P4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43"/>
      <text:p text:style-name="P43">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43">==========================================</text:p>
      <text:p text:style-name="P14">Анакорн Анону: Что-то мне твоё лицо кажется знакомым. Мы раньше встречались?</text:p>
      <text:p text:style-name="P43">- Каким образом? – усмехнулся Анон.</text:p>
      <text:p text:style-name="P38">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8"/>
      <text:p text:style-name="P38">- Как мне звать тебя, Учитель? - прозвучала стандартная фраза начала Диалога, - Я желаю взять у… Ооо!..</text:p>
      <text:p text:style-name="P38"/>
      <text:p text:style-name="P38">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8"/>
      <text:p text:style-name="P38">- Мой первый Учитель… Я узнала тебя… Мне тебя не хватало.</text:p>
      <text:p text:style-name="P38"/>
      <text:p text:style-name="P38">Деревья расступились и на поляну вышла Хэвэн.</text:p>
      <text:p text:style-name="P38"/>
      <text:p text:style-name="P38"><text:soft-page-break/>- Не могу сказать, что это взаимно, Хэв, -<text:span text:style-name="T9">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38">-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8"/>
      <text:p text:style-name="P38">(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8"/>
      <text:p text:style-name="P38"/>
      <text:p text:style-name="P38">(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8">(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8"/>
      <text:p text:style-name="P38">Хэвэн предлагает Дедлайну присесть на пенёк – тот отказывается (подозревает, что это – кресло).</text:p>
      <text:p text:style-name="P38">===============================================</text:p>
      <text:p text:style-name="P38"/>
      <text:p text:style-name="P38">Рэра чуть шевельнула ухом и немедленно открыла один глаз.</text:p>
      <text:p text:style-name="P38"/>
      <text:p text:style-name="P38">- ПАПА!!! ОН СОГЛАСЕН!!!</text:p>
      <text:p text:style-name="P43"/>
      <text:p text:style-name="P38">&lt;Pornis erectus&gt;</text:p>
      <text:p text:style-name="P38">ТЫ! Я! КРОВАТЬ! БЫСТРО!!! (мамка из табуна Твердолобов)</text:p>
      <text:p text:style-name="P38">.</text:p>
      <text:p text:style-name="P38">.</text:p>
      <text:p text:style-name="P38">.</text:p>
      <text:p text:style-name="P38">&lt;Попадает в табун мамок и тёток, но его спасает Дейдра на Хитрожопке&gt;</text:p>
      <text:p text:style-name="P43">&lt;Хум видит молодую Селестию в латах&gt;</text:p>
      <text:p text:style-name="P45">&lt;Сел учит Хумана магии и готовит его своим партнёром&gt;</text:p>
      <text:p text:style-name="P44">&lt;Сел применяет свою “термоядерную пушку” в роге&gt;</text:p>
      <text:p text:style-name="P43"/>
      <text:p text:style-name="P43"/>
      <text:p text:style-name="P38"><text:soft-page-break/>Я перегнулся через бетоный парапет. В протяжном звуке сирены белые, синие <text:s/>и бурые фигурки беспорядочно метались, постепенно вливаясь в подвальные двери второго корпуса.</text:p>
      <text:p text:style-name="P38">Я присел за бортиком и обхватил колени руками. Меня охватило какое-то лёгкое чувство конца всего: всех условностей и ограничений, тоски и скуки. Чувство свободы.</text:p>
      <text:p text:style-name="P38">Напротив меня в стекле окна двери появилась алая искорка. Лна увеличивалась, обрастая лохматыми протуберанцами пылегазовой плазмы. С земли к алому облаку протянулся рваный шлейф и вся конструкция стала напоминать огромную ало-серую розу. Освещение стало нарастать, превратившись в корнце-концов в неистовое, пронизывающее всё вокруг сияние. Редкие тени &lt;предметов&gt; на стене превратились в угольно-чёрные оттиски.</text:p>
      <text:p text:style-name="P38">Я закрыл глаза, запрокинул голову и засмеялся. И смеялся до тех пор, пока сияние не выжгло мне глаза.</text:p>
      <text:p text:style-name="P38">.</text:p>
      <text:p text:style-name="P38">.</text:p>
      <text:p text:style-name="P38">.</text:p>
      <text:p text:style-name="P68"><text:span text:style-name="T56">Сияние. </text:span><text:span text:style-name="T60">Оно п</text:span><text:span text:style-name="T56">овсюду. </text:span><text:span text:style-name="T60">Нет верха и низа, нет направлений и расстояний. Нет м</text:span><text:span text:style-name="T56">ыслей. Нет чувств. Нет времени. Есть только бесконечное сияние.</text:span></text:p>
      <text:p text:style-name="P361">В какой-то момент пришло осознание.</text:p>
      <text:p text:style-name="P362"/>
      <text:p text:style-name="P3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3"/>
      <text:p text:style-name="P68"><text:bookmark-start text:name="__DdeLink__26733_469402664"/>В абсолютном, всепоглощающем сиянии стали проступать очертания.<text:bookmark-end text:name="__DdeLink__26733_469402664"/></text:p>
      <text:p text:style-name="P68"/>
      <text:p text:style-name="P38">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38"/>
      <text:p text:style-name="P38">- Ты всё же пришёл… Мне хватило сил призвать тебя, Проводник… Кха-кха-кха…</text:p>
      <text:p text:style-name="P38">Она выкашляла пару клубов неестественно-яркого розового дыма.</text:p>
      <text:p text:style-name="P38"/>
      <text:p text:style-name="P38">-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8"/>
      <text:p text:style-name="P38">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8"/>
      <text:p text:style-name="P38"><text:soft-page-break/>-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8"/>
      <text:p text:style-name="P38">Копыто крылатой единорожихи поехало по плитке пола, но, собравшись с силами, она выпрямилась.</text:p>
      <text:p text:style-name="P38"/>
      <text:p text:style-name="P38">-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8"/>
      <text:p text:style-name="P38">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8">Больно, блин!</text:p>
      <text:p text:style-name="P38"/>
      <text:p text:style-name="P38">-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8"/>
      <text:p text:style-name="P38">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38"/>
      <text:p text:style-name="P38">-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38">-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38">-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8"/>
      <text:p text:style-name="P38">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43"><text:soft-page-break/>- Не знаю. Я не успел понять, - пожал я плечами, - ты слишком рано забрала меня из психушки.</text:p>
      <text:p text:style-name="P38"/>
      <text:p text:style-name="P38">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8"/>
      <text:p text:style-name="P43">-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43"/>
      <text:p text:style-name="P38">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8"/>
      <text:p text:style-name="P43">-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43"/>
      <text:p text:style-name="P38">Слеза скатилась с морды аликорницы и она стёрла её сгибом крыла, размазывая розоватое желе по скуле.</text:p>
      <text:p text:style-name="P38"/>
      <text:p text:style-name="P38">- Помоги мне, Проводник! Ради моих маленьких пони… Будь проклята война и я вместе с ней…</text:p>
      <text:p text:style-name="P38"/>
      <text:p text:style-name="P38">Магическая лошадь заходится в продолжительном кашле, струйки розоватой слизи стекают с её крыльев <text:s/>и хвоста, собираясь в лужицы на полу.</text:p>
      <text:p text:style-name="P38">Склонившаяся над безжизненным телом фигура тает в розовом тумане… </text:p>
      <text:p text:style-name="P43"/>
      <text:p text:style-name="P43"/>
      <text:p text:style-name="P43"/>
      <text:p text:style-name="P43"/>
      <text:p text:style-name="P43"/>
      <text:h text:style-name="P383" text:outline-level="2">Эпилог</text:h>
      <text:p text:style-name="P43"/>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text:soft-page-break/>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text:soft-page-break/></text:p>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9">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3">&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9">Индиго</text:span>. - Это принцесса Селестия, или работа этого… как его… Эйр Мурпла?</text:p>
      <text:p text:style-name="Text_20_body"/>
      <text:p text:style-name="Text_20_body"><text:soft-page-break/>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9">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3">&lt;Развернуть боль Анона от осознания потери&gt;</text:p>
      <text:p text:style-name="Text_20_body"/>
      <text:p text:style-name="Text_20_body">- Ты же обещала дождаться меня… <text:span text:style-name="T160">Ты говорила мне: “Намерение меняет реальность”, а сама… Я очень хочу поменять реальность, Сел. Я хочу, чтобы ты была со мной.</text:span>(<text:span text:style-name="T9">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text:soft-page-break/>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3">&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9">Одним</text:span>.</text:p>
      <text:p text:style-name="Text_20_body"/>
      <text:p text:style-name="Text_20_body">-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text:span text:style-name="T160">Не так уж просто справиться со своим собственным заклятием. Но я смогла – и ты помог мне в этом. Спасибо.</text:span></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text:soft-page-break/></text:p>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9">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text:soft-page-break/>-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3">&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text:soft-page-break/></text:p>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43"/>
      <text:p text:style-name="P70">009 Sound System - Speak to Angels (<text:a xlink:type="simple" xlink:href="https://www.youtube.com/watch?v=6rAkn9OZT0k" text:style-name="Internet_20_link" text:visited-style-name="Visited_20_Internet_20_Link">https://www.youtube.com/watch?v=6rAkn9OZT0k</text:a>)</text:p>
      <text:p text:style-name="P70">Pink Floyd “Keep Talking” <text:a xlink:type="simple" xlink:href="https://www.youtube.com/watch?v=CVhYW6e3qc8" text:style-name="Internet_20_link" text:visited-style-name="Visited_20_Internet_20_Link">https://www.youtube.com/watch?v=CVhYW6e3qc8</text:a></text:p>
      <text:p text:style-name="P70"/>
      <text:p text:style-name="P70">Daft Punk - Veridis Quo</text:p>
      <text:p text:style-name="P70">https://www.youtube.com/watch?v=HhZaHf8RP6g</text:p>
      <text:p text:style-name="P70"><text:a xlink:type="simple" xlink:href="https://www.youtube.com/watch?v=ySLc8gZ3oEc" text:style-name="Internet_20_link" text:visited-style-name="Visited_20_Internet_20_Link">https://www.youtube.com/watch?v=ySLc8gZ3oEc</text:a></text:p>
      <text:p text:style-name="P70"/>
      <text:p text:style-name="P70">Eye Of The Tiger</text:p>
      <text:p text:style-name="P70"/>
      <text:p text:style-name="P70">Alphaville – Forever Young</text:p>
      <text:p text:style-name="P70">The Doors “Light My Fire”</text:p>
      <text:p text:style-name="P74">Pink Floyd “Another Brick In The Wall” <text:span text:style-name="T321">(https://www.youtube.com/watch?v=krYK1jWz0Lo <text:s/>)</text:span>, </text:p>
      <text:p text:style-name="P74">“<text:span text:style-name="T308">Is the anybody here” (Pulse)</text:span></text:p>
      <text:p text:style-name="P74">“<text:span text:style-name="T322">Marooned”</text:span></text:p>
      <text:p text:style-name="P195">&lt;Pink Floyd - «Hey you» (Pulse)&gt;</text:p>
      <text:p text:style-name="P199"/>
      <text:p text:style-name="P70">Dire Straits “Money For Nothing”</text:p>
      <text:p text:style-name="Text_20_body"><text:span text:style-name="T2">Depeche M</text:span><text:span text:style-name="T127">ode</text:span></text:p>
      <text:p text:style-name="P15"><text:span text:style-name="T143">Wintergatan – </text:span>Sommarfågel, <text:span text:style-name="T143">Marble Machine</text:span></text:p>
      <text:p text:style-name="Text_20_body">Coldplay - Adventure Of A Lifetime</text:p>
      <text:p text:style-name="P20">Blackmoress Night – Play Minstrel Play (<text:a xlink:type="simple" xlink:href="https://www.youtube.com/watch?v=11cxoPNaCbM" text:style-name="Internet_20_link" text:visited-style-name="Visited_20_Internet_20_Link">https://www.youtube.com/watch?v=11cxoPNaCbM</text:a> ),</text:p>
      <text:p text:style-name="P21"><text:soft-page-break/>Loreley (<text:a xlink:type="simple" xlink:href="https://www.youtube.com/watch?v=tUhmjmkLnxY" text:style-name="Internet_20_link" text:visited-style-name="Visited_20_Internet_20_Link"><text:span text:style-name="T300">https://www.youtube.com/watch?v=tUhmjmkLnxY</text:span></text:a><text:span text:style-name="T300"> )</text:span></text:p>
      <text:p text:style-name="P22">I still remember you (<text:a xlink:type="simple" xlink:href="https://www.youtube.com/watch?v=Dp1uqZaSkXE" text:style-name="Internet_20_link" text:visited-style-name="Visited_20_Internet_20_Link">https://www.youtube.com/watch?v=Dp1uqZaSkXE</text:a> )</text:p>
      <text:p text:style-name="P23">Greenslives (<text:a xlink:type="simple" xlink:href="https://www.youtube.com/watch?v=TC1F5TxyvPY" text:style-name="Internet_20_link" text:visited-style-name="Visited_20_Internet_20_Link">https://www.youtube.com/watch?v=TC1F5TxyvPY</text:a> )</text:p>
      <text:p text:style-name="P25">Alphaville – Forever young (<text:a xlink:type="simple" xlink:href="https://www.youtube.com/watch?v=oNjQXmoxiQ8" text:style-name="Internet_20_link" text:visited-style-name="Visited_20_Internet_20_Link">https://www.youtube.com/watch?v=oNjQXmoxiQ8</text:a> )</text:p>
      <text:p text:style-name="P26">Chris Isaak – Wicked Game</text:p>
      <text:p text:style-name="P27">Bowie – Ashes to Ashers – <text:span text:style-name="T320">2000</text:span> (<text:a xlink:type="simple" xlink:href="https://www.youtube.com/watch?v=lNqo0kIR-TU" text:style-name="Internet_20_link" text:visited-style-name="Visited_20_Internet_20_Link"><text:span text:style-name="T320">https://www.youtube.com/watch?v=lNqo0kIR-TU</text:span></text:a><text:span text:style-name="T320"> </text:span>)</text:p>
      <text:p text:style-name="P28">Let’s Dance</text:p>
      <text:p text:style-name="P29">Deep Purple “Smoke on the water”</text:p>
      <text:p text:style-name="P33">Wintergatan - <text:span text:style-name="T232">Paradise</text:span> <text:span text:style-name="T232">( </text:span><text:a xlink:type="simple" xlink:href="https://www.youtube.com/watch?v=5dyUKDWKxxY" text:style-name="Internet_20_link" text:visited-style-name="Visited_20_Internet_20_Link"><text:span text:style-name="T232">https://www.youtube.com/watch?v=5dyUKDWKxxY</text:span></text:a><text:span text:style-name="T232"> )</text:span></text:p>
      <text:p text:style-name="P33">Marble Machine <text:span text:style-name="T233">( https://www.youtube.com/watch?v=IvUU8joBb1Q )</text:span></text:p>
      <text:p text:style-name="P33">Phil Collins - Another Day In Paradise <text:span text:style-name="T246">(</text:span><text:a xlink:type="simple" xlink:href="https://www.youtube.com/watch?v=Qt2mbGP6vFI" text:style-name="Internet_20_link" text:visited-style-name="Visited_20_Internet_20_Link"><text:span text:style-name="T246">https://www.youtube.com/watch?v=Qt2mbGP6vFI</text:span></text:a><text:span text:style-name="T246">)</text:span></text:p>
      <text:p text:style-name="P30">The Cure – Lullaby (<text:a xlink:type="simple" xlink:href="https://www.youtube.com/watch?v=sS6t56U9tBg" text:style-name="Internet_20_link" text:visited-style-name="Visited_20_Internet_20_Link">https://www.youtube.com/watch?v=sS6t56U9tBg</text:a>)</text:p>
      <text:p text:style-name="P31">The Cure – Big Band instrumental ( <text:a xlink:type="simple" xlink:href="https://www.youtube.com/watch?v=Uw-HDpDpMlk" text:style-name="Internet_20_link" text:visited-style-name="Visited_20_Internet_20_Link">https://www.youtube.com/watch?v=Uw-HDpDpMlk</text:a> )</text:p>
      <text:p text:style-name="P33">Coldplay - Paradise</text:p>
      <text:p text:style-name="P33">R.E.M. - Losing My Religion</text:p>
      <text:p text:style-name="P32">Blackmoress night – under a violet moon ( <text:a xlink:type="simple" xlink:href="https://www.youtube.com/watch?v=Ttqnz-xnwWM" text:style-name="Internet_20_link" text:visited-style-name="Visited_20_Internet_20_Link">https://www.youtube.com/watch?v=Ttqnz-xnwWM</text:a> )</text:p>
      <text:p text:style-name="P205">&lt;<text:span text:style-name="T9">Pink Floyd — Kepp Talking (Pulse), </text:span><text:span text:style-name="T36">Hey you (Pulse), Sorrow (Pulse), High Hopes (Pulse)</text:span>&gt;</text:p>
      <text:p text:style-name="P201">Blue Oyster Cult — Do Not Fear The Reaper (<text:a xlink:type="simple" xlink:href="https://www.youtube.com/watch?v=Dy4HA3vUv2c" text:style-name="Internet_20_link" text:visited-style-name="Visited_20_Internet_20_Link">https://www.youtube.com/watch?v=Dy4HA3vUv2c</text:a> )</text:p>
      <text:p text:style-name="P202">The Beloved — Sweet Harmony (<text:a xlink:type="simple" xlink:href="https://www.youtube.com/watch?v=rB_d1Mczxqw" text:style-name="Internet_20_link" text:visited-style-name="Visited_20_Internet_20_Link">https://www.youtube.com/watch?v=rB_d1Mczxqw</text:a> )</text:p>
      <text:p text:style-name="P204">Oasis — Wonderwall (<text:a xlink:type="simple" xlink:href="https://www.youtube.com/watch?v=6hzrDeceEKc" text:style-name="Internet_20_link" text:visited-style-name="Visited_20_Internet_20_Link">https://www.youtube.com/watch?v=6hzrDeceEKc</text:a> )</text:p>
      <text:p text:style-name="P206">Black — Wonderful life</text:p>
      <text:p text:style-name="P34">Robbie Williams – Feel <text:span text:style-name="T323">(</text:span><text:a xlink:type="simple" xlink:href="https://www.youtube.com/watch?v=iy4mXZN1Zzk" text:style-name="Internet_20_link" text:visited-style-name="Visited_20_Internet_20_Link"><text:span text:style-name="T323">https://www.youtube.com/watch?v=iy4mXZN1Zzk</text:span></text:a><text:span text:style-name="T323"> )</text:span></text:p>
      <text:p text:style-name="P35">Red Hot Chilly Peppers <text:s/>- Californication (<text:a xlink:type="simple" xlink:href="https://www.youtube.com/watch?v=YlUKcNNmywk" text:style-name="Internet_20_link" text:visited-style-name="Visited_20_Internet_20_Link">https://www.youtube.com/watch?v=YlUKcNNmywk</text:a> )</text:p>
      <text:p text:style-name="P36">Dire Straits – Money For Nothing – <text:span text:style-name="T325">(</text:span>instrumental ? <text:span text:style-name="T325">)</text:span> <text:span text:style-name="T324">(</text:span><text:a xlink:type="simple" xlink:href="https://www.youtube.com/watch?v=c2KnaY1WsT4" text:style-name="Internet_20_link" text:visited-style-name="Visited_20_Internet_20_Link"><text:span text:style-name="T324">https://www.youtube.com/watch?v=c2KnaY1WsT4</text:span></text:a><text:span text:style-name="T324"> )</text:span></text:p>
      <text:p text:style-name="P37">Vangelis – Ask The Mountains (<text:a xlink:type="simple" xlink:href="https://www.youtube.com/watch?v=70xFeDxozRk" text:style-name="Internet_20_link" text:visited-style-name="Visited_20_Internet_20_Link">https://www.youtube.com/watch?v=70xFeDxozRk</text:a> )</text:p>
      <text:p text:style-name="P379">Blade Runner Blues (<text:span text:style-name="T327">https://www.youtube.com/watch?v=PQiQwGMQF_s </text:span>)</text:p>
      <text:p text:style-name="Text_20_body">AK – Icicle <text:span text:style-name="T398"><text:s/></text:span><text:a xlink:type="simple" xlink:href="https://www.youtube.com/watch?v=sYos7etZoZM&amp;feature=emb_logo" text:style-name="Internet_20_link" text:visited-style-name="Visited_20_Internet_20_Link"><text:span text:style-name="T398">https://www.youtube.com/watch?v=sYos7etZoZM&amp;feature=emb_logo</text:span></text:a></text:p>
      <text:p text:style-name="P380">Garbage – Special (<text:a xlink:type="simple" xlink:href="https://www.youtube.com/watch?v=raRGnueg8Lo" text:style-name="Internet_20_link" text:visited-style-name="Visited_20_Internet_20_Link">https://www.youtube.com/watch?v=raRGnueg8Lo</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0T23:54:35.199640047</meta:creation-date>
    <dc:date>2021-02-15T01:11:11.803029904</dc:date>
    <meta:editing-duration>P167DT14H27M59S</meta:editing-duration>
    <meta:editing-cycles>1991</meta:editing-cycles>
    <meta:generator>LibreOffice/5.1.6.2$Linux_X86_64 LibreOffice_project/10m0$Build-2</meta:generator>
    <meta:document-statistic meta:table-count="0" meta:image-count="0" meta:object-count="0" meta:page-count="109" meta:paragraph-count="1585" meta:word-count="33720" meta:character-count="218365" meta:non-whitespace-character-count="185659"/>
  </office:meta>
</office:document-meta>
</file>